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2173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0.4217in"/>
    </style:style>
    <style:style style:name="co15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1.2575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6354in"/>
    </style:style>
    <style:style style:name="co19" style:family="table-column">
      <style:table-column-properties fo:break-before="auto" style:column-width="0.7102in"/>
    </style:style>
    <style:style style:name="co20" style:family="table-column">
      <style:table-column-properties fo:break-before="auto" style:column-width="1.2791in"/>
    </style:style>
    <style:style style:name="co21" style:family="table-column">
      <style:table-column-properties fo:break-before="auto" style:column-width="0.4854in"/>
    </style:style>
    <style:style style:name="co22" style:family="table-column">
      <style:table-column-properties fo:break-before="auto" style:column-width="0.5602in"/>
    </style:style>
    <style:style style:name="co23" style:family="table-column">
      <style:table-column-properties fo:break-before="auto" style:column-width="0.2783in"/>
    </style:style>
    <style:style style:name="co24" style:family="table-column">
      <style:table-column-properties fo:break-before="auto" style:column-width="0.2571in"/>
    </style:style>
    <style:style style:name="co25" style:family="table-column">
      <style:table-column-properties fo:break-before="auto" style:column-width="0.7827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4638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4535in"/>
    </style:style>
    <style:style style:name="co30" style:family="table-column">
      <style:table-column-properties fo:break-before="auto" style:column-width="0.6681in"/>
    </style:style>
    <style:style style:name="co31" style:family="table-column">
      <style:table-column-properties fo:break-before="auto" style:column-width="0.2799in"/>
    </style:style>
    <style:style style:name="co32" style:family="table-column">
      <style:table-column-properties fo:break-before="auto" style:column-width="0.2425in"/>
    </style:style>
    <style:style style:name="co33" style:family="table-column">
      <style:table-column-properties fo:break-before="auto" style:column-width="0.4693in"/>
    </style:style>
    <style:style style:name="co34" style:family="table-column">
      <style:table-column-properties fo:break-before="auto" style:column-width="0.4311in"/>
    </style:style>
    <style:style style:name="co35" style:family="table-column">
      <style:table-column-properties fo:break-before="auto" style:column-width="0.6709in"/>
    </style:style>
    <style:style style:name="co36" style:family="table-column">
      <style:table-column-properties fo:break-before="auto" style:column-width="0.4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dee6ef"/>
    </style:style>
    <style:style style:name="ta3" style:family="table" style:master-page-name="Default">
      <style:table-properties table:display="true" style:writing-mode="lr-tb" tableooo:tab-color="#808080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63" style:family="table-cell" style:parent-style-name="Default" style:data-style-name="N100"/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" style:family="table-cell" style:parent-style-name="Default" style:data-style-name="N4"/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45" style:family="table-cell" style:parent-style-name="Default" style:data-style-name="N2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vertical-align="middle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>
      <style:table-cell-properties style:glyph-orientation-vertical="0" fo:border-bottom="0.99pt solid #000000" fo:background-color="#dddddd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4" style:family="table-cell" style:parent-style-name="Default" style:data-style-name="N2">
      <style:table-cell-properties fo:border-bottom="none" fo:background-color="#dddddd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5" style:family="table-cell" style:parent-style-name="Default" style:data-style-name="N2"/>
    <style:style style:name="ce67" style:family="table-cell" style:parent-style-name="Default" style:data-style-name="N11"/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5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85"/>
        <table:table-column table:style-name="co2" table:number-columns-repeated="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6" table:default-cell-style-name="ce85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row table:style-name="ro1">
          <table:table-cell table:style-name="ce83" office:value-type="string" calcext:value-type="string">
            <text:p>Instance</text:p>
          </table:table-cell>
          <table:table-cell table:style-name="ce87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9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20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5.txt </text:p>
          </table:table-cell>
          <table:table-cell table:style-name="Default" table:number-columns-repeated="9"/>
          <table:table-cell table:number-columns-repeated="4"/>
        </table:table-row>
        <table:table-row table:style-name="ro1" table:number-rows-repeated="20">
          <table:table-cell table:style-name="Default" table:number-columns-repeated="10"/>
          <table:table-cell table:number-columns-repeated="4"/>
        </table:table-row>
        <table:table-row table:style-name="ro1" table:number-rows-repeated="62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table:table-column table:style-name="co12" table:default-cell-style-name="ce85"/>
        <table:table-column table:style-name="co13" table:default-cell-style-name="ce85"/>
        <table:table-column table:style-name="co6" table:number-columns-repeated="2" table:default-cell-style-name="ce85"/>
        <table:table-column table:style-name="co13" table:number-columns-repeated="2" table:default-cell-style-name="ce85"/>
        <table:table-column table:style-name="co6" table:default-cell-style-name="ce85"/>
        <table:table-column table:style-name="co14" table:default-cell-style-name="ce85"/>
        <table:table-column table:style-name="co6" table:number-columns-repeated="4" table:default-cell-style-name="ce85"/>
        <table:table-column table:style-name="co15" table:default-cell-style-name="ce85"/>
        <table:table-column table:style-name="co8" table:default-cell-style-name="ce85"/>
        <table:table-column table:style-name="co11" table:number-columns-repeated="3" table:default-cell-style-name="Default"/>
        <table:table-row table:style-name="ro1">
          <table:table-cell table:style-name="ce91" office:value-type="string" calcext:value-type="string">
            <text:p>Instance</text:p>
          </table:table-cell>
          <table:table-cell table:style-name="ce44" office:value-type="string" calcext:value-type="string">
            <text:p>c(h)</text:p>
          </table:table-cell>
          <table:table-cell table:style-name="ce91" office:value-type="string" calcext:value-type="string">
            <text:p>p(h)</text:p>
          </table:table-cell>
          <table:table-cell table:style-name="ce91" office:value-type="string" calcext:value-type="string">
            <text:p>b(h)</text:p>
          </table:table-cell>
          <table:table-cell table:style-name="ce91" office:value-type="string" calcext:value-type="string">
            <text:p>e(h)</text:p>
          </table:table-cell>
          <table:table-cell table:style-name="ce91" office:value-type="string" calcext:value-type="string">
            <text:p>waitc(h)</text:p>
          </table:table-cell>
          <table:table-cell table:style-name="ce91" office:value-type="string" calcext:value-type="string">
            <text:p>waitp(h)</text:p>
          </table:table-cell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fsarp-20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 table:number-rows-repeated="15">
          <table:table-cell table:style-name="Default" table:number-columns-repeated="14"/>
          <table:table-cell table:number-columns-repeated="3"/>
        </table:table-row>
        <table:table-row table:style-name="ro1" table:number-rows-repeated="5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 table:number-rows-repeated="75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undle Stats" table:style-name="ta2">
        <table:table-column table:style-name="co1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7.351" calcext:value-type="float">
            <text:p>77.351</text:p>
          </table:table-cell>
          <table:table-cell office:value-type="float" office:value="74.2893" calcext:value-type="float">
            <text:p>74.2893</text:p>
          </table:table-cell>
          <table:table-cell office:value-type="float" office:value="54.4908" calcext:value-type="float">
            <text:p>54.4908</text:p>
          </table:table-cell>
          <table:table-cell office:value-type="float" office:value="4" calcext:value-type="float">
            <text:p>4</text:p>
          </table:table-cell>
          <table:table-cell office:value-type="float" office:value="44.85" calcext:value-type="float">
            <text:p>44.85</text:p>
          </table:table-cell>
          <table:table-cell office:value-type="float" office:value="97.1495" calcext:value-type="float">
            <text:p>97.149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7.1495" calcext:value-type="float">
            <text:p>97.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2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7.0462" calcext:value-type="float">
            <text:p>97.0462</text:p>
          </table:table-cell>
          <table:table-cell office:value-type="float" office:value="67.7155" calcext:value-type="float">
            <text:p>67.7155</text:p>
          </table:table-cell>
          <table:table-cell office:value-type="float" office:value="50.1314" calcext:value-type="float">
            <text:p>50.1314</text:p>
          </table:table-cell>
          <table:table-cell office:value-type="float" office:value="4" calcext:value-type="float">
            <text:p>4</text:p>
          </table:table-cell>
          <table:table-cell office:value-type="float" office:value="14.81" calcext:value-type="float">
            <text:p>14.81</text:p>
          </table:table-cell>
          <table:table-cell office:value-type="float" office:value="114.63" calcext:value-type="float">
            <text:p>114.6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4.63" calcext:value-type="float">
            <text:p>11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3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8.5799" calcext:value-type="float">
            <text:p>88.5799</text:p>
          </table:table-cell>
          <table:table-cell office:value-type="float" office:value="76.2797" calcext:value-type="float">
            <text:p>76.2797</text:p>
          </table:table-cell>
          <table:table-cell office:value-type="float" office:value="62.164" calcext:value-type="float">
            <text:p>62.164</text:p>
          </table:table-cell>
          <table:table-cell office:value-type="float" office:value="4" calcext:value-type="float">
            <text:p>4</text:p>
          </table:table-cell>
          <table:table-cell office:value-type="float" office:value="86.31" calcext:value-type="float">
            <text:p>86.31</text:p>
          </table:table-cell>
          <table:table-cell office:value-type="float" office:value="102.696" calcext:value-type="float">
            <text:p>102.6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696" calcext:value-type="float">
            <text:p>102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4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4.8032" calcext:value-type="float">
            <text:p>84.8032</text:p>
          </table:table-cell>
          <table:table-cell office:value-type="float" office:value="53.2925" calcext:value-type="float">
            <text:p>53.2925</text:p>
          </table:table-cell>
          <table:table-cell office:value-type="float" office:value="35.7533" calcext:value-type="float">
            <text:p>35.7533</text:p>
          </table:table-cell>
          <table:table-cell office:value-type="float" office:value="3" calcext:value-type="float">
            <text:p>3</text:p>
          </table:table-cell>
          <table:table-cell office:value-type="float" office:value="13.42" calcext:value-type="float">
            <text:p>13.42</text:p>
          </table:table-cell>
          <table:table-cell office:value-type="float" office:value="102.342" calcext:value-type="float">
            <text:p>102.34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342" calcext:value-type="float">
            <text:p>102.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5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.329" calcext:value-type="float">
            <text:p>101.329</text:p>
          </table:table-cell>
          <table:table-cell office:value-type="float" office:value="70.5144" calcext:value-type="float">
            <text:p>70.5144</text:p>
          </table:table-cell>
          <table:table-cell office:value-type="float" office:value="48.8001" calcext:value-type="float">
            <text:p>48.8001</text:p>
          </table:table-cell>
          <table:table-cell office:value-type="float" office:value="5" calcext:value-type="float">
            <text:p>5</text:p>
          </table:table-cell>
          <table:table-cell office:value-type="float" office:value="23.56" calcext:value-type="float">
            <text:p>23.56</text:p>
          </table:table-cell>
          <table:table-cell office:value-type="float" office:value="123.044" calcext:value-type="float">
            <text:p>123.04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3.044" calcext:value-type="float">
            <text:p>123.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1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8.7482" calcext:value-type="float">
            <text:p>98.7482</text:p>
          </table:table-cell>
          <table:table-cell office:value-type="float" office:value="81.2288" calcext:value-type="float">
            <text:p>81.2288</text:p>
          </table:table-cell>
          <table:table-cell office:value-type="float" office:value="55.9707" calcext:value-type="float">
            <text:p>55.9707</text:p>
          </table:table-cell>
          <table:table-cell office:value-type="float" office:value="3" calcext:value-type="float">
            <text:p>3</text:p>
          </table:table-cell>
          <table:table-cell office:value-type="float" office:value="40.83" calcext:value-type="float">
            <text:p>40.83</text:p>
          </table:table-cell>
          <table:table-cell office:value-type="float" office:value="124.006" calcext:value-type="float">
            <text:p>124.00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4.006" calcext:value-type="float">
            <text:p>124.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2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0.806" calcext:value-type="float">
            <text:p>100.806</text:p>
          </table:table-cell>
          <table:table-cell office:value-type="float" office:value="68.3437" calcext:value-type="float">
            <text:p>68.3437</text:p>
          </table:table-cell>
          <table:table-cell office:value-type="float" office:value="35.3405" calcext:value-type="float">
            <text:p>35.3405</text:p>
          </table:table-cell>
          <table:table-cell office:value-type="float" office:value="4" calcext:value-type="float">
            <text:p>4</text:p>
          </table:table-cell>
          <table:table-cell office:value-type="float" office:value="21.73" calcext:value-type="float">
            <text:p>21.73</text:p>
          </table:table-cell>
          <table:table-cell office:value-type="float" office:value="133.809" calcext:value-type="float">
            <text:p>133.809</text:p>
          </table:table-cell>
          <table:table-cell office:value-type="string" calcext:value-type="string">
            <text:p>Optimal</text:p>
          </table:table-cell>
          <table:table-cell office:value-type="float" office:value="133.809" calcext:value-type="float">
            <text:p>133.809</text:p>
          </table:table-cell>
          <table:table-cell office:value-type="float" office:value="133.81" calcext:value-type="float">
            <text:p>133.81</text:p>
          </table:table-cell>
          <table:table-cell office:value-type="float" office:value="0.000747328" calcext:value-type="float">
            <text:p>0.000747328</text:p>
          </table:table-cell>
        </table:table-row>
        <table:table-row table:style-name="ro1">
          <table:table-cell office:value-type="string" calcext:value-type="string">
            <text:p>sfsarp-20-20-3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6.523" calcext:value-type="float">
            <text:p>136.523</text:p>
          </table:table-cell>
          <table:table-cell office:value-type="float" office:value="102.945" calcext:value-type="float">
            <text:p>102.945</text:p>
          </table:table-cell>
          <table:table-cell office:value-type="float" office:value="85.5507" calcext:value-type="float">
            <text:p>85.5507</text:p>
          </table:table-cell>
          <table:table-cell office:value-type="float" office:value="4" calcext:value-type="float">
            <text:p>4</text:p>
          </table:table-cell>
          <table:table-cell office:value-type="float" office:value="46.51" calcext:value-type="float">
            <text:p>46.51</text:p>
          </table:table-cell>
          <table:table-cell office:value-type="float" office:value="153.917" calcext:value-type="float">
            <text:p>153.91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53.917" calcext:value-type="float">
            <text:p>153.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4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7.1603" calcext:value-type="float">
            <text:p>87.1603</text:p>
          </table:table-cell>
          <table:table-cell office:value-type="float" office:value="75.4366" calcext:value-type="float">
            <text:p>75.4366</text:p>
          </table:table-cell>
          <table:table-cell office:value-type="float" office:value="46.5902" calcext:value-type="float">
            <text:p>46.5902</text:p>
          </table:table-cell>
          <table:table-cell office:value-type="float" office:value="5" calcext:value-type="float">
            <text:p>5</text:p>
          </table:table-cell>
          <table:table-cell office:value-type="float" office:value="82.97" calcext:value-type="float">
            <text:p>82.97</text:p>
          </table:table-cell>
          <table:table-cell office:value-type="float" office:value="116.007" calcext:value-type="float">
            <text:p>116.00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6.007" calcext:value-type="float">
            <text:p>116.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5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2.559" calcext:value-type="float">
            <text:p>112.559</text:p>
          </table:table-cell>
          <table:table-cell office:value-type="float" office:value="67.4551" calcext:value-type="float">
            <text:p>67.4551</text:p>
          </table:table-cell>
          <table:table-cell office:value-type="float" office:value="48.8697" calcext:value-type="float">
            <text:p>48.8697</text:p>
          </table:table-cell>
          <table:table-cell office:value-type="float" office:value="3" calcext:value-type="float">
            <text:p>3</text:p>
          </table:table-cell>
          <table:table-cell office:value-type="float" office:value="45.72" calcext:value-type="float">
            <text:p>45.72</text:p>
          </table:table-cell>
          <table:table-cell office:value-type="float" office:value="131.144" calcext:value-type="float">
            <text:p>131.14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1.144" calcext:value-type="float">
            <text:p>131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1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4.5995" calcext:value-type="float">
            <text:p>94.5995</text:p>
          </table:table-cell>
          <table:table-cell office:value-type="float" office:value="59.8278" calcext:value-type="float">
            <text:p>59.8278</text:p>
          </table:table-cell>
          <table:table-cell office:value-type="float" office:value="45.7298" calcext:value-type="float">
            <text:p>45.7298</text:p>
          </table:table-cell>
          <table:table-cell office:value-type="float" office:value="5" calcext:value-type="float">
            <text:p>5</text:p>
          </table:table-cell>
          <table:table-cell office:value-type="float" office:value="34.16" calcext:value-type="float">
            <text:p>34.16</text:p>
          </table:table-cell>
          <table:table-cell office:value-type="float" office:value="108.698" calcext:value-type="float">
            <text:p>108.6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8.698" calcext:value-type="float">
            <text:p>108.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2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3.4183" calcext:value-type="float">
            <text:p>83.4183</text:p>
          </table:table-cell>
          <table:table-cell office:value-type="float" office:value="105.774" calcext:value-type="float">
            <text:p>105.774</text:p>
          </table:table-cell>
          <table:table-cell office:value-type="float" office:value="59.2497" calcext:value-type="float">
            <text:p>59.2497</text:p>
          </table:table-cell>
          <table:table-cell office:value-type="float" office:value="3" calcext:value-type="float">
            <text:p>3</text:p>
          </table:table-cell>
          <table:table-cell office:value-type="float" office:value="43.48" calcext:value-type="float">
            <text:p>43.48</text:p>
          </table:table-cell>
          <table:table-cell office:value-type="float" office:value="129.943" calcext:value-type="float">
            <text:p>129.94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9.943" calcext:value-type="float">
            <text:p>129.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3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5.6545" calcext:value-type="float">
            <text:p>95.6545</text:p>
          </table:table-cell>
          <table:table-cell office:value-type="float" office:value="107.8" calcext:value-type="float">
            <text:p>107.8</text:p>
          </table:table-cell>
          <table:table-cell office:value-type="float" office:value="67.113" calcext:value-type="float">
            <text:p>67.113</text:p>
          </table:table-cell>
          <table:table-cell office:value-type="float" office:value="3" calcext:value-type="float">
            <text:p>3</text:p>
          </table:table-cell>
          <table:table-cell office:value-type="float" office:value="60.9" calcext:value-type="float">
            <text:p>60.9</text:p>
          </table:table-cell>
          <table:table-cell office:value-type="float" office:value="136.342" calcext:value-type="float">
            <text:p>136.34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6.342" calcext:value-type="float">
            <text:p>136.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4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7.4917" calcext:value-type="float">
            <text:p>97.4917</text:p>
          </table:table-cell>
          <table:table-cell office:value-type="float" office:value="71.0888" calcext:value-type="float">
            <text:p>71.0888</text:p>
          </table:table-cell>
          <table:table-cell office:value-type="float" office:value="57.0596" calcext:value-type="float">
            <text:p>57.0596</text:p>
          </table:table-cell>
          <table:table-cell office:value-type="float" office:value="3" calcext:value-type="float">
            <text:p>3</text:p>
          </table:table-cell>
          <table:table-cell office:value-type="float" office:value="306.04" calcext:value-type="float">
            <text:p>306.04</text:p>
          </table:table-cell>
          <table:table-cell office:value-type="float" office:value="111.521" calcext:value-type="float">
            <text:p>111.52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1.521" calcext:value-type="float">
            <text:p>111.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5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8.2583" calcext:value-type="float">
            <text:p>78.2583</text:p>
          </table:table-cell>
          <table:table-cell office:value-type="float" office:value="134.546" calcext:value-type="float">
            <text:p>134.546</text:p>
          </table:table-cell>
          <table:table-cell office:value-type="float" office:value="99.1734" calcext:value-type="float">
            <text:p>99.1734</text:p>
          </table:table-cell>
          <table:table-cell office:value-type="float" office:value="5" calcext:value-type="float">
            <text:p>5</text:p>
          </table:table-cell>
          <table:table-cell office:value-type="float" office:value="46.18" calcext:value-type="float">
            <text:p>46.18</text:p>
          </table:table-cell>
          <table:table-cell office:value-type="float" office:value="113.631" calcext:value-type="float">
            <text:p>113.63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3.631" calcext:value-type="float">
            <text:p>113.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1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6.888" calcext:value-type="float">
            <text:p>126.888</text:p>
          </table:table-cell>
          <table:table-cell office:value-type="float" office:value="66.6307" calcext:value-type="float">
            <text:p>66.6307</text:p>
          </table:table-cell>
          <table:table-cell office:value-type="float" office:value="58.589" calcext:value-type="float">
            <text:p>58.589</text:p>
          </table:table-cell>
          <table:table-cell office:value-type="float" office:value="5" calcext:value-type="float">
            <text:p>5</text:p>
          </table:table-cell>
          <table:table-cell office:value-type="float" office:value="232.63" calcext:value-type="float">
            <text:p>232.63</text:p>
          </table:table-cell>
          <table:table-cell office:value-type="float" office:value="134.929" calcext:value-type="float">
            <text:p>134.92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4.929" calcext:value-type="float">
            <text:p>134.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2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6.98" calcext:value-type="float">
            <text:p>106.98</text:p>
          </table:table-cell>
          <table:table-cell office:value-type="float" office:value="72.9997" calcext:value-type="float">
            <text:p>72.9997</text:p>
          </table:table-cell>
          <table:table-cell office:value-type="float" office:value="60.1496" calcext:value-type="float">
            <text:p>60.1496</text:p>
          </table:table-cell>
          <table:table-cell office:value-type="float" office:value="4" calcext:value-type="float">
            <text:p>4</text:p>
          </table:table-cell>
          <table:table-cell office:value-type="float" office:value="26.48" calcext:value-type="float">
            <text:p>26.48</text:p>
          </table:table-cell>
          <table:table-cell office:value-type="float" office:value="119.83" calcext:value-type="float">
            <text:p>119.8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9.83" calcext:value-type="float">
            <text:p>11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3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6.26" calcext:value-type="float">
            <text:p>136.26</text:p>
          </table:table-cell>
          <table:table-cell office:value-type="float" office:value="48.8069" calcext:value-type="float">
            <text:p>48.8069</text:p>
          </table:table-cell>
          <table:table-cell office:value-type="float" office:value="50.4249" calcext:value-type="float">
            <text:p>50.4249</text:p>
          </table:table-cell>
          <table:table-cell office:value-type="float" office:value="4" calcext:value-type="float">
            <text:p>4</text:p>
          </table:table-cell>
          <table:table-cell office:value-type="float" office:value="239.28" calcext:value-type="float">
            <text:p>239.28</text:p>
          </table:table-cell>
          <table:table-cell office:value-type="float" office:value="134.642" calcext:value-type="float">
            <text:p>134.64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4.642" calcext:value-type="float">
            <text:p>134.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4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1.895" calcext:value-type="float">
            <text:p>121.895</text:p>
          </table:table-cell>
          <table:table-cell office:value-type="float" office:value="69.7672" calcext:value-type="float">
            <text:p>69.7672</text:p>
          </table:table-cell>
          <table:table-cell office:value-type="float" office:value="52.3727" calcext:value-type="float">
            <text:p>52.3727</text:p>
          </table:table-cell>
          <table:table-cell office:value-type="float" office:value="6" calcext:value-type="float">
            <text:p>6</text:p>
          </table:table-cell>
          <table:table-cell office:value-type="float" office:value="143.25" calcext:value-type="float">
            <text:p>143.25</text:p>
          </table:table-cell>
          <table:table-cell office:value-type="float" office:value="139.29" calcext:value-type="float">
            <text:p>139.2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9.29" calcext:value-type="float">
            <text:p>13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5.txt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5.228" calcext:value-type="float">
            <text:p>165.228</text:p>
          </table:table-cell>
          <table:table-cell office:value-type="float" office:value="69.1765" calcext:value-type="float">
            <text:p>69.1765</text:p>
          </table:table-cell>
          <table:table-cell office:value-type="float" office:value="69.091" calcext:value-type="float">
            <text:p>69.091</text:p>
          </table:table-cell>
          <table:table-cell office:value-type="float" office:value="5" calcext:value-type="float">
            <text:p>5</text:p>
          </table:table-cell>
          <table:table-cell office:value-type="float" office:value="121.14" calcext:value-type="float">
            <text:p>121.14</text:p>
          </table:table-cell>
          <table:table-cell office:value-type="float" office:value="165.314" calcext:value-type="float">
            <text:p>165.314</text:p>
          </table:table-cell>
          <table:table-cell office:value-type="string" calcext:value-type="string">
            <text:p>Optimal</text:p>
          </table:table-cell>
          <table:table-cell office:value-type="float" office:value="165.314" calcext:value-type="float">
            <text:p>165.314</text:p>
          </table:table-cell>
          <table:table-cell office:value-type="float" office:value="165.323" calcext:value-type="float">
            <text:p>165.323</text:p>
          </table:table-cell>
          <table:table-cell office:value-type="float" office:value="0.00544389" calcext:value-type="float">
            <text:p>0.00544389</text:p>
          </table:table-cell>
        </table:table-row>
        <table:table-row table:style-name="ro1">
          <table:table-cell office:value-type="string" calcext:value-type="string">
            <text:p>sfsarp-25-20-1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4.731" calcext:value-type="float">
            <text:p>114.731</text:p>
          </table:table-cell>
          <table:table-cell office:value-type="float" office:value="90.0102" calcext:value-type="float">
            <text:p>90.0102</text:p>
          </table:table-cell>
          <table:table-cell office:value-type="float" office:value="72.1516" calcext:value-type="float">
            <text:p>72.1516</text:p>
          </table:table-cell>
          <table:table-cell office:value-type="float" office:value="4" calcext:value-type="float">
            <text:p>4</text:p>
          </table:table-cell>
          <table:table-cell office:value-type="float" office:value="91.71" calcext:value-type="float">
            <text:p>91.71</text:p>
          </table:table-cell>
          <table:table-cell office:value-type="float" office:value="132.59" calcext:value-type="float">
            <text:p>132.5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2.59" calcext:value-type="float">
            <text:p>13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2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7.778" calcext:value-type="float">
            <text:p>117.778</text:p>
          </table:table-cell>
          <table:table-cell office:value-type="float" office:value="91.6211" calcext:value-type="float">
            <text:p>91.6211</text:p>
          </table:table-cell>
          <table:table-cell office:value-type="float" office:value="91.1279" calcext:value-type="float">
            <text:p>91.1279</text:p>
          </table:table-cell>
          <table:table-cell office:value-type="float" office:value="3" calcext:value-type="float">
            <text:p>3</text:p>
          </table:table-cell>
          <table:table-cell office:value-type="float" office:value="97.58" calcext:value-type="float">
            <text:p>97.58</text:p>
          </table:table-cell>
          <table:table-cell office:value-type="float" office:value="118.271" calcext:value-type="float">
            <text:p>118.27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8.271" calcext:value-type="float">
            <text:p>118.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3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7.817" calcext:value-type="float">
            <text:p>147.817</text:p>
          </table:table-cell>
          <table:table-cell office:value-type="float" office:value="87.3449" calcext:value-type="float">
            <text:p>87.3449</text:p>
          </table:table-cell>
          <table:table-cell office:value-type="float" office:value="58.9776" calcext:value-type="float">
            <text:p>58.9776</text:p>
          </table:table-cell>
          <table:table-cell office:value-type="float" office:value="4" calcext:value-type="float">
            <text:p>4</text:p>
          </table:table-cell>
          <table:table-cell office:value-type="float" office:value="118.06" calcext:value-type="float">
            <text:p>118.06</text:p>
          </table:table-cell>
          <table:table-cell office:value-type="float" office:value="176.185" calcext:value-type="float">
            <text:p>176.18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76.185" calcext:value-type="float">
            <text:p>176.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4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2.78" calcext:value-type="float">
            <text:p>132.78</text:p>
          </table:table-cell>
          <table:table-cell office:value-type="float" office:value="77.459" calcext:value-type="float">
            <text:p>77.459</text:p>
          </table:table-cell>
          <table:table-cell office:value-type="float" office:value="54.0578" calcext:value-type="float">
            <text:p>54.0578</text:p>
          </table:table-cell>
          <table:table-cell office:value-type="float" office:value="4" calcext:value-type="float">
            <text:p>4</text:p>
          </table:table-cell>
          <table:table-cell office:value-type="float" office:value="449.05" calcext:value-type="float">
            <text:p>449.05</text:p>
          </table:table-cell>
          <table:table-cell office:value-type="float" office:value="156.181" calcext:value-type="float">
            <text:p>156.181</text:p>
          </table:table-cell>
          <table:table-cell office:value-type="string" calcext:value-type="string">
            <text:p>Optimal</text:p>
          </table:table-cell>
          <table:table-cell office:value-type="float" office:value="156.181" calcext:value-type="float">
            <text:p>156.181</text:p>
          </table:table-cell>
          <table:table-cell office:value-type="float" office:value="156.196" calcext:value-type="float">
            <text:p>156.196</text:p>
          </table:table-cell>
          <table:table-cell office:value-type="float" office:value="0.00960332" calcext:value-type="float">
            <text:p>0.00960332</text:p>
          </table:table-cell>
        </table:table-row>
        <table:table-row table:style-name="ro1">
          <table:table-cell office:value-type="string" calcext:value-type="string">
            <text:p>sfsarp-25-20-5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3.307" calcext:value-type="float">
            <text:p>113.307</text:p>
          </table:table-cell>
          <table:table-cell office:value-type="float" office:value="65.5653" calcext:value-type="float">
            <text:p>65.5653</text:p>
          </table:table-cell>
          <table:table-cell office:value-type="float" office:value="37.9618" calcext:value-type="float">
            <text:p>37.9618</text:p>
          </table:table-cell>
          <table:table-cell office:value-type="float" office:value="4" calcext:value-type="float">
            <text:p>4</text:p>
          </table:table-cell>
          <table:table-cell office:value-type="float" office:value="68.09" calcext:value-type="float">
            <text:p>68.09</text:p>
          </table:table-cell>
          <table:table-cell office:value-type="float" office:value="140.91" calcext:value-type="float">
            <text:p>140.9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40.91" calcext:value-type="float">
            <text:p>14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1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26.225" calcext:value-type="float">
            <text:p>126.225</text:p>
          </table:table-cell>
          <table:table-cell office:value-type="float" office:value="99.4623" calcext:value-type="float">
            <text:p>99.4623</text:p>
          </table:table-cell>
          <table:table-cell office:value-type="float" office:value="79.7448" calcext:value-type="float">
            <text:p>79.7448</text:p>
          </table:table-cell>
          <table:table-cell office:value-type="float" office:value="3" calcext:value-type="float">
            <text:p>3</text:p>
          </table:table-cell>
          <table:table-cell office:value-type="float" office:value="35.29" calcext:value-type="float">
            <text:p>35.29</text:p>
          </table:table-cell>
          <table:table-cell office:value-type="float" office:value="145.943" calcext:value-type="float">
            <text:p>145.94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45.943" calcext:value-type="float">
            <text:p>145.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2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6.866" calcext:value-type="float">
            <text:p>106.866</text:p>
          </table:table-cell>
          <table:table-cell office:value-type="float" office:value="84.9917" calcext:value-type="float">
            <text:p>84.9917</text:p>
          </table:table-cell>
          <table:table-cell office:value-type="float" office:value="40.683" calcext:value-type="float">
            <text:p>40.683</text:p>
          </table:table-cell>
          <table:table-cell office:value-type="float" office:value="5" calcext:value-type="float">
            <text:p>5</text:p>
          </table:table-cell>
          <table:table-cell office:value-type="float" office:value="87.17" calcext:value-type="float">
            <text:p>87.17</text:p>
          </table:table-cell>
          <table:table-cell office:value-type="float" office:value="151.175" calcext:value-type="float">
            <text:p>151.17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51.175" calcext:value-type="float">
            <text:p>151.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3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5.437" calcext:value-type="float">
            <text:p>125.437</text:p>
          </table:table-cell>
          <table:table-cell office:value-type="float" office:value="82.8495" calcext:value-type="float">
            <text:p>82.8495</text:p>
          </table:table-cell>
          <table:table-cell office:value-type="float" office:value="40.3107" calcext:value-type="float">
            <text:p>40.3107</text:p>
          </table:table-cell>
          <table:table-cell office:value-type="float" office:value="4" calcext:value-type="float">
            <text:p>4</text:p>
          </table:table-cell>
          <table:table-cell office:value-type="float" office:value="137.62" calcext:value-type="float">
            <text:p>137.62</text:p>
          </table:table-cell>
          <table:table-cell office:value-type="float" office:value="167.975" calcext:value-type="float">
            <text:p>167.975</text:p>
          </table:table-cell>
          <table:table-cell office:value-type="string" calcext:value-type="string">
            <text:p>Optimal</text:p>
          </table:table-cell>
          <table:table-cell office:value-type="float" office:value="167.975" calcext:value-type="float">
            <text:p>167.975</text:p>
          </table:table-cell>
          <table:table-cell office:value-type="float" office:value="167.982" calcext:value-type="float">
            <text:p>167.982</text:p>
          </table:table-cell>
          <table:table-cell office:value-type="float" office:value="0.00416711" calcext:value-type="float">
            <text:p>0.00416711</text:p>
          </table:table-cell>
        </table:table-row>
        <table:table-row table:style-name="ro1">
          <table:table-cell office:value-type="string" calcext:value-type="string">
            <text:p>sfsarp-25-25-4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98.708" calcext:value-type="float">
            <text:p>98.708</text:p>
          </table:table-cell>
          <table:table-cell office:value-type="float" office:value="111.978" calcext:value-type="float">
            <text:p>111.978</text:p>
          </table:table-cell>
          <table:table-cell office:value-type="float" office:value="81.9271" calcext:value-type="float">
            <text:p>81.9271</text:p>
          </table:table-cell>
          <table:table-cell office:value-type="float" office:value="5" calcext:value-type="float">
            <text:p>5</text:p>
          </table:table-cell>
          <table:table-cell office:value-type="float" office:value="653.95" calcext:value-type="float">
            <text:p>653.95</text:p>
          </table:table-cell>
          <table:table-cell office:value-type="float" office:value="128.759" calcext:value-type="float">
            <text:p>128.759</text:p>
          </table:table-cell>
          <table:table-cell office:value-type="string" calcext:value-type="string">
            <text:p>Optimal</text:p>
          </table:table-cell>
          <table:table-cell office:value-type="float" office:value="128.759" calcext:value-type="float">
            <text:p>128.759</text:p>
          </table:table-cell>
          <table:table-cell office:value-type="float" office:value="128.77" calcext:value-type="float">
            <text:p>128.77</text:p>
          </table:table-cell>
          <table:table-cell office:value-type="float" office:value="0.00854236" calcext:value-type="float">
            <text:p>0.00854236</text:p>
          </table:table-cell>
        </table:table-row>
        <table:table-row table:style-name="ro1">
          <table:table-cell office:value-type="string" calcext:value-type="string">
            <text:p>sfsarp-25-25-5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15.635" calcext:value-type="float">
            <text:p>115.635</text:p>
          </table:table-cell>
          <table:table-cell office:value-type="float" office:value="81.6384" calcext:value-type="float">
            <text:p>81.6384</text:p>
          </table:table-cell>
          <table:table-cell office:value-type="float" office:value="4" calcext:value-type="float">
            <text:p>4</text:p>
          </table:table-cell>
          <table:table-cell office:value-type="float" office:value="323.31" calcext:value-type="float">
            <text:p>323.31</text:p>
          </table:table-cell>
          <table:table-cell office:value-type="float" office:value="146.901" calcext:value-type="float">
            <text:p>146.901</text:p>
          </table:table-cell>
          <table:table-cell office:value-type="string" calcext:value-type="string">
            <text:p>Optimal</text:p>
          </table:table-cell>
          <table:table-cell office:value-type="float" office:value="146.901" calcext:value-type="float">
            <text:p>146.901</text:p>
          </table:table-cell>
          <table:table-cell office:value-type="float" office:value="146.914" calcext:value-type="float">
            <text:p>146.914</text:p>
          </table:table-cell>
          <table:table-cell office:value-type="float" office:value="0.00884871" calcext:value-type="float">
            <text:p>0.00884871</text:p>
          </table:table-cell>
        </table:table-row>
        <table:table-row table:style-name="ro1">
          <table:table-cell office:value-type="string" calcext:value-type="string">
            <text:p>sfsarp-30-15-1.txt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6.495" calcext:value-type="float">
            <text:p>146.495</text:p>
          </table:table-cell>
          <table:table-cell office:value-type="float" office:value="48.933" calcext:value-type="float">
            <text:p>48.933</text:p>
          </table:table-cell>
          <table:table-cell office:value-type="float" office:value="56.1954" calcext:value-type="float">
            <text:p>56.1954</text:p>
          </table:table-cell>
          <table:table-cell office:value-type="float" office:value="5" calcext:value-type="float">
            <text:p>5</text:p>
          </table:table-cell>
          <table:table-cell office:value-type="float" office:value="388.37" calcext:value-type="float">
            <text:p>388.37</text:p>
          </table:table-cell>
          <table:table-cell office:value-type="float" office:value="139.233" calcext:value-type="float">
            <text:p>139.233</text:p>
          </table:table-cell>
          <table:table-cell office:value-type="string" calcext:value-type="string">
            <text:p>Optimal</text:p>
          </table:table-cell>
          <table:table-cell office:value-type="float" office:value="139.233" calcext:value-type="float">
            <text:p>139.233</text:p>
          </table:table-cell>
          <table:table-cell office:value-type="float" office:value="139.241" calcext:value-type="float">
            <text:p>139.241</text:p>
          </table:table-cell>
          <table:table-cell office:value-type="float" office:value="0.00574543" calcext:value-type="float">
            <text:p>0.00574543</text:p>
          </table:table-cell>
        </table:table-row>
        <table:table-row table:style-name="ro1">
          <table:table-cell office:value-type="string" calcext:value-type="string">
            <text:p>sfsarp-30-15-2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5.348" calcext:value-type="float">
            <text:p>145.348</text:p>
          </table:table-cell>
          <table:table-cell office:value-type="float" office:value="72.2512" calcext:value-type="float">
            <text:p>72.2512</text:p>
          </table:table-cell>
          <table:table-cell office:value-type="float" office:value="72.983" calcext:value-type="float">
            <text:p>72.983</text:p>
          </table:table-cell>
          <table:table-cell office:value-type="float" office:value="5" calcext:value-type="float">
            <text:p>5</text:p>
          </table:table-cell>
          <table:table-cell office:value-type="float" office:value="550.34" calcext:value-type="float">
            <text:p>550.34</text:p>
          </table:table-cell>
          <table:table-cell office:value-type="float" office:value="144.617" calcext:value-type="float">
            <text:p>144.617</text:p>
          </table:table-cell>
          <table:table-cell office:value-type="string" calcext:value-type="string">
            <text:p>Optimal</text:p>
          </table:table-cell>
          <table:table-cell office:value-type="float" office:value="144.617" calcext:value-type="float">
            <text:p>144.617</text:p>
          </table:table-cell>
          <table:table-cell office:value-type="float" office:value="144.628" calcext:value-type="float">
            <text:p>144.628</text:p>
          </table:table-cell>
          <table:table-cell office:value-type="float" office:value="0.00760572" calcext:value-type="float">
            <text:p>0.00760572</text:p>
          </table:table-cell>
        </table:table-row>
        <table:table-row table:style-name="ro1">
          <table:table-cell office:value-type="string" calcext:value-type="string">
            <text:p>sfsarp-30-15-3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6.148" calcext:value-type="float">
            <text:p>146.148</text:p>
          </table:table-cell>
          <table:table-cell office:value-type="float" office:value="61.7322" calcext:value-type="float">
            <text:p>61.7322</text:p>
          </table:table-cell>
          <table:table-cell office:value-type="float" office:value="82.6756" calcext:value-type="float">
            <text:p>82.6756</text:p>
          </table:table-cell>
          <table:table-cell office:value-type="float" office:value="5" calcext:value-type="float">
            <text:p>5</text:p>
          </table:table-cell>
          <table:table-cell office:value-type="float" office:value="68.44" calcext:value-type="float">
            <text:p>68.44</text:p>
          </table:table-cell>
          <table:table-cell office:value-type="float" office:value="125.205" calcext:value-type="float">
            <text:p>125.20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5.205" calcext:value-type="float">
            <text:p>125.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15-4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0.877" calcext:value-type="float">
            <text:p>160.877</text:p>
          </table:table-cell>
          <table:table-cell office:value-type="float" office:value="51.8149" calcext:value-type="float">
            <text:p>51.8149</text:p>
          </table:table-cell>
          <table:table-cell office:value-type="float" office:value="73.222" calcext:value-type="float">
            <text:p>73.22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39.47" calcext:value-type="float">
            <text:p>139.4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9.47" calcext:value-type="float">
            <text:p>13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15-5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7.514" calcext:value-type="float">
            <text:p>127.514</text:p>
          </table:table-cell>
          <table:table-cell office:value-type="float" office:value="71.3182" calcext:value-type="float">
            <text:p>71.3182</text:p>
          </table:table-cell>
          <table:table-cell office:value-type="float" office:value="67.0374" calcext:value-type="float">
            <text:p>67.0374</text:p>
          </table:table-cell>
          <table:table-cell office:value-type="float" office:value="6" calcext:value-type="float">
            <text:p>6</text:p>
          </table:table-cell>
          <table:table-cell office:value-type="float" office:value="81.01" calcext:value-type="float">
            <text:p>81.01</text:p>
          </table:table-cell>
          <table:table-cell office:value-type="float" office:value="131.794" calcext:value-type="float">
            <text:p>131.7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1.794" calcext:value-type="float">
            <text:p>131.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0-1.txt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5.071" calcext:value-type="float">
            <text:p>185.071</text:p>
          </table:table-cell>
          <table:table-cell office:value-type="float" office:value="82.0732" calcext:value-type="float">
            <text:p>82.0732</text:p>
          </table:table-cell>
          <table:table-cell office:value-type="float" office:value="66.3331" calcext:value-type="float">
            <text:p>66.3331</text:p>
          </table:table-cell>
          <table:table-cell office:value-type="float" office:value="6" calcext:value-type="float">
            <text:p>6</text:p>
          </table:table-cell>
          <table:table-cell office:value-type="float" office:value="2099.09" calcext:value-type="float">
            <text:p>2099.09</text:p>
          </table:table-cell>
          <table:table-cell office:value-type="float" office:value="200.811" calcext:value-type="float">
            <text:p>200.811</text:p>
          </table:table-cell>
          <table:table-cell office:value-type="string" calcext:value-type="string">
            <text:p>Optimal</text:p>
          </table:table-cell>
          <table:table-cell office:value-type="float" office:value="200.811" calcext:value-type="float">
            <text:p>200.811</text:p>
          </table:table-cell>
          <table:table-cell office:value-type="float" office:value="200.831" calcext:value-type="float">
            <text:p>200.831</text:p>
          </table:table-cell>
          <table:table-cell office:value-type="float" office:value="0.00995862" calcext:value-type="float">
            <text:p>0.00995862</text:p>
          </table:table-cell>
        </table:table-row>
        <table:table-row table:style-name="ro1">
          <table:table-cell office:value-type="string" calcext:value-type="string">
            <text:p>sfsarp-30-20-2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2.86" calcext:value-type="float">
            <text:p>182.86</text:p>
          </table:table-cell>
          <table:table-cell office:value-type="float" office:value="109.112" calcext:value-type="float">
            <text:p>109.112</text:p>
          </table:table-cell>
          <table:table-cell office:value-type="float" office:value="89.524" calcext:value-type="float">
            <text:p>89.524</text:p>
          </table:table-cell>
          <table:table-cell office:value-type="float" office:value="6" calcext:value-type="float">
            <text:p>6</text:p>
          </table:table-cell>
          <table:table-cell office:value-type="float" office:value="92.6" calcext:value-type="float">
            <text:p>92.6</text:p>
          </table:table-cell>
          <table:table-cell office:value-type="float" office:value="202.449" calcext:value-type="float">
            <text:p>202.44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02.449" calcext:value-type="float">
            <text:p>202.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0-3.txt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5.623" calcext:value-type="float">
            <text:p>155.623</text:p>
          </table:table-cell>
          <table:table-cell office:value-type="float" office:value="111.527" calcext:value-type="float">
            <text:p>111.527</text:p>
          </table:table-cell>
          <table:table-cell office:value-type="float" office:value="70.1337" calcext:value-type="float">
            <text:p>70.1337</text:p>
          </table:table-cell>
          <table:table-cell office:value-type="float" office:value="5" calcext:value-type="float">
            <text:p>5</text:p>
          </table:table-cell>
          <table:table-cell office:value-type="float" office:value="255.49" calcext:value-type="float">
            <text:p>255.49</text:p>
          </table:table-cell>
          <table:table-cell office:value-type="float" office:value="197.017" calcext:value-type="float">
            <text:p>197.017</text:p>
          </table:table-cell>
          <table:table-cell office:value-type="string" calcext:value-type="string">
            <text:p>Optimal</text:p>
          </table:table-cell>
          <table:table-cell office:value-type="float" office:value="197.017" calcext:value-type="float">
            <text:p>197.017</text:p>
          </table:table-cell>
          <table:table-cell office:value-type="float" office:value="197.037" calcext:value-type="float">
            <text:p>197.037</text:p>
          </table:table-cell>
          <table:table-cell office:value-type="float" office:value="0.0101504" calcext:value-type="float">
            <text:p>0.0101504</text:p>
          </table:table-cell>
        </table:table-row>
        <table:table-row table:style-name="ro1">
          <table:table-cell office:value-type="string" calcext:value-type="string">
            <text:p>sfsarp-30-20-4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3.725" calcext:value-type="float">
            <text:p>173.725</text:p>
          </table:table-cell>
          <table:table-cell office:value-type="float" office:value="90.0568" calcext:value-type="float">
            <text:p>90.0568</text:p>
          </table:table-cell>
          <table:table-cell office:value-type="float" office:value="75.1798" calcext:value-type="float">
            <text:p>75.1798</text:p>
          </table:table-cell>
          <table:table-cell office:value-type="float" office:value="6" calcext:value-type="float">
            <text:p>6</text:p>
          </table:table-cell>
          <table:table-cell office:value-type="float" office:value="1002.67" calcext:value-type="float">
            <text:p>1002.67</text:p>
          </table:table-cell>
          <table:table-cell office:value-type="float" office:value="188.602" calcext:value-type="float">
            <text:p>188.602</text:p>
          </table:table-cell>
          <table:table-cell office:value-type="string" calcext:value-type="string">
            <text:p>Optimal</text:p>
          </table:table-cell>
          <table:table-cell office:value-type="float" office:value="188.602" calcext:value-type="float">
            <text:p>188.602</text:p>
          </table:table-cell>
          <table:table-cell office:value-type="float" office:value="188.621" calcext:value-type="float">
            <text:p>188.621</text:p>
          </table:table-cell>
          <table:table-cell office:value-type="float" office:value="0.0100731" calcext:value-type="float">
            <text:p>0.0100731</text:p>
          </table:table-cell>
        </table:table-row>
        <table:table-row table:style-name="ro1">
          <table:table-cell office:value-type="string" calcext:value-type="string">
            <text:p>sfsarp-30-20-5.txt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5.572" calcext:value-type="float">
            <text:p>125.572</text:p>
          </table:table-cell>
          <table:table-cell office:value-type="float" office:value="66.5509" calcext:value-type="float">
            <text:p>66.5509</text:p>
          </table:table-cell>
          <table:table-cell office:value-type="float" office:value="36.8175" calcext:value-type="float">
            <text:p>36.8175</text:p>
          </table:table-cell>
          <table:table-cell office:value-type="float" office:value="6" calcext:value-type="float">
            <text:p>6</text:p>
          </table:table-cell>
          <table:table-cell office:value-type="float" office:value="182.89" calcext:value-type="float">
            <text:p>182.89</text:p>
          </table:table-cell>
          <table:table-cell office:value-type="float" office:value="155.306" calcext:value-type="float">
            <text:p>155.30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55.306" calcext:value-type="float">
            <text:p>155.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1.txt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53.927" calcext:value-type="float">
            <text:p>153.927</text:p>
          </table:table-cell>
          <table:table-cell office:value-type="float" office:value="103.222" calcext:value-type="float">
            <text:p>103.222</text:p>
          </table:table-cell>
          <table:table-cell office:value-type="float" office:value="82.8025" calcext:value-type="float">
            <text:p>82.8025</text:p>
          </table:table-cell>
          <table:table-cell office:value-type="float" office:value="5" calcext:value-type="float">
            <text:p>5</text:p>
          </table:table-cell>
          <table:table-cell office:value-type="float" office:value="2019.88" calcext:value-type="float">
            <text:p>2019.88</text:p>
          </table:table-cell>
          <table:table-cell office:value-type="float" office:value="174.347" calcext:value-type="float">
            <text:p>174.347</text:p>
          </table:table-cell>
          <table:table-cell office:value-type="string" calcext:value-type="string">
            <text:p>Optimal</text:p>
          </table:table-cell>
          <table:table-cell office:value-type="float" office:value="174.347" calcext:value-type="float">
            <text:p>174.347</text:p>
          </table:table-cell>
          <table:table-cell office:value-type="float" office:value="174.363" calcext:value-type="float">
            <text:p>174.363</text:p>
          </table:table-cell>
          <table:table-cell office:value-type="float" office:value="0.00917626" calcext:value-type="float">
            <text:p>0.00917626</text:p>
          </table:table-cell>
        </table:table-row>
        <table:table-row table:style-name="ro1">
          <table:table-cell office:value-type="string" calcext:value-type="string">
            <text:p>sfsarp-30-25-2.txt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36.122" calcext:value-type="float">
            <text:p>136.122</text:p>
          </table:table-cell>
          <table:table-cell office:value-type="float" office:value="116.478" calcext:value-type="float">
            <text:p>116.478</text:p>
          </table:table-cell>
          <table:table-cell office:value-type="float" office:value="82.2281" calcext:value-type="float">
            <text:p>82.2281</text:p>
          </table:table-cell>
          <table:table-cell office:value-type="float" office:value="4" calcext:value-type="float">
            <text:p>4</text:p>
          </table:table-cell>
          <table:table-cell office:value-type="float" office:value="1780.77" calcext:value-type="float">
            <text:p>1780.77</text:p>
          </table:table-cell>
          <table:table-cell office:value-type="float" office:value="170.371" calcext:value-type="float">
            <text:p>170.371</text:p>
          </table:table-cell>
          <table:table-cell office:value-type="string" calcext:value-type="string">
            <text:p>Optimal</text:p>
          </table:table-cell>
          <table:table-cell office:value-type="float" office:value="170.371" calcext:value-type="float">
            <text:p>170.371</text:p>
          </table:table-cell>
          <table:table-cell office:value-type="float" office:value="170.388" calcext:value-type="float">
            <text:p>170.388</text:p>
          </table:table-cell>
          <table:table-cell office:value-type="float" office:value="0.00997723" calcext:value-type="float">
            <text:p>0.00997723</text:p>
          </table:table-cell>
        </table:table-row>
        <table:table-row table:style-name="ro1">
          <table:table-cell office:value-type="string" calcext:value-type="string">
            <text:p>sfsarp-30-25-3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8.405" calcext:value-type="float">
            <text:p>138.405</text:p>
          </table:table-cell>
          <table:table-cell office:value-type="float" office:value="141.391" calcext:value-type="float">
            <text:p>141.391</text:p>
          </table:table-cell>
          <table:table-cell office:value-type="float" office:value="85.9984" calcext:value-type="float">
            <text:p>85.9984</text:p>
          </table:table-cell>
          <table:table-cell office:value-type="float" office:value="4" calcext:value-type="float">
            <text:p>4</text:p>
          </table:table-cell>
          <table:table-cell office:value-type="float" office:value="5778.46" calcext:value-type="float">
            <text:p>5778.46</text:p>
          </table:table-cell>
          <table:table-cell office:value-type="float" office:value="193.797" calcext:value-type="float">
            <text:p>193.797</text:p>
          </table:table-cell>
          <table:table-cell office:value-type="string" calcext:value-type="string">
            <text:p>Optimal</text:p>
          </table:table-cell>
          <table:table-cell office:value-type="float" office:value="193.797" calcext:value-type="float">
            <text:p>193.797</text:p>
          </table:table-cell>
          <table:table-cell office:value-type="float" office:value="193.816" calcext:value-type="float">
            <text:p>193.816</text:p>
          </table:table-cell>
          <table:table-cell office:value-type="float" office:value="0.00980311" calcext:value-type="float">
            <text:p>0.00980311</text:p>
          </table:table-cell>
        </table:table-row>
        <table:table-row table:style-name="ro1">
          <table:table-cell office:value-type="string" calcext:value-type="string">
            <text:p>sfsarp-30-25-4.txt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35.974" calcext:value-type="float">
            <text:p>135.974</text:p>
          </table:table-cell>
          <table:table-cell office:value-type="float" office:value="94.264" calcext:value-type="float">
            <text:p>94.264</text:p>
          </table:table-cell>
          <table:table-cell office:value-type="float" office:value="59.6555" calcext:value-type="float">
            <text:p>59.6555</text:p>
          </table:table-cell>
          <table:table-cell office:value-type="float" office:value="5" calcext:value-type="float">
            <text:p>5</text:p>
          </table:table-cell>
          <table:table-cell office:value-type="float" office:value="512.21" calcext:value-type="float">
            <text:p>512.21</text:p>
          </table:table-cell>
          <table:table-cell office:value-type="float" office:value="170.583" calcext:value-type="float">
            <text:p>170.58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70.583" calcext:value-type="float">
            <text:p>170.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5.txt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15.418" calcext:value-type="float">
            <text:p>115.418</text:p>
          </table:table-cell>
          <table:table-cell office:value-type="float" office:value="101.053" calcext:value-type="float">
            <text:p>101.053</text:p>
          </table:table-cell>
          <table:table-cell office:value-type="float" office:value="60.5831" calcext:value-type="float">
            <text:p>60.5831</text:p>
          </table:table-cell>
          <table:table-cell office:value-type="float" office:value="5" calcext:value-type="float">
            <text:p>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55.887" calcext:value-type="float">
            <text:p>155.887</text:p>
          </table:table-cell>
          <table:table-cell office:value-type="string" calcext:value-type="string">
            <text:p>Optimal</text:p>
          </table:table-cell>
          <table:table-cell office:value-type="float" office:value="155.887" calcext:value-type="float">
            <text:p>155.887</text:p>
          </table:table-cell>
          <table:table-cell office:value-type="float" office:value="155.889" calcext:value-type="float">
            <text:p>155.889</text:p>
          </table:table-cell>
          <table:table-cell office:value-type="float" office:value="0.00128296" calcext:value-type="float">
            <text:p>0.00128296</text:p>
          </table:table-cell>
        </table:table-row>
      </table:table>
      <table:table table:name="Bundle Time" table:style-name="ta2">
        <table:table-column table:style-name="co16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number-columns-repeated="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5" office:value-type="string" calcext:value-type="string">
            <text:p>c(h)</text:p>
          </table:table-cell>
          <table:table-cell table:style-name="ce85" office:value-type="string" calcext:value-type="string">
            <text:p>p(h)</text:p>
          </table:table-cell>
          <table:table-cell table:style-name="ce85" office:value-type="string" calcext:value-type="string">
            <text:p>b(h)</text:p>
          </table:table-cell>
          <table:table-cell table:style-name="ce85" office:value-type="string" calcext:value-type="string">
            <text:p>e(h)</text:p>
          </table:table-cell>
          <table:table-cell table:style-name="ce85" office:value-type="string" calcext:value-type="string">
            <text:p>waitc(h)</text:p>
          </table:table-cell>
          <table:table-cell table:style-name="ce85" office:value-type="string" calcext:value-type="string">
            <text:p>waitp(h)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  <table:table-cell table:style-name="ce85" office:value-type="string" calcext:value-type="string">
            <text:p>waitc(%)</text:p>
          </table:table-cell>
          <table:table-cell table:style-name="ce85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office:value-type="float" office:value="1.3974" calcext:value-type="float">
            <text:p>1.3974</text:p>
          </table:table-cell>
          <table:table-cell office:value-type="float" office:value="3.70785" calcext:value-type="float">
            <text:p>3.70785</text:p>
          </table:table-cell>
          <table:table-cell office:value-type="float" office:value="2.47299" calcext:value-type="float">
            <text:p>2.47299</text:p>
          </table:table-cell>
          <table:table-cell office:value-type="float" office:value="1.34804" calcext:value-type="float">
            <text:p>1.34804</text:p>
          </table:table-cell>
          <table:table-cell office:value-type="float" office:value="6.5222" calcext:value-type="float">
            <text:p>6.5222</text:p>
          </table:table-cell>
          <table:table-cell office:value-type="float" office:value="16.5515" calcext:value-type="float">
            <text:p>16.5515</text:p>
          </table:table-cell>
          <table:table-cell office:value-type="float" office:value="32" calcext:value-type="float">
            <text:p>32</text:p>
          </table:table-cell>
          <table:table-cell office:value-type="float" office:value="4.36686" calcext:value-type="float">
            <text:p>4.36686</text:p>
          </table:table-cell>
          <table:table-cell office:value-type="float" office:value="11.587" calcext:value-type="float">
            <text:p>11.587</text:p>
          </table:table-cell>
          <table:table-cell office:value-type="float" office:value="7.7281" calcext:value-type="float">
            <text:p>7.7281</text:p>
          </table:table-cell>
          <table:table-cell office:value-type="float" office:value="4.21264" calcext:value-type="float">
            <text:p>4.21264</text:p>
          </table:table-cell>
          <table:table-cell office:value-type="float" office:value="20.3819" calcext:value-type="float">
            <text:p>20.3819</text:p>
          </table:table-cell>
          <table:table-cell office:value-type="float" office:value="51.7235" calcext:value-type="float">
            <text:p>51.7235</text:p>
          </table:table-cell>
        </table:table-row>
        <table:table-row table:style-name="ro1">
          <table:table-cell office:value-type="string" calcext:value-type="string">
            <text:p>sfsarp-20-15-2.txt </text:p>
          </table:table-cell>
          <table:table-cell office:value-type="float" office:value="1.62022" calcext:value-type="float">
            <text:p>1.62022</text:p>
          </table:table-cell>
          <table:table-cell office:value-type="float" office:value="3.79461" calcext:value-type="float">
            <text:p>3.79461</text:p>
          </table:table-cell>
          <table:table-cell office:value-type="float" office:value="3.09293" calcext:value-type="float">
            <text:p>3.09293</text:p>
          </table:table-cell>
          <table:table-cell office:value-type="float" office:value="1.19681" calcext:value-type="float">
            <text:p>1.19681</text:p>
          </table:table-cell>
          <table:table-cell office:value-type="float" office:value="4.97259" calcext:value-type="float">
            <text:p>4.97259</text:p>
          </table:table-cell>
          <table:table-cell office:value-type="float" office:value="17.3229" calcext:value-type="float">
            <text:p>17.3229</text:p>
          </table:table-cell>
          <table:table-cell office:value-type="float" office:value="32" calcext:value-type="float">
            <text:p>32</text:p>
          </table:table-cell>
          <table:table-cell office:value-type="float" office:value="5.06318" calcext:value-type="float">
            <text:p>5.06318</text:p>
          </table:table-cell>
          <table:table-cell office:value-type="float" office:value="11.8582" calcext:value-type="float">
            <text:p>11.8582</text:p>
          </table:table-cell>
          <table:table-cell office:value-type="float" office:value="9.6654" calcext:value-type="float">
            <text:p>9.6654</text:p>
          </table:table-cell>
          <table:table-cell office:value-type="float" office:value="3.74002" calcext:value-type="float">
            <text:p>3.74002</text:p>
          </table:table-cell>
          <table:table-cell office:value-type="float" office:value="15.5393" calcext:value-type="float">
            <text:p>15.5393</text:p>
          </table:table-cell>
          <table:table-cell office:value-type="float" office:value="54.1339" calcext:value-type="float">
            <text:p>54.1339</text:p>
          </table:table-cell>
        </table:table-row>
        <table:table-row table:style-name="ro1">
          <table:table-cell office:value-type="string" calcext:value-type="string">
            <text:p>sfsarp-20-15-3.txt </text:p>
          </table:table-cell>
          <table:table-cell office:value-type="float" office:value="1.88892" calcext:value-type="float">
            <text:p>1.88892</text:p>
          </table:table-cell>
          <table:table-cell office:value-type="float" office:value="3.88004" calcext:value-type="float">
            <text:p>3.88004</text:p>
          </table:table-cell>
          <table:table-cell office:value-type="float" office:value="2.46195" calcext:value-type="float">
            <text:p>2.46195</text:p>
          </table:table-cell>
          <table:table-cell office:value-type="float" office:value="1.58271" calcext:value-type="float">
            <text:p>1.58271</text:p>
          </table:table-cell>
          <table:table-cell office:value-type="float" office:value="6.72888" calcext:value-type="float">
            <text:p>6.72888</text:p>
          </table:table-cell>
          <table:table-cell office:value-type="float" office:value="15.4575" calcext:value-type="float">
            <text:p>15.4575</text:p>
          </table:table-cell>
          <table:table-cell office:value-type="float" office:value="32" calcext:value-type="float">
            <text:p>32</text:p>
          </table:table-cell>
          <table:table-cell office:value-type="float" office:value="5.90288" calcext:value-type="float">
            <text:p>5.90288</text:p>
          </table:table-cell>
          <table:table-cell office:value-type="float" office:value="12.1251" calcext:value-type="float">
            <text:p>12.1251</text:p>
          </table:table-cell>
          <table:table-cell office:value-type="float" office:value="7.6936" calcext:value-type="float">
            <text:p>7.6936</text:p>
          </table:table-cell>
          <table:table-cell office:value-type="float" office:value="4.94597" calcext:value-type="float">
            <text:p>4.94597</text:p>
          </table:table-cell>
          <table:table-cell office:value-type="float" office:value="21.0277" calcext:value-type="float">
            <text:p>21.0277</text:p>
          </table:table-cell>
          <table:table-cell office:value-type="float" office:value="48.3047" calcext:value-type="float">
            <text:p>48.3047</text:p>
          </table:table-cell>
        </table:table-row>
        <table:table-row table:style-name="ro1">
          <table:table-cell office:value-type="string" calcext:value-type="string">
            <text:p>sfsarp-20-15-4.txt </text:p>
          </table:table-cell>
          <table:table-cell office:value-type="float" office:value="1.7344" calcext:value-type="float">
            <text:p>1.7344</text:p>
          </table:table-cell>
          <table:table-cell office:value-type="float" office:value="3.01134" calcext:value-type="float">
            <text:p>3.01134</text:p>
          </table:table-cell>
          <table:table-cell office:value-type="float" office:value="2.45487" calcext:value-type="float">
            <text:p>2.45487</text:p>
          </table:table-cell>
          <table:table-cell office:value-type="float" office:value="1.05105" calcext:value-type="float">
            <text:p>1.05105</text:p>
          </table:table-cell>
          <table:table-cell office:value-type="float" office:value="7.33236" calcext:value-type="float">
            <text:p>7.33236</text:p>
          </table:table-cell>
          <table:table-cell office:value-type="float" office:value="8.41598" calcext:value-type="float">
            <text:p>8.41598</text:p>
          </table:table-cell>
          <table:table-cell office:value-type="float" office:value="24" calcext:value-type="float">
            <text:p>24</text:p>
          </table:table-cell>
          <table:table-cell office:value-type="float" office:value="7.22665" calcext:value-type="float">
            <text:p>7.22665</text:p>
          </table:table-cell>
          <table:table-cell office:value-type="float" office:value="12.5472" calcext:value-type="float">
            <text:p>12.5472</text:p>
          </table:table-cell>
          <table:table-cell office:value-type="float" office:value="10.2286" calcext:value-type="float">
            <text:p>10.2286</text:p>
          </table:table-cell>
          <table:table-cell office:value-type="float" office:value="4.37939" calcext:value-type="float">
            <text:p>4.37939</text:p>
          </table:table-cell>
          <table:table-cell office:value-type="float" office:value="30.5515" calcext:value-type="float">
            <text:p>30.5515</text:p>
          </table:table-cell>
          <table:table-cell office:value-type="float" office:value="35.0666" calcext:value-type="float">
            <text:p>35.0666</text:p>
          </table:table-cell>
        </table:table-row>
        <table:table-row table:style-name="ro1">
          <table:table-cell office:value-type="string" calcext:value-type="string">
            <text:p>sfsarp-20-15-5.txt </text:p>
          </table:table-cell>
          <table:table-cell office:value-type="float" office:value="1.88465" calcext:value-type="float">
            <text:p>1.88465</text:p>
          </table:table-cell>
          <table:table-cell office:value-type="float" office:value="3.80428" calcext:value-type="float">
            <text:p>3.80428</text:p>
          </table:table-cell>
          <table:table-cell office:value-type="float" office:value="3.01177" calcext:value-type="float">
            <text:p>3.01177</text:p>
          </table:table-cell>
          <table:table-cell office:value-type="float" office:value="1.11654" calcext:value-type="float">
            <text:p>1.11654</text:p>
          </table:table-cell>
          <table:table-cell office:value-type="float" office:value="6.74129" calcext:value-type="float">
            <text:p>6.74129</text:p>
          </table:table-cell>
          <table:table-cell office:value-type="float" office:value="23.4415" calcext:value-type="float">
            <text:p>23.4415</text:p>
          </table:table-cell>
          <table:table-cell office:value-type="float" office:value="40" calcext:value-type="float">
            <text:p>40</text:p>
          </table:table-cell>
          <table:table-cell office:value-type="float" office:value="4.71163" calcext:value-type="float">
            <text:p>4.71163</text:p>
          </table:table-cell>
          <table:table-cell office:value-type="float" office:value="9.51071" calcext:value-type="float">
            <text:p>9.51071</text:p>
          </table:table-cell>
          <table:table-cell office:value-type="float" office:value="7.52943" calcext:value-type="float">
            <text:p>7.52943</text:p>
          </table:table-cell>
          <table:table-cell office:value-type="float" office:value="2.79135" calcext:value-type="float">
            <text:p>2.79135</text:p>
          </table:table-cell>
          <table:table-cell office:value-type="float" office:value="16.8532" calcext:value-type="float">
            <text:p>16.8532</text:p>
          </table:table-cell>
          <table:table-cell office:value-type="float" office:value="58.6037" calcext:value-type="float">
            <text:p>58.6037</text:p>
          </table:table-cell>
        </table:table-row>
        <table:table-row table:style-name="ro1">
          <table:table-cell office:value-type="string" calcext:value-type="string">
            <text:p>sfsarp-20-20-1.txt </text:p>
          </table:table-cell>
          <table:table-cell office:value-type="float" office:value="0.276139" calcext:value-type="float">
            <text:p>0.276139</text:p>
          </table:table-cell>
          <table:table-cell office:value-type="float" office:value="5.0286" calcext:value-type="float">
            <text:p>5.0286</text:p>
          </table:table-cell>
          <table:table-cell office:value-type="float" office:value="4.50983" calcext:value-type="float">
            <text:p>4.50983</text:p>
          </table:table-cell>
          <table:table-cell office:value-type="float" office:value="1.10576" calcext:value-type="float">
            <text:p>1.10576</text:p>
          </table:table-cell>
          <table:table-cell office:value-type="float" office:value="0.182686" calcext:value-type="float">
            <text:p>0.182686</text:p>
          </table:table-cell>
          <table:table-cell office:value-type="float" office:value="12.897" calcext:value-type="float">
            <text:p>12.897</text:p>
          </table:table-cell>
          <table:table-cell office:value-type="float" office:value="24" calcext:value-type="float">
            <text:p>24</text:p>
          </table:table-cell>
          <table:table-cell office:value-type="float" office:value="1.15058" calcext:value-type="float">
            <text:p>1.15058</text:p>
          </table:table-cell>
          <table:table-cell office:value-type="float" office:value="20.9525" calcext:value-type="float">
            <text:p>20.9525</text:p>
          </table:table-cell>
          <table:table-cell office:value-type="float" office:value="18.791" calcext:value-type="float">
            <text:p>18.791</text:p>
          </table:table-cell>
          <table:table-cell office:value-type="float" office:value="4.60732" calcext:value-type="float">
            <text:p>4.60732</text:p>
          </table:table-cell>
          <table:table-cell office:value-type="float" office:value="0.761191" calcext:value-type="float">
            <text:p>0.761191</text:p>
          </table:table-cell>
          <table:table-cell office:value-type="float" office:value="53.7374" calcext:value-type="float">
            <text:p>53.7374</text:p>
          </table:table-cell>
        </table:table-row>
        <table:table-row table:style-name="ro1">
          <table:table-cell office:value-type="string" calcext:value-type="string">
            <text:p>sfsarp-20-20-2.txt </text:p>
          </table:table-cell>
          <table:table-cell office:value-type="float" office:value="1.26311" calcext:value-type="float">
            <text:p>1.26311</text:p>
          </table:table-cell>
          <table:table-cell office:value-type="float" office:value="3.84418" calcext:value-type="float">
            <text:p>3.84418</text:p>
          </table:table-cell>
          <table:table-cell office:value-type="float" office:value="3.61092" calcext:value-type="float">
            <text:p>3.61092</text:p>
          </table:table-cell>
          <table:table-cell office:value-type="float" office:value="0.862987" calcext:value-type="float">
            <text:p>0.862987</text:p>
          </table:table-cell>
          <table:table-cell office:value-type="float" office:value="4.17859" calcext:value-type="float">
            <text:p>4.17859</text:p>
          </table:table-cell>
          <table:table-cell office:value-type="float" office:value="18.2402" calcext:value-type="float">
            <text:p>18.2402</text:p>
          </table:table-cell>
          <table:table-cell office:value-type="float" office:value="32" calcext:value-type="float">
            <text:p>32</text:p>
          </table:table-cell>
          <table:table-cell office:value-type="float" office:value="3.94721" calcext:value-type="float">
            <text:p>3.94721</text:p>
          </table:table-cell>
          <table:table-cell office:value-type="float" office:value="12.0131" calcext:value-type="float">
            <text:p>12.0131</text:p>
          </table:table-cell>
          <table:table-cell office:value-type="float" office:value="11.2841" calcext:value-type="float">
            <text:p>11.2841</text:p>
          </table:table-cell>
          <table:table-cell office:value-type="float" office:value="2.69683" calcext:value-type="float">
            <text:p>2.69683</text:p>
          </table:table-cell>
          <table:table-cell office:value-type="float" office:value="13.0581" calcext:value-type="float">
            <text:p>13.0581</text:p>
          </table:table-cell>
          <table:table-cell office:value-type="float" office:value="57.0007" calcext:value-type="float">
            <text:p>57.0007</text:p>
          </table:table-cell>
        </table:table-row>
        <table:table-row table:style-name="ro1">
          <table:table-cell office:value-type="string" calcext:value-type="string">
            <text:p>sfsarp-20-20-3.txt </text:p>
          </table:table-cell>
          <table:table-cell office:value-type="float" office:value="2.03972" calcext:value-type="float">
            <text:p>2.03972</text:p>
          </table:table-cell>
          <table:table-cell office:value-type="float" office:value="4.80399" calcext:value-type="float">
            <text:p>4.80399</text:p>
          </table:table-cell>
          <table:table-cell office:value-type="float" office:value="4.36264" calcext:value-type="float">
            <text:p>4.36264</text:p>
          </table:table-cell>
          <table:table-cell office:value-type="float" office:value="2.39877" calcext:value-type="float">
            <text:p>2.39877</text:p>
          </table:table-cell>
          <table:table-cell office:value-type="float" office:value="0.923456" calcext:value-type="float">
            <text:p>0.923456</text:p>
          </table:table-cell>
          <table:table-cell office:value-type="float" office:value="17.4714" calcext:value-type="float">
            <text:p>17.4714</text:p>
          </table:table-cell>
          <table:table-cell office:value-type="float" office:value="32" calcext:value-type="float">
            <text:p>32</text:p>
          </table:table-cell>
          <table:table-cell office:value-type="float" office:value="6.37411" calcext:value-type="float">
            <text:p>6.37411</text:p>
          </table:table-cell>
          <table:table-cell office:value-type="float" office:value="15.0125" calcext:value-type="float">
            <text:p>15.0125</text:p>
          </table:table-cell>
          <table:table-cell office:value-type="float" office:value="13.6332" calcext:value-type="float">
            <text:p>13.6332</text:p>
          </table:table-cell>
          <table:table-cell office:value-type="float" office:value="7.49616" calcext:value-type="float">
            <text:p>7.49616</text:p>
          </table:table-cell>
          <table:table-cell office:value-type="float" office:value="2.8858" calcext:value-type="float">
            <text:p>2.8858</text:p>
          </table:table-cell>
          <table:table-cell office:value-type="float" office:value="54.5982" calcext:value-type="float">
            <text:p>54.5982</text:p>
          </table:table-cell>
        </table:table-row>
        <table:table-row table:style-name="ro1">
          <table:table-cell office:value-type="string" calcext:value-type="string">
            <text:p>sfsarp-20-20-4.txt </text:p>
          </table:table-cell>
          <table:table-cell office:value-type="float" office:value="0.470255" calcext:value-type="float">
            <text:p>0.470255</text:p>
          </table:table-cell>
          <table:table-cell office:value-type="float" office:value="4.70632" calcext:value-type="float">
            <text:p>4.70632</text:p>
          </table:table-cell>
          <table:table-cell office:value-type="float" office:value="3.81987" calcext:value-type="float">
            <text:p>3.81987</text:p>
          </table:table-cell>
          <table:table-cell office:value-type="float" office:value="0.930666" calcext:value-type="float">
            <text:p>0.930666</text:p>
          </table:table-cell>
          <table:table-cell office:value-type="float" office:value="4.42803" calcext:value-type="float">
            <text:p>4.42803</text:p>
          </table:table-cell>
          <table:table-cell office:value-type="float" office:value="25.6449" calcext:value-type="float">
            <text:p>25.6449</text:p>
          </table:table-cell>
          <table:table-cell office:value-type="float" office:value="40" calcext:value-type="float">
            <text:p>40</text:p>
          </table:table-cell>
          <table:table-cell office:value-type="float" office:value="1.17564" calcext:value-type="float">
            <text:p>1.17564</text:p>
          </table:table-cell>
          <table:table-cell office:value-type="float" office:value="11.7658" calcext:value-type="float">
            <text:p>11.7658</text:p>
          </table:table-cell>
          <table:table-cell office:value-type="float" office:value="9.54968" calcext:value-type="float">
            <text:p>9.54968</text:p>
          </table:table-cell>
          <table:table-cell office:value-type="float" office:value="2.32666" calcext:value-type="float">
            <text:p>2.32666</text:p>
          </table:table-cell>
          <table:table-cell office:value-type="float" office:value="11.0701" calcext:value-type="float">
            <text:p>11.0701</text:p>
          </table:table-cell>
          <table:table-cell office:value-type="float" office:value="64.1121" calcext:value-type="float">
            <text:p>64.1121</text:p>
          </table:table-cell>
        </table:table-row>
        <table:table-row table:style-name="ro1">
          <table:table-cell office:value-type="string" calcext:value-type="string">
            <text:p>sfsarp-20-20-5.txt </text:p>
          </table:table-cell>
          <table:table-cell office:value-type="float" office:value="2.07551" calcext:value-type="float">
            <text:p>2.07551</text:p>
          </table:table-cell>
          <table:table-cell office:value-type="float" office:value="3.63176" calcext:value-type="float">
            <text:p>3.63176</text:p>
          </table:table-cell>
          <table:table-cell office:value-type="float" office:value="3.30141" calcext:value-type="float">
            <text:p>3.30141</text:p>
          </table:table-cell>
          <table:table-cell office:value-type="float" office:value="1.45942" calcext:value-type="float">
            <text:p>1.45942</text:p>
          </table:table-cell>
          <table:table-cell office:value-type="float" office:value="3.69093" calcext:value-type="float">
            <text:p>3.69093</text:p>
          </table:table-cell>
          <table:table-cell office:value-type="float" office:value="9.84097" calcext:value-type="float">
            <text:p>9.84097</text:p>
          </table:table-cell>
          <table:table-cell office:value-type="float" office:value="24" calcext:value-type="float">
            <text:p>24</text:p>
          </table:table-cell>
          <table:table-cell office:value-type="float" office:value="8.64796" calcext:value-type="float">
            <text:p>8.64796</text:p>
          </table:table-cell>
          <table:table-cell office:value-type="float" office:value="15.1323" calcext:value-type="float">
            <text:p>15.1323</text:p>
          </table:table-cell>
          <table:table-cell office:value-type="float" office:value="13.7559" calcext:value-type="float">
            <text:p>13.7559</text:p>
          </table:table-cell>
          <table:table-cell office:value-type="float" office:value="6.08093" calcext:value-type="float">
            <text:p>6.08093</text:p>
          </table:table-cell>
          <table:table-cell office:value-type="float" office:value="15.3789" calcext:value-type="float">
            <text:p>15.3789</text:p>
          </table:table-cell>
          <table:table-cell office:value-type="float" office:value="41.004" calcext:value-type="float">
            <text:p>41.004</text:p>
          </table:table-cell>
        </table:table-row>
        <table:table-row table:style-name="ro1">
          <table:table-cell office:value-type="string" calcext:value-type="string">
            <text:p>sfsarp-20-25-1.txt </text:p>
          </table:table-cell>
          <table:table-cell office:value-type="float" office:value="1.41629" calcext:value-type="float">
            <text:p>1.41629</text:p>
          </table:table-cell>
          <table:table-cell office:value-type="float" office:value="3.3432" calcext:value-type="float">
            <text:p>3.3432</text:p>
          </table:table-cell>
          <table:table-cell office:value-type="float" office:value="3.19216" calcext:value-type="float">
            <text:p>3.19216</text:p>
          </table:table-cell>
          <table:table-cell office:value-type="float" office:value="1.5815" calcext:value-type="float">
            <text:p>1.5815</text:p>
          </table:table-cell>
          <table:table-cell office:value-type="float" office:value="11.5985" calcext:value-type="float">
            <text:p>11.5985</text:p>
          </table:table-cell>
          <table:table-cell office:value-type="float" office:value="18.8684" calcext:value-type="float">
            <text:p>18.8684</text:p>
          </table:table-cell>
          <table:table-cell office:value-type="float" office:value="40" calcext:value-type="float">
            <text:p>40</text:p>
          </table:table-cell>
          <table:table-cell office:value-type="float" office:value="3.54073" calcext:value-type="float">
            <text:p>3.54073</text:p>
          </table:table-cell>
          <table:table-cell office:value-type="float" office:value="8.35799" calcext:value-type="float">
            <text:p>8.35799</text:p>
          </table:table-cell>
          <table:table-cell office:value-type="float" office:value="7.9804" calcext:value-type="float">
            <text:p>7.9804</text:p>
          </table:table-cell>
          <table:table-cell office:value-type="float" office:value="3.95375" calcext:value-type="float">
            <text:p>3.95375</text:p>
          </table:table-cell>
          <table:table-cell office:value-type="float" office:value="28.9962" calcext:value-type="float">
            <text:p>28.9962</text:p>
          </table:table-cell>
          <table:table-cell office:value-type="float" office:value="47.171" calcext:value-type="float">
            <text:p>47.171</text:p>
          </table:table-cell>
        </table:table-row>
        <table:table-row table:style-name="ro1">
          <table:table-cell office:value-type="string" calcext:value-type="string">
            <text:p>sfsarp-20-25-2.txt </text:p>
          </table:table-cell>
          <table:table-cell office:value-type="float" office:value="0" calcext:value-type="float">
            <text:p>0</text:p>
          </table:table-cell>
          <table:table-cell office:value-type="float" office:value="5.0114" calcext:value-type="float">
            <text:p>5.0114</text:p>
          </table:table-cell>
          <table:table-cell office:value-type="float" office:value="4.13001" calcext:value-type="float">
            <text:p>4.13001</text:p>
          </table:table-cell>
          <table:table-cell office:value-type="float" office:value="1.46349" calcext:value-type="float">
            <text:p>1.46349</text:p>
          </table:table-cell>
          <table:table-cell office:value-type="float" office:value="0" calcext:value-type="float">
            <text:p>0</text:p>
          </table:table-cell>
          <table:table-cell office:value-type="float" office:value="13.3951" calcext:value-type="float">
            <text:p>13.39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.8808" calcext:value-type="float">
            <text:p>20.8808</text:p>
          </table:table-cell>
          <table:table-cell office:value-type="float" office:value="17.2084" calcext:value-type="float">
            <text:p>17.2084</text:p>
          </table:table-cell>
          <table:table-cell office:value-type="float" office:value="6.09786" calcext:value-type="float">
            <text:p>6.09786</text:p>
          </table:table-cell>
          <table:table-cell office:value-type="float" office:value="0" calcext:value-type="float">
            <text:p>0</text:p>
          </table:table-cell>
          <table:table-cell office:value-type="float" office:value="55.8129" calcext:value-type="float">
            <text:p>55.8129</text:p>
          </table:table-cell>
        </table:table-row>
        <table:table-row table:style-name="ro1">
          <table:table-cell office:value-type="string" calcext:value-type="string">
            <text:p>sfsarp-20-25-3.txt </text:p>
          </table:table-cell>
          <table:table-cell office:value-type="float" office:value="1.11431" calcext:value-type="float">
            <text:p>1.11431</text:p>
          </table:table-cell>
          <table:table-cell office:value-type="float" office:value="5.0356" calcext:value-type="float">
            <text:p>5.0356</text:p>
          </table:table-cell>
          <table:table-cell office:value-type="float" office:value="3.53929" calcext:value-type="float">
            <text:p>3.53929</text:p>
          </table:table-cell>
          <table:table-cell office:value-type="float" office:value="1.52288" calcext:value-type="float">
            <text:p>1.52288</text:p>
          </table:table-cell>
          <table:table-cell office:value-type="float" office:value="2.48855" calcext:value-type="float">
            <text:p>2.48855</text:p>
          </table:table-cell>
          <table:table-cell office:value-type="float" office:value="10.2994" calcext:value-type="float">
            <text:p>10.2994</text:p>
          </table:table-cell>
          <table:table-cell office:value-type="float" office:value="24" calcext:value-type="float">
            <text:p>24</text:p>
          </table:table-cell>
          <table:table-cell office:value-type="float" office:value="4.64294" calcext:value-type="float">
            <text:p>4.64294</text:p>
          </table:table-cell>
          <table:table-cell office:value-type="float" office:value="20.9817" calcext:value-type="float">
            <text:p>20.9817</text:p>
          </table:table-cell>
          <table:table-cell office:value-type="float" office:value="14.747" calcext:value-type="float">
            <text:p>14.747</text:p>
          </table:table-cell>
          <table:table-cell office:value-type="float" office:value="6.34533" calcext:value-type="float">
            <text:p>6.34533</text:p>
          </table:table-cell>
          <table:table-cell office:value-type="float" office:value="10.369" calcext:value-type="float">
            <text:p>10.369</text:p>
          </table:table-cell>
          <table:table-cell office:value-type="float" office:value="42.914" calcext:value-type="float">
            <text:p>42.914</text:p>
          </table:table-cell>
        </table:table-row>
        <table:table-row table:style-name="ro1">
          <table:table-cell office:value-type="string" calcext:value-type="string">
            <text:p>sfsarp-20-25-4.txt </text:p>
          </table:table-cell>
          <table:table-cell office:value-type="float" office:value="0.70488" calcext:value-type="float">
            <text:p>0.70488</text:p>
          </table:table-cell>
          <table:table-cell office:value-type="float" office:value="4.55264" calcext:value-type="float">
            <text:p>4.55264</text:p>
          </table:table-cell>
          <table:table-cell office:value-type="float" office:value="4.02733" calcext:value-type="float">
            <text:p>4.02733</text:p>
          </table:table-cell>
          <table:table-cell office:value-type="float" office:value="1.13945" calcext:value-type="float">
            <text:p>1.13945</text:p>
          </table:table-cell>
          <table:table-cell office:value-type="float" office:value="0.90806" calcext:value-type="float">
            <text:p>0.90806</text:p>
          </table:table-cell>
          <table:table-cell office:value-type="float" office:value="12.6676" calcext:value-type="float">
            <text:p>12.6676</text:p>
          </table:table-cell>
          <table:table-cell office:value-type="float" office:value="24" calcext:value-type="float">
            <text:p>24</text:p>
          </table:table-cell>
          <table:table-cell office:value-type="float" office:value="2.937" calcext:value-type="float">
            <text:p>2.937</text:p>
          </table:table-cell>
          <table:table-cell office:value-type="float" office:value="18.9693" calcext:value-type="float">
            <text:p>18.9693</text:p>
          </table:table-cell>
          <table:table-cell office:value-type="float" office:value="16.7805" calcext:value-type="float">
            <text:p>16.7805</text:p>
          </table:table-cell>
          <table:table-cell office:value-type="float" office:value="4.74773" calcext:value-type="float">
            <text:p>4.74773</text:p>
          </table:table-cell>
          <table:table-cell office:value-type="float" office:value="3.78358" calcext:value-type="float">
            <text:p>3.78358</text:p>
          </table:table-cell>
          <table:table-cell office:value-type="float" office:value="52.7818" calcext:value-type="float">
            <text:p>52.7818</text:p>
          </table:table-cell>
        </table:table-row>
        <table:table-row table:style-name="ro1">
          <table:table-cell office:value-type="string" calcext:value-type="string">
            <text:p>sfsarp-20-25-5.txt </text:p>
          </table:table-cell>
          <table:table-cell office:value-type="float" office:value="0" calcext:value-type="float">
            <text:p>0</text:p>
          </table:table-cell>
          <table:table-cell office:value-type="float" office:value="6.31953" calcext:value-type="float">
            <text:p>6.31953</text:p>
          </table:table-cell>
          <table:table-cell office:value-type="float" office:value="3.90921" calcext:value-type="float">
            <text:p>3.90921</text:p>
          </table:table-cell>
          <table:table-cell office:value-type="float" office:value="2.2722" calcext:value-type="float">
            <text:p>2.2722</text:p>
          </table:table-cell>
          <table:table-cell office:value-type="float" office:value="0" calcext:value-type="float">
            <text:p>0</text:p>
          </table:table-cell>
          <table:table-cell office:value-type="float" office:value="27.4991" calcext:value-type="float">
            <text:p>27.499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.7988" calcext:value-type="float">
            <text:p>15.7988</text:p>
          </table:table-cell>
          <table:table-cell office:value-type="float" office:value="9.77303" calcext:value-type="float">
            <text:p>9.77303</text:p>
          </table:table-cell>
          <table:table-cell office:value-type="float" office:value="5.68051" calcext:value-type="float">
            <text:p>5.68051</text:p>
          </table:table-cell>
          <table:table-cell office:value-type="float" office:value="0" calcext:value-type="float">
            <text:p>0</text:p>
          </table:table-cell>
          <table:table-cell office:value-type="float" office:value="68.7476" calcext:value-type="float">
            <text:p>68.7476</text:p>
          </table:table-cell>
        </table:table-row>
        <table:table-row table:style-name="ro1">
          <table:table-cell office:value-type="string" calcext:value-type="string">
            <text:p>sfsarp-25-15-1.txt </text:p>
          </table:table-cell>
          <table:table-cell office:value-type="float" office:value="3.23329" calcext:value-type="float">
            <text:p>3.23329</text:p>
          </table:table-cell>
          <table:table-cell office:value-type="float" office:value="3.49959" calcext:value-type="float">
            <text:p>3.49959</text:p>
          </table:table-cell>
          <table:table-cell office:value-type="float" office:value="2.89691" calcext:value-type="float">
            <text:p>2.89691</text:p>
          </table:table-cell>
          <table:table-cell office:value-type="float" office:value="1.94026" calcext:value-type="float">
            <text:p>1.94026</text:p>
          </table:table-cell>
          <table:table-cell office:value-type="float" office:value="17.6733" calcext:value-type="float">
            <text:p>17.6733</text:p>
          </table:table-cell>
          <table:table-cell office:value-type="float" office:value="10.7566" calcext:value-type="float">
            <text:p>10.7566</text:p>
          </table:table-cell>
          <table:table-cell office:value-type="float" office:value="40" calcext:value-type="float">
            <text:p>40</text:p>
          </table:table-cell>
          <table:table-cell office:value-type="float" office:value="8.08322" calcext:value-type="float">
            <text:p>8.08322</text:p>
          </table:table-cell>
          <table:table-cell office:value-type="float" office:value="8.74898" calcext:value-type="float">
            <text:p>8.74898</text:p>
          </table:table-cell>
          <table:table-cell office:value-type="float" office:value="7.24227" calcext:value-type="float">
            <text:p>7.24227</text:p>
          </table:table-cell>
          <table:table-cell office:value-type="float" office:value="4.85065" calcext:value-type="float">
            <text:p>4.85065</text:p>
          </table:table-cell>
          <table:table-cell office:value-type="float" office:value="44.1833" calcext:value-type="float">
            <text:p>44.1833</text:p>
          </table:table-cell>
          <table:table-cell office:value-type="float" office:value="26.8916" calcext:value-type="float">
            <text:p>26.8916</text:p>
          </table:table-cell>
        </table:table-row>
        <table:table-row table:style-name="ro1">
          <table:table-cell office:value-type="string" calcext:value-type="string">
            <text:p>sfsarp-25-15-2.txt </text:p>
          </table:table-cell>
          <table:table-cell office:value-type="float" office:value="2.66826" calcext:value-type="float">
            <text:p>2.66826</text:p>
          </table:table-cell>
          <table:table-cell office:value-type="float" office:value="3.85777" calcext:value-type="float">
            <text:p>3.85777</text:p>
          </table:table-cell>
          <table:table-cell office:value-type="float" office:value="2.61007" calcext:value-type="float">
            <text:p>2.61007</text:p>
          </table:table-cell>
          <table:table-cell office:value-type="float" office:value="1.49817" calcext:value-type="float">
            <text:p>1.49817</text:p>
          </table:table-cell>
          <table:table-cell office:value-type="float" office:value="11.407" calcext:value-type="float">
            <text:p>11.407</text:p>
          </table:table-cell>
          <table:table-cell office:value-type="float" office:value="9.95871" calcext:value-type="float">
            <text:p>9.95871</text:p>
          </table:table-cell>
          <table:table-cell office:value-type="float" office:value="32" calcext:value-type="float">
            <text:p>32</text:p>
          </table:table-cell>
          <table:table-cell office:value-type="float" office:value="8.33833" calcext:value-type="float">
            <text:p>8.33833</text:p>
          </table:table-cell>
          <table:table-cell office:value-type="float" office:value="12.0555" calcext:value-type="float">
            <text:p>12.0555</text:p>
          </table:table-cell>
          <table:table-cell office:value-type="float" office:value="8.15648" calcext:value-type="float">
            <text:p>8.15648</text:p>
          </table:table-cell>
          <table:table-cell office:value-type="float" office:value="4.68178" calcext:value-type="float">
            <text:p>4.68178</text:p>
          </table:table-cell>
          <table:table-cell office:value-type="float" office:value="35.6469" calcext:value-type="float">
            <text:p>35.6469</text:p>
          </table:table-cell>
          <table:table-cell office:value-type="float" office:value="31.121" calcext:value-type="float">
            <text:p>31.121</text:p>
          </table:table-cell>
        </table:table-row>
        <table:table-row table:style-name="ro1">
          <table:table-cell office:value-type="string" calcext:value-type="string">
            <text:p>sfsarp-25-15-3.txt </text:p>
          </table:table-cell>
          <table:table-cell office:value-type="float" office:value="3.46324" calcext:value-type="float">
            <text:p>3.46324</text:p>
          </table:table-cell>
          <table:table-cell office:value-type="float" office:value="3.38349" calcext:value-type="float">
            <text:p>3.38349</text:p>
          </table:table-cell>
          <table:table-cell office:value-type="float" office:value="3.06801" calcext:value-type="float">
            <text:p>3.06801</text:p>
          </table:table-cell>
          <table:table-cell office:value-type="float" office:value="1.62348" calcext:value-type="float">
            <text:p>1.62348</text:p>
          </table:table-cell>
          <table:table-cell office:value-type="float" office:value="12.0918" calcext:value-type="float">
            <text:p>12.0918</text:p>
          </table:table-cell>
          <table:table-cell office:value-type="float" office:value="8.36998" calcext:value-type="float">
            <text:p>8.36998</text:p>
          </table:table-cell>
          <table:table-cell office:value-type="float" office:value="32" calcext:value-type="float">
            <text:p>32</text:p>
          </table:table-cell>
          <table:table-cell office:value-type="float" office:value="10.8226" calcext:value-type="float">
            <text:p>10.8226</text:p>
          </table:table-cell>
          <table:table-cell office:value-type="float" office:value="10.5734" calcext:value-type="float">
            <text:p>10.5734</text:p>
          </table:table-cell>
          <table:table-cell office:value-type="float" office:value="9.58754" calcext:value-type="float">
            <text:p>9.58754</text:p>
          </table:table-cell>
          <table:table-cell office:value-type="float" office:value="5.07339" calcext:value-type="float">
            <text:p>5.07339</text:p>
          </table:table-cell>
          <table:table-cell office:value-type="float" office:value="37.7869" calcext:value-type="float">
            <text:p>37.7869</text:p>
          </table:table-cell>
          <table:table-cell office:value-type="float" office:value="26.1562" calcext:value-type="float">
            <text:p>26.1562</text:p>
          </table:table-cell>
        </table:table-row>
        <table:table-row table:style-name="ro1">
          <table:table-cell office:value-type="string" calcext:value-type="string">
            <text:p>sfsarp-25-15-4.txt </text:p>
          </table:table-cell>
          <table:table-cell office:value-type="float" office:value="2.96842" calcext:value-type="float">
            <text:p>2.96842</text:p>
          </table:table-cell>
          <table:table-cell office:value-type="float" office:value="3.7805" calcext:value-type="float">
            <text:p>3.7805</text:p>
          </table:table-cell>
          <table:table-cell office:value-type="float" office:value="2.94816" calcext:value-type="float">
            <text:p>2.94816</text:p>
          </table:table-cell>
          <table:table-cell office:value-type="float" office:value="1.32976" calcext:value-type="float">
            <text:p>1.32976</text:p>
          </table:table-cell>
          <table:table-cell office:value-type="float" office:value="14.3259" calcext:value-type="float">
            <text:p>14.3259</text:p>
          </table:table-cell>
          <table:table-cell office:value-type="float" office:value="22.6473" calcext:value-type="float">
            <text:p>22.6473</text:p>
          </table:table-cell>
          <table:table-cell office:value-type="float" office:value="48" calcext:value-type="float">
            <text:p>48</text:p>
          </table:table-cell>
          <table:table-cell office:value-type="float" office:value="6.18421" calcext:value-type="float">
            <text:p>6.18421</text:p>
          </table:table-cell>
          <table:table-cell office:value-type="float" office:value="7.87603" calcext:value-type="float">
            <text:p>7.87603</text:p>
          </table:table-cell>
          <table:table-cell office:value-type="float" office:value="6.14199" calcext:value-type="float">
            <text:p>6.14199</text:p>
          </table:table-cell>
          <table:table-cell office:value-type="float" office:value="2.77033" calcext:value-type="float">
            <text:p>2.77033</text:p>
          </table:table-cell>
          <table:table-cell office:value-type="float" office:value="29.8456" calcext:value-type="float">
            <text:p>29.8456</text:p>
          </table:table-cell>
          <table:table-cell office:value-type="float" office:value="47.1818" calcext:value-type="float">
            <text:p>47.1818</text:p>
          </table:table-cell>
        </table:table-row>
        <table:table-row table:style-name="ro1">
          <table:table-cell office:value-type="string" calcext:value-type="string">
            <text:p>sfsarp-25-15-5.txt </text:p>
          </table:table-cell>
          <table:table-cell office:value-type="float" office:value="4.02598" calcext:value-type="float">
            <text:p>4.02598</text:p>
          </table:table-cell>
          <table:table-cell office:value-type="float" office:value="4.64892" calcext:value-type="float">
            <text:p>4.64892</text:p>
          </table:table-cell>
          <table:table-cell office:value-type="float" office:value="3.74479" calcext:value-type="float">
            <text:p>3.74479</text:p>
          </table:table-cell>
          <table:table-cell office:value-type="float" office:value="1.51444" calcext:value-type="float">
            <text:p>1.51444</text:p>
          </table:table-cell>
          <table:table-cell office:value-type="float" office:value="12.2617" calcext:value-type="float">
            <text:p>12.2617</text:p>
          </table:table-cell>
          <table:table-cell office:value-type="float" office:value="13.8041" calcext:value-type="float">
            <text:p>13.8041</text:p>
          </table:table-cell>
          <table:table-cell office:value-type="float" office:value="40" calcext:value-type="float">
            <text:p>40</text:p>
          </table:table-cell>
          <table:table-cell office:value-type="float" office:value="10.065" calcext:value-type="float">
            <text:p>10.065</text:p>
          </table:table-cell>
          <table:table-cell office:value-type="float" office:value="11.6223" calcext:value-type="float">
            <text:p>11.6223</text:p>
          </table:table-cell>
          <table:table-cell office:value-type="float" office:value="9.36197" calcext:value-type="float">
            <text:p>9.36197</text:p>
          </table:table-cell>
          <table:table-cell office:value-type="float" office:value="3.7861" calcext:value-type="float">
            <text:p>3.7861</text:p>
          </table:table-cell>
          <table:table-cell office:value-type="float" office:value="30.6544" calcext:value-type="float">
            <text:p>30.6544</text:p>
          </table:table-cell>
          <table:table-cell office:value-type="float" office:value="34.5103" calcext:value-type="float">
            <text:p>34.5103</text:p>
          </table:table-cell>
        </table:table-row>
        <table:table-row table:style-name="ro1">
          <table:table-cell office:value-type="string" calcext:value-type="string">
            <text:p>sfsarp-25-20-1.txt </text:p>
          </table:table-cell>
          <table:table-cell office:value-type="float" office:value="1.49294" calcext:value-type="float">
            <text:p>1.49294</text:p>
          </table:table-cell>
          <table:table-cell office:value-type="float" office:value="4.61449" calcext:value-type="float">
            <text:p>4.61449</text:p>
          </table:table-cell>
          <table:table-cell office:value-type="float" office:value="4.11709" calcext:value-type="float">
            <text:p>4.11709</text:p>
          </table:table-cell>
          <table:table-cell office:value-type="float" office:value="2.04448" calcext:value-type="float">
            <text:p>2.04448</text:p>
          </table:table-cell>
          <table:table-cell office:value-type="float" office:value="2.34457" calcext:value-type="float">
            <text:p>2.34457</text:p>
          </table:table-cell>
          <table:table-cell office:value-type="float" office:value="17.3864" calcext:value-type="float">
            <text:p>17.3864</text:p>
          </table:table-cell>
          <table:table-cell office:value-type="float" office:value="32" calcext:value-type="float">
            <text:p>32</text:p>
          </table:table-cell>
          <table:table-cell office:value-type="float" office:value="4.66545" calcext:value-type="float">
            <text:p>4.66545</text:p>
          </table:table-cell>
          <table:table-cell office:value-type="float" office:value="14.4203" calcext:value-type="float">
            <text:p>14.4203</text:p>
          </table:table-cell>
          <table:table-cell office:value-type="float" office:value="12.8659" calcext:value-type="float">
            <text:p>12.8659</text:p>
          </table:table-cell>
          <table:table-cell office:value-type="float" office:value="6.389" calcext:value-type="float">
            <text:p>6.389</text:p>
          </table:table-cell>
          <table:table-cell office:value-type="float" office:value="7.32677" calcext:value-type="float">
            <text:p>7.32677</text:p>
          </table:table-cell>
          <table:table-cell office:value-type="float" office:value="54.3326" calcext:value-type="float">
            <text:p>54.3326</text:p>
          </table:table-cell>
        </table:table-row>
        <table:table-row table:style-name="ro1">
          <table:table-cell office:value-type="string" calcext:value-type="string">
            <text:p>sfsarp-25-20-2.txt </text:p>
          </table:table-cell>
          <table:table-cell office:value-type="float" office:value="1.1107" calcext:value-type="float">
            <text:p>1.1107</text:p>
          </table:table-cell>
          <table:table-cell office:value-type="float" office:value="6.61624" calcext:value-type="float">
            <text:p>6.61624</text:p>
          </table:table-cell>
          <table:table-cell office:value-type="float" office:value="4.6297" calcext:value-type="float">
            <text:p>4.6297</text:p>
          </table:table-cell>
          <table:table-cell office:value-type="float" office:value="1.38223" calcext:value-type="float">
            <text:p>1.38223</text:p>
          </table:table-cell>
          <table:table-cell office:value-type="float" office:value="1.43599" calcext:value-type="float">
            <text:p>1.43599</text:p>
          </table:table-cell>
          <table:table-cell office:value-type="float" office:value="8.82513" calcext:value-type="float">
            <text:p>8.82513</text:p>
          </table:table-cell>
          <table:table-cell office:value-type="float" office:value="24" calcext:value-type="float">
            <text:p>24</text:p>
          </table:table-cell>
          <table:table-cell office:value-type="float" office:value="4.62791" calcext:value-type="float">
            <text:p>4.62791</text:p>
          </table:table-cell>
          <table:table-cell office:value-type="float" office:value="27.5677" calcext:value-type="float">
            <text:p>27.5677</text:p>
          </table:table-cell>
          <table:table-cell office:value-type="float" office:value="19.2904" calcext:value-type="float">
            <text:p>19.2904</text:p>
          </table:table-cell>
          <table:table-cell office:value-type="float" office:value="5.7593" calcext:value-type="float">
            <text:p>5.7593</text:p>
          </table:table-cell>
          <table:table-cell office:value-type="float" office:value="5.98331" calcext:value-type="float">
            <text:p>5.98331</text:p>
          </table:table-cell>
          <table:table-cell office:value-type="float" office:value="36.7714" calcext:value-type="float">
            <text:p>36.7714</text:p>
          </table:table-cell>
        </table:table-row>
        <table:table-row table:style-name="ro1">
          <table:table-cell office:value-type="string" calcext:value-type="string">
            <text:p>sfsarp-25-20-3.txt </text:p>
          </table:table-cell>
          <table:table-cell office:value-type="float" office:value="3.65332" calcext:value-type="float">
            <text:p>3.65332</text:p>
          </table:table-cell>
          <table:table-cell office:value-type="float" office:value="4.36598" calcext:value-type="float">
            <text:p>4.36598</text:p>
          </table:table-cell>
          <table:table-cell office:value-type="float" office:value="3.37245" calcext:value-type="float">
            <text:p>3.37245</text:p>
          </table:table-cell>
          <table:table-cell office:value-type="float" office:value="1.59448" calcext:value-type="float">
            <text:p>1.59448</text:p>
          </table:table-cell>
          <table:table-cell office:value-type="float" office:value="8.03365" calcext:value-type="float">
            <text:p>8.03365</text:p>
          </table:table-cell>
          <table:table-cell office:value-type="float" office:value="10.9801" calcext:value-type="float">
            <text:p>10.9801</text:p>
          </table:table-cell>
          <table:table-cell office:value-type="float" office:value="32" calcext:value-type="float">
            <text:p>32</text:p>
          </table:table-cell>
          <table:table-cell office:value-type="float" office:value="11.4166" calcext:value-type="float">
            <text:p>11.4166</text:p>
          </table:table-cell>
          <table:table-cell office:value-type="float" office:value="13.6437" calcext:value-type="float">
            <text:p>13.6437</text:p>
          </table:table-cell>
          <table:table-cell office:value-type="float" office:value="10.5389" calcext:value-type="float">
            <text:p>10.5389</text:p>
          </table:table-cell>
          <table:table-cell office:value-type="float" office:value="4.98274" calcext:value-type="float">
            <text:p>4.98274</text:p>
          </table:table-cell>
          <table:table-cell office:value-type="float" office:value="25.1052" calcext:value-type="float">
            <text:p>25.1052</text:p>
          </table:table-cell>
          <table:table-cell office:value-type="float" office:value="34.3129" calcext:value-type="float">
            <text:p>34.3129</text:p>
          </table:table-cell>
        </table:table-row>
        <table:table-row table:style-name="ro1">
          <table:table-cell office:value-type="string" calcext:value-type="string">
            <text:p>sfsarp-25-20-4.txt </text:p>
          </table:table-cell>
          <table:table-cell office:value-type="float" office:value="2.07477" calcext:value-type="float">
            <text:p>2.07477</text:p>
          </table:table-cell>
          <table:table-cell office:value-type="float" office:value="4.66892" calcext:value-type="float">
            <text:p>4.66892</text:p>
          </table:table-cell>
          <table:table-cell office:value-type="float" office:value="4.30756" calcext:value-type="float">
            <text:p>4.30756</text:p>
          </table:table-cell>
          <table:table-cell office:value-type="float" office:value="1.36402" calcext:value-type="float">
            <text:p>1.36402</text:p>
          </table:table-cell>
          <table:table-cell office:value-type="float" office:value="4.33013" calcext:value-type="float">
            <text:p>4.33013</text:p>
          </table:table-cell>
          <table:table-cell office:value-type="float" office:value="15.2546" calcext:value-type="float">
            <text:p>15.2546</text:p>
          </table:table-cell>
          <table:table-cell office:value-type="float" office:value="32" calcext:value-type="float">
            <text:p>32</text:p>
          </table:table-cell>
          <table:table-cell office:value-type="float" office:value="6.48366" calcext:value-type="float">
            <text:p>6.48366</text:p>
          </table:table-cell>
          <table:table-cell office:value-type="float" office:value="14.5904" calcext:value-type="float">
            <text:p>14.5904</text:p>
          </table:table-cell>
          <table:table-cell office:value-type="float" office:value="13.4611" calcext:value-type="float">
            <text:p>13.4611</text:p>
          </table:table-cell>
          <table:table-cell office:value-type="float" office:value="4.26256" calcext:value-type="float">
            <text:p>4.26256</text:p>
          </table:table-cell>
          <table:table-cell office:value-type="float" office:value="13.5317" calcext:value-type="float">
            <text:p>13.5317</text:p>
          </table:table-cell>
          <table:table-cell office:value-type="float" office:value="47.6707" calcext:value-type="float">
            <text:p>47.6707</text:p>
          </table:table-cell>
        </table:table-row>
        <table:table-row table:style-name="ro1">
          <table:table-cell office:value-type="string" calcext:value-type="string">
            <text:p>sfsarp-25-20-5.txt </text:p>
          </table:table-cell>
          <table:table-cell office:value-type="float" office:value="2.15969" calcext:value-type="float">
            <text:p>2.15969</text:p>
          </table:table-cell>
          <table:table-cell office:value-type="float" office:value="3.89418" calcext:value-type="float">
            <text:p>3.89418</text:p>
          </table:table-cell>
          <table:table-cell office:value-type="float" office:value="3.38938" calcext:value-type="float">
            <text:p>3.38938</text:p>
          </table:table-cell>
          <table:table-cell office:value-type="float" office:value="1.11864" calcext:value-type="float">
            <text:p>1.11864</text:p>
          </table:table-cell>
          <table:table-cell office:value-type="float" office:value="6.39472" calcext:value-type="float">
            <text:p>6.39472</text:p>
          </table:table-cell>
          <table:table-cell office:value-type="float" office:value="15.0434" calcext:value-type="float">
            <text:p>15.0434</text:p>
          </table:table-cell>
          <table:table-cell office:value-type="float" office:value="32" calcext:value-type="float">
            <text:p>32</text:p>
          </table:table-cell>
          <table:table-cell office:value-type="float" office:value="6.74904" calcext:value-type="float">
            <text:p>6.74904</text:p>
          </table:table-cell>
          <table:table-cell office:value-type="float" office:value="12.1693" calcext:value-type="float">
            <text:p>12.1693</text:p>
          </table:table-cell>
          <table:table-cell office:value-type="float" office:value="10.5918" calcext:value-type="float">
            <text:p>10.5918</text:p>
          </table:table-cell>
          <table:table-cell office:value-type="float" office:value="3.49575" calcext:value-type="float">
            <text:p>3.49575</text:p>
          </table:table-cell>
          <table:table-cell office:value-type="float" office:value="19.9835" calcext:value-type="float">
            <text:p>19.9835</text:p>
          </table:table-cell>
          <table:table-cell office:value-type="float" office:value="47.0106" calcext:value-type="float">
            <text:p>47.0106</text:p>
          </table:table-cell>
        </table:table-row>
        <table:table-row table:style-name="ro1">
          <table:table-cell office:value-type="string" calcext:value-type="string">
            <text:p>sfsarp-25-25-1.txt </text:p>
          </table:table-cell>
          <table:table-cell office:value-type="float" office:value="0.515874" calcext:value-type="float">
            <text:p>0.515874</text:p>
          </table:table-cell>
          <table:table-cell office:value-type="float" office:value="6.35182" calcext:value-type="float">
            <text:p>6.35182</text:p>
          </table:table-cell>
          <table:table-cell office:value-type="float" office:value="5.58599" calcext:value-type="float">
            <text:p>5.58599</text:p>
          </table:table-cell>
          <table:table-cell office:value-type="float" office:value="1.5431" calcext:value-type="float">
            <text:p>1.5431</text:p>
          </table:table-cell>
          <table:table-cell office:value-type="float" office:value="0.978067" calcext:value-type="float">
            <text:p>0.978067</text:p>
          </table:table-cell>
          <table:table-cell office:value-type="float" office:value="9.02515" calcext:value-type="float">
            <text:p>9.02515</text:p>
          </table:table-cell>
          <table:table-cell office:value-type="float" office:value="24" calcext:value-type="float">
            <text:p>24</text:p>
          </table:table-cell>
          <table:table-cell office:value-type="float" office:value="2.14948" calcext:value-type="float">
            <text:p>2.14948</text:p>
          </table:table-cell>
          <table:table-cell office:value-type="float" office:value="26.4659" calcext:value-type="float">
            <text:p>26.4659</text:p>
          </table:table-cell>
          <table:table-cell office:value-type="float" office:value="23.2749" calcext:value-type="float">
            <text:p>23.2749</text:p>
          </table:table-cell>
          <table:table-cell office:value-type="float" office:value="6.42958" calcext:value-type="float">
            <text:p>6.42958</text:p>
          </table:table-cell>
          <table:table-cell office:value-type="float" office:value="4.07528" calcext:value-type="float">
            <text:p>4.07528</text:p>
          </table:table-cell>
          <table:table-cell office:value-type="float" office:value="37.6048" calcext:value-type="float">
            <text:p>37.6048</text:p>
          </table:table-cell>
        </table:table-row>
        <table:table-row table:style-name="ro1">
          <table:table-cell office:value-type="string" calcext:value-type="string">
            <text:p>sfsarp-25-25-2.txt </text:p>
          </table:table-cell>
          <table:table-cell office:value-type="float" office:value="0.812868" calcext:value-type="float">
            <text:p>0.812868</text:p>
          </table:table-cell>
          <table:table-cell office:value-type="float" office:value="5.0455" calcext:value-type="float">
            <text:p>5.0455</text:p>
          </table:table-cell>
          <table:table-cell office:value-type="float" office:value="4.46062" calcext:value-type="float">
            <text:p>4.46062</text:p>
          </table:table-cell>
          <table:table-cell office:value-type="float" office:value="0.944935" calcext:value-type="float">
            <text:p>0.944935</text:p>
          </table:table-cell>
          <table:table-cell office:value-type="float" office:value="3.16382" calcext:value-type="float">
            <text:p>3.16382</text:p>
          </table:table-cell>
          <table:table-cell office:value-type="float" office:value="25.5723" calcext:value-type="float">
            <text:p>25.5723</text:p>
          </table:table-cell>
          <table:table-cell office:value-type="float" office:value="40" calcext:value-type="float">
            <text:p>40</text:p>
          </table:table-cell>
          <table:table-cell office:value-type="float" office:value="2.03217" calcext:value-type="float">
            <text:p>2.03217</text:p>
          </table:table-cell>
          <table:table-cell office:value-type="float" office:value="12.6138" calcext:value-type="float">
            <text:p>12.6138</text:p>
          </table:table-cell>
          <table:table-cell office:value-type="float" office:value="11.1516" calcext:value-type="float">
            <text:p>11.1516</text:p>
          </table:table-cell>
          <table:table-cell office:value-type="float" office:value="2.36234" calcext:value-type="float">
            <text:p>2.36234</text:p>
          </table:table-cell>
          <table:table-cell office:value-type="float" office:value="7.90954" calcext:value-type="float">
            <text:p>7.90954</text:p>
          </table:table-cell>
          <table:table-cell office:value-type="float" office:value="63.9306" calcext:value-type="float">
            <text:p>63.9306</text:p>
          </table:table-cell>
        </table:table-row>
        <table:table-row table:style-name="ro1">
          <table:table-cell office:value-type="string" calcext:value-type="string">
            <text:p>sfsarp-25-25-3.txt </text:p>
          </table:table-cell>
          <table:table-cell office:value-type="float" office:value="1.82008" calcext:value-type="float">
            <text:p>1.82008</text:p>
          </table:table-cell>
          <table:table-cell office:value-type="float" office:value="4.49664" calcext:value-type="float">
            <text:p>4.49664</text:p>
          </table:table-cell>
          <table:table-cell office:value-type="float" office:value="4.24803" calcext:value-type="float">
            <text:p>4.24803</text:p>
          </table:table-cell>
          <table:table-cell office:value-type="float" office:value="0.974064" calcext:value-type="float">
            <text:p>0.974064</text:p>
          </table:table-cell>
          <table:table-cell office:value-type="float" office:value="4.40417" calcext:value-type="float">
            <text:p>4.40417</text:p>
          </table:table-cell>
          <table:table-cell office:value-type="float" office:value="16.057" calcext:value-type="float">
            <text:p>16.057</text:p>
          </table:table-cell>
          <table:table-cell office:value-type="float" office:value="32" calcext:value-type="float">
            <text:p>32</text:p>
          </table:table-cell>
          <table:table-cell office:value-type="float" office:value="5.68775" calcext:value-type="float">
            <text:p>5.68775</text:p>
          </table:table-cell>
          <table:table-cell office:value-type="float" office:value="14.052" calcext:value-type="float">
            <text:p>14.052</text:p>
          </table:table-cell>
          <table:table-cell office:value-type="float" office:value="13.2751" calcext:value-type="float">
            <text:p>13.2751</text:p>
          </table:table-cell>
          <table:table-cell office:value-type="float" office:value="3.04395" calcext:value-type="float">
            <text:p>3.04395</text:p>
          </table:table-cell>
          <table:table-cell office:value-type="float" office:value="13.763" calcext:value-type="float">
            <text:p>13.763</text:p>
          </table:table-cell>
          <table:table-cell office:value-type="float" office:value="50.1782" calcext:value-type="float">
            <text:p>50.1782</text:p>
          </table:table-cell>
        </table:table-row>
        <table:table-row table:style-name="ro1">
          <table:table-cell office:value-type="string" calcext:value-type="string">
            <text:p>sfsarp-25-25-4.txt 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5.6013" calcext:value-type="float">
            <text:p>5.6013</text:p>
          </table:table-cell>
          <table:table-cell office:value-type="float" office:value="4.13518" calcext:value-type="float">
            <text:p>4.13518</text:p>
          </table:table-cell>
          <table:table-cell office:value-type="float" office:value="2.24266" calcext:value-type="float">
            <text:p>2.24266</text:p>
          </table:table-cell>
          <table:table-cell office:value-type="float" office:value="1.60637" calcext:value-type="float">
            <text:p>1.60637</text:p>
          </table:table-cell>
          <table:table-cell office:value-type="float" office:value="25.6253" calcext:value-type="float">
            <text:p>25.6253</text:p>
          </table:table-cell>
          <table:table-cell office:value-type="float" office:value="40" calcext:value-type="float">
            <text:p>40</text:p>
          </table:table-cell>
          <table:table-cell office:value-type="float" office:value="1.97304" calcext:value-type="float">
            <text:p>1.97304</text:p>
          </table:table-cell>
          <table:table-cell office:value-type="float" office:value="14.0032" calcext:value-type="float">
            <text:p>14.0032</text:p>
          </table:table-cell>
          <table:table-cell office:value-type="float" office:value="10.3379" calcext:value-type="float">
            <text:p>10.3379</text:p>
          </table:table-cell>
          <table:table-cell office:value-type="float" office:value="5.60666" calcext:value-type="float">
            <text:p>5.60666</text:p>
          </table:table-cell>
          <table:table-cell office:value-type="float" office:value="4.01592" calcext:value-type="float">
            <text:p>4.01592</text:p>
          </table:table-cell>
          <table:table-cell office:value-type="float" office:value="64.0632" calcext:value-type="float">
            <text:p>64.0632</text:p>
          </table:table-cell>
        </table:table-row>
        <table:table-row table:style-name="ro1">
          <table:table-cell office:value-type="string" calcext:value-type="string">
            <text:p>sfsarp-25-25-5.txt </text:p>
          </table:table-cell>
          <table:table-cell office:value-type="float" office:value="0.527457" calcext:value-type="float">
            <text:p>0.527457</text:p>
          </table:table-cell>
          <table:table-cell office:value-type="float" office:value="6.26701" calcext:value-type="float">
            <text:p>6.26701</text:p>
          </table:table-cell>
          <table:table-cell office:value-type="float" office:value="5.00437" calcext:value-type="float">
            <text:p>5.00437</text:p>
          </table:table-cell>
          <table:table-cell office:value-type="float" office:value="2.06164" calcext:value-type="float">
            <text:p>2.06164</text:p>
          </table:table-cell>
          <table:table-cell office:value-type="float" office:value="0.31472" calcext:value-type="float">
            <text:p>0.31472</text:p>
          </table:table-cell>
          <table:table-cell office:value-type="float" office:value="17.8248" calcext:value-type="float">
            <text:p>17.8248</text:p>
          </table:table-cell>
          <table:table-cell office:value-type="float" office:value="32" calcext:value-type="float">
            <text:p>32</text:p>
          </table:table-cell>
          <table:table-cell office:value-type="float" office:value="1.6483" calcext:value-type="float">
            <text:p>1.6483</text:p>
          </table:table-cell>
          <table:table-cell office:value-type="float" office:value="19.5844" calcext:value-type="float">
            <text:p>19.5844</text:p>
          </table:table-cell>
          <table:table-cell office:value-type="float" office:value="15.6387" calcext:value-type="float">
            <text:p>15.6387</text:p>
          </table:table-cell>
          <table:table-cell office:value-type="float" office:value="6.44262" calcext:value-type="float">
            <text:p>6.44262</text:p>
          </table:table-cell>
          <table:table-cell office:value-type="float" office:value="0.9835" calcext:value-type="float">
            <text:p>0.9835</text:p>
          </table:table-cell>
          <table:table-cell office:value-type="float" office:value="55.7025" calcext:value-type="float">
            <text:p>55.7025</text:p>
          </table:table-cell>
        </table:table-row>
        <table:table-row table:style-name="ro1">
          <table:table-cell office:value-type="string" calcext:value-type="string">
            <text:p>sfsarp-30-15-1.txt </text:p>
          </table:table-cell>
          <table:table-cell office:value-type="float" office:value="4.00809" calcext:value-type="float">
            <text:p>4.00809</text:p>
          </table:table-cell>
          <table:table-cell office:value-type="float" office:value="3.4037" calcext:value-type="float">
            <text:p>3.4037</text:p>
          </table:table-cell>
          <table:table-cell office:value-type="float" office:value="3.10125" calcext:value-type="float">
            <text:p>3.10125</text:p>
          </table:table-cell>
          <table:table-cell office:value-type="float" office:value="1.74257" calcext:value-type="float">
            <text:p>1.74257</text:p>
          </table:table-cell>
          <table:table-cell office:value-type="float" office:value="16.2779" calcext:value-type="float">
            <text:p>16.2779</text:p>
          </table:table-cell>
          <table:table-cell office:value-type="float" office:value="11.4665" calcext:value-type="float">
            <text:p>11.4665</text:p>
          </table:table-cell>
          <table:table-cell office:value-type="float" office:value="40" calcext:value-type="float">
            <text:p>40</text:p>
          </table:table-cell>
          <table:table-cell office:value-type="float" office:value="10.0202" calcext:value-type="float">
            <text:p>10.0202</text:p>
          </table:table-cell>
          <table:table-cell office:value-type="float" office:value="8.50926" calcext:value-type="float">
            <text:p>8.50926</text:p>
          </table:table-cell>
          <table:table-cell office:value-type="float" office:value="7.75313" calcext:value-type="float">
            <text:p>7.75313</text:p>
          </table:table-cell>
          <table:table-cell office:value-type="float" office:value="4.35643" calcext:value-type="float">
            <text:p>4.35643</text:p>
          </table:table-cell>
          <table:table-cell office:value-type="float" office:value="40.6946" calcext:value-type="float">
            <text:p>40.6946</text:p>
          </table:table-cell>
          <table:table-cell office:value-type="float" office:value="28.6663" calcext:value-type="float">
            <text:p>28.6663</text:p>
          </table:table-cell>
        </table:table-row>
        <table:table-row table:style-name="ro1">
          <table:table-cell office:value-type="string" calcext:value-type="string">
            <text:p>sfsarp-30-15-2.txt </text:p>
          </table:table-cell>
          <table:table-cell office:value-type="float" office:value="3.89321" calcext:value-type="float">
            <text:p>3.89321</text:p>
          </table:table-cell>
          <table:table-cell office:value-type="float" office:value="4.19435" calcext:value-type="float">
            <text:p>4.19435</text:p>
          </table:table-cell>
          <table:table-cell office:value-type="float" office:value="3.16705" calcext:value-type="float">
            <text:p>3.16705</text:p>
          </table:table-cell>
          <table:table-cell office:value-type="float" office:value="2.17538" calcext:value-type="float">
            <text:p>2.17538</text:p>
          </table:table-cell>
          <table:table-cell office:value-type="float" office:value="14.1734" calcext:value-type="float">
            <text:p>14.1734</text:p>
          </table:table-cell>
          <table:table-cell office:value-type="float" office:value="12.3966" calcext:value-type="float">
            <text:p>12.3966</text:p>
          </table:table-cell>
          <table:table-cell office:value-type="float" office:value="40" calcext:value-type="float">
            <text:p>40</text:p>
          </table:table-cell>
          <table:table-cell office:value-type="float" office:value="9.73304" calcext:value-type="float">
            <text:p>9.73304</text:p>
          </table:table-cell>
          <table:table-cell office:value-type="float" office:value="10.4859" calcext:value-type="float">
            <text:p>10.4859</text:p>
          </table:table-cell>
          <table:table-cell office:value-type="float" office:value="7.91763" calcext:value-type="float">
            <text:p>7.91763</text:p>
          </table:table-cell>
          <table:table-cell office:value-type="float" office:value="5.43844" calcext:value-type="float">
            <text:p>5.43844</text:p>
          </table:table-cell>
          <table:table-cell office:value-type="float" office:value="35.4334" calcext:value-type="float">
            <text:p>35.4334</text:p>
          </table:table-cell>
          <table:table-cell office:value-type="float" office:value="30.9916" calcext:value-type="float">
            <text:p>30.9916</text:p>
          </table:table-cell>
        </table:table-row>
        <table:table-row table:style-name="ro1">
          <table:table-cell office:value-type="string" calcext:value-type="string">
            <text:p>sfsarp-30-15-3.txt </text:p>
          </table:table-cell>
          <table:table-cell office:value-type="float" office:value="4.00102" calcext:value-type="float">
            <text:p>4.00102</text:p>
          </table:table-cell>
          <table:table-cell office:value-type="float" office:value="4.42563" calcext:value-type="float">
            <text:p>4.42563</text:p>
          </table:table-cell>
          <table:table-cell office:value-type="float" office:value="3.09346" calcext:value-type="float">
            <text:p>3.09346</text:p>
          </table:table-cell>
          <table:table-cell office:value-type="float" office:value="2.45801" calcext:value-type="float">
            <text:p>2.45801</text:p>
          </table:table-cell>
          <table:table-cell office:value-type="float" office:value="14.7717" calcext:value-type="float">
            <text:p>14.7717</text:p>
          </table:table-cell>
          <table:table-cell office:value-type="float" office:value="11.2502" calcext:value-type="float">
            <text:p>11.2502</text:p>
          </table:table-cell>
          <table:table-cell office:value-type="float" office:value="40" calcext:value-type="float">
            <text:p>40</text:p>
          </table:table-cell>
          <table:table-cell office:value-type="float" office:value="10.0025" calcext:value-type="float">
            <text:p>10.0025</text:p>
          </table:table-cell>
          <table:table-cell office:value-type="float" office:value="11.0641" calcext:value-type="float">
            <text:p>11.0641</text:p>
          </table:table-cell>
          <table:table-cell office:value-type="float" office:value="7.73366" calcext:value-type="float">
            <text:p>7.73366</text:p>
          </table:table-cell>
          <table:table-cell office:value-type="float" office:value="6.14503" calcext:value-type="float">
            <text:p>6.14503</text:p>
          </table:table-cell>
          <table:table-cell office:value-type="float" office:value="36.9292" calcext:value-type="float">
            <text:p>36.9292</text:p>
          </table:table-cell>
          <table:table-cell office:value-type="float" office:value="28.1255" calcext:value-type="float">
            <text:p>28.1255</text:p>
          </table:table-cell>
        </table:table-row>
        <table:table-row table:style-name="ro1">
          <table:table-cell office:value-type="string" calcext:value-type="string">
            <text:p>sfsarp-30-15-4.txt </text:p>
          </table:table-cell>
          <table:table-cell office:value-type="float" office:value="4.10937" calcext:value-type="float">
            <text:p>4.10937</text:p>
          </table:table-cell>
          <table:table-cell office:value-type="float" office:value="4.12776" calcext:value-type="float">
            <text:p>4.12776</text:p>
          </table:table-cell>
          <table:table-cell office:value-type="float" office:value="3.61536" calcext:value-type="float">
            <text:p>3.61536</text:p>
          </table:table-cell>
          <table:table-cell office:value-type="float" office:value="2.25464" calcext:value-type="float">
            <text:p>2.25464</text:p>
          </table:table-cell>
          <table:table-cell office:value-type="float" office:value="11.3189" calcext:value-type="float">
            <text:p>11.3189</text:p>
          </table:table-cell>
          <table:table-cell office:value-type="float" office:value="6.57393" calcext:value-type="float">
            <text:p>6.57393</text:p>
          </table:table-cell>
          <table:table-cell office:value-type="float" office:value="32" calcext:value-type="float">
            <text:p>32</text:p>
          </table:table-cell>
          <table:table-cell office:value-type="float" office:value="12.8418" calcext:value-type="float">
            <text:p>12.8418</text:p>
          </table:table-cell>
          <table:table-cell office:value-type="float" office:value="12.8992" calcext:value-type="float">
            <text:p>12.8992</text:p>
          </table:table-cell>
          <table:table-cell office:value-type="float" office:value="11.298" calcext:value-type="float">
            <text:p>11.298</text:p>
          </table:table-cell>
          <table:table-cell office:value-type="float" office:value="7.04575" calcext:value-type="float">
            <text:p>7.04575</text:p>
          </table:table-cell>
          <table:table-cell office:value-type="float" office:value="35.3717" calcext:value-type="float">
            <text:p>35.3717</text:p>
          </table:table-cell>
          <table:table-cell office:value-type="float" office:value="20.5435" calcext:value-type="float">
            <text:p>20.5435</text:p>
          </table:table-cell>
        </table:table-row>
        <table:table-row table:style-name="ro1">
          <table:table-cell office:value-type="string" calcext:value-type="string">
            <text:p>sfsarp-30-15-5.txt </text:p>
          </table:table-cell>
          <table:table-cell office:value-type="float" office:value="3.13264" calcext:value-type="float">
            <text:p>3.13264</text:p>
          </table:table-cell>
          <table:table-cell office:value-type="float" office:value="3.98117" calcext:value-type="float">
            <text:p>3.98117</text:p>
          </table:table-cell>
          <table:table-cell office:value-type="float" office:value="3.16447" calcext:value-type="float">
            <text:p>3.16447</text:p>
          </table:table-cell>
          <table:table-cell office:value-type="float" office:value="2.07331" calcext:value-type="float">
            <text:p>2.07331</text:p>
          </table:table-cell>
          <table:table-cell office:value-type="float" office:value="22.487" calcext:value-type="float">
            <text:p>22.487</text:p>
          </table:table-cell>
          <table:table-cell office:value-type="float" office:value="13.1614" calcext:value-type="float">
            <text:p>13.1614</text:p>
          </table:table-cell>
          <table:table-cell office:value-type="float" office:value="48" calcext:value-type="float">
            <text:p>48</text:p>
          </table:table-cell>
          <table:table-cell office:value-type="float" office:value="6.52634" calcext:value-type="float">
            <text:p>6.52634</text:p>
          </table:table-cell>
          <table:table-cell office:value-type="float" office:value="8.29409" calcext:value-type="float">
            <text:p>8.29409</text:p>
          </table:table-cell>
          <table:table-cell office:value-type="float" office:value="6.59265" calcext:value-type="float">
            <text:p>6.59265</text:p>
          </table:table-cell>
          <table:table-cell office:value-type="float" office:value="4.3194" calcext:value-type="float">
            <text:p>4.3194</text:p>
          </table:table-cell>
          <table:table-cell office:value-type="float" office:value="46.8479" calcext:value-type="float">
            <text:p>46.8479</text:p>
          </table:table-cell>
          <table:table-cell office:value-type="float" office:value="27.4196" calcext:value-type="float">
            <text:p>27.4196</text:p>
          </table:table-cell>
        </table:table-row>
        <table:table-row table:style-name="ro1">
          <table:table-cell office:value-type="string" calcext:value-type="string">
            <text:p>sfsarp-30-20-1.txt </text:p>
          </table:table-cell>
          <table:table-cell office:value-type="float" office:value="4.31797" calcext:value-type="float">
            <text:p>4.31797</text:p>
          </table:table-cell>
          <table:table-cell office:value-type="float" office:value="4.93515" calcext:value-type="float">
            <text:p>4.93515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1.74864" calcext:value-type="float">
            <text:p>1.74864</text:p>
          </table:table-cell>
          <table:table-cell office:value-type="float" office:value="13.6209" calcext:value-type="float">
            <text:p>13.6209</text:p>
          </table:table-cell>
          <table:table-cell office:value-type="float" office:value="18.9353" calcext:value-type="float">
            <text:p>18.9353</text:p>
          </table:table-cell>
          <table:table-cell office:value-type="float" office:value="48" calcext:value-type="float">
            <text:p>48</text:p>
          </table:table-cell>
          <table:table-cell office:value-type="float" office:value="8.99578" calcext:value-type="float">
            <text:p>8.99578</text:p>
          </table:table-cell>
          <table:table-cell office:value-type="float" office:value="10.2816" calcext:value-type="float">
            <text:p>10.2816</text:p>
          </table:table-cell>
          <table:table-cell office:value-type="float" office:value="9.25422" calcext:value-type="float">
            <text:p>9.25422</text:p>
          </table:table-cell>
          <table:table-cell office:value-type="float" office:value="3.64301" calcext:value-type="float">
            <text:p>3.64301</text:p>
          </table:table-cell>
          <table:table-cell office:value-type="float" office:value="28.3769" calcext:value-type="float">
            <text:p>28.3769</text:p>
          </table:table-cell>
          <table:table-cell office:value-type="float" office:value="39.4485" calcext:value-type="float">
            <text:p>39.4485</text:p>
          </table:table-cell>
        </table:table-row>
        <table:table-row table:style-name="ro1">
          <table:table-cell office:value-type="string" calcext:value-type="string">
            <text:p>sfsarp-30-20-2.txt </text:p>
          </table:table-cell>
          <table:table-cell office:value-type="float" office:value="3.24119" calcext:value-type="float">
            <text:p>3.24119</text:p>
          </table:table-cell>
          <table:table-cell office:value-type="float" office:value="5.76179" calcext:value-type="float">
            <text:p>5.76179</text:p>
          </table:table-cell>
          <table:table-cell office:value-type="float" office:value="5.4242" calcext:value-type="float">
            <text:p>5.4242</text:p>
          </table:table-cell>
          <table:table-cell office:value-type="float" office:value="2.3183" calcext:value-type="float">
            <text:p>2.3183</text:p>
          </table:table-cell>
          <table:table-cell office:value-type="float" office:value="14.4821" calcext:value-type="float">
            <text:p>14.4821</text:p>
          </table:table-cell>
          <table:table-cell office:value-type="float" office:value="16.7724" calcext:value-type="float">
            <text:p>16.7724</text:p>
          </table:table-cell>
          <table:table-cell office:value-type="float" office:value="48" calcext:value-type="float">
            <text:p>48</text:p>
          </table:table-cell>
          <table:table-cell office:value-type="float" office:value="6.75248" calcext:value-type="float">
            <text:p>6.75248</text:p>
          </table:table-cell>
          <table:table-cell office:value-type="float" office:value="12.0037" calcext:value-type="float">
            <text:p>12.0037</text:p>
          </table:table-cell>
          <table:table-cell office:value-type="float" office:value="11.3004" calcext:value-type="float">
            <text:p>11.3004</text:p>
          </table:table-cell>
          <table:table-cell office:value-type="float" office:value="4.8298" calcext:value-type="float">
            <text:p>4.8298</text:p>
          </table:table-cell>
          <table:table-cell office:value-type="float" office:value="30.171" calcext:value-type="float">
            <text:p>30.171</text:p>
          </table:table-cell>
          <table:table-cell office:value-type="float" office:value="34.9426" calcext:value-type="float">
            <text:p>34.9426</text:p>
          </table:table-cell>
        </table:table-row>
        <table:table-row table:style-name="ro1">
          <table:table-cell office:value-type="string" calcext:value-type="string">
            <text:p>sfsarp-30-20-3.txt </text:p>
          </table:table-cell>
          <table:table-cell office:value-type="float" office:value="3.14832" calcext:value-type="float">
            <text:p>3.14832</text:p>
          </table:table-cell>
          <table:table-cell office:value-type="float" office:value="4.74959" calcext:value-type="float">
            <text:p>4.74959</text:p>
          </table:table-cell>
          <table:table-cell office:value-type="float" office:value="4.35161" calcext:value-type="float">
            <text:p>4.35161</text:p>
          </table:table-cell>
          <table:table-cell office:value-type="float" office:value="1.96905" calcext:value-type="float">
            <text:p>1.96905</text:p>
          </table:table-cell>
          <table:table-cell office:value-type="float" office:value="8.3294" calcext:value-type="float">
            <text:p>8.3294</text:p>
          </table:table-cell>
          <table:table-cell office:value-type="float" office:value="17.452" calcext:value-type="float">
            <text:p>17.452</text:p>
          </table:table-cell>
          <table:table-cell office:value-type="float" office:value="40" calcext:value-type="float">
            <text:p>40</text:p>
          </table:table-cell>
          <table:table-cell office:value-type="float" office:value="7.87079" calcext:value-type="float">
            <text:p>7.87079</text:p>
          </table:table-cell>
          <table:table-cell office:value-type="float" office:value="11.874" calcext:value-type="float">
            <text:p>11.874</text:p>
          </table:table-cell>
          <table:table-cell office:value-type="float" office:value="10.879" calcext:value-type="float">
            <text:p>10.879</text:p>
          </table:table-cell>
          <table:table-cell office:value-type="float" office:value="4.92263" calcext:value-type="float">
            <text:p>4.92263</text:p>
          </table:table-cell>
          <table:table-cell office:value-type="float" office:value="20.8235" calcext:value-type="float">
            <text:p>20.8235</text:p>
          </table:table-cell>
          <table:table-cell office:value-type="float" office:value="43.6301" calcext:value-type="float">
            <text:p>43.6301</text:p>
          </table:table-cell>
        </table:table-row>
        <table:table-row table:style-name="ro1">
          <table:table-cell office:value-type="string" calcext:value-type="string">
            <text:p>sfsarp-30-20-4.txt </text:p>
          </table:table-cell>
          <table:table-cell office:value-type="float" office:value="3.84162" calcext:value-type="float">
            <text:p>3.84162</text:p>
          </table:table-cell>
          <table:table-cell office:value-type="float" office:value="4.93231" calcext:value-type="float">
            <text:p>4.93231</text:p>
          </table:table-cell>
          <table:table-cell office:value-type="float" office:value="4.43289" calcext:value-type="float">
            <text:p>4.43289</text:p>
          </table:table-cell>
          <table:table-cell office:value-type="float" office:value="2.38723" calcext:value-type="float">
            <text:p>2.38723</text:p>
          </table:table-cell>
          <table:table-cell office:value-type="float" office:value="13.5297" calcext:value-type="float">
            <text:p>13.5297</text:p>
          </table:table-cell>
          <table:table-cell office:value-type="float" office:value="18.8762" calcext:value-type="float">
            <text:p>18.8762</text:p>
          </table:table-cell>
          <table:table-cell office:value-type="float" office:value="48" calcext:value-type="float">
            <text:p>48</text:p>
          </table:table-cell>
          <table:table-cell office:value-type="float" office:value="8.00337" calcext:value-type="float">
            <text:p>8.00337</text:p>
          </table:table-cell>
          <table:table-cell office:value-type="float" office:value="10.2756" calcext:value-type="float">
            <text:p>10.2756</text:p>
          </table:table-cell>
          <table:table-cell office:value-type="float" office:value="9.23519" calcext:value-type="float">
            <text:p>9.23519</text:p>
          </table:table-cell>
          <table:table-cell office:value-type="float" office:value="4.9734" calcext:value-type="float">
            <text:p>4.9734</text:p>
          </table:table-cell>
          <table:table-cell office:value-type="float" office:value="28.1869" calcext:value-type="float">
            <text:p>28.1869</text:p>
          </table:table-cell>
          <table:table-cell office:value-type="float" office:value="39.3255" calcext:value-type="float">
            <text:p>39.3255</text:p>
          </table:table-cell>
        </table:table-row>
        <table:table-row table:style-name="ro1">
          <table:table-cell office:value-type="string" calcext:value-type="string">
            <text:p>sfsarp-30-20-5.txt </text:p>
          </table:table-cell>
          <table:table-cell office:value-type="float" office:value="2.81938" calcext:value-type="float">
            <text:p>2.81938</text:p>
          </table:table-cell>
          <table:table-cell office:value-type="float" office:value="3.83313" calcext:value-type="float">
            <text:p>3.83313</text:p>
          </table:table-cell>
          <table:table-cell office:value-type="float" office:value="3.39468" calcext:value-type="float">
            <text:p>3.39468</text:p>
          </table:table-cell>
          <table:table-cell office:value-type="float" office:value="1.11902" calcext:value-type="float">
            <text:p>1.11902</text:p>
          </table:table-cell>
          <table:table-cell office:value-type="float" office:value="14.288" calcext:value-type="float">
            <text:p>14.288</text:p>
          </table:table-cell>
          <table:table-cell office:value-type="float" office:value="22.5458" calcext:value-type="float">
            <text:p>22.5458</text:p>
          </table:table-cell>
          <table:table-cell office:value-type="float" office:value="48" calcext:value-type="float">
            <text:p>48</text:p>
          </table:table-cell>
          <table:table-cell office:value-type="float" office:value="5.8737" calcext:value-type="float">
            <text:p>5.8737</text:p>
          </table:table-cell>
          <table:table-cell office:value-type="float" office:value="7.98569" calcext:value-type="float">
            <text:p>7.98569</text:p>
          </table:table-cell>
          <table:table-cell office:value-type="float" office:value="7.07225" calcext:value-type="float">
            <text:p>7.07225</text:p>
          </table:table-cell>
          <table:table-cell office:value-type="float" office:value="2.33128" calcext:value-type="float">
            <text:p>2.33128</text:p>
          </table:table-cell>
          <table:table-cell office:value-type="float" office:value="29.7667" calcext:value-type="float">
            <text:p>29.7667</text:p>
          </table:table-cell>
          <table:table-cell office:value-type="float" office:value="46.9703" calcext:value-type="float">
            <text:p>46.9703</text:p>
          </table:table-cell>
        </table:table-row>
        <table:table-row table:style-name="ro1">
          <table:table-cell office:value-type="string" calcext:value-type="string">
            <text:p>sfsarp-30-25-1.txt </text:p>
          </table:table-cell>
          <table:table-cell office:value-type="float" office:value="1.18558" calcext:value-type="float">
            <text:p>1.18558</text:p>
          </table:table-cell>
          <table:table-cell office:value-type="float" office:value="7.09658" calcext:value-type="float">
            <text:p>7.09658</text:p>
          </table:table-cell>
          <table:table-cell office:value-type="float" office:value="6.24177" calcext:value-type="float">
            <text:p>6.24177</text:p>
          </table:table-cell>
          <table:table-cell office:value-type="float" office:value="1.29379" calcext:value-type="float">
            <text:p>1.29379</text:p>
          </table:table-cell>
          <table:table-cell office:value-type="float" office:value="3.89989" calcext:value-type="float">
            <text:p>3.89989</text:p>
          </table:table-cell>
          <table:table-cell office:value-type="float" office:value="20.2824" calcext:value-type="float">
            <text:p>20.2824</text:p>
          </table:table-cell>
          <table:table-cell office:value-type="float" office:value="40" calcext:value-type="float">
            <text:p>40</text:p>
          </table:table-cell>
          <table:table-cell office:value-type="float" office:value="2.96394" calcext:value-type="float">
            <text:p>2.96394</text:p>
          </table:table-cell>
          <table:table-cell office:value-type="float" office:value="17.7415" calcext:value-type="float">
            <text:p>17.7415</text:p>
          </table:table-cell>
          <table:table-cell office:value-type="float" office:value="15.6044" calcext:value-type="float">
            <text:p>15.6044</text:p>
          </table:table-cell>
          <table:table-cell office:value-type="float" office:value="3.23448" calcext:value-type="float">
            <text:p>3.23448</text:p>
          </table:table-cell>
          <table:table-cell office:value-type="float" office:value="9.74972" calcext:value-type="float">
            <text:p>9.74972</text:p>
          </table:table-cell>
          <table:table-cell office:value-type="float" office:value="50.706" calcext:value-type="float">
            <text:p>50.706</text:p>
          </table:table-cell>
        </table:table-row>
        <table:table-row table:style-name="ro1">
          <table:table-cell office:value-type="string" calcext:value-type="string">
            <text:p>sfsarp-30-25-2.txt </text:p>
          </table:table-cell>
          <table:table-cell office:value-type="float" office:value="2.41017" calcext:value-type="float">
            <text:p>2.41017</text:p>
          </table:table-cell>
          <table:table-cell office:value-type="float" office:value="6.12657" calcext:value-type="float">
            <text:p>6.12657</text:p>
          </table:table-cell>
          <table:table-cell office:value-type="float" office:value="4.25528" calcext:value-type="float">
            <text:p>4.25528</text:p>
          </table:table-cell>
          <table:table-cell office:value-type="float" office:value="1.90002" calcext:value-type="float">
            <text:p>1.90002</text:p>
          </table:table-cell>
          <table:table-cell office:value-type="float" office:value="3.77886" calcext:value-type="float">
            <text:p>3.77886</text:p>
          </table:table-cell>
          <table:table-cell office:value-type="float" office:value="13.5291" calcext:value-type="float">
            <text:p>13.5291</text:p>
          </table:table-cell>
          <table:table-cell office:value-type="float" office:value="32" calcext:value-type="float">
            <text:p>32</text:p>
          </table:table-cell>
          <table:table-cell office:value-type="float" office:value="7.5318" calcext:value-type="float">
            <text:p>7.5318</text:p>
          </table:table-cell>
          <table:table-cell office:value-type="float" office:value="19.1455" calcext:value-type="float">
            <text:p>19.1455</text:p>
          </table:table-cell>
          <table:table-cell office:value-type="float" office:value="13.2977" calcext:value-type="float">
            <text:p>13.2977</text:p>
          </table:table-cell>
          <table:table-cell office:value-type="float" office:value="5.93756" calcext:value-type="float">
            <text:p>5.93756</text:p>
          </table:table-cell>
          <table:table-cell office:value-type="float" office:value="11.8089" calcext:value-type="float">
            <text:p>11.8089</text:p>
          </table:table-cell>
          <table:table-cell office:value-type="float" office:value="42.2784" calcext:value-type="float">
            <text:p>42.2784</text:p>
          </table:table-cell>
        </table:table-row>
        <table:table-row table:style-name="ro1">
          <table:table-cell office:value-type="string" calcext:value-type="string">
            <text:p>sfsarp-30-25-3.txt </text:p>
          </table:table-cell>
          <table:table-cell office:value-type="float" office:value="1.71724" calcext:value-type="float">
            <text:p>1.71724</text:p>
          </table:table-cell>
          <table:table-cell office:value-type="float" office:value="6.59174" calcext:value-type="float">
            <text:p>6.59174</text:p>
          </table:table-cell>
          <table:table-cell office:value-type="float" office:value="5.0459" calcext:value-type="float">
            <text:p>5.0459</text:p>
          </table:table-cell>
          <table:table-cell office:value-type="float" office:value="2.13476" calcext:value-type="float">
            <text:p>2.13476</text:p>
          </table:table-cell>
          <table:table-cell office:value-type="float" office:value="1.31432" calcext:value-type="float">
            <text:p>1.31432</text:p>
          </table:table-cell>
          <table:table-cell office:value-type="float" office:value="15.196" calcext:value-type="float">
            <text:p>15.196</text:p>
          </table:table-cell>
          <table:table-cell office:value-type="float" office:value="32" calcext:value-type="float">
            <text:p>32</text:p>
          </table:table-cell>
          <table:table-cell office:value-type="float" office:value="5.36636" calcext:value-type="float">
            <text:p>5.36636</text:p>
          </table:table-cell>
          <table:table-cell office:value-type="float" office:value="20.5992" calcext:value-type="float">
            <text:p>20.5992</text:p>
          </table:table-cell>
          <table:table-cell office:value-type="float" office:value="15.7684" calcext:value-type="float">
            <text:p>15.7684</text:p>
          </table:table-cell>
          <table:table-cell office:value-type="float" office:value="6.67113" calcext:value-type="float">
            <text:p>6.67113</text:p>
          </table:table-cell>
          <table:table-cell office:value-type="float" office:value="4.10725" calcext:value-type="float">
            <text:p>4.10725</text:p>
          </table:table-cell>
          <table:table-cell office:value-type="float" office:value="47.4876" calcext:value-type="float">
            <text:p>47.4876</text:p>
          </table:table-cell>
        </table:table-row>
        <table:table-row table:style-name="ro1">
          <table:table-cell office:value-type="string" calcext:value-type="string">
            <text:p>sfsarp-30-25-4.txt </text:p>
          </table:table-cell>
          <table:table-cell office:value-type="float" office:value="1.41868" calcext:value-type="float">
            <text:p>1.41868</text:p>
          </table:table-cell>
          <table:table-cell office:value-type="float" office:value="6.0132" calcext:value-type="float">
            <text:p>6.0132</text:p>
          </table:table-cell>
          <table:table-cell office:value-type="float" office:value="5.24046" calcext:value-type="float">
            <text:p>5.24046</text:p>
          </table:table-cell>
          <table:table-cell office:value-type="float" office:value="1.14987" calcext:value-type="float">
            <text:p>1.14987</text:p>
          </table:table-cell>
          <table:table-cell office:value-type="float" office:value="4.55234" calcext:value-type="float">
            <text:p>4.55234</text:p>
          </table:table-cell>
          <table:table-cell office:value-type="float" office:value="21.6255" calcext:value-type="float">
            <text:p>21.6255</text:p>
          </table:table-cell>
          <table:table-cell office:value-type="float" office:value="40" calcext:value-type="float">
            <text:p>40</text:p>
          </table:table-cell>
          <table:table-cell office:value-type="float" office:value="3.5467" calcext:value-type="float">
            <text:p>3.5467</text:p>
          </table:table-cell>
          <table:table-cell office:value-type="float" office:value="15.033" calcext:value-type="float">
            <text:p>15.033</text:p>
          </table:table-cell>
          <table:table-cell office:value-type="float" office:value="13.1012" calcext:value-type="float">
            <text:p>13.1012</text:p>
          </table:table-cell>
          <table:table-cell office:value-type="float" office:value="2.87467" calcext:value-type="float">
            <text:p>2.87467</text:p>
          </table:table-cell>
          <table:table-cell office:value-type="float" office:value="11.3808" calcext:value-type="float">
            <text:p>11.3808</text:p>
          </table:table-cell>
          <table:table-cell office:value-type="float" office:value="54.0636" calcext:value-type="float">
            <text:p>54.0636</text:p>
          </table:table-cell>
        </table:table-row>
        <table:table-row table:style-name="ro1">
          <table:table-cell office:value-type="string" calcext:value-type="string">
            <text:p>sfsarp-30-25-5.txt </text:p>
          </table:table-cell>
          <table:table-cell office:value-type="float" office:value="1.84178" calcext:value-type="float">
            <text:p>1.84178</text:p>
          </table:table-cell>
          <table:table-cell office:value-type="float" office:value="5.19708" calcext:value-type="float">
            <text:p>5.19708</text:p>
          </table:table-cell>
          <table:table-cell office:value-type="float" office:value="3.93775" calcext:value-type="float">
            <text:p>3.93775</text:p>
          </table:table-cell>
          <table:table-cell office:value-type="float" office:value="1.51517" calcext:value-type="float">
            <text:p>1.51517</text:p>
          </table:table-cell>
          <table:table-cell office:value-type="float" office:value="6.56065" calcext:value-type="float">
            <text:p>6.56065</text:p>
          </table:table-cell>
          <table:table-cell office:value-type="float" office:value="20.9476" calcext:value-type="float">
            <text:p>20.9476</text:p>
          </table:table-cell>
          <table:table-cell office:value-type="float" office:value="40" calcext:value-type="float">
            <text:p>40</text:p>
          </table:table-cell>
          <table:table-cell office:value-type="float" office:value="4.60445" calcext:value-type="float">
            <text:p>4.60445</text:p>
          </table:table-cell>
          <table:table-cell office:value-type="float" office:value="12.9927" calcext:value-type="float">
            <text:p>12.9927</text:p>
          </table:table-cell>
          <table:table-cell office:value-type="float" office:value="9.84438" calcext:value-type="float">
            <text:p>9.84438</text:p>
          </table:table-cell>
          <table:table-cell office:value-type="float" office:value="3.78793" calcext:value-type="float">
            <text:p>3.78793</text:p>
          </table:table-cell>
          <table:table-cell office:value-type="float" office:value="16.4016" calcext:value-type="float">
            <text:p>16.4016</text:p>
          </table:table-cell>
          <table:table-cell office:value-type="float" office:value="52.3689" calcext:value-type="float">
            <text:p>52.3689</text:p>
          </table:table-cell>
        </table:table-row>
      </table:table>
      <table:table table:name="Compare stats" table:style-name="ta3">
        <table:table-column table:style-name="co17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column table:style-name="co18" table:number-columns-repeated="3" table:default-cell-style-name="Default"/>
        <table:table-column table:style-name="co10" table:default-cell-style-name="Default"/>
        <table:table-column table:style-name="co18" table:default-cell-style-name="ce88"/>
        <table:table-column table:style-name="co6" table:number-columns-repeated="2" table:default-cell-style-name="ce88"/>
        <table:table-column table:style-name="co19" table:default-cell-style-name="ce88"/>
        <table:table-column table:style-name="co18" table:number-columns-repeated="3" table:default-cell-style-name="ce88"/>
        <table:table-column table:style-name="co10" table:default-cell-style-name="ce88"/>
        <table:table-row table:style-name="ro2">
          <table:table-cell table:style-name="ce12" office:value-type="string" calcext:value-type="string" table:number-columns-spanned="1" table:number-rows-spanned="2">
            <text:p>Instance</text:p>
          </table:table-cell>
          <table:table-cell table:style-name="ce12" office:value-type="string" calcext:value-type="string" table:number-columns-spanned="8" table:number-rows-spanned="1">
            <text:p>ScSp</text:p>
          </table:table-cell>
          <table:covered-table-cell table:number-columns-repeated="4" table:style-name="ce12"/>
          <table:covered-table-cell table:number-columns-repeated="3"/>
          <table:table-cell table:style-name="ce12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 table:style-name="ce12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table:style-name="ce85" table:formula="of:=[$'ScSp stats'.E2]" office:value-type="float" office:value="0" calcext:value-type="float">
            <text:p>0</text:p>
          </table:table-cell>
          <table:table-cell table:style-name="ce85" table:formula="of:=[$'ScSp stats'.F2]" office:value-type="float" office:value="0" calcext:value-type="float">
            <text:p>0</text:p>
          </table:table-cell>
          <table:table-cell table:style-name="ce85" table:formula="of:=[$'ScSp stats'.G2]" office:value-type="float" office:value="0" calcext:value-type="float">
            <text:p>0</text:p>
          </table:table-cell>
          <table:table-cell table:style-name="ce85" table:formula="of:=[$'ScSp stats'.I2]" office:value-type="float" office:value="0" calcext:value-type="float">
            <text:p>0</text:p>
          </table:table-cell>
          <table:table-cell table:style-name="ce85" table:formula="of:=[$'ScSp stats'.J2]" office:value-type="float" office:value="0" calcext:value-type="float">
            <text:p>0</text:p>
          </table:table-cell>
          <table:table-cell table:style-name="ce85" table:formula="of:=[$'ScSp stats'.L2]" office:value-type="float" office:value="0" calcext:value-type="float">
            <text:p>0</text:p>
          </table:table-cell>
          <table:table-cell table:style-name="ce85" table:formula="of:=[$'ScSp stats'.M2]" office:value-type="float" office:value="0" calcext:value-type="float">
            <text:p>0</text:p>
          </table:table-cell>
          <table:table-cell table:style-name="ce85" table:formula="of:=[$'ScSp stats'.N2]" office:value-type="float" office:value="0" calcext:value-type="float">
            <text:p>0</text:p>
          </table:table-cell>
          <table:table-cell table:formula="of:=[$'Bundle Stats'.E2]" office:value-type="float" office:value="77.351" calcext:value-type="float">
            <text:p>77.351</text:p>
          </table:table-cell>
          <table:table-cell table:formula="of:=[$'Bundle Stats'.F2]" office:value-type="float" office:value="74.2893" calcext:value-type="float">
            <text:p>74.2893</text:p>
          </table:table-cell>
          <table:table-cell table:formula="of:=[$'Bundle Stats'.G2]" office:value-type="float" office:value="54.4908" calcext:value-type="float">
            <text:p>54.4908</text:p>
          </table:table-cell>
          <table:table-cell table:formula="of:=[$'Bundle Stats'.I2]" office:value-type="float" office:value="44.85" calcext:value-type="float">
            <text:p>44.85</text:p>
          </table:table-cell>
          <table:table-cell table:formula="of:=[$'Bundle Stats'.J2]" office:value-type="float" office:value="97.1495" calcext:value-type="float">
            <text:p>97.1495</text:p>
          </table:table-cell>
          <table:table-cell table:formula="of:=[$'Bundle Stats'.L2]" office:value-type="float" office:value="97.1495" calcext:value-type="float">
            <text:p>97.1495</text:p>
          </table:table-cell>
          <table:table-cell table:formula="of:=[$'Bundle Stats'.M2]" office:value-type="float" office:value="97.1495" calcext:value-type="float">
            <text:p>97.1495</text:p>
          </table:table-cell>
          <table:table-cell table:formula="of:=[$'Bundle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2.txt </text:p>
          </table:table-cell>
          <table:table-cell table:style-name="ce85" table:formula="of:=[$'ScSp stats'.E3]" office:value-type="float" office:value="0" calcext:value-type="float">
            <text:p>0</text:p>
          </table:table-cell>
          <table:table-cell table:style-name="ce85" table:formula="of:=[$'ScSp stats'.F3]" office:value-type="float" office:value="0" calcext:value-type="float">
            <text:p>0</text:p>
          </table:table-cell>
          <table:table-cell table:style-name="ce85" table:formula="of:=[$'ScSp stats'.G3]" office:value-type="float" office:value="0" calcext:value-type="float">
            <text:p>0</text:p>
          </table:table-cell>
          <table:table-cell table:style-name="ce85" table:formula="of:=[$'ScSp stats'.I3]" office:value-type="float" office:value="0" calcext:value-type="float">
            <text:p>0</text:p>
          </table:table-cell>
          <table:table-cell table:style-name="ce85" table:formula="of:=[$'ScSp stats'.J3]" office:value-type="float" office:value="0" calcext:value-type="float">
            <text:p>0</text:p>
          </table:table-cell>
          <table:table-cell table:style-name="ce85" table:formula="of:=[$'ScSp stats'.L3]" office:value-type="float" office:value="0" calcext:value-type="float">
            <text:p>0</text:p>
          </table:table-cell>
          <table:table-cell table:style-name="ce85" table:formula="of:=[$'ScSp stats'.M3]" office:value-type="float" office:value="0" calcext:value-type="float">
            <text:p>0</text:p>
          </table:table-cell>
          <table:table-cell table:style-name="ce85" table:formula="of:=[$'ScSp stats'.N3]" office:value-type="float" office:value="0" calcext:value-type="float">
            <text:p>0</text:p>
          </table:table-cell>
          <table:table-cell table:formula="of:=[$'Bundle Stats'.E3]" office:value-type="float" office:value="97.0462" calcext:value-type="float">
            <text:p>97.0462</text:p>
          </table:table-cell>
          <table:table-cell table:formula="of:=[$'Bundle Stats'.F3]" office:value-type="float" office:value="67.7155" calcext:value-type="float">
            <text:p>67.7155</text:p>
          </table:table-cell>
          <table:table-cell table:formula="of:=[$'Bundle Stats'.G3]" office:value-type="float" office:value="50.1314" calcext:value-type="float">
            <text:p>50.1314</text:p>
          </table:table-cell>
          <table:table-cell table:formula="of:=[$'Bundle Stats'.I3]" office:value-type="float" office:value="14.81" calcext:value-type="float">
            <text:p>14.81</text:p>
          </table:table-cell>
          <table:table-cell table:formula="of:=[$'Bundle Stats'.J3]" office:value-type="float" office:value="114.63" calcext:value-type="float">
            <text:p>114.63</text:p>
          </table:table-cell>
          <table:table-cell table:formula="of:=[$'Bundle Stats'.L3]" office:value-type="float" office:value="114.63" calcext:value-type="float">
            <text:p>114.63</text:p>
          </table:table-cell>
          <table:table-cell table:formula="of:=[$'Bundle Stats'.M3]" office:value-type="float" office:value="114.63" calcext:value-type="float">
            <text:p>114.63</text:p>
          </table:table-cell>
          <table:table-cell table:formula="of:=[$'Bundle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3.txt </text:p>
          </table:table-cell>
          <table:table-cell table:style-name="ce85" table:formula="of:=[$'ScSp stats'.E4]" office:value-type="float" office:value="0" calcext:value-type="float">
            <text:p>0</text:p>
          </table:table-cell>
          <table:table-cell table:style-name="ce85" table:formula="of:=[$'ScSp stats'.F4]" office:value-type="float" office:value="0" calcext:value-type="float">
            <text:p>0</text:p>
          </table:table-cell>
          <table:table-cell table:style-name="ce85" table:formula="of:=[$'ScSp stats'.G4]" office:value-type="float" office:value="0" calcext:value-type="float">
            <text:p>0</text:p>
          </table:table-cell>
          <table:table-cell table:style-name="ce85" table:formula="of:=[$'ScSp stats'.I4]" office:value-type="float" office:value="0" calcext:value-type="float">
            <text:p>0</text:p>
          </table:table-cell>
          <table:table-cell table:style-name="ce85" table:formula="of:=[$'ScSp stats'.J4]" office:value-type="float" office:value="0" calcext:value-type="float">
            <text:p>0</text:p>
          </table:table-cell>
          <table:table-cell table:style-name="ce85" table:formula="of:=[$'ScSp stats'.L4]" office:value-type="float" office:value="0" calcext:value-type="float">
            <text:p>0</text:p>
          </table:table-cell>
          <table:table-cell table:style-name="ce85" table:formula="of:=[$'ScSp stats'.M4]" office:value-type="float" office:value="0" calcext:value-type="float">
            <text:p>0</text:p>
          </table:table-cell>
          <table:table-cell table:style-name="ce85" table:formula="of:=[$'ScSp stats'.N4]" office:value-type="float" office:value="0" calcext:value-type="float">
            <text:p>0</text:p>
          </table:table-cell>
          <table:table-cell table:formula="of:=[$'Bundle Stats'.E4]" office:value-type="float" office:value="88.5799" calcext:value-type="float">
            <text:p>88.5799</text:p>
          </table:table-cell>
          <table:table-cell table:formula="of:=[$'Bundle Stats'.F4]" office:value-type="float" office:value="76.2797" calcext:value-type="float">
            <text:p>76.2797</text:p>
          </table:table-cell>
          <table:table-cell table:formula="of:=[$'Bundle Stats'.G4]" office:value-type="float" office:value="62.164" calcext:value-type="float">
            <text:p>62.164</text:p>
          </table:table-cell>
          <table:table-cell table:formula="of:=[$'Bundle Stats'.I4]" office:value-type="float" office:value="86.31" calcext:value-type="float">
            <text:p>86.31</text:p>
          </table:table-cell>
          <table:table-cell table:formula="of:=[$'Bundle Stats'.J4]" office:value-type="float" office:value="102.696" calcext:value-type="float">
            <text:p>102.696</text:p>
          </table:table-cell>
          <table:table-cell table:formula="of:=[$'Bundle Stats'.L4]" office:value-type="float" office:value="102.696" calcext:value-type="float">
            <text:p>102.696</text:p>
          </table:table-cell>
          <table:table-cell table:formula="of:=[$'Bundle Stats'.M4]" office:value-type="float" office:value="102.696" calcext:value-type="float">
            <text:p>102.696</text:p>
          </table:table-cell>
          <table:table-cell table:formula="of:=[$'Bundle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4.txt </text:p>
          </table:table-cell>
          <table:table-cell table:style-name="ce85" table:formula="of:=[$'ScSp stats'.E5]" office:value-type="float" office:value="0" calcext:value-type="float">
            <text:p>0</text:p>
          </table:table-cell>
          <table:table-cell table:style-name="ce85" table:formula="of:=[$'ScSp stats'.F5]" office:value-type="float" office:value="0" calcext:value-type="float">
            <text:p>0</text:p>
          </table:table-cell>
          <table:table-cell table:style-name="ce85" table:formula="of:=[$'ScSp stats'.G5]" office:value-type="float" office:value="0" calcext:value-type="float">
            <text:p>0</text:p>
          </table:table-cell>
          <table:table-cell table:style-name="ce85" table:formula="of:=[$'ScSp stats'.I5]" office:value-type="float" office:value="0" calcext:value-type="float">
            <text:p>0</text:p>
          </table:table-cell>
          <table:table-cell table:style-name="ce85" table:formula="of:=[$'ScSp stats'.J5]" office:value-type="float" office:value="0" calcext:value-type="float">
            <text:p>0</text:p>
          </table:table-cell>
          <table:table-cell table:style-name="ce85" table:formula="of:=[$'ScSp stats'.L5]" office:value-type="float" office:value="0" calcext:value-type="float">
            <text:p>0</text:p>
          </table:table-cell>
          <table:table-cell table:style-name="ce85" table:formula="of:=[$'ScSp stats'.M5]" office:value-type="float" office:value="0" calcext:value-type="float">
            <text:p>0</text:p>
          </table:table-cell>
          <table:table-cell table:style-name="ce85" table:formula="of:=[$'ScSp stats'.N5]" office:value-type="float" office:value="0" calcext:value-type="float">
            <text:p>0</text:p>
          </table:table-cell>
          <table:table-cell table:formula="of:=[$'Bundle Stats'.E5]" office:value-type="float" office:value="84.8032" calcext:value-type="float">
            <text:p>84.8032</text:p>
          </table:table-cell>
          <table:table-cell table:formula="of:=[$'Bundle Stats'.F5]" office:value-type="float" office:value="53.2925" calcext:value-type="float">
            <text:p>53.2925</text:p>
          </table:table-cell>
          <table:table-cell table:formula="of:=[$'Bundle Stats'.G5]" office:value-type="float" office:value="35.7533" calcext:value-type="float">
            <text:p>35.7533</text:p>
          </table:table-cell>
          <table:table-cell table:formula="of:=[$'Bundle Stats'.I5]" office:value-type="float" office:value="13.42" calcext:value-type="float">
            <text:p>13.42</text:p>
          </table:table-cell>
          <table:table-cell table:formula="of:=[$'Bundle Stats'.J5]" office:value-type="float" office:value="102.342" calcext:value-type="float">
            <text:p>102.342</text:p>
          </table:table-cell>
          <table:table-cell table:formula="of:=[$'Bundle Stats'.L5]" office:value-type="float" office:value="102.342" calcext:value-type="float">
            <text:p>102.342</text:p>
          </table:table-cell>
          <table:table-cell table:formula="of:=[$'Bundle Stats'.M5]" office:value-type="float" office:value="102.342" calcext:value-type="float">
            <text:p>102.342</text:p>
          </table:table-cell>
          <table:table-cell table:formula="of:=[$'Bundle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5.txt </text:p>
          </table:table-cell>
          <table:table-cell table:style-name="ce85" table:formula="of:=[$'ScSp stats'.E6]" office:value-type="float" office:value="0" calcext:value-type="float">
            <text:p>0</text:p>
          </table:table-cell>
          <table:table-cell table:style-name="ce85" table:formula="of:=[$'ScSp stats'.F6]" office:value-type="float" office:value="0" calcext:value-type="float">
            <text:p>0</text:p>
          </table:table-cell>
          <table:table-cell table:style-name="ce85" table:formula="of:=[$'ScSp stats'.G6]" office:value-type="float" office:value="0" calcext:value-type="float">
            <text:p>0</text:p>
          </table:table-cell>
          <table:table-cell table:style-name="ce85" table:formula="of:=[$'ScSp stats'.I6]" office:value-type="float" office:value="0" calcext:value-type="float">
            <text:p>0</text:p>
          </table:table-cell>
          <table:table-cell table:style-name="ce85" table:formula="of:=[$'ScSp stats'.J6]" office:value-type="float" office:value="0" calcext:value-type="float">
            <text:p>0</text:p>
          </table:table-cell>
          <table:table-cell table:style-name="ce85" table:formula="of:=[$'ScSp stats'.L6]" office:value-type="float" office:value="0" calcext:value-type="float">
            <text:p>0</text:p>
          </table:table-cell>
          <table:table-cell table:style-name="ce85" table:formula="of:=[$'ScSp stats'.M6]" office:value-type="float" office:value="0" calcext:value-type="float">
            <text:p>0</text:p>
          </table:table-cell>
          <table:table-cell table:style-name="ce85" table:formula="of:=[$'ScSp stats'.N6]" office:value-type="float" office:value="0" calcext:value-type="float">
            <text:p>0</text:p>
          </table:table-cell>
          <table:table-cell table:formula="of:=[$'Bundle Stats'.E6]" office:value-type="float" office:value="101.329" calcext:value-type="float">
            <text:p>101.329</text:p>
          </table:table-cell>
          <table:table-cell table:formula="of:=[$'Bundle Stats'.F6]" office:value-type="float" office:value="70.5144" calcext:value-type="float">
            <text:p>70.5144</text:p>
          </table:table-cell>
          <table:table-cell table:formula="of:=[$'Bundle Stats'.G6]" office:value-type="float" office:value="48.8001" calcext:value-type="float">
            <text:p>48.8001</text:p>
          </table:table-cell>
          <table:table-cell table:formula="of:=[$'Bundle Stats'.I6]" office:value-type="float" office:value="23.56" calcext:value-type="float">
            <text:p>23.56</text:p>
          </table:table-cell>
          <table:table-cell table:formula="of:=[$'Bundle Stats'.J6]" office:value-type="float" office:value="123.044" calcext:value-type="float">
            <text:p>123.044</text:p>
          </table:table-cell>
          <table:table-cell table:formula="of:=[$'Bundle Stats'.L6]" office:value-type="float" office:value="123.044" calcext:value-type="float">
            <text:p>123.044</text:p>
          </table:table-cell>
          <table:table-cell table:formula="of:=[$'Bundle Stats'.M6]" office:value-type="float" office:value="123.044" calcext:value-type="float">
            <text:p>123.044</text:p>
          </table:table-cell>
          <table:table-cell table:formula="of:=[$'Bundle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1.txt </text:p>
          </table:table-cell>
          <table:table-cell table:style-name="ce85" table:formula="of:=[$'ScSp stats'.E7]" office:value-type="float" office:value="0" calcext:value-type="float">
            <text:p>0</text:p>
          </table:table-cell>
          <table:table-cell table:style-name="ce85" table:formula="of:=[$'ScSp stats'.F7]" office:value-type="float" office:value="0" calcext:value-type="float">
            <text:p>0</text:p>
          </table:table-cell>
          <table:table-cell table:style-name="ce85" table:formula="of:=[$'ScSp stats'.G7]" office:value-type="float" office:value="0" calcext:value-type="float">
            <text:p>0</text:p>
          </table:table-cell>
          <table:table-cell table:style-name="ce85" table:formula="of:=[$'ScSp stats'.I7]" office:value-type="float" office:value="0" calcext:value-type="float">
            <text:p>0</text:p>
          </table:table-cell>
          <table:table-cell table:style-name="ce85" table:formula="of:=[$'ScSp stats'.J7]" office:value-type="float" office:value="0" calcext:value-type="float">
            <text:p>0</text:p>
          </table:table-cell>
          <table:table-cell table:style-name="ce85" table:formula="of:=[$'ScSp stats'.L7]" office:value-type="float" office:value="0" calcext:value-type="float">
            <text:p>0</text:p>
          </table:table-cell>
          <table:table-cell table:style-name="ce85" table:formula="of:=[$'ScSp stats'.M7]" office:value-type="float" office:value="0" calcext:value-type="float">
            <text:p>0</text:p>
          </table:table-cell>
          <table:table-cell table:style-name="ce85" table:formula="of:=[$'ScSp stats'.N7]" office:value-type="float" office:value="0" calcext:value-type="float">
            <text:p>0</text:p>
          </table:table-cell>
          <table:table-cell table:formula="of:=[$'Bundle Stats'.E7]" office:value-type="float" office:value="98.7482" calcext:value-type="float">
            <text:p>98.7482</text:p>
          </table:table-cell>
          <table:table-cell table:formula="of:=[$'Bundle Stats'.F7]" office:value-type="float" office:value="81.2288" calcext:value-type="float">
            <text:p>81.2288</text:p>
          </table:table-cell>
          <table:table-cell table:formula="of:=[$'Bundle Stats'.G7]" office:value-type="float" office:value="55.9707" calcext:value-type="float">
            <text:p>55.9707</text:p>
          </table:table-cell>
          <table:table-cell table:formula="of:=[$'Bundle Stats'.I7]" office:value-type="float" office:value="40.83" calcext:value-type="float">
            <text:p>40.83</text:p>
          </table:table-cell>
          <table:table-cell table:formula="of:=[$'Bundle Stats'.J7]" office:value-type="float" office:value="124.006" calcext:value-type="float">
            <text:p>124.006</text:p>
          </table:table-cell>
          <table:table-cell table:formula="of:=[$'Bundle Stats'.L7]" office:value-type="float" office:value="124.006" calcext:value-type="float">
            <text:p>124.006</text:p>
          </table:table-cell>
          <table:table-cell table:formula="of:=[$'Bundle Stats'.M7]" office:value-type="float" office:value="124.006" calcext:value-type="float">
            <text:p>124.006</text:p>
          </table:table-cell>
          <table:table-cell table:formula="of:=[$'Bundle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2.txt </text:p>
          </table:table-cell>
          <table:table-cell table:style-name="ce85" table:formula="of:=[$'ScSp stats'.E8]" office:value-type="float" office:value="0" calcext:value-type="float">
            <text:p>0</text:p>
          </table:table-cell>
          <table:table-cell table:style-name="ce85" table:formula="of:=[$'ScSp stats'.F8]" office:value-type="float" office:value="0" calcext:value-type="float">
            <text:p>0</text:p>
          </table:table-cell>
          <table:table-cell table:style-name="ce85" table:formula="of:=[$'ScSp stats'.G8]" office:value-type="float" office:value="0" calcext:value-type="float">
            <text:p>0</text:p>
          </table:table-cell>
          <table:table-cell table:style-name="ce85" table:formula="of:=[$'ScSp stats'.I8]" office:value-type="float" office:value="0" calcext:value-type="float">
            <text:p>0</text:p>
          </table:table-cell>
          <table:table-cell table:style-name="ce85" table:formula="of:=[$'ScSp stats'.J8]" office:value-type="float" office:value="0" calcext:value-type="float">
            <text:p>0</text:p>
          </table:table-cell>
          <table:table-cell table:style-name="ce85" table:formula="of:=[$'ScSp stats'.L8]" office:value-type="float" office:value="0" calcext:value-type="float">
            <text:p>0</text:p>
          </table:table-cell>
          <table:table-cell table:style-name="ce85" table:formula="of:=[$'ScSp stats'.M8]" office:value-type="float" office:value="0" calcext:value-type="float">
            <text:p>0</text:p>
          </table:table-cell>
          <table:table-cell table:style-name="ce85" table:formula="of:=[$'ScSp stats'.N8]" office:value-type="float" office:value="0" calcext:value-type="float">
            <text:p>0</text:p>
          </table:table-cell>
          <table:table-cell table:formula="of:=[$'Bundle Stats'.E8]" office:value-type="float" office:value="100.806" calcext:value-type="float">
            <text:p>100.806</text:p>
          </table:table-cell>
          <table:table-cell table:formula="of:=[$'Bundle Stats'.F8]" office:value-type="float" office:value="68.3437" calcext:value-type="float">
            <text:p>68.3437</text:p>
          </table:table-cell>
          <table:table-cell table:formula="of:=[$'Bundle Stats'.G8]" office:value-type="float" office:value="35.3405" calcext:value-type="float">
            <text:p>35.3405</text:p>
          </table:table-cell>
          <table:table-cell table:formula="of:=[$'Bundle Stats'.I8]" office:value-type="float" office:value="21.73" calcext:value-type="float">
            <text:p>21.73</text:p>
          </table:table-cell>
          <table:table-cell table:formula="of:=[$'Bundle Stats'.J8]" office:value-type="float" office:value="133.809" calcext:value-type="float">
            <text:p>133.809</text:p>
          </table:table-cell>
          <table:table-cell table:formula="of:=[$'Bundle Stats'.L8]" office:value-type="float" office:value="133.809" calcext:value-type="float">
            <text:p>133.809</text:p>
          </table:table-cell>
          <table:table-cell table:formula="of:=[$'Bundle Stats'.M8]" office:value-type="float" office:value="133.81" calcext:value-type="float">
            <text:p>133.81</text:p>
          </table:table-cell>
          <table:table-cell table:formula="of:=[$'Bundle Stats'.N8]" office:value-type="float" office:value="0.000747328" calcext:value-type="float">
            <text:p>0.000747328</text:p>
          </table:table-cell>
        </table:table-row>
        <table:table-row table:style-name="ro1">
          <table:table-cell office:value-type="string" calcext:value-type="string">
            <text:p>sfsarp-20-20-3.txt </text:p>
          </table:table-cell>
          <table:table-cell table:style-name="ce85" table:formula="of:=[$'ScSp stats'.E9]" office:value-type="float" office:value="0" calcext:value-type="float">
            <text:p>0</text:p>
          </table:table-cell>
          <table:table-cell table:style-name="ce85" table:formula="of:=[$'ScSp stats'.F9]" office:value-type="float" office:value="0" calcext:value-type="float">
            <text:p>0</text:p>
          </table:table-cell>
          <table:table-cell table:style-name="ce85" table:formula="of:=[$'ScSp stats'.G9]" office:value-type="float" office:value="0" calcext:value-type="float">
            <text:p>0</text:p>
          </table:table-cell>
          <table:table-cell table:style-name="ce85" table:formula="of:=[$'ScSp stats'.I9]" office:value-type="float" office:value="0" calcext:value-type="float">
            <text:p>0</text:p>
          </table:table-cell>
          <table:table-cell table:style-name="ce85" table:formula="of:=[$'ScSp stats'.J9]" office:value-type="float" office:value="0" calcext:value-type="float">
            <text:p>0</text:p>
          </table:table-cell>
          <table:table-cell table:style-name="ce85" table:formula="of:=[$'ScSp stats'.L9]" office:value-type="float" office:value="0" calcext:value-type="float">
            <text:p>0</text:p>
          </table:table-cell>
          <table:table-cell table:style-name="ce85" table:formula="of:=[$'ScSp stats'.M9]" office:value-type="float" office:value="0" calcext:value-type="float">
            <text:p>0</text:p>
          </table:table-cell>
          <table:table-cell table:style-name="ce85" table:formula="of:=[$'ScSp stats'.N9]" office:value-type="float" office:value="0" calcext:value-type="float">
            <text:p>0</text:p>
          </table:table-cell>
          <table:table-cell table:formula="of:=[$'Bundle Stats'.E9]" office:value-type="float" office:value="136.523" calcext:value-type="float">
            <text:p>136.523</text:p>
          </table:table-cell>
          <table:table-cell table:formula="of:=[$'Bundle Stats'.F9]" office:value-type="float" office:value="102.945" calcext:value-type="float">
            <text:p>102.945</text:p>
          </table:table-cell>
          <table:table-cell table:formula="of:=[$'Bundle Stats'.G9]" office:value-type="float" office:value="85.5507" calcext:value-type="float">
            <text:p>85.5507</text:p>
          </table:table-cell>
          <table:table-cell table:formula="of:=[$'Bundle Stats'.I9]" office:value-type="float" office:value="46.51" calcext:value-type="float">
            <text:p>46.51</text:p>
          </table:table-cell>
          <table:table-cell table:formula="of:=[$'Bundle Stats'.J9]" office:value-type="float" office:value="153.917" calcext:value-type="float">
            <text:p>153.917</text:p>
          </table:table-cell>
          <table:table-cell table:formula="of:=[$'Bundle Stats'.L9]" office:value-type="float" office:value="153.917" calcext:value-type="float">
            <text:p>153.917</text:p>
          </table:table-cell>
          <table:table-cell table:formula="of:=[$'Bundle Stats'.M9]" office:value-type="float" office:value="153.917" calcext:value-type="float">
            <text:p>153.917</text:p>
          </table:table-cell>
          <table:table-cell table:formula="of:=[$'Bundle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4.txt </text:p>
          </table:table-cell>
          <table:table-cell table:style-name="ce85" table:formula="of:=[$'ScSp stats'.E10]" office:value-type="float" office:value="0" calcext:value-type="float">
            <text:p>0</text:p>
          </table:table-cell>
          <table:table-cell table:style-name="ce85" table:formula="of:=[$'ScSp stats'.F10]" office:value-type="float" office:value="0" calcext:value-type="float">
            <text:p>0</text:p>
          </table:table-cell>
          <table:table-cell table:style-name="ce85" table:formula="of:=[$'ScSp stats'.G10]" office:value-type="float" office:value="0" calcext:value-type="float">
            <text:p>0</text:p>
          </table:table-cell>
          <table:table-cell table:style-name="ce85" table:formula="of:=[$'ScSp stats'.I10]" office:value-type="float" office:value="0" calcext:value-type="float">
            <text:p>0</text:p>
          </table:table-cell>
          <table:table-cell table:style-name="ce85" table:formula="of:=[$'ScSp stats'.J10]" office:value-type="float" office:value="0" calcext:value-type="float">
            <text:p>0</text:p>
          </table:table-cell>
          <table:table-cell table:style-name="ce85" table:formula="of:=[$'ScSp stats'.L10]" office:value-type="float" office:value="0" calcext:value-type="float">
            <text:p>0</text:p>
          </table:table-cell>
          <table:table-cell table:style-name="ce85" table:formula="of:=[$'ScSp stats'.M10]" office:value-type="float" office:value="0" calcext:value-type="float">
            <text:p>0</text:p>
          </table:table-cell>
          <table:table-cell table:style-name="ce85" table:formula="of:=[$'ScSp stats'.N10]" office:value-type="float" office:value="0" calcext:value-type="float">
            <text:p>0</text:p>
          </table:table-cell>
          <table:table-cell table:formula="of:=[$'Bundle Stats'.E10]" office:value-type="float" office:value="87.1603" calcext:value-type="float">
            <text:p>87.1603</text:p>
          </table:table-cell>
          <table:table-cell table:formula="of:=[$'Bundle Stats'.F10]" office:value-type="float" office:value="75.4366" calcext:value-type="float">
            <text:p>75.4366</text:p>
          </table:table-cell>
          <table:table-cell table:formula="of:=[$'Bundle Stats'.G10]" office:value-type="float" office:value="46.5902" calcext:value-type="float">
            <text:p>46.5902</text:p>
          </table:table-cell>
          <table:table-cell table:formula="of:=[$'Bundle Stats'.I10]" office:value-type="float" office:value="82.97" calcext:value-type="float">
            <text:p>82.97</text:p>
          </table:table-cell>
          <table:table-cell table:formula="of:=[$'Bundle Stats'.J10]" office:value-type="float" office:value="116.007" calcext:value-type="float">
            <text:p>116.007</text:p>
          </table:table-cell>
          <table:table-cell table:formula="of:=[$'Bundle Stats'.L10]" office:value-type="float" office:value="116.007" calcext:value-type="float">
            <text:p>116.007</text:p>
          </table:table-cell>
          <table:table-cell table:formula="of:=[$'Bundle Stats'.M10]" office:value-type="float" office:value="116.007" calcext:value-type="float">
            <text:p>116.007</text:p>
          </table:table-cell>
          <table:table-cell table:formula="of:=[$'Bundle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5.txt </text:p>
          </table:table-cell>
          <table:table-cell table:style-name="ce85" table:formula="of:=[$'ScSp stats'.E11]" office:value-type="float" office:value="0" calcext:value-type="float">
            <text:p>0</text:p>
          </table:table-cell>
          <table:table-cell table:style-name="ce85" table:formula="of:=[$'ScSp stats'.F11]" office:value-type="float" office:value="0" calcext:value-type="float">
            <text:p>0</text:p>
          </table:table-cell>
          <table:table-cell table:style-name="ce85" table:formula="of:=[$'ScSp stats'.G11]" office:value-type="float" office:value="0" calcext:value-type="float">
            <text:p>0</text:p>
          </table:table-cell>
          <table:table-cell table:style-name="ce85" table:formula="of:=[$'ScSp stats'.I11]" office:value-type="float" office:value="0" calcext:value-type="float">
            <text:p>0</text:p>
          </table:table-cell>
          <table:table-cell table:style-name="ce85" table:formula="of:=[$'ScSp stats'.J11]" office:value-type="float" office:value="0" calcext:value-type="float">
            <text:p>0</text:p>
          </table:table-cell>
          <table:table-cell table:style-name="ce85" table:formula="of:=[$'ScSp stats'.L11]" office:value-type="float" office:value="0" calcext:value-type="float">
            <text:p>0</text:p>
          </table:table-cell>
          <table:table-cell table:style-name="ce85" table:formula="of:=[$'ScSp stats'.M11]" office:value-type="float" office:value="0" calcext:value-type="float">
            <text:p>0</text:p>
          </table:table-cell>
          <table:table-cell table:style-name="ce85" table:formula="of:=[$'ScSp stats'.N11]" office:value-type="float" office:value="0" calcext:value-type="float">
            <text:p>0</text:p>
          </table:table-cell>
          <table:table-cell table:formula="of:=[$'Bundle Stats'.E11]" office:value-type="float" office:value="112.559" calcext:value-type="float">
            <text:p>112.559</text:p>
          </table:table-cell>
          <table:table-cell table:formula="of:=[$'Bundle Stats'.F11]" office:value-type="float" office:value="67.4551" calcext:value-type="float">
            <text:p>67.4551</text:p>
          </table:table-cell>
          <table:table-cell table:formula="of:=[$'Bundle Stats'.G11]" office:value-type="float" office:value="48.8697" calcext:value-type="float">
            <text:p>48.8697</text:p>
          </table:table-cell>
          <table:table-cell table:formula="of:=[$'Bundle Stats'.I11]" office:value-type="float" office:value="45.72" calcext:value-type="float">
            <text:p>45.72</text:p>
          </table:table-cell>
          <table:table-cell table:formula="of:=[$'Bundle Stats'.J11]" office:value-type="float" office:value="131.144" calcext:value-type="float">
            <text:p>131.144</text:p>
          </table:table-cell>
          <table:table-cell table:formula="of:=[$'Bundle Stats'.L11]" office:value-type="float" office:value="131.144" calcext:value-type="float">
            <text:p>131.144</text:p>
          </table:table-cell>
          <table:table-cell table:formula="of:=[$'Bundle Stats'.M11]" office:value-type="float" office:value="131.144" calcext:value-type="float">
            <text:p>131.144</text:p>
          </table:table-cell>
          <table:table-cell table:formula="of:=[$'Bundle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1.txt </text:p>
          </table:table-cell>
          <table:table-cell table:style-name="ce85" table:formula="of:=[$'ScSp stats'.E12]" office:value-type="float" office:value="0" calcext:value-type="float">
            <text:p>0</text:p>
          </table:table-cell>
          <table:table-cell table:style-name="ce85" table:formula="of:=[$'ScSp stats'.F12]" office:value-type="float" office:value="0" calcext:value-type="float">
            <text:p>0</text:p>
          </table:table-cell>
          <table:table-cell table:style-name="ce85" table:formula="of:=[$'ScSp stats'.G12]" office:value-type="float" office:value="0" calcext:value-type="float">
            <text:p>0</text:p>
          </table:table-cell>
          <table:table-cell table:style-name="ce85" table:formula="of:=[$'ScSp stats'.I12]" office:value-type="float" office:value="0" calcext:value-type="float">
            <text:p>0</text:p>
          </table:table-cell>
          <table:table-cell table:style-name="ce85" table:formula="of:=[$'ScSp stats'.J12]" office:value-type="float" office:value="0" calcext:value-type="float">
            <text:p>0</text:p>
          </table:table-cell>
          <table:table-cell table:style-name="ce85" table:formula="of:=[$'ScSp stats'.L12]" office:value-type="float" office:value="0" calcext:value-type="float">
            <text:p>0</text:p>
          </table:table-cell>
          <table:table-cell table:style-name="ce85" table:formula="of:=[$'ScSp stats'.M12]" office:value-type="float" office:value="0" calcext:value-type="float">
            <text:p>0</text:p>
          </table:table-cell>
          <table:table-cell table:style-name="ce85" table:formula="of:=[$'ScSp stats'.N12]" office:value-type="float" office:value="0" calcext:value-type="float">
            <text:p>0</text:p>
          </table:table-cell>
          <table:table-cell table:formula="of:=[$'Bundle Stats'.E12]" office:value-type="float" office:value="94.5995" calcext:value-type="float">
            <text:p>94.5995</text:p>
          </table:table-cell>
          <table:table-cell table:formula="of:=[$'Bundle Stats'.F12]" office:value-type="float" office:value="59.8278" calcext:value-type="float">
            <text:p>59.8278</text:p>
          </table:table-cell>
          <table:table-cell table:formula="of:=[$'Bundle Stats'.G12]" office:value-type="float" office:value="45.7298" calcext:value-type="float">
            <text:p>45.7298</text:p>
          </table:table-cell>
          <table:table-cell table:formula="of:=[$'Bundle Stats'.I12]" office:value-type="float" office:value="34.16" calcext:value-type="float">
            <text:p>34.16</text:p>
          </table:table-cell>
          <table:table-cell table:formula="of:=[$'Bundle Stats'.J12]" office:value-type="float" office:value="108.698" calcext:value-type="float">
            <text:p>108.698</text:p>
          </table:table-cell>
          <table:table-cell table:formula="of:=[$'Bundle Stats'.L12]" office:value-type="float" office:value="108.698" calcext:value-type="float">
            <text:p>108.698</text:p>
          </table:table-cell>
          <table:table-cell table:formula="of:=[$'Bundle Stats'.M12]" office:value-type="float" office:value="108.698" calcext:value-type="float">
            <text:p>108.698</text:p>
          </table:table-cell>
          <table:table-cell table:formula="of:=[$'Bundle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2.txt </text:p>
          </table:table-cell>
          <table:table-cell table:style-name="ce85" table:formula="of:=[$'ScSp stats'.E13]" office:value-type="float" office:value="0" calcext:value-type="float">
            <text:p>0</text:p>
          </table:table-cell>
          <table:table-cell table:style-name="ce85" table:formula="of:=[$'ScSp stats'.F13]" office:value-type="float" office:value="0" calcext:value-type="float">
            <text:p>0</text:p>
          </table:table-cell>
          <table:table-cell table:style-name="ce85" table:formula="of:=[$'ScSp stats'.G13]" office:value-type="float" office:value="0" calcext:value-type="float">
            <text:p>0</text:p>
          </table:table-cell>
          <table:table-cell table:style-name="ce85" table:formula="of:=[$'ScSp stats'.I13]" office:value-type="float" office:value="0" calcext:value-type="float">
            <text:p>0</text:p>
          </table:table-cell>
          <table:table-cell table:style-name="ce85" table:formula="of:=[$'ScSp stats'.J13]" office:value-type="float" office:value="0" calcext:value-type="float">
            <text:p>0</text:p>
          </table:table-cell>
          <table:table-cell table:style-name="ce85" table:formula="of:=[$'ScSp stats'.L13]" office:value-type="float" office:value="0" calcext:value-type="float">
            <text:p>0</text:p>
          </table:table-cell>
          <table:table-cell table:style-name="ce85" table:formula="of:=[$'ScSp stats'.M13]" office:value-type="float" office:value="0" calcext:value-type="float">
            <text:p>0</text:p>
          </table:table-cell>
          <table:table-cell table:style-name="ce85" table:formula="of:=[$'ScSp stats'.N13]" office:value-type="float" office:value="0" calcext:value-type="float">
            <text:p>0</text:p>
          </table:table-cell>
          <table:table-cell table:formula="of:=[$'Bundle Stats'.E13]" office:value-type="float" office:value="83.4183" calcext:value-type="float">
            <text:p>83.4183</text:p>
          </table:table-cell>
          <table:table-cell table:formula="of:=[$'Bundle Stats'.F13]" office:value-type="float" office:value="105.774" calcext:value-type="float">
            <text:p>105.774</text:p>
          </table:table-cell>
          <table:table-cell table:formula="of:=[$'Bundle Stats'.G13]" office:value-type="float" office:value="59.2497" calcext:value-type="float">
            <text:p>59.2497</text:p>
          </table:table-cell>
          <table:table-cell table:formula="of:=[$'Bundle Stats'.I13]" office:value-type="float" office:value="43.48" calcext:value-type="float">
            <text:p>43.48</text:p>
          </table:table-cell>
          <table:table-cell table:formula="of:=[$'Bundle Stats'.J13]" office:value-type="float" office:value="129.943" calcext:value-type="float">
            <text:p>129.943</text:p>
          </table:table-cell>
          <table:table-cell table:formula="of:=[$'Bundle Stats'.L13]" office:value-type="float" office:value="129.943" calcext:value-type="float">
            <text:p>129.943</text:p>
          </table:table-cell>
          <table:table-cell table:formula="of:=[$'Bundle Stats'.M13]" office:value-type="float" office:value="129.943" calcext:value-type="float">
            <text:p>129.943</text:p>
          </table:table-cell>
          <table:table-cell table:formula="of:=[$'Bundle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3.txt </text:p>
          </table:table-cell>
          <table:table-cell table:style-name="ce85" table:formula="of:=[$'ScSp stats'.E14]" office:value-type="float" office:value="0" calcext:value-type="float">
            <text:p>0</text:p>
          </table:table-cell>
          <table:table-cell table:style-name="ce85" table:formula="of:=[$'ScSp stats'.F14]" office:value-type="float" office:value="0" calcext:value-type="float">
            <text:p>0</text:p>
          </table:table-cell>
          <table:table-cell table:style-name="ce85" table:formula="of:=[$'ScSp stats'.G14]" office:value-type="float" office:value="0" calcext:value-type="float">
            <text:p>0</text:p>
          </table:table-cell>
          <table:table-cell table:style-name="ce85" table:formula="of:=[$'ScSp stats'.I14]" office:value-type="float" office:value="0" calcext:value-type="float">
            <text:p>0</text:p>
          </table:table-cell>
          <table:table-cell table:style-name="ce85" table:formula="of:=[$'ScSp stats'.J14]" office:value-type="float" office:value="0" calcext:value-type="float">
            <text:p>0</text:p>
          </table:table-cell>
          <table:table-cell table:style-name="ce85" table:formula="of:=[$'ScSp stats'.L14]" office:value-type="float" office:value="0" calcext:value-type="float">
            <text:p>0</text:p>
          </table:table-cell>
          <table:table-cell table:style-name="ce85" table:formula="of:=[$'ScSp stats'.M14]" office:value-type="float" office:value="0" calcext:value-type="float">
            <text:p>0</text:p>
          </table:table-cell>
          <table:table-cell table:style-name="ce85" table:formula="of:=[$'ScSp stats'.N14]" office:value-type="float" office:value="0" calcext:value-type="float">
            <text:p>0</text:p>
          </table:table-cell>
          <table:table-cell table:formula="of:=[$'Bundle Stats'.E14]" office:value-type="float" office:value="95.6545" calcext:value-type="float">
            <text:p>95.6545</text:p>
          </table:table-cell>
          <table:table-cell table:formula="of:=[$'Bundle Stats'.F14]" office:value-type="float" office:value="107.8" calcext:value-type="float">
            <text:p>107.8</text:p>
          </table:table-cell>
          <table:table-cell table:formula="of:=[$'Bundle Stats'.G14]" office:value-type="float" office:value="67.113" calcext:value-type="float">
            <text:p>67.113</text:p>
          </table:table-cell>
          <table:table-cell table:formula="of:=[$'Bundle Stats'.I14]" office:value-type="float" office:value="60.9" calcext:value-type="float">
            <text:p>60.9</text:p>
          </table:table-cell>
          <table:table-cell table:formula="of:=[$'Bundle Stats'.J14]" office:value-type="float" office:value="136.342" calcext:value-type="float">
            <text:p>136.342</text:p>
          </table:table-cell>
          <table:table-cell table:formula="of:=[$'Bundle Stats'.L14]" office:value-type="float" office:value="136.342" calcext:value-type="float">
            <text:p>136.342</text:p>
          </table:table-cell>
          <table:table-cell table:formula="of:=[$'Bundle Stats'.M14]" office:value-type="float" office:value="136.342" calcext:value-type="float">
            <text:p>136.342</text:p>
          </table:table-cell>
          <table:table-cell table:formula="of:=[$'Bundle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4.txt </text:p>
          </table:table-cell>
          <table:table-cell table:style-name="ce85" table:formula="of:=[$'ScSp stats'.E15]" office:value-type="float" office:value="0" calcext:value-type="float">
            <text:p>0</text:p>
          </table:table-cell>
          <table:table-cell table:style-name="ce85" table:formula="of:=[$'ScSp stats'.F15]" office:value-type="float" office:value="0" calcext:value-type="float">
            <text:p>0</text:p>
          </table:table-cell>
          <table:table-cell table:style-name="ce85" table:formula="of:=[$'ScSp stats'.G15]" office:value-type="float" office:value="0" calcext:value-type="float">
            <text:p>0</text:p>
          </table:table-cell>
          <table:table-cell table:style-name="ce85" table:formula="of:=[$'ScSp stats'.I15]" office:value-type="float" office:value="0" calcext:value-type="float">
            <text:p>0</text:p>
          </table:table-cell>
          <table:table-cell table:style-name="ce85" table:formula="of:=[$'ScSp stats'.J15]" office:value-type="float" office:value="0" calcext:value-type="float">
            <text:p>0</text:p>
          </table:table-cell>
          <table:table-cell table:style-name="ce85" table:formula="of:=[$'ScSp stats'.L15]" office:value-type="float" office:value="0" calcext:value-type="float">
            <text:p>0</text:p>
          </table:table-cell>
          <table:table-cell table:style-name="ce85" table:formula="of:=[$'ScSp stats'.M15]" office:value-type="float" office:value="0" calcext:value-type="float">
            <text:p>0</text:p>
          </table:table-cell>
          <table:table-cell table:style-name="ce85" table:formula="of:=[$'ScSp stats'.N15]" office:value-type="float" office:value="0" calcext:value-type="float">
            <text:p>0</text:p>
          </table:table-cell>
          <table:table-cell table:formula="of:=[$'Bundle Stats'.E15]" office:value-type="float" office:value="97.4917" calcext:value-type="float">
            <text:p>97.4917</text:p>
          </table:table-cell>
          <table:table-cell table:formula="of:=[$'Bundle Stats'.F15]" office:value-type="float" office:value="71.0888" calcext:value-type="float">
            <text:p>71.0888</text:p>
          </table:table-cell>
          <table:table-cell table:formula="of:=[$'Bundle Stats'.G15]" office:value-type="float" office:value="57.0596" calcext:value-type="float">
            <text:p>57.0596</text:p>
          </table:table-cell>
          <table:table-cell table:formula="of:=[$'Bundle Stats'.I15]" office:value-type="float" office:value="306.04" calcext:value-type="float">
            <text:p>306.04</text:p>
          </table:table-cell>
          <table:table-cell table:formula="of:=[$'Bundle Stats'.J15]" office:value-type="float" office:value="111.521" calcext:value-type="float">
            <text:p>111.521</text:p>
          </table:table-cell>
          <table:table-cell table:formula="of:=[$'Bundle Stats'.L15]" office:value-type="float" office:value="111.521" calcext:value-type="float">
            <text:p>111.521</text:p>
          </table:table-cell>
          <table:table-cell table:formula="of:=[$'Bundle Stats'.M15]" office:value-type="float" office:value="111.521" calcext:value-type="float">
            <text:p>111.521</text:p>
          </table:table-cell>
          <table:table-cell table:formula="of:=[$'Bundle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5.txt </text:p>
          </table:table-cell>
          <table:table-cell table:style-name="ce85" table:formula="of:=[$'ScSp stats'.E16]" office:value-type="float" office:value="0" calcext:value-type="float">
            <text:p>0</text:p>
          </table:table-cell>
          <table:table-cell table:style-name="ce85" table:formula="of:=[$'ScSp stats'.F16]" office:value-type="float" office:value="0" calcext:value-type="float">
            <text:p>0</text:p>
          </table:table-cell>
          <table:table-cell table:style-name="ce85" table:formula="of:=[$'ScSp stats'.G16]" office:value-type="float" office:value="0" calcext:value-type="float">
            <text:p>0</text:p>
          </table:table-cell>
          <table:table-cell table:style-name="ce85" table:formula="of:=[$'ScSp stats'.I16]" office:value-type="float" office:value="0" calcext:value-type="float">
            <text:p>0</text:p>
          </table:table-cell>
          <table:table-cell table:style-name="ce85" table:formula="of:=[$'ScSp stats'.J16]" office:value-type="float" office:value="0" calcext:value-type="float">
            <text:p>0</text:p>
          </table:table-cell>
          <table:table-cell table:style-name="ce85" table:formula="of:=[$'ScSp stats'.L16]" office:value-type="float" office:value="0" calcext:value-type="float">
            <text:p>0</text:p>
          </table:table-cell>
          <table:table-cell table:style-name="ce85" table:formula="of:=[$'ScSp stats'.M16]" office:value-type="float" office:value="0" calcext:value-type="float">
            <text:p>0</text:p>
          </table:table-cell>
          <table:table-cell table:style-name="ce85" table:formula="of:=[$'ScSp stats'.N16]" office:value-type="float" office:value="0" calcext:value-type="float">
            <text:p>0</text:p>
          </table:table-cell>
          <table:table-cell table:formula="of:=[$'Bundle Stats'.E16]" office:value-type="float" office:value="78.2583" calcext:value-type="float">
            <text:p>78.2583</text:p>
          </table:table-cell>
          <table:table-cell table:formula="of:=[$'Bundle Stats'.F16]" office:value-type="float" office:value="134.546" calcext:value-type="float">
            <text:p>134.546</text:p>
          </table:table-cell>
          <table:table-cell table:formula="of:=[$'Bundle Stats'.G16]" office:value-type="float" office:value="99.1734" calcext:value-type="float">
            <text:p>99.1734</text:p>
          </table:table-cell>
          <table:table-cell table:formula="of:=[$'Bundle Stats'.I16]" office:value-type="float" office:value="46.18" calcext:value-type="float">
            <text:p>46.18</text:p>
          </table:table-cell>
          <table:table-cell table:formula="of:=[$'Bundle Stats'.J16]" office:value-type="float" office:value="113.631" calcext:value-type="float">
            <text:p>113.631</text:p>
          </table:table-cell>
          <table:table-cell table:formula="of:=[$'Bundle Stats'.L16]" office:value-type="float" office:value="113.631" calcext:value-type="float">
            <text:p>113.631</text:p>
          </table:table-cell>
          <table:table-cell table:formula="of:=[$'Bundle Stats'.M16]" office:value-type="float" office:value="113.631" calcext:value-type="float">
            <text:p>113.631</text:p>
          </table:table-cell>
          <table:table-cell table:formula="of:=[$'Bundle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1.txt </text:p>
          </table:table-cell>
          <table:table-cell table:style-name="ce85" table:formula="of:=[$'ScSp stats'.E17]" office:value-type="float" office:value="0" calcext:value-type="float">
            <text:p>0</text:p>
          </table:table-cell>
          <table:table-cell table:style-name="ce85" table:formula="of:=[$'ScSp stats'.F17]" office:value-type="float" office:value="0" calcext:value-type="float">
            <text:p>0</text:p>
          </table:table-cell>
          <table:table-cell table:style-name="ce85" table:formula="of:=[$'ScSp stats'.G17]" office:value-type="float" office:value="0" calcext:value-type="float">
            <text:p>0</text:p>
          </table:table-cell>
          <table:table-cell table:style-name="ce85" table:formula="of:=[$'ScSp stats'.I17]" office:value-type="float" office:value="0" calcext:value-type="float">
            <text:p>0</text:p>
          </table:table-cell>
          <table:table-cell table:style-name="ce85" table:formula="of:=[$'ScSp stats'.J17]" office:value-type="float" office:value="0" calcext:value-type="float">
            <text:p>0</text:p>
          </table:table-cell>
          <table:table-cell table:style-name="ce85" table:formula="of:=[$'ScSp stats'.L17]" office:value-type="float" office:value="0" calcext:value-type="float">
            <text:p>0</text:p>
          </table:table-cell>
          <table:table-cell table:style-name="ce85" table:formula="of:=[$'ScSp stats'.M17]" office:value-type="float" office:value="0" calcext:value-type="float">
            <text:p>0</text:p>
          </table:table-cell>
          <table:table-cell table:style-name="ce85" table:formula="of:=[$'ScSp stats'.N17]" office:value-type="float" office:value="0" calcext:value-type="float">
            <text:p>0</text:p>
          </table:table-cell>
          <table:table-cell table:formula="of:=[$'Bundle Stats'.E17]" office:value-type="float" office:value="126.888" calcext:value-type="float">
            <text:p>126.888</text:p>
          </table:table-cell>
          <table:table-cell table:formula="of:=[$'Bundle Stats'.F17]" office:value-type="float" office:value="66.6307" calcext:value-type="float">
            <text:p>66.6307</text:p>
          </table:table-cell>
          <table:table-cell table:formula="of:=[$'Bundle Stats'.G17]" office:value-type="float" office:value="58.589" calcext:value-type="float">
            <text:p>58.589</text:p>
          </table:table-cell>
          <table:table-cell table:formula="of:=[$'Bundle Stats'.I17]" office:value-type="float" office:value="232.63" calcext:value-type="float">
            <text:p>232.63</text:p>
          </table:table-cell>
          <table:table-cell table:formula="of:=[$'Bundle Stats'.J17]" office:value-type="float" office:value="134.929" calcext:value-type="float">
            <text:p>134.929</text:p>
          </table:table-cell>
          <table:table-cell table:formula="of:=[$'Bundle Stats'.L17]" office:value-type="float" office:value="134.929" calcext:value-type="float">
            <text:p>134.929</text:p>
          </table:table-cell>
          <table:table-cell table:formula="of:=[$'Bundle Stats'.M17]" office:value-type="float" office:value="134.929" calcext:value-type="float">
            <text:p>134.929</text:p>
          </table:table-cell>
          <table:table-cell table:formula="of:=[$'Bundle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2.txt </text:p>
          </table:table-cell>
          <table:table-cell table:style-name="ce85" table:formula="of:=[$'ScSp stats'.E18]" office:value-type="float" office:value="0" calcext:value-type="float">
            <text:p>0</text:p>
          </table:table-cell>
          <table:table-cell table:style-name="ce85" table:formula="of:=[$'ScSp stats'.F18]" office:value-type="float" office:value="0" calcext:value-type="float">
            <text:p>0</text:p>
          </table:table-cell>
          <table:table-cell table:style-name="ce85" table:formula="of:=[$'ScSp stats'.G18]" office:value-type="float" office:value="0" calcext:value-type="float">
            <text:p>0</text:p>
          </table:table-cell>
          <table:table-cell table:style-name="ce85" table:formula="of:=[$'ScSp stats'.I18]" office:value-type="float" office:value="0" calcext:value-type="float">
            <text:p>0</text:p>
          </table:table-cell>
          <table:table-cell table:style-name="ce85" table:formula="of:=[$'ScSp stats'.J18]" office:value-type="float" office:value="0" calcext:value-type="float">
            <text:p>0</text:p>
          </table:table-cell>
          <table:table-cell table:style-name="ce85" table:formula="of:=[$'ScSp stats'.L18]" office:value-type="float" office:value="0" calcext:value-type="float">
            <text:p>0</text:p>
          </table:table-cell>
          <table:table-cell table:style-name="ce85" table:formula="of:=[$'ScSp stats'.M18]" office:value-type="float" office:value="0" calcext:value-type="float">
            <text:p>0</text:p>
          </table:table-cell>
          <table:table-cell table:style-name="ce85" table:formula="of:=[$'ScSp stats'.N18]" office:value-type="float" office:value="0" calcext:value-type="float">
            <text:p>0</text:p>
          </table:table-cell>
          <table:table-cell table:formula="of:=[$'Bundle Stats'.E18]" office:value-type="float" office:value="106.98" calcext:value-type="float">
            <text:p>106.98</text:p>
          </table:table-cell>
          <table:table-cell table:formula="of:=[$'Bundle Stats'.F18]" office:value-type="float" office:value="72.9997" calcext:value-type="float">
            <text:p>72.9997</text:p>
          </table:table-cell>
          <table:table-cell table:formula="of:=[$'Bundle Stats'.G18]" office:value-type="float" office:value="60.1496" calcext:value-type="float">
            <text:p>60.1496</text:p>
          </table:table-cell>
          <table:table-cell table:formula="of:=[$'Bundle Stats'.I18]" office:value-type="float" office:value="26.48" calcext:value-type="float">
            <text:p>26.48</text:p>
          </table:table-cell>
          <table:table-cell table:formula="of:=[$'Bundle Stats'.J18]" office:value-type="float" office:value="119.83" calcext:value-type="float">
            <text:p>119.83</text:p>
          </table:table-cell>
          <table:table-cell table:formula="of:=[$'Bundle Stats'.L18]" office:value-type="float" office:value="119.83" calcext:value-type="float">
            <text:p>119.83</text:p>
          </table:table-cell>
          <table:table-cell table:formula="of:=[$'Bundle Stats'.M18]" office:value-type="float" office:value="119.83" calcext:value-type="float">
            <text:p>119.83</text:p>
          </table:table-cell>
          <table:table-cell table:formula="of:=[$'Bundle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3.txt </text:p>
          </table:table-cell>
          <table:table-cell table:style-name="ce85" table:formula="of:=[$'ScSp stats'.E19]" office:value-type="float" office:value="0" calcext:value-type="float">
            <text:p>0</text:p>
          </table:table-cell>
          <table:table-cell table:style-name="ce85" table:formula="of:=[$'ScSp stats'.F19]" office:value-type="float" office:value="0" calcext:value-type="float">
            <text:p>0</text:p>
          </table:table-cell>
          <table:table-cell table:style-name="ce85" table:formula="of:=[$'ScSp stats'.G19]" office:value-type="float" office:value="0" calcext:value-type="float">
            <text:p>0</text:p>
          </table:table-cell>
          <table:table-cell table:style-name="ce85" table:formula="of:=[$'ScSp stats'.I19]" office:value-type="float" office:value="0" calcext:value-type="float">
            <text:p>0</text:p>
          </table:table-cell>
          <table:table-cell table:style-name="ce85" table:formula="of:=[$'ScSp stats'.J19]" office:value-type="float" office:value="0" calcext:value-type="float">
            <text:p>0</text:p>
          </table:table-cell>
          <table:table-cell table:style-name="ce85" table:formula="of:=[$'ScSp stats'.L19]" office:value-type="float" office:value="0" calcext:value-type="float">
            <text:p>0</text:p>
          </table:table-cell>
          <table:table-cell table:style-name="ce85" table:formula="of:=[$'ScSp stats'.M19]" office:value-type="float" office:value="0" calcext:value-type="float">
            <text:p>0</text:p>
          </table:table-cell>
          <table:table-cell table:style-name="ce85" table:formula="of:=[$'ScSp stats'.N19]" office:value-type="float" office:value="0" calcext:value-type="float">
            <text:p>0</text:p>
          </table:table-cell>
          <table:table-cell table:formula="of:=[$'Bundle Stats'.E19]" office:value-type="float" office:value="136.26" calcext:value-type="float">
            <text:p>136.26</text:p>
          </table:table-cell>
          <table:table-cell table:formula="of:=[$'Bundle Stats'.F19]" office:value-type="float" office:value="48.8069" calcext:value-type="float">
            <text:p>48.8069</text:p>
          </table:table-cell>
          <table:table-cell table:formula="of:=[$'Bundle Stats'.G19]" office:value-type="float" office:value="50.4249" calcext:value-type="float">
            <text:p>50.4249</text:p>
          </table:table-cell>
          <table:table-cell table:formula="of:=[$'Bundle Stats'.I19]" office:value-type="float" office:value="239.28" calcext:value-type="float">
            <text:p>239.28</text:p>
          </table:table-cell>
          <table:table-cell table:formula="of:=[$'Bundle Stats'.J19]" office:value-type="float" office:value="134.642" calcext:value-type="float">
            <text:p>134.642</text:p>
          </table:table-cell>
          <table:table-cell table:formula="of:=[$'Bundle Stats'.L19]" office:value-type="float" office:value="134.642" calcext:value-type="float">
            <text:p>134.642</text:p>
          </table:table-cell>
          <table:table-cell table:formula="of:=[$'Bundle Stats'.M19]" office:value-type="float" office:value="134.642" calcext:value-type="float">
            <text:p>134.642</text:p>
          </table:table-cell>
          <table:table-cell table:formula="of:=[$'Bundle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4.txt </text:p>
          </table:table-cell>
          <table:table-cell table:style-name="ce85" table:formula="of:=[$'ScSp stats'.E20]" office:value-type="float" office:value="0" calcext:value-type="float">
            <text:p>0</text:p>
          </table:table-cell>
          <table:table-cell table:style-name="ce85" table:formula="of:=[$'ScSp stats'.F20]" office:value-type="float" office:value="0" calcext:value-type="float">
            <text:p>0</text:p>
          </table:table-cell>
          <table:table-cell table:style-name="ce85" table:formula="of:=[$'ScSp stats'.G20]" office:value-type="float" office:value="0" calcext:value-type="float">
            <text:p>0</text:p>
          </table:table-cell>
          <table:table-cell table:style-name="ce85" table:formula="of:=[$'ScSp stats'.I20]" office:value-type="float" office:value="0" calcext:value-type="float">
            <text:p>0</text:p>
          </table:table-cell>
          <table:table-cell table:style-name="ce85" table:formula="of:=[$'ScSp stats'.J20]" office:value-type="float" office:value="0" calcext:value-type="float">
            <text:p>0</text:p>
          </table:table-cell>
          <table:table-cell table:style-name="ce85" table:formula="of:=[$'ScSp stats'.L20]" office:value-type="float" office:value="0" calcext:value-type="float">
            <text:p>0</text:p>
          </table:table-cell>
          <table:table-cell table:style-name="ce85" table:formula="of:=[$'ScSp stats'.M20]" office:value-type="float" office:value="0" calcext:value-type="float">
            <text:p>0</text:p>
          </table:table-cell>
          <table:table-cell table:style-name="ce85" table:formula="of:=[$'ScSp stats'.N20]" office:value-type="float" office:value="0" calcext:value-type="float">
            <text:p>0</text:p>
          </table:table-cell>
          <table:table-cell table:formula="of:=[$'Bundle Stats'.E20]" office:value-type="float" office:value="121.895" calcext:value-type="float">
            <text:p>121.895</text:p>
          </table:table-cell>
          <table:table-cell table:formula="of:=[$'Bundle Stats'.F20]" office:value-type="float" office:value="69.7672" calcext:value-type="float">
            <text:p>69.7672</text:p>
          </table:table-cell>
          <table:table-cell table:formula="of:=[$'Bundle Stats'.G20]" office:value-type="float" office:value="52.3727" calcext:value-type="float">
            <text:p>52.3727</text:p>
          </table:table-cell>
          <table:table-cell table:formula="of:=[$'Bundle Stats'.I20]" office:value-type="float" office:value="143.25" calcext:value-type="float">
            <text:p>143.25</text:p>
          </table:table-cell>
          <table:table-cell table:formula="of:=[$'Bundle Stats'.J20]" office:value-type="float" office:value="139.29" calcext:value-type="float">
            <text:p>139.29</text:p>
          </table:table-cell>
          <table:table-cell table:formula="of:=[$'Bundle Stats'.L20]" office:value-type="float" office:value="139.29" calcext:value-type="float">
            <text:p>139.29</text:p>
          </table:table-cell>
          <table:table-cell table:formula="of:=[$'Bundle Stats'.M20]" office:value-type="float" office:value="139.29" calcext:value-type="float">
            <text:p>139.29</text:p>
          </table:table-cell>
          <table:table-cell table:formula="of:=[$'Bundle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5.txt </text:p>
          </table:table-cell>
          <table:table-cell table:style-name="ce85" table:formula="of:=[$'ScSp stats'.E21]" office:value-type="float" office:value="0" calcext:value-type="float">
            <text:p>0</text:p>
          </table:table-cell>
          <table:table-cell table:style-name="ce85" table:formula="of:=[$'ScSp stats'.F21]" office:value-type="float" office:value="0" calcext:value-type="float">
            <text:p>0</text:p>
          </table:table-cell>
          <table:table-cell table:style-name="ce85" table:formula="of:=[$'ScSp stats'.G21]" office:value-type="float" office:value="0" calcext:value-type="float">
            <text:p>0</text:p>
          </table:table-cell>
          <table:table-cell table:style-name="ce85" table:formula="of:=[$'ScSp stats'.I21]" office:value-type="float" office:value="0" calcext:value-type="float">
            <text:p>0</text:p>
          </table:table-cell>
          <table:table-cell table:style-name="ce85" table:formula="of:=[$'ScSp stats'.J21]" office:value-type="float" office:value="0" calcext:value-type="float">
            <text:p>0</text:p>
          </table:table-cell>
          <table:table-cell table:style-name="ce85" table:formula="of:=[$'ScSp stats'.L21]" office:value-type="float" office:value="0" calcext:value-type="float">
            <text:p>0</text:p>
          </table:table-cell>
          <table:table-cell table:style-name="ce85" table:formula="of:=[$'ScSp stats'.M21]" office:value-type="float" office:value="0" calcext:value-type="float">
            <text:p>0</text:p>
          </table:table-cell>
          <table:table-cell table:style-name="ce85" table:formula="of:=[$'ScSp stats'.N21]" office:value-type="float" office:value="0" calcext:value-type="float">
            <text:p>0</text:p>
          </table:table-cell>
          <table:table-cell table:formula="of:=[$'Bundle Stats'.E21]" office:value-type="float" office:value="165.228" calcext:value-type="float">
            <text:p>165.228</text:p>
          </table:table-cell>
          <table:table-cell table:formula="of:=[$'Bundle Stats'.F21]" office:value-type="float" office:value="69.1765" calcext:value-type="float">
            <text:p>69.1765</text:p>
          </table:table-cell>
          <table:table-cell table:formula="of:=[$'Bundle Stats'.G21]" office:value-type="float" office:value="69.091" calcext:value-type="float">
            <text:p>69.091</text:p>
          </table:table-cell>
          <table:table-cell table:formula="of:=[$'Bundle Stats'.I21]" office:value-type="float" office:value="121.14" calcext:value-type="float">
            <text:p>121.14</text:p>
          </table:table-cell>
          <table:table-cell table:formula="of:=[$'Bundle Stats'.J21]" office:value-type="float" office:value="165.314" calcext:value-type="float">
            <text:p>165.314</text:p>
          </table:table-cell>
          <table:table-cell table:formula="of:=[$'Bundle Stats'.L21]" office:value-type="float" office:value="165.314" calcext:value-type="float">
            <text:p>165.314</text:p>
          </table:table-cell>
          <table:table-cell table:formula="of:=[$'Bundle Stats'.M21]" office:value-type="float" office:value="165.323" calcext:value-type="float">
            <text:p>165.323</text:p>
          </table:table-cell>
          <table:table-cell table:formula="of:=[$'Bundle Stats'.N21]" office:value-type="float" office:value="0.00544389" calcext:value-type="float">
            <text:p>0.00544389</text:p>
          </table:table-cell>
        </table:table-row>
        <table:table-row table:style-name="ro1">
          <table:table-cell office:value-type="string" calcext:value-type="string">
            <text:p>sfsarp-25-20-1.txt </text:p>
          </table:table-cell>
          <table:table-cell table:style-name="ce85" table:formula="of:=[$'ScSp stats'.E22]" office:value-type="float" office:value="0" calcext:value-type="float">
            <text:p>0</text:p>
          </table:table-cell>
          <table:table-cell table:style-name="ce85" table:formula="of:=[$'ScSp stats'.F22]" office:value-type="float" office:value="0" calcext:value-type="float">
            <text:p>0</text:p>
          </table:table-cell>
          <table:table-cell table:style-name="ce85" table:formula="of:=[$'ScSp stats'.G22]" office:value-type="float" office:value="0" calcext:value-type="float">
            <text:p>0</text:p>
          </table:table-cell>
          <table:table-cell table:style-name="ce85" table:formula="of:=[$'ScSp stats'.I22]" office:value-type="float" office:value="0" calcext:value-type="float">
            <text:p>0</text:p>
          </table:table-cell>
          <table:table-cell table:style-name="ce85" table:formula="of:=[$'ScSp stats'.J22]" office:value-type="float" office:value="0" calcext:value-type="float">
            <text:p>0</text:p>
          </table:table-cell>
          <table:table-cell table:style-name="ce85" table:formula="of:=[$'ScSp stats'.L22]" office:value-type="float" office:value="0" calcext:value-type="float">
            <text:p>0</text:p>
          </table:table-cell>
          <table:table-cell table:style-name="ce85" table:formula="of:=[$'ScSp stats'.M22]" office:value-type="float" office:value="0" calcext:value-type="float">
            <text:p>0</text:p>
          </table:table-cell>
          <table:table-cell table:style-name="ce85" table:formula="of:=[$'ScSp stats'.N22]" office:value-type="float" office:value="0" calcext:value-type="float">
            <text:p>0</text:p>
          </table:table-cell>
          <table:table-cell table:formula="of:=[$'Bundle Stats'.E22]" office:value-type="float" office:value="114.731" calcext:value-type="float">
            <text:p>114.731</text:p>
          </table:table-cell>
          <table:table-cell table:formula="of:=[$'Bundle Stats'.F22]" office:value-type="float" office:value="90.0102" calcext:value-type="float">
            <text:p>90.0102</text:p>
          </table:table-cell>
          <table:table-cell table:formula="of:=[$'Bundle Stats'.G22]" office:value-type="float" office:value="72.1516" calcext:value-type="float">
            <text:p>72.1516</text:p>
          </table:table-cell>
          <table:table-cell table:formula="of:=[$'Bundle Stats'.I22]" office:value-type="float" office:value="91.71" calcext:value-type="float">
            <text:p>91.71</text:p>
          </table:table-cell>
          <table:table-cell table:formula="of:=[$'Bundle Stats'.J22]" office:value-type="float" office:value="132.59" calcext:value-type="float">
            <text:p>132.59</text:p>
          </table:table-cell>
          <table:table-cell table:formula="of:=[$'Bundle Stats'.L22]" office:value-type="float" office:value="132.59" calcext:value-type="float">
            <text:p>132.59</text:p>
          </table:table-cell>
          <table:table-cell table:formula="of:=[$'Bundle Stats'.M22]" office:value-type="float" office:value="132.59" calcext:value-type="float">
            <text:p>132.59</text:p>
          </table:table-cell>
          <table:table-cell table:formula="of:=[$'Bundle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2.txt </text:p>
          </table:table-cell>
          <table:table-cell table:style-name="ce85" table:formula="of:=[$'ScSp stats'.E23]" office:value-type="float" office:value="0" calcext:value-type="float">
            <text:p>0</text:p>
          </table:table-cell>
          <table:table-cell table:style-name="ce85" table:formula="of:=[$'ScSp stats'.F23]" office:value-type="float" office:value="0" calcext:value-type="float">
            <text:p>0</text:p>
          </table:table-cell>
          <table:table-cell table:style-name="ce85" table:formula="of:=[$'ScSp stats'.G23]" office:value-type="float" office:value="0" calcext:value-type="float">
            <text:p>0</text:p>
          </table:table-cell>
          <table:table-cell table:style-name="ce85" table:formula="of:=[$'ScSp stats'.I23]" office:value-type="float" office:value="0" calcext:value-type="float">
            <text:p>0</text:p>
          </table:table-cell>
          <table:table-cell table:style-name="ce85" table:formula="of:=[$'ScSp stats'.J23]" office:value-type="float" office:value="0" calcext:value-type="float">
            <text:p>0</text:p>
          </table:table-cell>
          <table:table-cell table:style-name="ce85" table:formula="of:=[$'ScSp stats'.L23]" office:value-type="float" office:value="0" calcext:value-type="float">
            <text:p>0</text:p>
          </table:table-cell>
          <table:table-cell table:style-name="ce85" table:formula="of:=[$'ScSp stats'.M23]" office:value-type="float" office:value="0" calcext:value-type="float">
            <text:p>0</text:p>
          </table:table-cell>
          <table:table-cell table:style-name="ce85" table:formula="of:=[$'ScSp stats'.N23]" office:value-type="float" office:value="0" calcext:value-type="float">
            <text:p>0</text:p>
          </table:table-cell>
          <table:table-cell table:formula="of:=[$'Bundle Stats'.E23]" office:value-type="float" office:value="117.778" calcext:value-type="float">
            <text:p>117.778</text:p>
          </table:table-cell>
          <table:table-cell table:formula="of:=[$'Bundle Stats'.F23]" office:value-type="float" office:value="91.6211" calcext:value-type="float">
            <text:p>91.6211</text:p>
          </table:table-cell>
          <table:table-cell table:formula="of:=[$'Bundle Stats'.G23]" office:value-type="float" office:value="91.1279" calcext:value-type="float">
            <text:p>91.1279</text:p>
          </table:table-cell>
          <table:table-cell table:formula="of:=[$'Bundle Stats'.I23]" office:value-type="float" office:value="97.58" calcext:value-type="float">
            <text:p>97.58</text:p>
          </table:table-cell>
          <table:table-cell table:formula="of:=[$'Bundle Stats'.J23]" office:value-type="float" office:value="118.271" calcext:value-type="float">
            <text:p>118.271</text:p>
          </table:table-cell>
          <table:table-cell table:formula="of:=[$'Bundle Stats'.L23]" office:value-type="float" office:value="118.271" calcext:value-type="float">
            <text:p>118.271</text:p>
          </table:table-cell>
          <table:table-cell table:formula="of:=[$'Bundle Stats'.M23]" office:value-type="float" office:value="118.271" calcext:value-type="float">
            <text:p>118.271</text:p>
          </table:table-cell>
          <table:table-cell table:formula="of:=[$'Bundle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3.txt </text:p>
          </table:table-cell>
          <table:table-cell table:style-name="ce85" table:formula="of:=[$'ScSp stats'.E24]" office:value-type="float" office:value="0" calcext:value-type="float">
            <text:p>0</text:p>
          </table:table-cell>
          <table:table-cell table:style-name="ce85" table:formula="of:=[$'ScSp stats'.F24]" office:value-type="float" office:value="0" calcext:value-type="float">
            <text:p>0</text:p>
          </table:table-cell>
          <table:table-cell table:style-name="ce85" table:formula="of:=[$'ScSp stats'.G24]" office:value-type="float" office:value="0" calcext:value-type="float">
            <text:p>0</text:p>
          </table:table-cell>
          <table:table-cell table:style-name="ce85" table:formula="of:=[$'ScSp stats'.I24]" office:value-type="float" office:value="0" calcext:value-type="float">
            <text:p>0</text:p>
          </table:table-cell>
          <table:table-cell table:style-name="ce85" table:formula="of:=[$'ScSp stats'.J24]" office:value-type="float" office:value="0" calcext:value-type="float">
            <text:p>0</text:p>
          </table:table-cell>
          <table:table-cell table:style-name="ce85" table:formula="of:=[$'ScSp stats'.L24]" office:value-type="float" office:value="0" calcext:value-type="float">
            <text:p>0</text:p>
          </table:table-cell>
          <table:table-cell table:style-name="ce85" table:formula="of:=[$'ScSp stats'.M24]" office:value-type="float" office:value="0" calcext:value-type="float">
            <text:p>0</text:p>
          </table:table-cell>
          <table:table-cell table:style-name="ce85" table:formula="of:=[$'ScSp stats'.N24]" office:value-type="float" office:value="0" calcext:value-type="float">
            <text:p>0</text:p>
          </table:table-cell>
          <table:table-cell table:formula="of:=[$'Bundle Stats'.E24]" office:value-type="float" office:value="147.817" calcext:value-type="float">
            <text:p>147.817</text:p>
          </table:table-cell>
          <table:table-cell table:formula="of:=[$'Bundle Stats'.F24]" office:value-type="float" office:value="87.3449" calcext:value-type="float">
            <text:p>87.3449</text:p>
          </table:table-cell>
          <table:table-cell table:formula="of:=[$'Bundle Stats'.G24]" office:value-type="float" office:value="58.9776" calcext:value-type="float">
            <text:p>58.9776</text:p>
          </table:table-cell>
          <table:table-cell table:formula="of:=[$'Bundle Stats'.I24]" office:value-type="float" office:value="118.06" calcext:value-type="float">
            <text:p>118.06</text:p>
          </table:table-cell>
          <table:table-cell table:formula="of:=[$'Bundle Stats'.J24]" office:value-type="float" office:value="176.185" calcext:value-type="float">
            <text:p>176.185</text:p>
          </table:table-cell>
          <table:table-cell table:formula="of:=[$'Bundle Stats'.L24]" office:value-type="float" office:value="176.185" calcext:value-type="float">
            <text:p>176.185</text:p>
          </table:table-cell>
          <table:table-cell table:formula="of:=[$'Bundle Stats'.M24]" office:value-type="float" office:value="176.185" calcext:value-type="float">
            <text:p>176.185</text:p>
          </table:table-cell>
          <table:table-cell table:formula="of:=[$'Bundle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4.txt </text:p>
          </table:table-cell>
          <table:table-cell table:style-name="ce85" table:formula="of:=[$'ScSp stats'.E25]" office:value-type="float" office:value="0" calcext:value-type="float">
            <text:p>0</text:p>
          </table:table-cell>
          <table:table-cell table:style-name="ce85" table:formula="of:=[$'ScSp stats'.F25]" office:value-type="float" office:value="0" calcext:value-type="float">
            <text:p>0</text:p>
          </table:table-cell>
          <table:table-cell table:style-name="ce85" table:formula="of:=[$'ScSp stats'.G25]" office:value-type="float" office:value="0" calcext:value-type="float">
            <text:p>0</text:p>
          </table:table-cell>
          <table:table-cell table:style-name="ce85" table:formula="of:=[$'ScSp stats'.I25]" office:value-type="float" office:value="0" calcext:value-type="float">
            <text:p>0</text:p>
          </table:table-cell>
          <table:table-cell table:style-name="ce85" table:formula="of:=[$'ScSp stats'.J25]" office:value-type="float" office:value="0" calcext:value-type="float">
            <text:p>0</text:p>
          </table:table-cell>
          <table:table-cell table:style-name="ce85" table:formula="of:=[$'ScSp stats'.L25]" office:value-type="float" office:value="0" calcext:value-type="float">
            <text:p>0</text:p>
          </table:table-cell>
          <table:table-cell table:style-name="ce85" table:formula="of:=[$'ScSp stats'.M25]" office:value-type="float" office:value="0" calcext:value-type="float">
            <text:p>0</text:p>
          </table:table-cell>
          <table:table-cell table:style-name="ce85" table:formula="of:=[$'ScSp stats'.N25]" office:value-type="float" office:value="0" calcext:value-type="float">
            <text:p>0</text:p>
          </table:table-cell>
          <table:table-cell table:formula="of:=[$'Bundle Stats'.E25]" office:value-type="float" office:value="132.78" calcext:value-type="float">
            <text:p>132.78</text:p>
          </table:table-cell>
          <table:table-cell table:formula="of:=[$'Bundle Stats'.F25]" office:value-type="float" office:value="77.459" calcext:value-type="float">
            <text:p>77.459</text:p>
          </table:table-cell>
          <table:table-cell table:formula="of:=[$'Bundle Stats'.G25]" office:value-type="float" office:value="54.0578" calcext:value-type="float">
            <text:p>54.0578</text:p>
          </table:table-cell>
          <table:table-cell table:formula="of:=[$'Bundle Stats'.I25]" office:value-type="float" office:value="449.05" calcext:value-type="float">
            <text:p>449.05</text:p>
          </table:table-cell>
          <table:table-cell table:formula="of:=[$'Bundle Stats'.J25]" office:value-type="float" office:value="156.181" calcext:value-type="float">
            <text:p>156.181</text:p>
          </table:table-cell>
          <table:table-cell table:formula="of:=[$'Bundle Stats'.L25]" office:value-type="float" office:value="156.181" calcext:value-type="float">
            <text:p>156.181</text:p>
          </table:table-cell>
          <table:table-cell table:formula="of:=[$'Bundle Stats'.M25]" office:value-type="float" office:value="156.196" calcext:value-type="float">
            <text:p>156.196</text:p>
          </table:table-cell>
          <table:table-cell table:formula="of:=[$'Bundle Stats'.N25]" office:value-type="float" office:value="0.00960332" calcext:value-type="float">
            <text:p>0.00960332</text:p>
          </table:table-cell>
        </table:table-row>
        <table:table-row table:style-name="ro1">
          <table:table-cell office:value-type="string" calcext:value-type="string">
            <text:p>sfsarp-25-20-5.txt </text:p>
          </table:table-cell>
          <table:table-cell table:style-name="ce85" table:formula="of:=[$'ScSp stats'.E26]" office:value-type="float" office:value="0" calcext:value-type="float">
            <text:p>0</text:p>
          </table:table-cell>
          <table:table-cell table:style-name="ce85" table:formula="of:=[$'ScSp stats'.F26]" office:value-type="float" office:value="0" calcext:value-type="float">
            <text:p>0</text:p>
          </table:table-cell>
          <table:table-cell table:style-name="ce85" table:formula="of:=[$'ScSp stats'.G26]" office:value-type="float" office:value="0" calcext:value-type="float">
            <text:p>0</text:p>
          </table:table-cell>
          <table:table-cell table:style-name="ce85" table:formula="of:=[$'ScSp stats'.I26]" office:value-type="float" office:value="0" calcext:value-type="float">
            <text:p>0</text:p>
          </table:table-cell>
          <table:table-cell table:style-name="ce85" table:formula="of:=[$'ScSp stats'.J26]" office:value-type="float" office:value="0" calcext:value-type="float">
            <text:p>0</text:p>
          </table:table-cell>
          <table:table-cell table:style-name="ce85" table:formula="of:=[$'ScSp stats'.L26]" office:value-type="float" office:value="0" calcext:value-type="float">
            <text:p>0</text:p>
          </table:table-cell>
          <table:table-cell table:style-name="ce85" table:formula="of:=[$'ScSp stats'.M26]" office:value-type="float" office:value="0" calcext:value-type="float">
            <text:p>0</text:p>
          </table:table-cell>
          <table:table-cell table:style-name="ce85" table:formula="of:=[$'ScSp stats'.N26]" office:value-type="float" office:value="0" calcext:value-type="float">
            <text:p>0</text:p>
          </table:table-cell>
          <table:table-cell table:formula="of:=[$'Bundle Stats'.E26]" office:value-type="float" office:value="113.307" calcext:value-type="float">
            <text:p>113.307</text:p>
          </table:table-cell>
          <table:table-cell table:formula="of:=[$'Bundle Stats'.F26]" office:value-type="float" office:value="65.5653" calcext:value-type="float">
            <text:p>65.5653</text:p>
          </table:table-cell>
          <table:table-cell table:formula="of:=[$'Bundle Stats'.G26]" office:value-type="float" office:value="37.9618" calcext:value-type="float">
            <text:p>37.9618</text:p>
          </table:table-cell>
          <table:table-cell table:formula="of:=[$'Bundle Stats'.I26]" office:value-type="float" office:value="68.09" calcext:value-type="float">
            <text:p>68.09</text:p>
          </table:table-cell>
          <table:table-cell table:formula="of:=[$'Bundle Stats'.J26]" office:value-type="float" office:value="140.91" calcext:value-type="float">
            <text:p>140.91</text:p>
          </table:table-cell>
          <table:table-cell table:formula="of:=[$'Bundle Stats'.L26]" office:value-type="float" office:value="140.91" calcext:value-type="float">
            <text:p>140.91</text:p>
          </table:table-cell>
          <table:table-cell table:formula="of:=[$'Bundle Stats'.M26]" office:value-type="float" office:value="140.91" calcext:value-type="float">
            <text:p>140.91</text:p>
          </table:table-cell>
          <table:table-cell table:formula="of:=[$'Bundle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1.txt </text:p>
          </table:table-cell>
          <table:table-cell table:style-name="ce85" table:formula="of:=[$'ScSp stats'.E27]" office:value-type="float" office:value="0" calcext:value-type="float">
            <text:p>0</text:p>
          </table:table-cell>
          <table:table-cell table:style-name="ce85" table:formula="of:=[$'ScSp stats'.F27]" office:value-type="float" office:value="0" calcext:value-type="float">
            <text:p>0</text:p>
          </table:table-cell>
          <table:table-cell table:style-name="ce85" table:formula="of:=[$'ScSp stats'.G27]" office:value-type="float" office:value="0" calcext:value-type="float">
            <text:p>0</text:p>
          </table:table-cell>
          <table:table-cell table:style-name="ce85" table:formula="of:=[$'ScSp stats'.I27]" office:value-type="float" office:value="0" calcext:value-type="float">
            <text:p>0</text:p>
          </table:table-cell>
          <table:table-cell table:style-name="ce85" table:formula="of:=[$'ScSp stats'.J27]" office:value-type="float" office:value="0" calcext:value-type="float">
            <text:p>0</text:p>
          </table:table-cell>
          <table:table-cell table:style-name="ce85" table:formula="of:=[$'ScSp stats'.L27]" office:value-type="float" office:value="0" calcext:value-type="float">
            <text:p>0</text:p>
          </table:table-cell>
          <table:table-cell table:style-name="ce85" table:formula="of:=[$'ScSp stats'.M27]" office:value-type="float" office:value="0" calcext:value-type="float">
            <text:p>0</text:p>
          </table:table-cell>
          <table:table-cell table:style-name="ce85" table:formula="of:=[$'ScSp stats'.N27]" office:value-type="float" office:value="0" calcext:value-type="float">
            <text:p>0</text:p>
          </table:table-cell>
          <table:table-cell table:formula="of:=[$'Bundle Stats'.E27]" office:value-type="float" office:value="126.225" calcext:value-type="float">
            <text:p>126.225</text:p>
          </table:table-cell>
          <table:table-cell table:formula="of:=[$'Bundle Stats'.F27]" office:value-type="float" office:value="99.4623" calcext:value-type="float">
            <text:p>99.4623</text:p>
          </table:table-cell>
          <table:table-cell table:formula="of:=[$'Bundle Stats'.G27]" office:value-type="float" office:value="79.7448" calcext:value-type="float">
            <text:p>79.7448</text:p>
          </table:table-cell>
          <table:table-cell table:formula="of:=[$'Bundle Stats'.I27]" office:value-type="float" office:value="35.29" calcext:value-type="float">
            <text:p>35.29</text:p>
          </table:table-cell>
          <table:table-cell table:formula="of:=[$'Bundle Stats'.J27]" office:value-type="float" office:value="145.943" calcext:value-type="float">
            <text:p>145.943</text:p>
          </table:table-cell>
          <table:table-cell table:formula="of:=[$'Bundle Stats'.L27]" office:value-type="float" office:value="145.943" calcext:value-type="float">
            <text:p>145.943</text:p>
          </table:table-cell>
          <table:table-cell table:formula="of:=[$'Bundle Stats'.M27]" office:value-type="float" office:value="145.943" calcext:value-type="float">
            <text:p>145.943</text:p>
          </table:table-cell>
          <table:table-cell table:formula="of:=[$'Bundle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2.txt </text:p>
          </table:table-cell>
          <table:table-cell table:style-name="ce85" table:formula="of:=[$'ScSp stats'.E28]" office:value-type="float" office:value="0" calcext:value-type="float">
            <text:p>0</text:p>
          </table:table-cell>
          <table:table-cell table:style-name="ce85" table:formula="of:=[$'ScSp stats'.F28]" office:value-type="float" office:value="0" calcext:value-type="float">
            <text:p>0</text:p>
          </table:table-cell>
          <table:table-cell table:style-name="ce85" table:formula="of:=[$'ScSp stats'.G28]" office:value-type="float" office:value="0" calcext:value-type="float">
            <text:p>0</text:p>
          </table:table-cell>
          <table:table-cell table:style-name="ce85" table:formula="of:=[$'ScSp stats'.I28]" office:value-type="float" office:value="0" calcext:value-type="float">
            <text:p>0</text:p>
          </table:table-cell>
          <table:table-cell table:style-name="ce85" table:formula="of:=[$'ScSp stats'.J28]" office:value-type="float" office:value="0" calcext:value-type="float">
            <text:p>0</text:p>
          </table:table-cell>
          <table:table-cell table:style-name="ce85" table:formula="of:=[$'ScSp stats'.L28]" office:value-type="float" office:value="0" calcext:value-type="float">
            <text:p>0</text:p>
          </table:table-cell>
          <table:table-cell table:style-name="ce85" table:formula="of:=[$'ScSp stats'.M28]" office:value-type="float" office:value="0" calcext:value-type="float">
            <text:p>0</text:p>
          </table:table-cell>
          <table:table-cell table:style-name="ce85" table:formula="of:=[$'ScSp stats'.N28]" office:value-type="float" office:value="0" calcext:value-type="float">
            <text:p>0</text:p>
          </table:table-cell>
          <table:table-cell table:formula="of:=[$'Bundle Stats'.E28]" office:value-type="float" office:value="106.866" calcext:value-type="float">
            <text:p>106.866</text:p>
          </table:table-cell>
          <table:table-cell table:formula="of:=[$'Bundle Stats'.F28]" office:value-type="float" office:value="84.9917" calcext:value-type="float">
            <text:p>84.9917</text:p>
          </table:table-cell>
          <table:table-cell table:formula="of:=[$'Bundle Stats'.G28]" office:value-type="float" office:value="40.683" calcext:value-type="float">
            <text:p>40.683</text:p>
          </table:table-cell>
          <table:table-cell table:formula="of:=[$'Bundle Stats'.I28]" office:value-type="float" office:value="87.17" calcext:value-type="float">
            <text:p>87.17</text:p>
          </table:table-cell>
          <table:table-cell table:formula="of:=[$'Bundle Stats'.J28]" office:value-type="float" office:value="151.175" calcext:value-type="float">
            <text:p>151.175</text:p>
          </table:table-cell>
          <table:table-cell table:formula="of:=[$'Bundle Stats'.L28]" office:value-type="float" office:value="151.175" calcext:value-type="float">
            <text:p>151.175</text:p>
          </table:table-cell>
          <table:table-cell table:formula="of:=[$'Bundle Stats'.M28]" office:value-type="float" office:value="151.175" calcext:value-type="float">
            <text:p>151.175</text:p>
          </table:table-cell>
          <table:table-cell table:formula="of:=[$'Bundle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3.txt </text:p>
          </table:table-cell>
          <table:table-cell table:style-name="ce85" table:formula="of:=[$'ScSp stats'.E29]" office:value-type="float" office:value="0" calcext:value-type="float">
            <text:p>0</text:p>
          </table:table-cell>
          <table:table-cell table:style-name="ce85" table:formula="of:=[$'ScSp stats'.F29]" office:value-type="float" office:value="0" calcext:value-type="float">
            <text:p>0</text:p>
          </table:table-cell>
          <table:table-cell table:style-name="ce85" table:formula="of:=[$'ScSp stats'.G29]" office:value-type="float" office:value="0" calcext:value-type="float">
            <text:p>0</text:p>
          </table:table-cell>
          <table:table-cell table:style-name="ce85" table:formula="of:=[$'ScSp stats'.I29]" office:value-type="float" office:value="0" calcext:value-type="float">
            <text:p>0</text:p>
          </table:table-cell>
          <table:table-cell table:style-name="ce85" table:formula="of:=[$'ScSp stats'.J29]" office:value-type="float" office:value="0" calcext:value-type="float">
            <text:p>0</text:p>
          </table:table-cell>
          <table:table-cell table:style-name="ce85" table:formula="of:=[$'ScSp stats'.L29]" office:value-type="float" office:value="0" calcext:value-type="float">
            <text:p>0</text:p>
          </table:table-cell>
          <table:table-cell table:style-name="ce85" table:formula="of:=[$'ScSp stats'.M29]" office:value-type="float" office:value="0" calcext:value-type="float">
            <text:p>0</text:p>
          </table:table-cell>
          <table:table-cell table:style-name="ce85" table:formula="of:=[$'ScSp stats'.N29]" office:value-type="float" office:value="0" calcext:value-type="float">
            <text:p>0</text:p>
          </table:table-cell>
          <table:table-cell table:formula="of:=[$'Bundle Stats'.E29]" office:value-type="float" office:value="125.437" calcext:value-type="float">
            <text:p>125.437</text:p>
          </table:table-cell>
          <table:table-cell table:formula="of:=[$'Bundle Stats'.F29]" office:value-type="float" office:value="82.8495" calcext:value-type="float">
            <text:p>82.8495</text:p>
          </table:table-cell>
          <table:table-cell table:formula="of:=[$'Bundle Stats'.G29]" office:value-type="float" office:value="40.3107" calcext:value-type="float">
            <text:p>40.3107</text:p>
          </table:table-cell>
          <table:table-cell table:formula="of:=[$'Bundle Stats'.I29]" office:value-type="float" office:value="137.62" calcext:value-type="float">
            <text:p>137.62</text:p>
          </table:table-cell>
          <table:table-cell table:formula="of:=[$'Bundle Stats'.J29]" office:value-type="float" office:value="167.975" calcext:value-type="float">
            <text:p>167.975</text:p>
          </table:table-cell>
          <table:table-cell table:formula="of:=[$'Bundle Stats'.L29]" office:value-type="float" office:value="167.975" calcext:value-type="float">
            <text:p>167.975</text:p>
          </table:table-cell>
          <table:table-cell table:formula="of:=[$'Bundle Stats'.M29]" office:value-type="float" office:value="167.982" calcext:value-type="float">
            <text:p>167.982</text:p>
          </table:table-cell>
          <table:table-cell table:formula="of:=[$'Bundle Stats'.N29]" office:value-type="float" office:value="0.00416711" calcext:value-type="float">
            <text:p>0.00416711</text:p>
          </table:table-cell>
        </table:table-row>
        <table:table-row table:style-name="ro1">
          <table:table-cell office:value-type="string" calcext:value-type="string">
            <text:p>sfsarp-25-25-4.txt </text:p>
          </table:table-cell>
          <table:table-cell table:style-name="ce85" table:formula="of:=[$'ScSp stats'.E30]" office:value-type="float" office:value="0" calcext:value-type="float">
            <text:p>0</text:p>
          </table:table-cell>
          <table:table-cell table:style-name="ce85" table:formula="of:=[$'ScSp stats'.F30]" office:value-type="float" office:value="0" calcext:value-type="float">
            <text:p>0</text:p>
          </table:table-cell>
          <table:table-cell table:style-name="ce85" table:formula="of:=[$'ScSp stats'.G30]" office:value-type="float" office:value="0" calcext:value-type="float">
            <text:p>0</text:p>
          </table:table-cell>
          <table:table-cell table:style-name="ce85" table:formula="of:=[$'ScSp stats'.I30]" office:value-type="float" office:value="0" calcext:value-type="float">
            <text:p>0</text:p>
          </table:table-cell>
          <table:table-cell table:style-name="ce85" table:formula="of:=[$'ScSp stats'.J30]" office:value-type="float" office:value="0" calcext:value-type="float">
            <text:p>0</text:p>
          </table:table-cell>
          <table:table-cell table:style-name="ce85" table:formula="of:=[$'ScSp stats'.L30]" office:value-type="float" office:value="0" calcext:value-type="float">
            <text:p>0</text:p>
          </table:table-cell>
          <table:table-cell table:style-name="ce85" table:formula="of:=[$'ScSp stats'.M30]" office:value-type="float" office:value="0" calcext:value-type="float">
            <text:p>0</text:p>
          </table:table-cell>
          <table:table-cell table:style-name="ce85" table:formula="of:=[$'ScSp stats'.N30]" office:value-type="float" office:value="0" calcext:value-type="float">
            <text:p>0</text:p>
          </table:table-cell>
          <table:table-cell table:formula="of:=[$'Bundle Stats'.E30]" office:value-type="float" office:value="98.708" calcext:value-type="float">
            <text:p>98.708</text:p>
          </table:table-cell>
          <table:table-cell table:formula="of:=[$'Bundle Stats'.F30]" office:value-type="float" office:value="111.978" calcext:value-type="float">
            <text:p>111.978</text:p>
          </table:table-cell>
          <table:table-cell table:formula="of:=[$'Bundle Stats'.G30]" office:value-type="float" office:value="81.9271" calcext:value-type="float">
            <text:p>81.9271</text:p>
          </table:table-cell>
          <table:table-cell table:formula="of:=[$'Bundle Stats'.I30]" office:value-type="float" office:value="653.95" calcext:value-type="float">
            <text:p>653.95</text:p>
          </table:table-cell>
          <table:table-cell table:formula="of:=[$'Bundle Stats'.J30]" office:value-type="float" office:value="128.759" calcext:value-type="float">
            <text:p>128.759</text:p>
          </table:table-cell>
          <table:table-cell table:formula="of:=[$'Bundle Stats'.L30]" office:value-type="float" office:value="128.759" calcext:value-type="float">
            <text:p>128.759</text:p>
          </table:table-cell>
          <table:table-cell table:formula="of:=[$'Bundle Stats'.M30]" office:value-type="float" office:value="128.77" calcext:value-type="float">
            <text:p>128.77</text:p>
          </table:table-cell>
          <table:table-cell table:formula="of:=[$'Bundle Stats'.N30]" office:value-type="float" office:value="0.00854236" calcext:value-type="float">
            <text:p>0.00854236</text:p>
          </table:table-cell>
        </table:table-row>
        <table:table-row table:style-name="ro1">
          <table:table-cell office:value-type="string" calcext:value-type="string">
            <text:p>sfsarp-25-25-5.txt </text:p>
          </table:table-cell>
          <table:table-cell table:style-name="ce85" table:formula="of:=[$'ScSp stats'.E31]" office:value-type="float" office:value="0" calcext:value-type="float">
            <text:p>0</text:p>
          </table:table-cell>
          <table:table-cell table:style-name="ce85" table:formula="of:=[$'ScSp stats'.F31]" office:value-type="float" office:value="0" calcext:value-type="float">
            <text:p>0</text:p>
          </table:table-cell>
          <table:table-cell table:style-name="ce85" table:formula="of:=[$'ScSp stats'.G31]" office:value-type="float" office:value="0" calcext:value-type="float">
            <text:p>0</text:p>
          </table:table-cell>
          <table:table-cell table:style-name="ce85" table:formula="of:=[$'ScSp stats'.I31]" office:value-type="float" office:value="0" calcext:value-type="float">
            <text:p>0</text:p>
          </table:table-cell>
          <table:table-cell table:style-name="ce85" table:formula="of:=[$'ScSp stats'.J31]" office:value-type="float" office:value="0" calcext:value-type="float">
            <text:p>0</text:p>
          </table:table-cell>
          <table:table-cell table:style-name="ce85" table:formula="of:=[$'ScSp stats'.L31]" office:value-type="float" office:value="0" calcext:value-type="float">
            <text:p>0</text:p>
          </table:table-cell>
          <table:table-cell table:style-name="ce85" table:formula="of:=[$'ScSp stats'.M31]" office:value-type="float" office:value="0" calcext:value-type="float">
            <text:p>0</text:p>
          </table:table-cell>
          <table:table-cell table:style-name="ce85" table:formula="of:=[$'ScSp stats'.N31]" office:value-type="float" office:value="0" calcext:value-type="float">
            <text:p>0</text:p>
          </table:table-cell>
          <table:table-cell table:formula="of:=[$'Bundle Stats'.E31]" office:value-type="float" office:value="112.904" calcext:value-type="float">
            <text:p>112.904</text:p>
          </table:table-cell>
          <table:table-cell table:formula="of:=[$'Bundle Stats'.F31]" office:value-type="float" office:value="115.635" calcext:value-type="float">
            <text:p>115.635</text:p>
          </table:table-cell>
          <table:table-cell table:formula="of:=[$'Bundle Stats'.G31]" office:value-type="float" office:value="81.6384" calcext:value-type="float">
            <text:p>81.6384</text:p>
          </table:table-cell>
          <table:table-cell table:formula="of:=[$'Bundle Stats'.I31]" office:value-type="float" office:value="323.31" calcext:value-type="float">
            <text:p>323.31</text:p>
          </table:table-cell>
          <table:table-cell table:formula="of:=[$'Bundle Stats'.J31]" office:value-type="float" office:value="146.901" calcext:value-type="float">
            <text:p>146.901</text:p>
          </table:table-cell>
          <table:table-cell table:formula="of:=[$'Bundle Stats'.L31]" office:value-type="float" office:value="146.901" calcext:value-type="float">
            <text:p>146.901</text:p>
          </table:table-cell>
          <table:table-cell table:formula="of:=[$'Bundle Stats'.M31]" office:value-type="float" office:value="146.914" calcext:value-type="float">
            <text:p>146.914</text:p>
          </table:table-cell>
          <table:table-cell table:formula="of:=[$'Bundle Stats'.N31]" office:value-type="float" office:value="0.00884871" calcext:value-type="float">
            <text:p>0.00884871</text:p>
          </table:table-cell>
        </table:table-row>
        <table:table-row table:style-name="ro1">
          <table:table-cell office:value-type="string" calcext:value-type="string">
            <text:p>sfsarp-30-15-1.txt </text:p>
          </table:table-cell>
          <table:table-cell table:style-name="ce85" table:formula="of:=[$'ScSp stats'.E32]" office:value-type="float" office:value="0" calcext:value-type="float">
            <text:p>0</text:p>
          </table:table-cell>
          <table:table-cell table:style-name="ce85" table:formula="of:=[$'ScSp stats'.F32]" office:value-type="float" office:value="0" calcext:value-type="float">
            <text:p>0</text:p>
          </table:table-cell>
          <table:table-cell table:style-name="ce85" table:formula="of:=[$'ScSp stats'.G32]" office:value-type="float" office:value="0" calcext:value-type="float">
            <text:p>0</text:p>
          </table:table-cell>
          <table:table-cell table:style-name="ce85" table:formula="of:=[$'ScSp stats'.I32]" office:value-type="float" office:value="0" calcext:value-type="float">
            <text:p>0</text:p>
          </table:table-cell>
          <table:table-cell table:style-name="ce85" table:formula="of:=[$'ScSp stats'.J32]" office:value-type="float" office:value="0" calcext:value-type="float">
            <text:p>0</text:p>
          </table:table-cell>
          <table:table-cell table:style-name="ce85" table:formula="of:=[$'ScSp stats'.L32]" office:value-type="float" office:value="0" calcext:value-type="float">
            <text:p>0</text:p>
          </table:table-cell>
          <table:table-cell table:style-name="ce85" table:formula="of:=[$'ScSp stats'.M32]" office:value-type="float" office:value="0" calcext:value-type="float">
            <text:p>0</text:p>
          </table:table-cell>
          <table:table-cell table:style-name="ce85" table:formula="of:=[$'ScSp stats'.N32]" office:value-type="float" office:value="0" calcext:value-type="float">
            <text:p>0</text:p>
          </table:table-cell>
          <table:table-cell table:formula="of:=[$'Bundle Stats'.E32]" office:value-type="float" office:value="146.495" calcext:value-type="float">
            <text:p>146.495</text:p>
          </table:table-cell>
          <table:table-cell table:formula="of:=[$'Bundle Stats'.F32]" office:value-type="float" office:value="48.933" calcext:value-type="float">
            <text:p>48.933</text:p>
          </table:table-cell>
          <table:table-cell table:formula="of:=[$'Bundle Stats'.G32]" office:value-type="float" office:value="56.1954" calcext:value-type="float">
            <text:p>56.1954</text:p>
          </table:table-cell>
          <table:table-cell table:formula="of:=[$'Bundle Stats'.I32]" office:value-type="float" office:value="388.37" calcext:value-type="float">
            <text:p>388.37</text:p>
          </table:table-cell>
          <table:table-cell table:formula="of:=[$'Bundle Stats'.J32]" office:value-type="float" office:value="139.233" calcext:value-type="float">
            <text:p>139.233</text:p>
          </table:table-cell>
          <table:table-cell table:formula="of:=[$'Bundle Stats'.L32]" office:value-type="float" office:value="139.233" calcext:value-type="float">
            <text:p>139.233</text:p>
          </table:table-cell>
          <table:table-cell table:formula="of:=[$'Bundle Stats'.M32]" office:value-type="float" office:value="139.241" calcext:value-type="float">
            <text:p>139.241</text:p>
          </table:table-cell>
          <table:table-cell table:formula="of:=[$'Bundle Stats'.N32]" office:value-type="float" office:value="0.00574543" calcext:value-type="float">
            <text:p>0.00574543</text:p>
          </table:table-cell>
        </table:table-row>
        <table:table-row table:style-name="ro1">
          <table:table-cell office:value-type="string" calcext:value-type="string">
            <text:p>sfsarp-30-15-2.txt </text:p>
          </table:table-cell>
          <table:table-cell table:style-name="ce85" table:formula="of:=[$'ScSp stats'.E33]" office:value-type="float" office:value="0" calcext:value-type="float">
            <text:p>0</text:p>
          </table:table-cell>
          <table:table-cell table:style-name="ce85" table:formula="of:=[$'ScSp stats'.F33]" office:value-type="float" office:value="0" calcext:value-type="float">
            <text:p>0</text:p>
          </table:table-cell>
          <table:table-cell table:style-name="ce85" table:formula="of:=[$'ScSp stats'.G33]" office:value-type="float" office:value="0" calcext:value-type="float">
            <text:p>0</text:p>
          </table:table-cell>
          <table:table-cell table:style-name="ce85" table:formula="of:=[$'ScSp stats'.I33]" office:value-type="float" office:value="0" calcext:value-type="float">
            <text:p>0</text:p>
          </table:table-cell>
          <table:table-cell table:style-name="ce85" table:formula="of:=[$'ScSp stats'.J33]" office:value-type="float" office:value="0" calcext:value-type="float">
            <text:p>0</text:p>
          </table:table-cell>
          <table:table-cell table:style-name="ce85" table:formula="of:=[$'ScSp stats'.L33]" office:value-type="float" office:value="0" calcext:value-type="float">
            <text:p>0</text:p>
          </table:table-cell>
          <table:table-cell table:style-name="ce85" table:formula="of:=[$'ScSp stats'.M33]" office:value-type="float" office:value="0" calcext:value-type="float">
            <text:p>0</text:p>
          </table:table-cell>
          <table:table-cell table:style-name="ce85" table:formula="of:=[$'ScSp stats'.N33]" office:value-type="float" office:value="0" calcext:value-type="float">
            <text:p>0</text:p>
          </table:table-cell>
          <table:table-cell table:formula="of:=[$'Bundle Stats'.E33]" office:value-type="float" office:value="145.348" calcext:value-type="float">
            <text:p>145.348</text:p>
          </table:table-cell>
          <table:table-cell table:formula="of:=[$'Bundle Stats'.F33]" office:value-type="float" office:value="72.2512" calcext:value-type="float">
            <text:p>72.2512</text:p>
          </table:table-cell>
          <table:table-cell table:formula="of:=[$'Bundle Stats'.G33]" office:value-type="float" office:value="72.983" calcext:value-type="float">
            <text:p>72.983</text:p>
          </table:table-cell>
          <table:table-cell table:formula="of:=[$'Bundle Stats'.I33]" office:value-type="float" office:value="550.34" calcext:value-type="float">
            <text:p>550.34</text:p>
          </table:table-cell>
          <table:table-cell table:formula="of:=[$'Bundle Stats'.J33]" office:value-type="float" office:value="144.617" calcext:value-type="float">
            <text:p>144.617</text:p>
          </table:table-cell>
          <table:table-cell table:formula="of:=[$'Bundle Stats'.L33]" office:value-type="float" office:value="144.617" calcext:value-type="float">
            <text:p>144.617</text:p>
          </table:table-cell>
          <table:table-cell table:formula="of:=[$'Bundle Stats'.M33]" office:value-type="float" office:value="144.628" calcext:value-type="float">
            <text:p>144.628</text:p>
          </table:table-cell>
          <table:table-cell table:formula="of:=[$'Bundle Stats'.N33]" office:value-type="float" office:value="0.00760572" calcext:value-type="float">
            <text:p>0.00760572</text:p>
          </table:table-cell>
        </table:table-row>
        <table:table-row table:style-name="ro1">
          <table:table-cell office:value-type="string" calcext:value-type="string">
            <text:p>sfsarp-30-15-3.txt </text:p>
          </table:table-cell>
          <table:table-cell table:style-name="ce85" table:formula="of:=[$'ScSp stats'.E34]" office:value-type="float" office:value="0" calcext:value-type="float">
            <text:p>0</text:p>
          </table:table-cell>
          <table:table-cell table:style-name="ce85" table:formula="of:=[$'ScSp stats'.F34]" office:value-type="float" office:value="0" calcext:value-type="float">
            <text:p>0</text:p>
          </table:table-cell>
          <table:table-cell table:style-name="ce85" table:formula="of:=[$'ScSp stats'.G34]" office:value-type="float" office:value="0" calcext:value-type="float">
            <text:p>0</text:p>
          </table:table-cell>
          <table:table-cell table:style-name="ce85" table:formula="of:=[$'ScSp stats'.I34]" office:value-type="float" office:value="0" calcext:value-type="float">
            <text:p>0</text:p>
          </table:table-cell>
          <table:table-cell table:style-name="ce85" table:formula="of:=[$'ScSp stats'.J34]" office:value-type="float" office:value="0" calcext:value-type="float">
            <text:p>0</text:p>
          </table:table-cell>
          <table:table-cell table:style-name="ce85" table:formula="of:=[$'ScSp stats'.L34]" office:value-type="float" office:value="0" calcext:value-type="float">
            <text:p>0</text:p>
          </table:table-cell>
          <table:table-cell table:style-name="ce85" table:formula="of:=[$'ScSp stats'.M34]" office:value-type="float" office:value="0" calcext:value-type="float">
            <text:p>0</text:p>
          </table:table-cell>
          <table:table-cell table:style-name="ce85" table:formula="of:=[$'ScSp stats'.N34]" office:value-type="float" office:value="0" calcext:value-type="float">
            <text:p>0</text:p>
          </table:table-cell>
          <table:table-cell table:formula="of:=[$'Bundle Stats'.E34]" office:value-type="float" office:value="146.148" calcext:value-type="float">
            <text:p>146.148</text:p>
          </table:table-cell>
          <table:table-cell table:formula="of:=[$'Bundle Stats'.F34]" office:value-type="float" office:value="61.7322" calcext:value-type="float">
            <text:p>61.7322</text:p>
          </table:table-cell>
          <table:table-cell table:formula="of:=[$'Bundle Stats'.G34]" office:value-type="float" office:value="82.6756" calcext:value-type="float">
            <text:p>82.6756</text:p>
          </table:table-cell>
          <table:table-cell table:formula="of:=[$'Bundle Stats'.I34]" office:value-type="float" office:value="68.44" calcext:value-type="float">
            <text:p>68.44</text:p>
          </table:table-cell>
          <table:table-cell table:formula="of:=[$'Bundle Stats'.J34]" office:value-type="float" office:value="125.205" calcext:value-type="float">
            <text:p>125.205</text:p>
          </table:table-cell>
          <table:table-cell table:formula="of:=[$'Bundle Stats'.L34]" office:value-type="float" office:value="125.205" calcext:value-type="float">
            <text:p>125.205</text:p>
          </table:table-cell>
          <table:table-cell table:formula="of:=[$'Bundle Stats'.M34]" office:value-type="float" office:value="125.205" calcext:value-type="float">
            <text:p>125.205</text:p>
          </table:table-cell>
          <table:table-cell table:formula="of:=[$'Bundle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15-4.txt </text:p>
          </table:table-cell>
          <table:table-cell table:style-name="ce85" table:formula="of:=[$'ScSp stats'.E35]" office:value-type="float" office:value="0" calcext:value-type="float">
            <text:p>0</text:p>
          </table:table-cell>
          <table:table-cell table:style-name="ce85" table:formula="of:=[$'ScSp stats'.F35]" office:value-type="float" office:value="0" calcext:value-type="float">
            <text:p>0</text:p>
          </table:table-cell>
          <table:table-cell table:style-name="ce85" table:formula="of:=[$'ScSp stats'.G35]" office:value-type="float" office:value="0" calcext:value-type="float">
            <text:p>0</text:p>
          </table:table-cell>
          <table:table-cell table:style-name="ce85" table:formula="of:=[$'ScSp stats'.I35]" office:value-type="float" office:value="0" calcext:value-type="float">
            <text:p>0</text:p>
          </table:table-cell>
          <table:table-cell table:style-name="ce85" table:formula="of:=[$'ScSp stats'.J35]" office:value-type="float" office:value="0" calcext:value-type="float">
            <text:p>0</text:p>
          </table:table-cell>
          <table:table-cell table:style-name="ce85" table:formula="of:=[$'ScSp stats'.L35]" office:value-type="float" office:value="0" calcext:value-type="float">
            <text:p>0</text:p>
          </table:table-cell>
          <table:table-cell table:style-name="ce85" table:formula="of:=[$'ScSp stats'.M35]" office:value-type="float" office:value="0" calcext:value-type="float">
            <text:p>0</text:p>
          </table:table-cell>
          <table:table-cell table:style-name="ce85" table:formula="of:=[$'ScSp stats'.N35]" office:value-type="float" office:value="0" calcext:value-type="float">
            <text:p>0</text:p>
          </table:table-cell>
          <table:table-cell table:formula="of:=[$'Bundle Stats'.E35]" office:value-type="float" office:value="160.877" calcext:value-type="float">
            <text:p>160.877</text:p>
          </table:table-cell>
          <table:table-cell table:formula="of:=[$'Bundle Stats'.F35]" office:value-type="float" office:value="51.8149" calcext:value-type="float">
            <text:p>51.8149</text:p>
          </table:table-cell>
          <table:table-cell table:formula="of:=[$'Bundle Stats'.G35]" office:value-type="float" office:value="73.222" calcext:value-type="float">
            <text:p>73.222</text:p>
          </table:table-cell>
          <table:table-cell table:formula="of:=[$'Bundle Stats'.I35]" office:value-type="float" office:value="65" calcext:value-type="float">
            <text:p>65</text:p>
          </table:table-cell>
          <table:table-cell table:formula="of:=[$'Bundle Stats'.J35]" office:value-type="float" office:value="139.47" calcext:value-type="float">
            <text:p>139.47</text:p>
          </table:table-cell>
          <table:table-cell table:formula="of:=[$'Bundle Stats'.L35]" office:value-type="float" office:value="139.47" calcext:value-type="float">
            <text:p>139.47</text:p>
          </table:table-cell>
          <table:table-cell table:formula="of:=[$'Bundle Stats'.M35]" office:value-type="float" office:value="139.47" calcext:value-type="float">
            <text:p>139.47</text:p>
          </table:table-cell>
          <table:table-cell table:formula="of:=[$'Bundle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15-5.txt </text:p>
          </table:table-cell>
          <table:table-cell table:style-name="ce85" table:formula="of:=[$'ScSp stats'.E36]" office:value-type="float" office:value="0" calcext:value-type="float">
            <text:p>0</text:p>
          </table:table-cell>
          <table:table-cell table:style-name="ce85" table:formula="of:=[$'ScSp stats'.F36]" office:value-type="float" office:value="0" calcext:value-type="float">
            <text:p>0</text:p>
          </table:table-cell>
          <table:table-cell table:style-name="ce85" table:formula="of:=[$'ScSp stats'.G36]" office:value-type="float" office:value="0" calcext:value-type="float">
            <text:p>0</text:p>
          </table:table-cell>
          <table:table-cell table:style-name="ce85" table:formula="of:=[$'ScSp stats'.I36]" office:value-type="float" office:value="0" calcext:value-type="float">
            <text:p>0</text:p>
          </table:table-cell>
          <table:table-cell table:style-name="ce85" table:formula="of:=[$'ScSp stats'.J36]" office:value-type="float" office:value="0" calcext:value-type="float">
            <text:p>0</text:p>
          </table:table-cell>
          <table:table-cell table:style-name="ce85" table:formula="of:=[$'ScSp stats'.L36]" office:value-type="float" office:value="0" calcext:value-type="float">
            <text:p>0</text:p>
          </table:table-cell>
          <table:table-cell table:style-name="ce85" table:formula="of:=[$'ScSp stats'.M36]" office:value-type="float" office:value="0" calcext:value-type="float">
            <text:p>0</text:p>
          </table:table-cell>
          <table:table-cell table:style-name="ce85" table:formula="of:=[$'ScSp stats'.N36]" office:value-type="float" office:value="0" calcext:value-type="float">
            <text:p>0</text:p>
          </table:table-cell>
          <table:table-cell table:formula="of:=[$'Bundle Stats'.E36]" office:value-type="float" office:value="127.514" calcext:value-type="float">
            <text:p>127.514</text:p>
          </table:table-cell>
          <table:table-cell table:formula="of:=[$'Bundle Stats'.F36]" office:value-type="float" office:value="71.3182" calcext:value-type="float">
            <text:p>71.3182</text:p>
          </table:table-cell>
          <table:table-cell table:formula="of:=[$'Bundle Stats'.G36]" office:value-type="float" office:value="67.0374" calcext:value-type="float">
            <text:p>67.0374</text:p>
          </table:table-cell>
          <table:table-cell table:formula="of:=[$'Bundle Stats'.I36]" office:value-type="float" office:value="81.01" calcext:value-type="float">
            <text:p>81.01</text:p>
          </table:table-cell>
          <table:table-cell table:formula="of:=[$'Bundle Stats'.J36]" office:value-type="float" office:value="131.794" calcext:value-type="float">
            <text:p>131.794</text:p>
          </table:table-cell>
          <table:table-cell table:formula="of:=[$'Bundle Stats'.L36]" office:value-type="float" office:value="131.794" calcext:value-type="float">
            <text:p>131.794</text:p>
          </table:table-cell>
          <table:table-cell table:formula="of:=[$'Bundle Stats'.M36]" office:value-type="float" office:value="131.794" calcext:value-type="float">
            <text:p>131.794</text:p>
          </table:table-cell>
          <table:table-cell table:formula="of:=[$'Bundle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0-1.txt </text:p>
          </table:table-cell>
          <table:table-cell table:style-name="ce85" table:formula="of:=[$'ScSp stats'.E37]" office:value-type="float" office:value="0" calcext:value-type="float">
            <text:p>0</text:p>
          </table:table-cell>
          <table:table-cell table:style-name="ce85" table:formula="of:=[$'ScSp stats'.F37]" office:value-type="float" office:value="0" calcext:value-type="float">
            <text:p>0</text:p>
          </table:table-cell>
          <table:table-cell table:style-name="ce85" table:formula="of:=[$'ScSp stats'.G37]" office:value-type="float" office:value="0" calcext:value-type="float">
            <text:p>0</text:p>
          </table:table-cell>
          <table:table-cell table:style-name="ce85" table:formula="of:=[$'ScSp stats'.I37]" office:value-type="float" office:value="0" calcext:value-type="float">
            <text:p>0</text:p>
          </table:table-cell>
          <table:table-cell table:style-name="ce85" table:formula="of:=[$'ScSp stats'.J37]" office:value-type="float" office:value="0" calcext:value-type="float">
            <text:p>0</text:p>
          </table:table-cell>
          <table:table-cell table:style-name="ce85" table:formula="of:=[$'ScSp stats'.L37]" office:value-type="float" office:value="0" calcext:value-type="float">
            <text:p>0</text:p>
          </table:table-cell>
          <table:table-cell table:style-name="ce85" table:formula="of:=[$'ScSp stats'.M37]" office:value-type="float" office:value="0" calcext:value-type="float">
            <text:p>0</text:p>
          </table:table-cell>
          <table:table-cell table:style-name="ce85" table:formula="of:=[$'ScSp stats'.N37]" office:value-type="float" office:value="0" calcext:value-type="float">
            <text:p>0</text:p>
          </table:table-cell>
          <table:table-cell table:formula="of:=[$'Bundle Stats'.E37]" office:value-type="float" office:value="185.071" calcext:value-type="float">
            <text:p>185.071</text:p>
          </table:table-cell>
          <table:table-cell table:formula="of:=[$'Bundle Stats'.F37]" office:value-type="float" office:value="82.0732" calcext:value-type="float">
            <text:p>82.0732</text:p>
          </table:table-cell>
          <table:table-cell table:formula="of:=[$'Bundle Stats'.G37]" office:value-type="float" office:value="66.3331" calcext:value-type="float">
            <text:p>66.3331</text:p>
          </table:table-cell>
          <table:table-cell table:formula="of:=[$'Bundle Stats'.I37]" office:value-type="float" office:value="2099.09" calcext:value-type="float">
            <text:p>2099.09</text:p>
          </table:table-cell>
          <table:table-cell table:formula="of:=[$'Bundle Stats'.J37]" office:value-type="float" office:value="200.811" calcext:value-type="float">
            <text:p>200.811</text:p>
          </table:table-cell>
          <table:table-cell table:formula="of:=[$'Bundle Stats'.L37]" office:value-type="float" office:value="200.811" calcext:value-type="float">
            <text:p>200.811</text:p>
          </table:table-cell>
          <table:table-cell table:formula="of:=[$'Bundle Stats'.M37]" office:value-type="float" office:value="200.831" calcext:value-type="float">
            <text:p>200.831</text:p>
          </table:table-cell>
          <table:table-cell table:formula="of:=[$'Bundle Stats'.N37]" office:value-type="float" office:value="0.00995862" calcext:value-type="float">
            <text:p>0.00995862</text:p>
          </table:table-cell>
        </table:table-row>
        <table:table-row table:style-name="ro1">
          <table:table-cell office:value-type="string" calcext:value-type="string">
            <text:p>sfsarp-30-20-2.txt </text:p>
          </table:table-cell>
          <table:table-cell table:style-name="ce85" table:formula="of:=[$'ScSp stats'.E38]" office:value-type="float" office:value="0" calcext:value-type="float">
            <text:p>0</text:p>
          </table:table-cell>
          <table:table-cell table:style-name="ce85" table:formula="of:=[$'ScSp stats'.F38]" office:value-type="float" office:value="0" calcext:value-type="float">
            <text:p>0</text:p>
          </table:table-cell>
          <table:table-cell table:style-name="ce85" table:formula="of:=[$'ScSp stats'.G38]" office:value-type="float" office:value="0" calcext:value-type="float">
            <text:p>0</text:p>
          </table:table-cell>
          <table:table-cell table:style-name="ce85" table:formula="of:=[$'ScSp stats'.I38]" office:value-type="float" office:value="0" calcext:value-type="float">
            <text:p>0</text:p>
          </table:table-cell>
          <table:table-cell table:style-name="ce85" table:formula="of:=[$'ScSp stats'.J38]" office:value-type="float" office:value="0" calcext:value-type="float">
            <text:p>0</text:p>
          </table:table-cell>
          <table:table-cell table:style-name="ce85" table:formula="of:=[$'ScSp stats'.L38]" office:value-type="float" office:value="0" calcext:value-type="float">
            <text:p>0</text:p>
          </table:table-cell>
          <table:table-cell table:style-name="ce85" table:formula="of:=[$'ScSp stats'.M38]" office:value-type="float" office:value="0" calcext:value-type="float">
            <text:p>0</text:p>
          </table:table-cell>
          <table:table-cell table:style-name="ce85" table:formula="of:=[$'ScSp stats'.N38]" office:value-type="float" office:value="0" calcext:value-type="float">
            <text:p>0</text:p>
          </table:table-cell>
          <table:table-cell table:formula="of:=[$'Bundle Stats'.E38]" office:value-type="float" office:value="182.86" calcext:value-type="float">
            <text:p>182.86</text:p>
          </table:table-cell>
          <table:table-cell table:formula="of:=[$'Bundle Stats'.F38]" office:value-type="float" office:value="109.112" calcext:value-type="float">
            <text:p>109.112</text:p>
          </table:table-cell>
          <table:table-cell table:formula="of:=[$'Bundle Stats'.G38]" office:value-type="float" office:value="89.524" calcext:value-type="float">
            <text:p>89.524</text:p>
          </table:table-cell>
          <table:table-cell table:formula="of:=[$'Bundle Stats'.I38]" office:value-type="float" office:value="92.6" calcext:value-type="float">
            <text:p>92.6</text:p>
          </table:table-cell>
          <table:table-cell table:formula="of:=[$'Bundle Stats'.J38]" office:value-type="float" office:value="202.449" calcext:value-type="float">
            <text:p>202.449</text:p>
          </table:table-cell>
          <table:table-cell table:formula="of:=[$'Bundle Stats'.L38]" office:value-type="float" office:value="202.449" calcext:value-type="float">
            <text:p>202.449</text:p>
          </table:table-cell>
          <table:table-cell table:formula="of:=[$'Bundle Stats'.M38]" office:value-type="float" office:value="202.449" calcext:value-type="float">
            <text:p>202.449</text:p>
          </table:table-cell>
          <table:table-cell table:formula="of:=[$'Bundle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0-3.txt </text:p>
          </table:table-cell>
          <table:table-cell table:style-name="ce85" table:formula="of:=[$'ScSp stats'.E39]" office:value-type="float" office:value="0" calcext:value-type="float">
            <text:p>0</text:p>
          </table:table-cell>
          <table:table-cell table:style-name="ce85" table:formula="of:=[$'ScSp stats'.F39]" office:value-type="float" office:value="0" calcext:value-type="float">
            <text:p>0</text:p>
          </table:table-cell>
          <table:table-cell table:style-name="ce85" table:formula="of:=[$'ScSp stats'.G39]" office:value-type="float" office:value="0" calcext:value-type="float">
            <text:p>0</text:p>
          </table:table-cell>
          <table:table-cell table:style-name="ce85" table:formula="of:=[$'ScSp stats'.I39]" office:value-type="float" office:value="0" calcext:value-type="float">
            <text:p>0</text:p>
          </table:table-cell>
          <table:table-cell table:style-name="ce85" table:formula="of:=[$'ScSp stats'.J39]" office:value-type="float" office:value="0" calcext:value-type="float">
            <text:p>0</text:p>
          </table:table-cell>
          <table:table-cell table:style-name="ce85" table:formula="of:=[$'ScSp stats'.L39]" office:value-type="float" office:value="0" calcext:value-type="float">
            <text:p>0</text:p>
          </table:table-cell>
          <table:table-cell table:style-name="ce85" table:formula="of:=[$'ScSp stats'.M39]" office:value-type="float" office:value="0" calcext:value-type="float">
            <text:p>0</text:p>
          </table:table-cell>
          <table:table-cell table:style-name="ce85" table:formula="of:=[$'ScSp stats'.N39]" office:value-type="float" office:value="0" calcext:value-type="float">
            <text:p>0</text:p>
          </table:table-cell>
          <table:table-cell table:formula="of:=[$'Bundle Stats'.E39]" office:value-type="float" office:value="155.623" calcext:value-type="float">
            <text:p>155.623</text:p>
          </table:table-cell>
          <table:table-cell table:formula="of:=[$'Bundle Stats'.F39]" office:value-type="float" office:value="111.527" calcext:value-type="float">
            <text:p>111.527</text:p>
          </table:table-cell>
          <table:table-cell table:formula="of:=[$'Bundle Stats'.G39]" office:value-type="float" office:value="70.1337" calcext:value-type="float">
            <text:p>70.1337</text:p>
          </table:table-cell>
          <table:table-cell table:formula="of:=[$'Bundle Stats'.I39]" office:value-type="float" office:value="255.49" calcext:value-type="float">
            <text:p>255.49</text:p>
          </table:table-cell>
          <table:table-cell table:formula="of:=[$'Bundle Stats'.J39]" office:value-type="float" office:value="197.017" calcext:value-type="float">
            <text:p>197.017</text:p>
          </table:table-cell>
          <table:table-cell table:formula="of:=[$'Bundle Stats'.L39]" office:value-type="float" office:value="197.017" calcext:value-type="float">
            <text:p>197.017</text:p>
          </table:table-cell>
          <table:table-cell table:formula="of:=[$'Bundle Stats'.M39]" office:value-type="float" office:value="197.037" calcext:value-type="float">
            <text:p>197.037</text:p>
          </table:table-cell>
          <table:table-cell table:formula="of:=[$'Bundle Stats'.N39]" office:value-type="float" office:value="0.0101504" calcext:value-type="float">
            <text:p>0.0101504</text:p>
          </table:table-cell>
        </table:table-row>
        <table:table-row table:style-name="ro1">
          <table:table-cell office:value-type="string" calcext:value-type="string">
            <text:p>sfsarp-30-20-4.txt </text:p>
          </table:table-cell>
          <table:table-cell table:style-name="ce85" table:formula="of:=[$'ScSp stats'.E40]" office:value-type="float" office:value="0" calcext:value-type="float">
            <text:p>0</text:p>
          </table:table-cell>
          <table:table-cell table:style-name="ce85" table:formula="of:=[$'ScSp stats'.F40]" office:value-type="float" office:value="0" calcext:value-type="float">
            <text:p>0</text:p>
          </table:table-cell>
          <table:table-cell table:style-name="ce85" table:formula="of:=[$'ScSp stats'.G40]" office:value-type="float" office:value="0" calcext:value-type="float">
            <text:p>0</text:p>
          </table:table-cell>
          <table:table-cell table:style-name="ce85" table:formula="of:=[$'ScSp stats'.I40]" office:value-type="float" office:value="0" calcext:value-type="float">
            <text:p>0</text:p>
          </table:table-cell>
          <table:table-cell table:style-name="ce85" table:formula="of:=[$'ScSp stats'.J40]" office:value-type="float" office:value="0" calcext:value-type="float">
            <text:p>0</text:p>
          </table:table-cell>
          <table:table-cell table:style-name="ce85" table:formula="of:=[$'ScSp stats'.L40]" office:value-type="float" office:value="0" calcext:value-type="float">
            <text:p>0</text:p>
          </table:table-cell>
          <table:table-cell table:style-name="ce85" table:formula="of:=[$'ScSp stats'.M40]" office:value-type="float" office:value="0" calcext:value-type="float">
            <text:p>0</text:p>
          </table:table-cell>
          <table:table-cell table:style-name="ce85" table:formula="of:=[$'ScSp stats'.N40]" office:value-type="float" office:value="0" calcext:value-type="float">
            <text:p>0</text:p>
          </table:table-cell>
          <table:table-cell table:formula="of:=[$'Bundle Stats'.E40]" office:value-type="float" office:value="173.725" calcext:value-type="float">
            <text:p>173.725</text:p>
          </table:table-cell>
          <table:table-cell table:formula="of:=[$'Bundle Stats'.F40]" office:value-type="float" office:value="90.0568" calcext:value-type="float">
            <text:p>90.0568</text:p>
          </table:table-cell>
          <table:table-cell table:formula="of:=[$'Bundle Stats'.G40]" office:value-type="float" office:value="75.1798" calcext:value-type="float">
            <text:p>75.1798</text:p>
          </table:table-cell>
          <table:table-cell table:formula="of:=[$'Bundle Stats'.I40]" office:value-type="float" office:value="1002.67" calcext:value-type="float">
            <text:p>1002.67</text:p>
          </table:table-cell>
          <table:table-cell table:formula="of:=[$'Bundle Stats'.J40]" office:value-type="float" office:value="188.602" calcext:value-type="float">
            <text:p>188.602</text:p>
          </table:table-cell>
          <table:table-cell table:formula="of:=[$'Bundle Stats'.L40]" office:value-type="float" office:value="188.602" calcext:value-type="float">
            <text:p>188.602</text:p>
          </table:table-cell>
          <table:table-cell table:formula="of:=[$'Bundle Stats'.M40]" office:value-type="float" office:value="188.621" calcext:value-type="float">
            <text:p>188.621</text:p>
          </table:table-cell>
          <table:table-cell table:formula="of:=[$'Bundle Stats'.N40]" office:value-type="float" office:value="0.0100731" calcext:value-type="float">
            <text:p>0.0100731</text:p>
          </table:table-cell>
        </table:table-row>
        <table:table-row table:style-name="ro1">
          <table:table-cell office:value-type="string" calcext:value-type="string">
            <text:p>sfsarp-30-20-5.txt </text:p>
          </table:table-cell>
          <table:table-cell table:style-name="ce85" table:formula="of:=[$'ScSp stats'.E41]" office:value-type="float" office:value="0" calcext:value-type="float">
            <text:p>0</text:p>
          </table:table-cell>
          <table:table-cell table:style-name="ce85" table:formula="of:=[$'ScSp stats'.F41]" office:value-type="float" office:value="0" calcext:value-type="float">
            <text:p>0</text:p>
          </table:table-cell>
          <table:table-cell table:style-name="ce85" table:formula="of:=[$'ScSp stats'.G41]" office:value-type="float" office:value="0" calcext:value-type="float">
            <text:p>0</text:p>
          </table:table-cell>
          <table:table-cell table:style-name="ce85" table:formula="of:=[$'ScSp stats'.I41]" office:value-type="float" office:value="0" calcext:value-type="float">
            <text:p>0</text:p>
          </table:table-cell>
          <table:table-cell table:style-name="ce85" table:formula="of:=[$'ScSp stats'.J41]" office:value-type="float" office:value="0" calcext:value-type="float">
            <text:p>0</text:p>
          </table:table-cell>
          <table:table-cell table:style-name="ce85" table:formula="of:=[$'ScSp stats'.L41]" office:value-type="float" office:value="0" calcext:value-type="float">
            <text:p>0</text:p>
          </table:table-cell>
          <table:table-cell table:style-name="ce85" table:formula="of:=[$'ScSp stats'.M41]" office:value-type="float" office:value="0" calcext:value-type="float">
            <text:p>0</text:p>
          </table:table-cell>
          <table:table-cell table:style-name="ce85" table:formula="of:=[$'ScSp stats'.N41]" office:value-type="float" office:value="0" calcext:value-type="float">
            <text:p>0</text:p>
          </table:table-cell>
          <table:table-cell table:formula="of:=[$'Bundle Stats'.E41]" office:value-type="float" office:value="125.572" calcext:value-type="float">
            <text:p>125.572</text:p>
          </table:table-cell>
          <table:table-cell table:formula="of:=[$'Bundle Stats'.F41]" office:value-type="float" office:value="66.5509" calcext:value-type="float">
            <text:p>66.5509</text:p>
          </table:table-cell>
          <table:table-cell table:formula="of:=[$'Bundle Stats'.G41]" office:value-type="float" office:value="36.8175" calcext:value-type="float">
            <text:p>36.8175</text:p>
          </table:table-cell>
          <table:table-cell table:formula="of:=[$'Bundle Stats'.I41]" office:value-type="float" office:value="182.89" calcext:value-type="float">
            <text:p>182.89</text:p>
          </table:table-cell>
          <table:table-cell table:formula="of:=[$'Bundle Stats'.J41]" office:value-type="float" office:value="155.306" calcext:value-type="float">
            <text:p>155.306</text:p>
          </table:table-cell>
          <table:table-cell table:formula="of:=[$'Bundle Stats'.L41]" office:value-type="float" office:value="155.306" calcext:value-type="float">
            <text:p>155.306</text:p>
          </table:table-cell>
          <table:table-cell table:formula="of:=[$'Bundle Stats'.M41]" office:value-type="float" office:value="155.306" calcext:value-type="float">
            <text:p>155.306</text:p>
          </table:table-cell>
          <table:table-cell table:formula="of:=[$'Bundle Stats'.N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1.txt </text:p>
          </table:table-cell>
          <table:table-cell table:style-name="ce85" table:formula="of:=[$'ScSp stats'.E42]" office:value-type="float" office:value="0" calcext:value-type="float">
            <text:p>0</text:p>
          </table:table-cell>
          <table:table-cell table:style-name="ce85" table:formula="of:=[$'ScSp stats'.F42]" office:value-type="float" office:value="0" calcext:value-type="float">
            <text:p>0</text:p>
          </table:table-cell>
          <table:table-cell table:style-name="ce85" table:formula="of:=[$'ScSp stats'.G42]" office:value-type="float" office:value="0" calcext:value-type="float">
            <text:p>0</text:p>
          </table:table-cell>
          <table:table-cell table:style-name="ce85" table:formula="of:=[$'ScSp stats'.I42]" office:value-type="float" office:value="0" calcext:value-type="float">
            <text:p>0</text:p>
          </table:table-cell>
          <table:table-cell table:style-name="ce85" table:formula="of:=[$'ScSp stats'.J42]" office:value-type="float" office:value="0" calcext:value-type="float">
            <text:p>0</text:p>
          </table:table-cell>
          <table:table-cell table:style-name="ce85" table:formula="of:=[$'ScSp stats'.L42]" office:value-type="float" office:value="0" calcext:value-type="float">
            <text:p>0</text:p>
          </table:table-cell>
          <table:table-cell table:style-name="ce85" table:formula="of:=[$'ScSp stats'.M42]" office:value-type="float" office:value="0" calcext:value-type="float">
            <text:p>0</text:p>
          </table:table-cell>
          <table:table-cell table:style-name="ce85" table:formula="of:=[$'ScSp stats'.N42]" office:value-type="float" office:value="0" calcext:value-type="float">
            <text:p>0</text:p>
          </table:table-cell>
          <table:table-cell table:formula="of:=[$'Bundle Stats'.E42]" office:value-type="float" office:value="153.927" calcext:value-type="float">
            <text:p>153.927</text:p>
          </table:table-cell>
          <table:table-cell table:formula="of:=[$'Bundle Stats'.F42]" office:value-type="float" office:value="103.222" calcext:value-type="float">
            <text:p>103.222</text:p>
          </table:table-cell>
          <table:table-cell table:formula="of:=[$'Bundle Stats'.G42]" office:value-type="float" office:value="82.8025" calcext:value-type="float">
            <text:p>82.8025</text:p>
          </table:table-cell>
          <table:table-cell table:formula="of:=[$'Bundle Stats'.I42]" office:value-type="float" office:value="2019.88" calcext:value-type="float">
            <text:p>2019.88</text:p>
          </table:table-cell>
          <table:table-cell table:formula="of:=[$'Bundle Stats'.J42]" office:value-type="float" office:value="174.347" calcext:value-type="float">
            <text:p>174.347</text:p>
          </table:table-cell>
          <table:table-cell table:formula="of:=[$'Bundle Stats'.L42]" office:value-type="float" office:value="174.347" calcext:value-type="float">
            <text:p>174.347</text:p>
          </table:table-cell>
          <table:table-cell table:formula="of:=[$'Bundle Stats'.M42]" office:value-type="float" office:value="174.363" calcext:value-type="float">
            <text:p>174.363</text:p>
          </table:table-cell>
          <table:table-cell table:formula="of:=[$'Bundle Stats'.N42]" office:value-type="float" office:value="0.00917626" calcext:value-type="float">
            <text:p>0.00917626</text:p>
          </table:table-cell>
        </table:table-row>
        <table:table-row table:style-name="ro1">
          <table:table-cell office:value-type="string" calcext:value-type="string">
            <text:p>sfsarp-30-25-2.txt </text:p>
          </table:table-cell>
          <table:table-cell table:style-name="ce85" table:formula="of:=[$'ScSp stats'.E43]" office:value-type="float" office:value="0" calcext:value-type="float">
            <text:p>0</text:p>
          </table:table-cell>
          <table:table-cell table:style-name="ce85" table:formula="of:=[$'ScSp stats'.F43]" office:value-type="float" office:value="0" calcext:value-type="float">
            <text:p>0</text:p>
          </table:table-cell>
          <table:table-cell table:style-name="ce85" table:formula="of:=[$'ScSp stats'.G43]" office:value-type="float" office:value="0" calcext:value-type="float">
            <text:p>0</text:p>
          </table:table-cell>
          <table:table-cell table:style-name="ce85" table:formula="of:=[$'ScSp stats'.I43]" office:value-type="float" office:value="0" calcext:value-type="float">
            <text:p>0</text:p>
          </table:table-cell>
          <table:table-cell table:style-name="ce85" table:formula="of:=[$'ScSp stats'.J43]" office:value-type="float" office:value="0" calcext:value-type="float">
            <text:p>0</text:p>
          </table:table-cell>
          <table:table-cell table:style-name="ce85" table:formula="of:=[$'ScSp stats'.L43]" office:value-type="float" office:value="0" calcext:value-type="float">
            <text:p>0</text:p>
          </table:table-cell>
          <table:table-cell table:style-name="ce85" table:formula="of:=[$'ScSp stats'.M43]" office:value-type="float" office:value="0" calcext:value-type="float">
            <text:p>0</text:p>
          </table:table-cell>
          <table:table-cell table:style-name="ce85" table:formula="of:=[$'ScSp stats'.N43]" office:value-type="float" office:value="0" calcext:value-type="float">
            <text:p>0</text:p>
          </table:table-cell>
          <table:table-cell table:formula="of:=[$'Bundle Stats'.E43]" office:value-type="float" office:value="136.122" calcext:value-type="float">
            <text:p>136.122</text:p>
          </table:table-cell>
          <table:table-cell table:formula="of:=[$'Bundle Stats'.F43]" office:value-type="float" office:value="116.478" calcext:value-type="float">
            <text:p>116.478</text:p>
          </table:table-cell>
          <table:table-cell table:formula="of:=[$'Bundle Stats'.G43]" office:value-type="float" office:value="82.2281" calcext:value-type="float">
            <text:p>82.2281</text:p>
          </table:table-cell>
          <table:table-cell table:formula="of:=[$'Bundle Stats'.I43]" office:value-type="float" office:value="1780.77" calcext:value-type="float">
            <text:p>1780.77</text:p>
          </table:table-cell>
          <table:table-cell table:formula="of:=[$'Bundle Stats'.J43]" office:value-type="float" office:value="170.371" calcext:value-type="float">
            <text:p>170.371</text:p>
          </table:table-cell>
          <table:table-cell table:formula="of:=[$'Bundle Stats'.L43]" office:value-type="float" office:value="170.371" calcext:value-type="float">
            <text:p>170.371</text:p>
          </table:table-cell>
          <table:table-cell table:formula="of:=[$'Bundle Stats'.M43]" office:value-type="float" office:value="170.388" calcext:value-type="float">
            <text:p>170.388</text:p>
          </table:table-cell>
          <table:table-cell table:formula="of:=[$'Bundle Stats'.N43]" office:value-type="float" office:value="0.00997723" calcext:value-type="float">
            <text:p>0.00997723</text:p>
          </table:table-cell>
        </table:table-row>
        <table:table-row table:style-name="ro1">
          <table:table-cell office:value-type="string" calcext:value-type="string">
            <text:p>sfsarp-30-25-3.txt </text:p>
          </table:table-cell>
          <table:table-cell table:style-name="ce85" table:formula="of:=[$'ScSp stats'.E44]" office:value-type="float" office:value="0" calcext:value-type="float">
            <text:p>0</text:p>
          </table:table-cell>
          <table:table-cell table:style-name="ce85" table:formula="of:=[$'ScSp stats'.F44]" office:value-type="float" office:value="0" calcext:value-type="float">
            <text:p>0</text:p>
          </table:table-cell>
          <table:table-cell table:style-name="ce85" table:formula="of:=[$'ScSp stats'.G44]" office:value-type="float" office:value="0" calcext:value-type="float">
            <text:p>0</text:p>
          </table:table-cell>
          <table:table-cell table:style-name="ce85" table:formula="of:=[$'ScSp stats'.I44]" office:value-type="float" office:value="0" calcext:value-type="float">
            <text:p>0</text:p>
          </table:table-cell>
          <table:table-cell table:style-name="ce85" table:formula="of:=[$'ScSp stats'.J44]" office:value-type="float" office:value="0" calcext:value-type="float">
            <text:p>0</text:p>
          </table:table-cell>
          <table:table-cell table:style-name="ce85" table:formula="of:=[$'ScSp stats'.L44]" office:value-type="float" office:value="0" calcext:value-type="float">
            <text:p>0</text:p>
          </table:table-cell>
          <table:table-cell table:style-name="ce85" table:formula="of:=[$'ScSp stats'.M44]" office:value-type="float" office:value="0" calcext:value-type="float">
            <text:p>0</text:p>
          </table:table-cell>
          <table:table-cell table:style-name="ce85" table:formula="of:=[$'ScSp stats'.N44]" office:value-type="float" office:value="0" calcext:value-type="float">
            <text:p>0</text:p>
          </table:table-cell>
          <table:table-cell table:formula="of:=[$'Bundle Stats'.E44]" office:value-type="float" office:value="138.405" calcext:value-type="float">
            <text:p>138.405</text:p>
          </table:table-cell>
          <table:table-cell table:formula="of:=[$'Bundle Stats'.F44]" office:value-type="float" office:value="141.391" calcext:value-type="float">
            <text:p>141.391</text:p>
          </table:table-cell>
          <table:table-cell table:formula="of:=[$'Bundle Stats'.G44]" office:value-type="float" office:value="85.9984" calcext:value-type="float">
            <text:p>85.9984</text:p>
          </table:table-cell>
          <table:table-cell table:formula="of:=[$'Bundle Stats'.I44]" office:value-type="float" office:value="5778.46" calcext:value-type="float">
            <text:p>5778.46</text:p>
          </table:table-cell>
          <table:table-cell table:formula="of:=[$'Bundle Stats'.J44]" office:value-type="float" office:value="193.797" calcext:value-type="float">
            <text:p>193.797</text:p>
          </table:table-cell>
          <table:table-cell table:formula="of:=[$'Bundle Stats'.L44]" office:value-type="float" office:value="193.797" calcext:value-type="float">
            <text:p>193.797</text:p>
          </table:table-cell>
          <table:table-cell table:formula="of:=[$'Bundle Stats'.M44]" office:value-type="float" office:value="193.816" calcext:value-type="float">
            <text:p>193.816</text:p>
          </table:table-cell>
          <table:table-cell table:formula="of:=[$'Bundle Stats'.N44]" office:value-type="float" office:value="0.00980311" calcext:value-type="float">
            <text:p>0.00980311</text:p>
          </table:table-cell>
        </table:table-row>
        <table:table-row table:style-name="ro1">
          <table:table-cell office:value-type="string" calcext:value-type="string">
            <text:p>sfsarp-30-25-4.txt </text:p>
          </table:table-cell>
          <table:table-cell table:style-name="ce85" table:formula="of:=[$'ScSp stats'.E45]" office:value-type="float" office:value="0" calcext:value-type="float">
            <text:p>0</text:p>
          </table:table-cell>
          <table:table-cell table:style-name="ce85" table:formula="of:=[$'ScSp stats'.F45]" office:value-type="float" office:value="0" calcext:value-type="float">
            <text:p>0</text:p>
          </table:table-cell>
          <table:table-cell table:style-name="ce85" table:formula="of:=[$'ScSp stats'.G45]" office:value-type="float" office:value="0" calcext:value-type="float">
            <text:p>0</text:p>
          </table:table-cell>
          <table:table-cell table:style-name="ce85" table:formula="of:=[$'ScSp stats'.I45]" office:value-type="float" office:value="0" calcext:value-type="float">
            <text:p>0</text:p>
          </table:table-cell>
          <table:table-cell table:style-name="ce85" table:formula="of:=[$'ScSp stats'.J45]" office:value-type="float" office:value="0" calcext:value-type="float">
            <text:p>0</text:p>
          </table:table-cell>
          <table:table-cell table:style-name="ce85" table:formula="of:=[$'ScSp stats'.L45]" office:value-type="float" office:value="0" calcext:value-type="float">
            <text:p>0</text:p>
          </table:table-cell>
          <table:table-cell table:style-name="ce85" table:formula="of:=[$'ScSp stats'.M45]" office:value-type="float" office:value="0" calcext:value-type="float">
            <text:p>0</text:p>
          </table:table-cell>
          <table:table-cell table:style-name="ce85" table:formula="of:=[$'ScSp stats'.N45]" office:value-type="float" office:value="0" calcext:value-type="float">
            <text:p>0</text:p>
          </table:table-cell>
          <table:table-cell table:formula="of:=[$'Bundle Stats'.E45]" office:value-type="float" office:value="135.974" calcext:value-type="float">
            <text:p>135.974</text:p>
          </table:table-cell>
          <table:table-cell table:formula="of:=[$'Bundle Stats'.F45]" office:value-type="float" office:value="94.264" calcext:value-type="float">
            <text:p>94.264</text:p>
          </table:table-cell>
          <table:table-cell table:formula="of:=[$'Bundle Stats'.G45]" office:value-type="float" office:value="59.6555" calcext:value-type="float">
            <text:p>59.6555</text:p>
          </table:table-cell>
          <table:table-cell table:formula="of:=[$'Bundle Stats'.I45]" office:value-type="float" office:value="512.21" calcext:value-type="float">
            <text:p>512.21</text:p>
          </table:table-cell>
          <table:table-cell table:formula="of:=[$'Bundle Stats'.J45]" office:value-type="float" office:value="170.583" calcext:value-type="float">
            <text:p>170.583</text:p>
          </table:table-cell>
          <table:table-cell table:formula="of:=[$'Bundle Stats'.L45]" office:value-type="float" office:value="170.583" calcext:value-type="float">
            <text:p>170.583</text:p>
          </table:table-cell>
          <table:table-cell table:formula="of:=[$'Bundle Stats'.M45]" office:value-type="float" office:value="170.583" calcext:value-type="float">
            <text:p>170.583</text:p>
          </table:table-cell>
          <table:table-cell table:formula="of:=[$'Bundle Stats'.N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5.txt </text:p>
          </table:table-cell>
          <table:table-cell table:style-name="ce85" table:formula="of:=[$'ScSp stats'.E46]" office:value-type="float" office:value="0" calcext:value-type="float">
            <text:p>0</text:p>
          </table:table-cell>
          <table:table-cell table:style-name="ce85" table:formula="of:=[$'ScSp stats'.F46]" office:value-type="float" office:value="0" calcext:value-type="float">
            <text:p>0</text:p>
          </table:table-cell>
          <table:table-cell table:style-name="ce85" table:formula="of:=[$'ScSp stats'.G46]" office:value-type="float" office:value="0" calcext:value-type="float">
            <text:p>0</text:p>
          </table:table-cell>
          <table:table-cell table:style-name="ce85" table:formula="of:=[$'ScSp stats'.I46]" office:value-type="float" office:value="0" calcext:value-type="float">
            <text:p>0</text:p>
          </table:table-cell>
          <table:table-cell table:style-name="ce85" table:formula="of:=[$'ScSp stats'.J46]" office:value-type="float" office:value="0" calcext:value-type="float">
            <text:p>0</text:p>
          </table:table-cell>
          <table:table-cell table:style-name="ce85" table:formula="of:=[$'ScSp stats'.L46]" office:value-type="float" office:value="0" calcext:value-type="float">
            <text:p>0</text:p>
          </table:table-cell>
          <table:table-cell table:style-name="ce85" table:formula="of:=[$'ScSp stats'.M46]" office:value-type="float" office:value="0" calcext:value-type="float">
            <text:p>0</text:p>
          </table:table-cell>
          <table:table-cell table:style-name="ce85" table:formula="of:=[$'ScSp stats'.N46]" office:value-type="float" office:value="0" calcext:value-type="float">
            <text:p>0</text:p>
          </table:table-cell>
          <table:table-cell table:formula="of:=[$'Bundle Stats'.E46]" office:value-type="float" office:value="115.418" calcext:value-type="float">
            <text:p>115.418</text:p>
          </table:table-cell>
          <table:table-cell table:formula="of:=[$'Bundle Stats'.F46]" office:value-type="float" office:value="101.053" calcext:value-type="float">
            <text:p>101.053</text:p>
          </table:table-cell>
          <table:table-cell table:formula="of:=[$'Bundle Stats'.G46]" office:value-type="float" office:value="60.5831" calcext:value-type="float">
            <text:p>60.5831</text:p>
          </table:table-cell>
          <table:table-cell table:formula="of:=[$'Bundle Stats'.I46]" office:value-type="float" office:value="204.32" calcext:value-type="float">
            <text:p>204.32</text:p>
          </table:table-cell>
          <table:table-cell table:formula="of:=[$'Bundle Stats'.J46]" office:value-type="float" office:value="155.887" calcext:value-type="float">
            <text:p>155.887</text:p>
          </table:table-cell>
          <table:table-cell table:formula="of:=[$'Bundle Stats'.L46]" office:value-type="float" office:value="155.887" calcext:value-type="float">
            <text:p>155.887</text:p>
          </table:table-cell>
          <table:table-cell table:formula="of:=[$'Bundle Stats'.M46]" office:value-type="float" office:value="155.889" calcext:value-type="float">
            <text:p>155.889</text:p>
          </table:table-cell>
          <table:table-cell table:formula="of:=[$'Bundle Stats'.N46]" office:value-type="float" office:value="0.00128296" calcext:value-type="float">
            <text:p>0.00128296</text:p>
          </table:table-cell>
        </table:table-row>
        <table:table-row table:style-name="ro2">
          <table:table-cell table:style-name="ce15" office:value-type="string" calcext:value-type="string" table:number-columns-spanned="1" table:number-rows-spanned="2">
            <text:p>Size</text:p>
          </table:table-cell>
          <table:table-cell table:style-name="ce12" office:value-type="string" calcext:value-type="string" table:number-columns-spanned="8" table:number-rows-spanned="1">
            <text:p>ScSp</text:p>
          </table:table-cell>
          <table:covered-table-cell table:number-columns-repeated="4" table:style-name="ce12"/>
          <table:covered-table-cell table:number-columns-repeated="3"/>
          <table:table-cell table:style-name="ce12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2">
          <table:table-cell table:style-name="ce88" office:value-type="string" calcext:value-type="string">
            <text:p>20-15</text:p>
          </table:table-cell>
          <table:table-cell table:style-name="ce108" table:formula="of:=AVERAGE([.B3:.B7])" office:value-type="float" office:value="0" calcext:value-type="float">
            <text:p>0.000</text:p>
          </table:table-cell>
          <table:table-cell table:style-name="ce108" table:formula="of:=AVERAGE([.C3:.C7])" office:value-type="float" office:value="0" calcext:value-type="float">
            <text:p>0.000</text:p>
          </table:table-cell>
          <table:table-cell table:style-name="ce108" table:formula="of:=AVERAGE([.D3:.D7])" office:value-type="float" office:value="0" calcext:value-type="float">
            <text:p>0.000</text:p>
          </table:table-cell>
          <table:table-cell table:style-name="ce108" table:formula="of:=AVERAGE([.E3:.E7])" office:value-type="float" office:value="0" calcext:value-type="float">
            <text:p>0.000</text:p>
          </table:table-cell>
          <table:table-cell table:style-name="ce108" table:formula="of:=AVERAGE([.F3:.F7])" office:value-type="float" office:value="0" calcext:value-type="float">
            <text:p>0.000</text:p>
          </table:table-cell>
          <table:table-cell table:style-name="ce108" table:formula="of:=AVERAGE([.G3:.G7])" office:value-type="float" office:value="0" calcext:value-type="float">
            <text:p>0.000</text:p>
          </table:table-cell>
          <table:table-cell table:style-name="ce108" table:formula="of:=AVERAGE([.H3:.H7])" office:value-type="float" office:value="0" calcext:value-type="float">
            <text:p>0.000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89.82186" calcext:value-type="float">
            <text:p>89.822</text:p>
          </table:table-cell>
          <table:table-cell table:style-name="ce108" table:formula="of:=AVERAGE([.K3:.K7])" office:value-type="float" office:value="68.41828" calcext:value-type="float">
            <text:p>68.418</text:p>
          </table:table-cell>
          <table:table-cell table:style-name="ce108" table:formula="of:=AVERAGE([.L3:.L7])" office:value-type="float" office:value="50.26792" calcext:value-type="float">
            <text:p>50.268</text:p>
          </table:table-cell>
          <table:table-cell table:style-name="ce108" table:formula="of:=AVERAGE([.M3:.M7])" office:value-type="float" office:value="36.59" calcext:value-type="float">
            <text:p>36.590</text:p>
          </table:table-cell>
          <table:table-cell table:style-name="ce108" table:formula="of:=AVERAGE([.N3:.N7])" office:value-type="float" office:value="107.9723" calcext:value-type="float">
            <text:p>107.972</text:p>
          </table:table-cell>
          <table:table-cell table:style-name="ce108" table:formula="of:=AVERAGE([.O3:.O7])" office:value-type="float" office:value="107.9723" calcext:value-type="float">
            <text:p>107.972</text:p>
          </table:table-cell>
          <table:table-cell table:style-name="ce108" table:formula="of:=AVERAGE([.P3:.P7])" office:value-type="float" office:value="107.9723" calcext:value-type="float">
            <text:p>107.972</text:p>
          </table:table-cell>
          <table:table-cell table:style-name="ce108" table:formula="of:=AVERAGE([.Q3:.Q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0-20</text:p>
          </table:table-cell>
          <table:table-cell table:style-name="ce108" table:formula="of:=AVERAGE([.B8:.B12])" office:value-type="float" office:value="0" calcext:value-type="float">
            <text:p>0.000</text:p>
          </table:table-cell>
          <table:table-cell table:style-name="ce108" table:formula="of:=AVERAGE([.C8:.C12])" office:value-type="float" office:value="0" calcext:value-type="float">
            <text:p>0.000</text:p>
          </table:table-cell>
          <table:table-cell table:style-name="ce108" table:formula="of:=AVERAGE([.D8:.D12])" office:value-type="float" office:value="0" calcext:value-type="float">
            <text:p>0.000</text:p>
          </table:table-cell>
          <table:table-cell table:style-name="ce108" table:formula="of:=AVERAGE([.E8:.E12])" office:value-type="float" office:value="0" calcext:value-type="float">
            <text:p>0.000</text:p>
          </table:table-cell>
          <table:table-cell table:style-name="ce108" table:formula="of:=AVERAGE([.F8:.F12])" office:value-type="float" office:value="0" calcext:value-type="float">
            <text:p>0.000</text:p>
          </table:table-cell>
          <table:table-cell table:style-name="ce108" table:formula="of:=AVERAGE([.G8:.G12])" office:value-type="float" office:value="0" calcext:value-type="float">
            <text:p>0.000</text:p>
          </table:table-cell>
          <table:table-cell table:style-name="ce108" table:formula="of:=AVERAGE([.H8:.H12])" office:value-type="float" office:value="0" calcext:value-type="float">
            <text:p>0.000</text:p>
          </table:table-cell>
          <table:table-cell table:style-name="ce108" table:formula="of:=AVERAGE([.I8:.I12])" office:value-type="float" office:value="0" calcext:value-type="float">
            <text:p>0.000</text:p>
          </table:table-cell>
          <table:table-cell table:style-name="ce108" table:formula="of:=AVERAGE([.J8:.J12])" office:value-type="float" office:value="107.1593" calcext:value-type="float">
            <text:p>107.159</text:p>
          </table:table-cell>
          <table:table-cell table:style-name="ce108" table:formula="of:=AVERAGE([.K8:.K12])" office:value-type="float" office:value="79.08184" calcext:value-type="float">
            <text:p>79.082</text:p>
          </table:table-cell>
          <table:table-cell table:style-name="ce108" table:formula="of:=AVERAGE([.L8:.L12])" office:value-type="float" office:value="54.46436" calcext:value-type="float">
            <text:p>54.464</text:p>
          </table:table-cell>
          <table:table-cell table:style-name="ce108" table:formula="of:=AVERAGE([.M8:.M12])" office:value-type="float" office:value="47.552" calcext:value-type="float">
            <text:p>47.552</text:p>
          </table:table-cell>
          <table:table-cell table:style-name="ce108" table:formula="of:=AVERAGE([.N8:.N12])" office:value-type="float" office:value="131.7766" calcext:value-type="float">
            <text:p>131.777</text:p>
          </table:table-cell>
          <table:table-cell table:style-name="ce108" table:formula="of:=AVERAGE([.O8:.O12])" office:value-type="float" office:value="131.7766" calcext:value-type="float">
            <text:p>131.777</text:p>
          </table:table-cell>
          <table:table-cell table:style-name="ce108" table:formula="of:=AVERAGE([.P8:.P12])" office:value-type="float" office:value="131.7768" calcext:value-type="float">
            <text:p>131.777</text:p>
          </table:table-cell>
          <table:table-cell table:style-name="ce108" table:formula="of:=AVERAGE([.Q8:.Q12])" office:value-type="float" office:value="0.0001494656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0-25</text:p>
          </table:table-cell>
          <table:table-cell table:style-name="ce108" table:formula="of:=AVERAGE([.B13:.B17])" office:value-type="float" office:value="0" calcext:value-type="float">
            <text:p>0.000</text:p>
          </table:table-cell>
          <table:table-cell table:style-name="ce108" table:formula="of:=AVERAGE([.C13:.C17])" office:value-type="float" office:value="0" calcext:value-type="float">
            <text:p>0.000</text:p>
          </table:table-cell>
          <table:table-cell table:style-name="ce108" table:formula="of:=AVERAGE([.D13:.D17])" office:value-type="float" office:value="0" calcext:value-type="float">
            <text:p>0.000</text:p>
          </table:table-cell>
          <table:table-cell table:style-name="ce108" table:formula="of:=AVERAGE([.E13:.E17])" office:value-type="float" office:value="0" calcext:value-type="float">
            <text:p>0.000</text:p>
          </table:table-cell>
          <table:table-cell table:style-name="ce108" table:formula="of:=AVERAGE([.F13:.F17])" office:value-type="float" office:value="0" calcext:value-type="float">
            <text:p>0.000</text:p>
          </table:table-cell>
          <table:table-cell table:style-name="ce108" table:formula="of:=AVERAGE([.G13:.G17])" office:value-type="float" office:value="0" calcext:value-type="float">
            <text:p>0.000</text:p>
          </table:table-cell>
          <table:table-cell table:style-name="ce108" table:formula="of:=AVERAGE([.H13:.H17])" office:value-type="float" office:value="0" calcext:value-type="float">
            <text:p>0.000</text:p>
          </table:table-cell>
          <table:table-cell table:style-name="ce108" table:formula="of:=AVERAGE([.I13:.I17])" office:value-type="float" office:value="0" calcext:value-type="float">
            <text:p>0.000</text:p>
          </table:table-cell>
          <table:table-cell table:style-name="ce108" table:formula="of:=AVERAGE([.J13:.J17])" office:value-type="float" office:value="89.88446" calcext:value-type="float">
            <text:p>89.884</text:p>
          </table:table-cell>
          <table:table-cell table:style-name="ce108" table:formula="of:=AVERAGE([.K13:.K17])" office:value-type="float" office:value="95.80732" calcext:value-type="float">
            <text:p>95.807</text:p>
          </table:table-cell>
          <table:table-cell table:style-name="ce108" table:formula="of:=AVERAGE([.L13:.L17])" office:value-type="float" office:value="65.6651" calcext:value-type="float">
            <text:p>65.665</text:p>
          </table:table-cell>
          <table:table-cell table:style-name="ce108" table:formula="of:=AVERAGE([.M13:.M17])" office:value-type="float" office:value="98.152" calcext:value-type="float">
            <text:p>98.152</text:p>
          </table:table-cell>
          <table:table-cell table:style-name="ce108" table:formula="of:=AVERAGE([.N13:.N17])" office:value-type="float" office:value="120.027" calcext:value-type="float">
            <text:p>120.027</text:p>
          </table:table-cell>
          <table:table-cell table:style-name="ce108" table:formula="of:=AVERAGE([.O13:.O17])" office:value-type="float" office:value="120.027" calcext:value-type="float">
            <text:p>120.027</text:p>
          </table:table-cell>
          <table:table-cell table:style-name="ce108" table:formula="of:=AVERAGE([.P13:.P17])" office:value-type="float" office:value="120.027" calcext:value-type="float">
            <text:p>120.027</text:p>
          </table:table-cell>
          <table:table-cell table:style-name="ce108" table:formula="of:=AVERAGE([.Q13:.Q1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5-15</text:p>
          </table:table-cell>
          <table:table-cell table:style-name="ce108" table:formula="of:=AVERAGE([.B18:.B22])" office:value-type="float" office:value="0" calcext:value-type="float">
            <text:p>0.000</text:p>
          </table:table-cell>
          <table:table-cell table:style-name="ce108" table:formula="of:=AVERAGE([.C18:.C22])" office:value-type="float" office:value="0" calcext:value-type="float">
            <text:p>0.000</text:p>
          </table:table-cell>
          <table:table-cell table:style-name="ce108" table:formula="of:=AVERAGE([.D18:.D22])" office:value-type="float" office:value="0" calcext:value-type="float">
            <text:p>0.000</text:p>
          </table:table-cell>
          <table:table-cell table:style-name="ce108" table:formula="of:=AVERAGE([.E18:.E22])" office:value-type="float" office:value="0" calcext:value-type="float">
            <text:p>0.000</text:p>
          </table:table-cell>
          <table:table-cell table:style-name="ce108" table:formula="of:=AVERAGE([.F18:.F22])" office:value-type="float" office:value="0" calcext:value-type="float">
            <text:p>0.000</text:p>
          </table:table-cell>
          <table:table-cell table:style-name="ce108" table:formula="of:=AVERAGE([.G18:.G22])" office:value-type="float" office:value="0" calcext:value-type="float">
            <text:p>0.000</text:p>
          </table:table-cell>
          <table:table-cell table:style-name="ce108" table:formula="of:=AVERAGE([.H18:.H22])" office:value-type="float" office:value="0" calcext:value-type="float">
            <text:p>0.000</text:p>
          </table:table-cell>
          <table:table-cell table:style-name="ce108" table:formula="of:=AVERAGE([.I18:.I22])" office:value-type="float" office:value="0" calcext:value-type="float">
            <text:p>0.000</text:p>
          </table:table-cell>
          <table:table-cell table:style-name="ce108" table:formula="of:=AVERAGE([.J18:.J22])" office:value-type="float" office:value="131.4502" calcext:value-type="float">
            <text:p>131.450</text:p>
          </table:table-cell>
          <table:table-cell table:style-name="ce108" table:formula="of:=AVERAGE([.K18:.K22])" office:value-type="float" office:value="65.4762" calcext:value-type="float">
            <text:p>65.476</text:p>
          </table:table-cell>
          <table:table-cell table:style-name="ce108" table:formula="of:=AVERAGE([.L18:.L22])" office:value-type="float" office:value="58.12544" calcext:value-type="float">
            <text:p>58.125</text:p>
          </table:table-cell>
          <table:table-cell table:style-name="ce108" table:formula="of:=AVERAGE([.M18:.M22])" office:value-type="float" office:value="152.556" calcext:value-type="float">
            <text:p>152.556</text:p>
          </table:table-cell>
          <table:table-cell table:style-name="ce108" table:formula="of:=AVERAGE([.N18:.N22])" office:value-type="float" office:value="138.801" calcext:value-type="float">
            <text:p>138.801</text:p>
          </table:table-cell>
          <table:table-cell table:style-name="ce108" table:formula="of:=AVERAGE([.O18:.O22])" office:value-type="float" office:value="138.801" calcext:value-type="float">
            <text:p>138.801</text:p>
          </table:table-cell>
          <table:table-cell table:style-name="ce108" table:formula="of:=AVERAGE([.P18:.P22])" office:value-type="float" office:value="138.8028" calcext:value-type="float">
            <text:p>138.803</text:p>
          </table:table-cell>
          <table:table-cell table:style-name="ce108" table:formula="of:=AVERAGE([.Q18:.Q22])" office:value-type="float" office:value="0.001088778" calcext:value-type="float">
            <text:p>0.001</text:p>
          </table:table-cell>
        </table:table-row>
        <table:table-row table:style-name="ro2">
          <table:table-cell table:style-name="ce88" office:value-type="string" calcext:value-type="string">
            <text:p>25-20</text:p>
          </table:table-cell>
          <table:table-cell table:style-name="ce108" table:formula="of:=AVERAGE([.B23:.B27])" office:value-type="float" office:value="0" calcext:value-type="float">
            <text:p>0.000</text:p>
          </table:table-cell>
          <table:table-cell table:style-name="ce108" table:formula="of:=AVERAGE([.C23:.C27])" office:value-type="float" office:value="0" calcext:value-type="float">
            <text:p>0.000</text:p>
          </table:table-cell>
          <table:table-cell table:style-name="ce108" table:formula="of:=AVERAGE([.D23:.D27])" office:value-type="float" office:value="0" calcext:value-type="float">
            <text:p>0.000</text:p>
          </table:table-cell>
          <table:table-cell table:style-name="ce108" table:formula="of:=AVERAGE([.E23:.E27])" office:value-type="float" office:value="0" calcext:value-type="float">
            <text:p>0.000</text:p>
          </table:table-cell>
          <table:table-cell table:style-name="ce108" table:formula="of:=AVERAGE([.F23:.F27])" office:value-type="float" office:value="0" calcext:value-type="float">
            <text:p>0.000</text:p>
          </table:table-cell>
          <table:table-cell table:style-name="ce108" table:formula="of:=AVERAGE([.G23:.G27])" office:value-type="float" office:value="0" calcext:value-type="float">
            <text:p>0.000</text:p>
          </table:table-cell>
          <table:table-cell table:style-name="ce108" table:formula="of:=AVERAGE([.H23:.H27])" office:value-type="float" office:value="0" calcext:value-type="float">
            <text:p>0.000</text:p>
          </table:table-cell>
          <table:table-cell table:style-name="ce108" table:formula="of:=AVERAGE([.I23:.I27])" office:value-type="float" office:value="0" calcext:value-type="float">
            <text:p>0.000</text:p>
          </table:table-cell>
          <table:table-cell table:style-name="ce108" table:formula="of:=AVERAGE([.J23:.J27])" office:value-type="float" office:value="125.2826" calcext:value-type="float">
            <text:p>125.283</text:p>
          </table:table-cell>
          <table:table-cell table:style-name="ce108" table:formula="of:=AVERAGE([.K23:.K27])" office:value-type="float" office:value="82.4001" calcext:value-type="float">
            <text:p>82.400</text:p>
          </table:table-cell>
          <table:table-cell table:style-name="ce108" table:formula="of:=AVERAGE([.L23:.L27])" office:value-type="float" office:value="62.85534" calcext:value-type="float">
            <text:p>62.855</text:p>
          </table:table-cell>
          <table:table-cell table:style-name="ce108" table:formula="of:=AVERAGE([.M23:.M27])" office:value-type="float" office:value="164.898" calcext:value-type="float">
            <text:p>164.898</text:p>
          </table:table-cell>
          <table:table-cell table:style-name="ce108" table:formula="of:=AVERAGE([.N23:.N27])" office:value-type="float" office:value="144.8274" calcext:value-type="float">
            <text:p>144.827</text:p>
          </table:table-cell>
          <table:table-cell table:style-name="ce108" table:formula="of:=AVERAGE([.O23:.O27])" office:value-type="float" office:value="144.8274" calcext:value-type="float">
            <text:p>144.827</text:p>
          </table:table-cell>
          <table:table-cell table:style-name="ce108" table:formula="of:=AVERAGE([.P23:.P27])" office:value-type="float" office:value="144.8304" calcext:value-type="float">
            <text:p>144.830</text:p>
          </table:table-cell>
          <table:table-cell table:style-name="ce108" table:formula="of:=AVERAGE([.Q23:.Q27])" office:value-type="float" office:value="0.001920664" calcext:value-type="float">
            <text:p>0.002</text:p>
          </table:table-cell>
        </table:table-row>
        <table:table-row table:style-name="ro2">
          <table:table-cell table:style-name="ce88" office:value-type="string" calcext:value-type="string">
            <text:p>25-25</text:p>
          </table:table-cell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0" calcext:value-type="float">
            <text:p>0.000</text:p>
          </table:table-cell>
          <table:table-cell table:style-name="ce108" table:formula="of:=AVERAGE([.I28:.I32])" office:value-type="float" office:value="0" calcext:value-type="float">
            <text:p>0.000</text:p>
          </table:table-cell>
          <table:table-cell table:style-name="ce108" table:formula="of:=AVERAGE([.J28:.J32])" office:value-type="float" office:value="114.028" calcext:value-type="float">
            <text:p>114.028</text:p>
          </table:table-cell>
          <table:table-cell table:style-name="ce108" table:formula="of:=AVERAGE([.K28:.K32])" office:value-type="float" office:value="98.9833" calcext:value-type="float">
            <text:p>98.983</text:p>
          </table:table-cell>
          <table:table-cell table:style-name="ce108" table:formula="of:=AVERAGE([.L28:.L32])" office:value-type="float" office:value="64.8608" calcext:value-type="float">
            <text:p>64.861</text:p>
          </table:table-cell>
          <table:table-cell table:style-name="ce108" table:formula="of:=AVERAGE([.M28:.M32])" office:value-type="float" office:value="247.468" calcext:value-type="float">
            <text:p>247.468</text:p>
          </table:table-cell>
          <table:table-cell table:style-name="ce108" table:formula="of:=AVERAGE([.N28:.N32])" office:value-type="float" office:value="148.1506" calcext:value-type="float">
            <text:p>148.151</text:p>
          </table:table-cell>
          <table:table-cell table:style-name="ce108" table:formula="of:=AVERAGE([.O28:.O32])" office:value-type="float" office:value="148.1506" calcext:value-type="float">
            <text:p>148.151</text:p>
          </table:table-cell>
          <table:table-cell table:style-name="ce108" table:formula="of:=AVERAGE([.P28:.P32])" office:value-type="float" office:value="148.1568" calcext:value-type="float">
            <text:p>148.157</text:p>
          </table:table-cell>
          <table:table-cell table:style-name="ce108" table:formula="of:=AVERAGE([.Q28:.Q32])" office:value-type="float" office:value="0.004311636" calcext:value-type="float">
            <text:p>0.004</text:p>
          </table:table-cell>
        </table:table-row>
        <table:table-row table:style-name="ro2">
          <table:table-cell table:style-name="ce88" office:value-type="string" calcext:value-type="string">
            <text:p>30-15</text:p>
          </table:table-cell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0" calcext:value-type="float">
            <text:p>0.000</text:p>
          </table:table-cell>
          <table:table-cell table:style-name="ce108" table:formula="of:=AVERAGE([.I33:.I37])" office:value-type="float" office:value="0" calcext:value-type="float">
            <text:p>0.000</text:p>
          </table:table-cell>
          <table:table-cell table:style-name="ce108" table:formula="of:=AVERAGE([.J33:.J37])" office:value-type="float" office:value="145.2764" calcext:value-type="float">
            <text:p>145.276</text:p>
          </table:table-cell>
          <table:table-cell table:style-name="ce108" table:formula="of:=AVERAGE([.K33:.K37])" office:value-type="float" office:value="61.2099" calcext:value-type="float">
            <text:p>61.210</text:p>
          </table:table-cell>
          <table:table-cell table:style-name="ce108" table:formula="of:=AVERAGE([.L33:.L37])" office:value-type="float" office:value="70.42268" calcext:value-type="float">
            <text:p>70.423</text:p>
          </table:table-cell>
          <table:table-cell table:style-name="ce108" table:formula="of:=AVERAGE([.M33:.M37])" office:value-type="float" office:value="230.632" calcext:value-type="float">
            <text:p>230.632</text:p>
          </table:table-cell>
          <table:table-cell table:style-name="ce108" table:formula="of:=AVERAGE([.N33:.N37])" office:value-type="float" office:value="136.0638" calcext:value-type="float">
            <text:p>136.064</text:p>
          </table:table-cell>
          <table:table-cell table:style-name="ce108" table:formula="of:=AVERAGE([.O33:.O37])" office:value-type="float" office:value="136.0638" calcext:value-type="float">
            <text:p>136.064</text:p>
          </table:table-cell>
          <table:table-cell table:style-name="ce108" table:formula="of:=AVERAGE([.P33:.P37])" office:value-type="float" office:value="136.0676" calcext:value-type="float">
            <text:p>136.068</text:p>
          </table:table-cell>
          <table:table-cell table:style-name="ce108" table:formula="of:=AVERAGE([.Q33:.Q37])" office:value-type="float" office:value="0.00267023" calcext:value-type="float">
            <text:p>0.003</text:p>
          </table:table-cell>
        </table:table-row>
        <table:table-row table:style-name="ro2">
          <table:table-cell table:style-name="ce88" office:value-type="string" calcext:value-type="string">
            <text:p>30-20</text:p>
          </table:table-cell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0" calcext:value-type="float">
            <text:p>0.000</text:p>
          </table:table-cell>
          <table:table-cell table:style-name="ce108" table:formula="of:=AVERAGE([.I38:.I42])" office:value-type="float" office:value="0" calcext:value-type="float">
            <text:p>0.000</text:p>
          </table:table-cell>
          <table:table-cell table:style-name="ce108" table:formula="of:=AVERAGE([.J38:.J42])" office:value-type="float" office:value="164.5702" calcext:value-type="float">
            <text:p>164.570</text:p>
          </table:table-cell>
          <table:table-cell table:style-name="ce108" table:formula="of:=AVERAGE([.K38:.K42])" office:value-type="float" office:value="91.86398" calcext:value-type="float">
            <text:p>91.864</text:p>
          </table:table-cell>
          <table:table-cell table:style-name="ce108" table:formula="of:=AVERAGE([.L38:.L42])" office:value-type="float" office:value="67.59762" calcext:value-type="float">
            <text:p>67.598</text:p>
          </table:table-cell>
          <table:table-cell table:style-name="ce108" table:formula="of:=AVERAGE([.M38:.M42])" office:value-type="float" office:value="726.548" calcext:value-type="float">
            <text:p>726.548</text:p>
          </table:table-cell>
          <table:table-cell table:style-name="ce108" table:formula="of:=AVERAGE([.N38:.N42])" office:value-type="float" office:value="188.837" calcext:value-type="float">
            <text:p>188.837</text:p>
          </table:table-cell>
          <table:table-cell table:style-name="ce108" table:formula="of:=AVERAGE([.O38:.O42])" office:value-type="float" office:value="188.837" calcext:value-type="float">
            <text:p>188.837</text:p>
          </table:table-cell>
          <table:table-cell table:style-name="ce108" table:formula="of:=AVERAGE([.P38:.P42])" office:value-type="float" office:value="188.8488" calcext:value-type="float">
            <text:p>188.849</text:p>
          </table:table-cell>
          <table:table-cell table:style-name="ce108" table:formula="of:=AVERAGE([.Q38:.Q42])" office:value-type="float" office:value="0.006036424" calcext:value-type="float">
            <text:p>0.006</text:p>
          </table:table-cell>
        </table:table-row>
        <table:table-row table:style-name="ro2">
          <table:table-cell table:style-name="ce88" office:value-type="string" calcext:value-type="string">
            <text:p>30-25</text:p>
          </table:table-cell>
          <table:table-cell table:style-name="ce108" table:formula="of:=AVERAGE([.B43:.B47])" office:value-type="float" office:value="0" calcext:value-type="float">
            <text:p>0.000</text:p>
          </table:table-cell>
          <table:table-cell table:style-name="ce108" table:formula="of:=AVERAGE([.C43:.C47])" office:value-type="float" office:value="0" calcext:value-type="float">
            <text:p>0.000</text:p>
          </table:table-cell>
          <table:table-cell table:style-name="ce108" table:formula="of:=AVERAGE([.D43:.D47])" office:value-type="float" office:value="0" calcext:value-type="float">
            <text:p>0.000</text:p>
          </table:table-cell>
          <table:table-cell table:style-name="ce108" table:formula="of:=AVERAGE([.E43:.E47])" office:value-type="float" office:value="0" calcext:value-type="float">
            <text:p>0.000</text:p>
          </table:table-cell>
          <table:table-cell table:style-name="ce108" table:formula="of:=AVERAGE([.F43:.F47])" office:value-type="float" office:value="0" calcext:value-type="float">
            <text:p>0.000</text:p>
          </table:table-cell>
          <table:table-cell table:style-name="ce108" table:formula="of:=AVERAGE([.G43:.G47])" office:value-type="float" office:value="0" calcext:value-type="float">
            <text:p>0.000</text:p>
          </table:table-cell>
          <table:table-cell table:style-name="ce108" table:formula="of:=AVERAGE([.H43:.H47])" office:value-type="float" office:value="0" calcext:value-type="float">
            <text:p>0.000</text:p>
          </table:table-cell>
          <table:table-cell table:style-name="ce108" table:formula="of:=AVERAGE([.I43:.I47])" office:value-type="float" office:value="0" calcext:value-type="float">
            <text:p>0.000</text:p>
          </table:table-cell>
          <table:table-cell table:style-name="ce108" table:formula="of:=AVERAGE([.J43:.J47])" office:value-type="float" office:value="135.9692" calcext:value-type="float">
            <text:p>135.969</text:p>
          </table:table-cell>
          <table:table-cell table:style-name="ce108" table:formula="of:=AVERAGE([.K43:.K47])" office:value-type="float" office:value="111.2816" calcext:value-type="float">
            <text:p>111.282</text:p>
          </table:table-cell>
          <table:table-cell table:style-name="ce108" table:formula="of:=AVERAGE([.L43:.L47])" office:value-type="float" office:value="74.25352" calcext:value-type="float">
            <text:p>74.254</text:p>
          </table:table-cell>
          <table:table-cell table:style-name="ce108" table:formula="of:=AVERAGE([.M43:.M47])" office:value-type="float" office:value="2059.128" calcext:value-type="float">
            <text:p>2059.128</text:p>
          </table:table-cell>
          <table:table-cell table:style-name="ce108" table:formula="of:=AVERAGE([.N43:.N47])" office:value-type="float" office:value="172.997" calcext:value-type="float">
            <text:p>172.997</text:p>
          </table:table-cell>
          <table:table-cell table:style-name="ce108" table:formula="of:=AVERAGE([.O43:.O47])" office:value-type="float" office:value="172.997" calcext:value-type="float">
            <text:p>172.997</text:p>
          </table:table-cell>
          <table:table-cell table:style-name="ce108" table:formula="of:=AVERAGE([.P43:.P47])" office:value-type="float" office:value="173.0078" calcext:value-type="float">
            <text:p>173.008</text:p>
          </table:table-cell>
          <table:table-cell table:style-name="ce108" table:formula="of:=AVERAGE([.Q43:.Q47])" office:value-type="float" office:value="0.006047912" calcext:value-type="float">
            <text:p>0.006</text:p>
          </table:table-cell>
        </table:table-row>
        <table:table-row table:style-name="ro1" table:number-rows-repeated="104851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mpare Time" table:style-name="ta3">
        <table:table-column table:style-name="co20" table:default-cell-style-name="Default"/>
        <table:table-column table:style-name="co21" table:default-cell-style-name="ce23"/>
        <table:table-column table:style-name="co22" table:number-columns-repeated="2" table:default-cell-style-name="ce23"/>
        <table:table-column table:style-name="co21" table:default-cell-style-name="ce23"/>
        <table:table-column table:style-name="co8" table:number-columns-repeated="2" table:default-cell-style-name="ce23"/>
        <table:table-column table:style-name="co21" table:number-columns-repeated="4" table:default-cell-style-name="ce19"/>
        <table:table-column table:style-name="co8" table:number-columns-repeated="2" table:default-cell-style-name="ce19"/>
        <table:table-column table:style-name="co11" table:default-cell-style-name="ce88"/>
        <table:table-row table:style-name="ro2">
          <table:table-cell table:style-name="ce12" office:value-type="string" calcext:value-type="string" table:number-columns-spanned="1" table:number-rows-spanned="2">
            <text:p>Instance</text:p>
          </table:table-cell>
          <table:table-cell table:style-name="ce12" office:value-type="string" calcext:value-type="string" table:number-columns-spanned="6" table:number-rows-spanned="1">
            <text:p>ScSp</text:p>
          </table:table-cell>
          <table:covered-table-cell table:number-columns-repeated="4" table:style-name="ce12"/>
          <table:covered-table-cell table:style-name="Default"/>
          <table:table-cell table:style-name="ce12" office:value-type="string" calcext:value-type="string" table:number-columns-spanned="6" table:number-rows-spanned="1">
            <text:p>Bundle</text:p>
          </table:table-cell>
          <table:covered-table-cell table:number-columns-repeated="3" table:style-name="ce12"/>
          <table:covered-table-cell table:number-columns-repeated="2" table:style-name="Default"/>
          <table:table-cell table:style-name="Default"/>
        </table:table-row>
        <table:table-row table:style-name="ro1">
          <table:covered-table-cell table:style-name="ce12"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Default"/>
        </table:table-row>
        <table:table-row table:style-name="ro1">
          <table:table-cell office:value-type="string" calcext:value-type="string">
            <text:p>sfsarp-20-15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0" calcext:value-type="float">
            <text:p>0.00</text:p>
          </table:table-cell>
          <table:table-cell table:formula="of:=[$'ScSp Time'.K2]" office:value-type="float" office:value="0" calcext:value-type="float">
            <text:p>0.00</text:p>
          </table:table-cell>
          <table:table-cell table:formula="of:=[$'ScSp Time'.L2]" office:value-type="float" office:value="0" calcext:value-type="float">
            <text:p>0.00</text:p>
          </table:table-cell>
          <table:table-cell table:formula="of:=[$'ScSp Time'.M2]" office:value-type="float" office:value="0" calcext:value-type="float">
            <text:p>0.00</text:p>
          </table:table-cell>
          <table:table-cell table:formula="of:=[$'ScSp Time'.N2]" office:value-type="float" office:value="0" calcext:value-type="float">
            <text:p>0.00</text:p>
          </table:table-cell>
          <table:table-cell table:formula="of:=[$'Bundle Time'.I2]" office:value-type="float" office:value="4.36686" calcext:value-type="float">
            <text:p>4.37</text:p>
          </table:table-cell>
          <table:table-cell table:formula="of:=[$'Bundle Time'.J2]" office:value-type="float" office:value="11.587" calcext:value-type="float">
            <text:p>11.59</text:p>
          </table:table-cell>
          <table:table-cell table:formula="of:=[$'Bundle Time'.K2]" office:value-type="float" office:value="7.7281" calcext:value-type="float">
            <text:p>7.73</text:p>
          </table:table-cell>
          <table:table-cell table:formula="of:=[$'Bundle Time'.L2]" office:value-type="float" office:value="4.21264" calcext:value-type="float">
            <text:p>4.21</text:p>
          </table:table-cell>
          <table:table-cell table:formula="of:=[$'Bundle Time'.M2]" office:value-type="float" office:value="20.3819" calcext:value-type="float">
            <text:p>20.38</text:p>
          </table:table-cell>
          <table:table-cell table:formula="of:=[$'Bundle Time'.N2]" office:value-type="float" office:value="51.7235" calcext:value-type="float">
            <text:p>51.72</text:p>
          </table:table-cell>
          <table:table-cell/>
        </table:table-row>
        <table:table-row table:style-name="ro1">
          <table:table-cell office:value-type="string" calcext:value-type="string">
            <text:p>sfsarp-20-15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0" calcext:value-type="float">
            <text:p>0.00</text:p>
          </table:table-cell>
          <table:table-cell table:formula="of:=[$'ScSp Time'.K3]" office:value-type="float" office:value="0" calcext:value-type="float">
            <text:p>0.00</text:p>
          </table:table-cell>
          <table:table-cell table:formula="of:=[$'ScSp Time'.L3]" office:value-type="float" office:value="0" calcext:value-type="float">
            <text:p>0.00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0" calcext:value-type="float">
            <text:p>0.00</text:p>
          </table:table-cell>
          <table:table-cell table:formula="of:=[$'Bundle Time'.I3]" office:value-type="float" office:value="5.06318" calcext:value-type="float">
            <text:p>5.06</text:p>
          </table:table-cell>
          <table:table-cell table:formula="of:=[$'Bundle Time'.J3]" office:value-type="float" office:value="11.8582" calcext:value-type="float">
            <text:p>11.86</text:p>
          </table:table-cell>
          <table:table-cell table:formula="of:=[$'Bundle Time'.K3]" office:value-type="float" office:value="9.6654" calcext:value-type="float">
            <text:p>9.67</text:p>
          </table:table-cell>
          <table:table-cell table:formula="of:=[$'Bundle Time'.L3]" office:value-type="float" office:value="3.74002" calcext:value-type="float">
            <text:p>3.74</text:p>
          </table:table-cell>
          <table:table-cell table:formula="of:=[$'Bundle Time'.M3]" office:value-type="float" office:value="15.5393" calcext:value-type="float">
            <text:p>15.54</text:p>
          </table:table-cell>
          <table:table-cell table:formula="of:=[$'Bundle Time'.N3]" office:value-type="float" office:value="54.1339" calcext:value-type="float">
            <text:p>54.13</text:p>
          </table:table-cell>
          <table:table-cell/>
        </table:table-row>
        <table:table-row table:style-name="ro1">
          <table:table-cell office:value-type="string" calcext:value-type="string">
            <text:p>sfsarp-20-15-3.txt </text:p>
          </table:table-cell>
          <table:table-cell table:formula="of:=[$'ScSp Time'.I4]" office:value-type="float" office:value="0" calcext:value-type="float">
            <text:p>0.00</text:p>
          </table:table-cell>
          <table:table-cell table:formula="of:=[$'ScSp Time'.J4]" office:value-type="float" office:value="0" calcext:value-type="float">
            <text:p>0.00</text:p>
          </table:table-cell>
          <table:table-cell table:formula="of:=[$'ScSp Time'.K4]" office:value-type="float" office:value="0" calcext:value-type="float">
            <text:p>0.00</text:p>
          </table:table-cell>
          <table:table-cell table:formula="of:=[$'ScSp Time'.L4]" office:value-type="float" office:value="0" calcext:value-type="float">
            <text:p>0.00</text:p>
          </table:table-cell>
          <table:table-cell table:formula="of:=[$'ScSp Time'.M4]" office:value-type="float" office:value="0" calcext:value-type="float">
            <text:p>0.00</text:p>
          </table:table-cell>
          <table:table-cell table:formula="of:=[$'ScSp Time'.N4]" office:value-type="float" office:value="0" calcext:value-type="float">
            <text:p>0.00</text:p>
          </table:table-cell>
          <table:table-cell table:formula="of:=[$'Bundle Time'.I4]" office:value-type="float" office:value="5.90288" calcext:value-type="float">
            <text:p>5.90</text:p>
          </table:table-cell>
          <table:table-cell table:formula="of:=[$'Bundle Time'.J4]" office:value-type="float" office:value="12.1251" calcext:value-type="float">
            <text:p>12.13</text:p>
          </table:table-cell>
          <table:table-cell table:formula="of:=[$'Bundle Time'.K4]" office:value-type="float" office:value="7.6936" calcext:value-type="float">
            <text:p>7.69</text:p>
          </table:table-cell>
          <table:table-cell table:formula="of:=[$'Bundle Time'.L4]" office:value-type="float" office:value="4.94597" calcext:value-type="float">
            <text:p>4.95</text:p>
          </table:table-cell>
          <table:table-cell table:formula="of:=[$'Bundle Time'.M4]" office:value-type="float" office:value="21.0277" calcext:value-type="float">
            <text:p>21.03</text:p>
          </table:table-cell>
          <table:table-cell table:formula="of:=[$'Bundle Time'.N4]" office:value-type="float" office:value="48.3047" calcext:value-type="float">
            <text:p>48.30</text:p>
          </table:table-cell>
          <table:table-cell/>
        </table:table-row>
        <table:table-row table:style-name="ro1">
          <table:table-cell office:value-type="string" calcext:value-type="string">
            <text:p>sfsarp-20-15-4.txt </text:p>
          </table:table-cell>
          <table:table-cell table:formula="of:=[$'ScSp Time'.I5]" office:value-type="float" office:value="0" calcext:value-type="float">
            <text:p>0.00</text:p>
          </table:table-cell>
          <table:table-cell table:formula="of:=[$'ScSp Time'.J5]" office:value-type="float" office:value="0" calcext:value-type="float">
            <text:p>0.00</text:p>
          </table:table-cell>
          <table:table-cell table:formula="of:=[$'ScSp Time'.K5]" office:value-type="float" office:value="0" calcext:value-type="float">
            <text:p>0.00</text:p>
          </table:table-cell>
          <table:table-cell table:formula="of:=[$'ScSp Time'.L5]" office:value-type="float" office:value="0" calcext:value-type="float">
            <text:p>0.00</text:p>
          </table:table-cell>
          <table:table-cell table:formula="of:=[$'ScSp Time'.M5]" office:value-type="float" office:value="0" calcext:value-type="float">
            <text:p>0.00</text:p>
          </table:table-cell>
          <table:table-cell table:formula="of:=[$'ScSp Time'.N5]" office:value-type="float" office:value="0" calcext:value-type="float">
            <text:p>0.00</text:p>
          </table:table-cell>
          <table:table-cell table:formula="of:=[$'Bundle Time'.I5]" office:value-type="float" office:value="7.22665" calcext:value-type="float">
            <text:p>7.23</text:p>
          </table:table-cell>
          <table:table-cell table:formula="of:=[$'Bundle Time'.J5]" office:value-type="float" office:value="12.5472" calcext:value-type="float">
            <text:p>12.55</text:p>
          </table:table-cell>
          <table:table-cell table:formula="of:=[$'Bundle Time'.K5]" office:value-type="float" office:value="10.2286" calcext:value-type="float">
            <text:p>10.23</text:p>
          </table:table-cell>
          <table:table-cell table:formula="of:=[$'Bundle Time'.L5]" office:value-type="float" office:value="4.37939" calcext:value-type="float">
            <text:p>4.38</text:p>
          </table:table-cell>
          <table:table-cell table:formula="of:=[$'Bundle Time'.M5]" office:value-type="float" office:value="30.5515" calcext:value-type="float">
            <text:p>30.55</text:p>
          </table:table-cell>
          <table:table-cell table:formula="of:=[$'Bundle Time'.N5]" office:value-type="float" office:value="35.0666" calcext:value-type="float">
            <text:p>35.07</text:p>
          </table:table-cell>
          <table:table-cell/>
        </table:table-row>
        <table:table-row table:style-name="ro1">
          <table:table-cell office:value-type="string" calcext:value-type="string">
            <text:p>sfsarp-20-15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0" calcext:value-type="float">
            <text:p>0.00</text:p>
          </table:table-cell>
          <table:table-cell table:formula="of:=[$'ScSp Time'.K6]" office:value-type="float" office:value="0" calcext:value-type="float">
            <text:p>0.00</text:p>
          </table:table-cell>
          <table:table-cell table:formula="of:=[$'ScSp Time'.L6]" office:value-type="float" office:value="0" calcext:value-type="float">
            <text:p>0.00</text:p>
          </table:table-cell>
          <table:table-cell table:formula="of:=[$'ScSp Time'.M6]" office:value-type="float" office:value="0" calcext:value-type="float">
            <text:p>0.00</text:p>
          </table:table-cell>
          <table:table-cell table:formula="of:=[$'ScSp Time'.N6]" office:value-type="float" office:value="0" calcext:value-type="float">
            <text:p>0.00</text:p>
          </table:table-cell>
          <table:table-cell table:formula="of:=[$'Bundle Time'.I6]" office:value-type="float" office:value="4.71163" calcext:value-type="float">
            <text:p>4.71</text:p>
          </table:table-cell>
          <table:table-cell table:formula="of:=[$'Bundle Time'.J6]" office:value-type="float" office:value="9.51071" calcext:value-type="float">
            <text:p>9.51</text:p>
          </table:table-cell>
          <table:table-cell table:formula="of:=[$'Bundle Time'.K6]" office:value-type="float" office:value="7.52943" calcext:value-type="float">
            <text:p>7.53</text:p>
          </table:table-cell>
          <table:table-cell table:formula="of:=[$'Bundle Time'.L6]" office:value-type="float" office:value="2.79135" calcext:value-type="float">
            <text:p>2.79</text:p>
          </table:table-cell>
          <table:table-cell table:formula="of:=[$'Bundle Time'.M6]" office:value-type="float" office:value="16.8532" calcext:value-type="float">
            <text:p>16.85</text:p>
          </table:table-cell>
          <table:table-cell table:formula="of:=[$'Bundle Time'.N6]" office:value-type="float" office:value="58.6037" calcext:value-type="float">
            <text:p>58.60</text:p>
          </table:table-cell>
          <table:table-cell/>
        </table:table-row>
        <table:table-row table:style-name="ro1">
          <table:table-cell office:value-type="string" calcext:value-type="string">
            <text:p>sfsarp-20-20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0" calcext:value-type="float">
            <text:p>0.00</text:p>
          </table:table-cell>
          <table:table-cell table:formula="of:=[$'ScSp Time'.K7]" office:value-type="float" office:value="0" calcext:value-type="float">
            <text:p>0.00</text:p>
          </table:table-cell>
          <table:table-cell table:formula="of:=[$'ScSp Time'.L7]" office:value-type="float" office:value="0" calcext:value-type="float">
            <text:p>0.00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0" calcext:value-type="float">
            <text:p>0.00</text:p>
          </table:table-cell>
          <table:table-cell table:formula="of:=[$'Bundle Time'.I7]" office:value-type="float" office:value="1.15058" calcext:value-type="float">
            <text:p>1.15</text:p>
          </table:table-cell>
          <table:table-cell table:formula="of:=[$'Bundle Time'.J7]" office:value-type="float" office:value="20.9525" calcext:value-type="float">
            <text:p>20.95</text:p>
          </table:table-cell>
          <table:table-cell table:formula="of:=[$'Bundle Time'.K7]" office:value-type="float" office:value="18.791" calcext:value-type="float">
            <text:p>18.79</text:p>
          </table:table-cell>
          <table:table-cell table:formula="of:=[$'Bundle Time'.L7]" office:value-type="float" office:value="4.60732" calcext:value-type="float">
            <text:p>4.61</text:p>
          </table:table-cell>
          <table:table-cell table:formula="of:=[$'Bundle Time'.M7]" office:value-type="float" office:value="0.761191" calcext:value-type="float">
            <text:p>0.76</text:p>
          </table:table-cell>
          <table:table-cell table:formula="of:=[$'Bundle Time'.N7]" office:value-type="float" office:value="53.7374" calcext:value-type="float">
            <text:p>53.74</text:p>
          </table:table-cell>
          <table:table-cell/>
        </table:table-row>
        <table:table-row table:style-name="ro1">
          <table:table-cell office:value-type="string" calcext:value-type="string">
            <text:p>sfsarp-20-20-2.txt </text:p>
          </table:table-cell>
          <table:table-cell table:formula="of:=[$'ScSp Time'.I8]" office:value-type="float" office:value="0" calcext:value-type="float">
            <text:p>0.00</text:p>
          </table:table-cell>
          <table:table-cell table:formula="of:=[$'ScSp Time'.J8]" office:value-type="float" office:value="0" calcext:value-type="float">
            <text:p>0.00</text:p>
          </table:table-cell>
          <table:table-cell table:formula="of:=[$'ScSp Time'.K8]" office:value-type="float" office:value="0" calcext:value-type="float">
            <text:p>0.00</text:p>
          </table:table-cell>
          <table:table-cell table:formula="of:=[$'ScSp Time'.L8]" office:value-type="float" office:value="0" calcext:value-type="float">
            <text:p>0.00</text:p>
          </table:table-cell>
          <table:table-cell table:formula="of:=[$'ScSp Time'.M8]" office:value-type="float" office:value="0" calcext:value-type="float">
            <text:p>0.00</text:p>
          </table:table-cell>
          <table:table-cell table:formula="of:=[$'ScSp Time'.N8]" office:value-type="float" office:value="0" calcext:value-type="float">
            <text:p>0.00</text:p>
          </table:table-cell>
          <table:table-cell table:formula="of:=[$'Bundle Time'.I8]" office:value-type="float" office:value="3.94721" calcext:value-type="float">
            <text:p>3.95</text:p>
          </table:table-cell>
          <table:table-cell table:formula="of:=[$'Bundle Time'.J8]" office:value-type="float" office:value="12.0131" calcext:value-type="float">
            <text:p>12.01</text:p>
          </table:table-cell>
          <table:table-cell table:formula="of:=[$'Bundle Time'.K8]" office:value-type="float" office:value="11.2841" calcext:value-type="float">
            <text:p>11.28</text:p>
          </table:table-cell>
          <table:table-cell table:formula="of:=[$'Bundle Time'.L8]" office:value-type="float" office:value="2.69683" calcext:value-type="float">
            <text:p>2.70</text:p>
          </table:table-cell>
          <table:table-cell table:formula="of:=[$'Bundle Time'.M8]" office:value-type="float" office:value="13.0581" calcext:value-type="float">
            <text:p>13.06</text:p>
          </table:table-cell>
          <table:table-cell table:formula="of:=[$'Bundle Time'.N8]" office:value-type="float" office:value="57.0007" calcext:value-type="float">
            <text:p>57.00</text:p>
          </table:table-cell>
          <table:table-cell/>
        </table:table-row>
        <table:table-row table:style-name="ro1">
          <table:table-cell office:value-type="string" calcext:value-type="string">
            <text:p>sfsarp-20-20-3.txt </text:p>
          </table:table-cell>
          <table:table-cell table:formula="of:=[$'ScSp Time'.I9]" office:value-type="float" office:value="0" calcext:value-type="float">
            <text:p>0.00</text:p>
          </table:table-cell>
          <table:table-cell table:formula="of:=[$'ScSp Time'.J9]" office:value-type="float" office:value="0" calcext:value-type="float">
            <text:p>0.00</text:p>
          </table:table-cell>
          <table:table-cell table:formula="of:=[$'ScSp Time'.K9]" office:value-type="float" office:value="0" calcext:value-type="float">
            <text:p>0.00</text:p>
          </table:table-cell>
          <table:table-cell table:formula="of:=[$'ScSp Time'.L9]" office:value-type="float" office:value="0" calcext:value-type="float">
            <text:p>0.00</text:p>
          </table:table-cell>
          <table:table-cell table:formula="of:=[$'ScSp Time'.M9]" office:value-type="float" office:value="0" calcext:value-type="float">
            <text:p>0.00</text:p>
          </table:table-cell>
          <table:table-cell table:formula="of:=[$'ScSp Time'.N9]" office:value-type="float" office:value="0" calcext:value-type="float">
            <text:p>0.00</text:p>
          </table:table-cell>
          <table:table-cell table:formula="of:=[$'Bundle Time'.I9]" office:value-type="float" office:value="6.37411" calcext:value-type="float">
            <text:p>6.37</text:p>
          </table:table-cell>
          <table:table-cell table:formula="of:=[$'Bundle Time'.J9]" office:value-type="float" office:value="15.0125" calcext:value-type="float">
            <text:p>15.01</text:p>
          </table:table-cell>
          <table:table-cell table:formula="of:=[$'Bundle Time'.K9]" office:value-type="float" office:value="13.6332" calcext:value-type="float">
            <text:p>13.63</text:p>
          </table:table-cell>
          <table:table-cell table:formula="of:=[$'Bundle Time'.L9]" office:value-type="float" office:value="7.49616" calcext:value-type="float">
            <text:p>7.50</text:p>
          </table:table-cell>
          <table:table-cell table:formula="of:=[$'Bundle Time'.M9]" office:value-type="float" office:value="2.8858" calcext:value-type="float">
            <text:p>2.89</text:p>
          </table:table-cell>
          <table:table-cell table:formula="of:=[$'Bundle Time'.N9]" office:value-type="float" office:value="54.5982" calcext:value-type="float">
            <text:p>54.60</text:p>
          </table:table-cell>
          <table:table-cell/>
        </table:table-row>
        <table:table-row table:style-name="ro1">
          <table:table-cell office:value-type="string" calcext:value-type="string">
            <text:p>sfsarp-20-20-4.txt </text:p>
          </table:table-cell>
          <table:table-cell table:formula="of:=[$'ScSp Time'.I10]" office:value-type="float" office:value="0" calcext:value-type="float">
            <text:p>0.00</text:p>
          </table:table-cell>
          <table:table-cell table:formula="of:=[$'ScSp Time'.J10]" office:value-type="float" office:value="0" calcext:value-type="float">
            <text:p>0.00</text:p>
          </table:table-cell>
          <table:table-cell table:formula="of:=[$'ScSp Time'.K10]" office:value-type="float" office:value="0" calcext:value-type="float">
            <text:p>0.00</text:p>
          </table:table-cell>
          <table:table-cell table:formula="of:=[$'ScSp Time'.L10]" office:value-type="float" office:value="0" calcext:value-type="float">
            <text:p>0.00</text:p>
          </table:table-cell>
          <table:table-cell table:formula="of:=[$'ScSp Time'.M10]" office:value-type="float" office:value="0" calcext:value-type="float">
            <text:p>0.00</text:p>
          </table:table-cell>
          <table:table-cell table:formula="of:=[$'ScSp Time'.N10]" office:value-type="float" office:value="0" calcext:value-type="float">
            <text:p>0.00</text:p>
          </table:table-cell>
          <table:table-cell table:formula="of:=[$'Bundle Time'.I10]" office:value-type="float" office:value="1.17564" calcext:value-type="float">
            <text:p>1.18</text:p>
          </table:table-cell>
          <table:table-cell table:formula="of:=[$'Bundle Time'.J10]" office:value-type="float" office:value="11.7658" calcext:value-type="float">
            <text:p>11.77</text:p>
          </table:table-cell>
          <table:table-cell table:formula="of:=[$'Bundle Time'.K10]" office:value-type="float" office:value="9.54968" calcext:value-type="float">
            <text:p>9.55</text:p>
          </table:table-cell>
          <table:table-cell table:formula="of:=[$'Bundle Time'.L10]" office:value-type="float" office:value="2.32666" calcext:value-type="float">
            <text:p>2.33</text:p>
          </table:table-cell>
          <table:table-cell table:formula="of:=[$'Bundle Time'.M10]" office:value-type="float" office:value="11.0701" calcext:value-type="float">
            <text:p>11.07</text:p>
          </table:table-cell>
          <table:table-cell table:formula="of:=[$'Bundle Time'.N10]" office:value-type="float" office:value="64.1121" calcext:value-type="float">
            <text:p>64.11</text:p>
          </table:table-cell>
          <table:table-cell/>
        </table:table-row>
        <table:table-row table:style-name="ro1">
          <table:table-cell office:value-type="string" calcext:value-type="string">
            <text:p>sfsarp-20-20-5.txt </text:p>
          </table:table-cell>
          <table:table-cell table:formula="of:=[$'ScSp Time'.I11]" office:value-type="float" office:value="0" calcext:value-type="float">
            <text:p>0.00</text:p>
          </table:table-cell>
          <table:table-cell table:formula="of:=[$'ScSp Time'.J11]" office:value-type="float" office:value="0" calcext:value-type="float">
            <text:p>0.00</text:p>
          </table:table-cell>
          <table:table-cell table:formula="of:=[$'ScSp Time'.K11]" office:value-type="float" office:value="0" calcext:value-type="float">
            <text:p>0.00</text:p>
          </table:table-cell>
          <table:table-cell table:formula="of:=[$'ScSp Time'.L11]" office:value-type="float" office:value="0" calcext:value-type="float">
            <text:p>0.00</text:p>
          </table:table-cell>
          <table:table-cell table:formula="of:=[$'ScSp Time'.M11]" office:value-type="float" office:value="0" calcext:value-type="float">
            <text:p>0.00</text:p>
          </table:table-cell>
          <table:table-cell table:formula="of:=[$'ScSp Time'.N11]" office:value-type="float" office:value="0" calcext:value-type="float">
            <text:p>0.00</text:p>
          </table:table-cell>
          <table:table-cell table:formula="of:=[$'Bundle Time'.I11]" office:value-type="float" office:value="8.64796" calcext:value-type="float">
            <text:p>8.65</text:p>
          </table:table-cell>
          <table:table-cell table:formula="of:=[$'Bundle Time'.J11]" office:value-type="float" office:value="15.1323" calcext:value-type="float">
            <text:p>15.13</text:p>
          </table:table-cell>
          <table:table-cell table:formula="of:=[$'Bundle Time'.K11]" office:value-type="float" office:value="13.7559" calcext:value-type="float">
            <text:p>13.76</text:p>
          </table:table-cell>
          <table:table-cell table:formula="of:=[$'Bundle Time'.L11]" office:value-type="float" office:value="6.08093" calcext:value-type="float">
            <text:p>6.08</text:p>
          </table:table-cell>
          <table:table-cell table:formula="of:=[$'Bundle Time'.M11]" office:value-type="float" office:value="15.3789" calcext:value-type="float">
            <text:p>15.38</text:p>
          </table:table-cell>
          <table:table-cell table:formula="of:=[$'Bundle Time'.N11]" office:value-type="float" office:value="41.004" calcext:value-type="float">
            <text:p>41.00</text:p>
          </table:table-cell>
          <table:table-cell/>
        </table:table-row>
        <table:table-row table:style-name="ro1">
          <table:table-cell office:value-type="string" calcext:value-type="string">
            <text:p>sfsarp-20-25-1.txt </text:p>
          </table:table-cell>
          <table:table-cell table:formula="of:=[$'ScSp Time'.I12]" office:value-type="float" office:value="0" calcext:value-type="float">
            <text:p>0.00</text:p>
          </table:table-cell>
          <table:table-cell table:formula="of:=[$'ScSp Time'.J12]" office:value-type="float" office:value="0" calcext:value-type="float">
            <text:p>0.00</text:p>
          </table:table-cell>
          <table:table-cell table:formula="of:=[$'ScSp Time'.K12]" office:value-type="float" office:value="0" calcext:value-type="float">
            <text:p>0.00</text:p>
          </table:table-cell>
          <table:table-cell table:formula="of:=[$'ScSp Time'.L12]" office:value-type="float" office:value="0" calcext:value-type="float">
            <text:p>0.00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Bundle Time'.I12]" office:value-type="float" office:value="3.54073" calcext:value-type="float">
            <text:p>3.54</text:p>
          </table:table-cell>
          <table:table-cell table:formula="of:=[$'Bundle Time'.J12]" office:value-type="float" office:value="8.35799" calcext:value-type="float">
            <text:p>8.36</text:p>
          </table:table-cell>
          <table:table-cell table:formula="of:=[$'Bundle Time'.K12]" office:value-type="float" office:value="7.9804" calcext:value-type="float">
            <text:p>7.98</text:p>
          </table:table-cell>
          <table:table-cell table:formula="of:=[$'Bundle Time'.L12]" office:value-type="float" office:value="3.95375" calcext:value-type="float">
            <text:p>3.95</text:p>
          </table:table-cell>
          <table:table-cell table:formula="of:=[$'Bundle Time'.M12]" office:value-type="float" office:value="28.9962" calcext:value-type="float">
            <text:p>29.00</text:p>
          </table:table-cell>
          <table:table-cell table:formula="of:=[$'Bundle Time'.N12]" office:value-type="float" office:value="47.171" calcext:value-type="float">
            <text:p>47.17</text:p>
          </table:table-cell>
          <table:table-cell/>
        </table:table-row>
        <table:table-row table:style-name="ro1">
          <table:table-cell office:value-type="string" calcext:value-type="string">
            <text:p>sfsarp-20-25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0" calcext:value-type="float">
            <text:p>0.00</text:p>
          </table:table-cell>
          <table:table-cell table:formula="of:=[$'ScSp Time'.K13]" office:value-type="float" office:value="0" calcext:value-type="float">
            <text:p>0.00</text:p>
          </table:table-cell>
          <table:table-cell table:formula="of:=[$'ScSp Time'.L13]" office:value-type="float" office:value="0" calcext:value-type="float">
            <text:p>0.00</text:p>
          </table:table-cell>
          <table:table-cell table:formula="of:=[$'ScSp Time'.M13]" office:value-type="float" office:value="0" calcext:value-type="float">
            <text:p>0.00</text:p>
          </table:table-cell>
          <table:table-cell table:formula="of:=[$'ScSp Time'.N13]" office:value-type="float" office:value="0" calcext:value-type="float">
            <text:p>0.00</text:p>
          </table:table-cell>
          <table:table-cell table:formula="of:=[$'Bundle Time'.I13]" office:value-type="float" office:value="0" calcext:value-type="float">
            <text:p>0.00</text:p>
          </table:table-cell>
          <table:table-cell table:formula="of:=[$'Bundle Time'.J13]" office:value-type="float" office:value="20.8808" calcext:value-type="float">
            <text:p>20.88</text:p>
          </table:table-cell>
          <table:table-cell table:formula="of:=[$'Bundle Time'.K13]" office:value-type="float" office:value="17.2084" calcext:value-type="float">
            <text:p>17.21</text:p>
          </table:table-cell>
          <table:table-cell table:formula="of:=[$'Bundle Time'.L13]" office:value-type="float" office:value="6.09786" calcext:value-type="float">
            <text:p>6.10</text:p>
          </table:table-cell>
          <table:table-cell table:formula="of:=[$'Bundle Time'.M13]" office:value-type="float" office:value="0" calcext:value-type="float">
            <text:p>0.00</text:p>
          </table:table-cell>
          <table:table-cell table:formula="of:=[$'Bundle Time'.N13]" office:value-type="float" office:value="55.8129" calcext:value-type="float">
            <text:p>55.81</text:p>
          </table:table-cell>
          <table:table-cell/>
        </table:table-row>
        <table:table-row table:style-name="ro1">
          <table:table-cell office:value-type="string" calcext:value-type="string">
            <text:p>sfsarp-20-25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0" calcext:value-type="float">
            <text:p>0.00</text:p>
          </table:table-cell>
          <table:table-cell table:formula="of:=[$'ScSp Time'.K14]" office:value-type="float" office:value="0" calcext:value-type="float">
            <text:p>0.00</text:p>
          </table:table-cell>
          <table:table-cell table:formula="of:=[$'ScSp Time'.L14]" office:value-type="float" office:value="0" calcext:value-type="float">
            <text:p>0.00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0" calcext:value-type="float">
            <text:p>0.00</text:p>
          </table:table-cell>
          <table:table-cell table:formula="of:=[$'Bundle Time'.I14]" office:value-type="float" office:value="4.64294" calcext:value-type="float">
            <text:p>4.64</text:p>
          </table:table-cell>
          <table:table-cell table:formula="of:=[$'Bundle Time'.J14]" office:value-type="float" office:value="20.9817" calcext:value-type="float">
            <text:p>20.98</text:p>
          </table:table-cell>
          <table:table-cell table:formula="of:=[$'Bundle Time'.K14]" office:value-type="float" office:value="14.747" calcext:value-type="float">
            <text:p>14.75</text:p>
          </table:table-cell>
          <table:table-cell table:formula="of:=[$'Bundle Time'.L14]" office:value-type="float" office:value="6.34533" calcext:value-type="float">
            <text:p>6.35</text:p>
          </table:table-cell>
          <table:table-cell table:formula="of:=[$'Bundle Time'.M14]" office:value-type="float" office:value="10.369" calcext:value-type="float">
            <text:p>10.37</text:p>
          </table:table-cell>
          <table:table-cell table:formula="of:=[$'Bundle Time'.N14]" office:value-type="float" office:value="42.914" calcext:value-type="float">
            <text:p>42.91</text:p>
          </table:table-cell>
          <table:table-cell/>
        </table:table-row>
        <table:table-row table:style-name="ro1">
          <table:table-cell office:value-type="string" calcext:value-type="string">
            <text:p>sfsarp-20-25-4.txt </text:p>
          </table:table-cell>
          <table:table-cell table:formula="of:=[$'ScSp Time'.I15]" office:value-type="float" office:value="0" calcext:value-type="float">
            <text:p>0.00</text:p>
          </table:table-cell>
          <table:table-cell table:formula="of:=[$'ScSp Time'.J15]" office:value-type="float" office:value="0" calcext:value-type="float">
            <text:p>0.00</text:p>
          </table:table-cell>
          <table:table-cell table:formula="of:=[$'ScSp Time'.K15]" office:value-type="float" office:value="0" calcext:value-type="float">
            <text:p>0.00</text:p>
          </table:table-cell>
          <table:table-cell table:formula="of:=[$'ScSp Time'.L15]" office:value-type="float" office:value="0" calcext:value-type="float">
            <text:p>0.00</text:p>
          </table:table-cell>
          <table:table-cell table:formula="of:=[$'ScSp Time'.M15]" office:value-type="float" office:value="0" calcext:value-type="float">
            <text:p>0.00</text:p>
          </table:table-cell>
          <table:table-cell table:formula="of:=[$'ScSp Time'.N15]" office:value-type="float" office:value="0" calcext:value-type="float">
            <text:p>0.00</text:p>
          </table:table-cell>
          <table:table-cell table:formula="of:=[$'Bundle Time'.I15]" office:value-type="float" office:value="2.937" calcext:value-type="float">
            <text:p>2.94</text:p>
          </table:table-cell>
          <table:table-cell table:formula="of:=[$'Bundle Time'.J15]" office:value-type="float" office:value="18.9693" calcext:value-type="float">
            <text:p>18.97</text:p>
          </table:table-cell>
          <table:table-cell table:formula="of:=[$'Bundle Time'.K15]" office:value-type="float" office:value="16.7805" calcext:value-type="float">
            <text:p>16.78</text:p>
          </table:table-cell>
          <table:table-cell table:formula="of:=[$'Bundle Time'.L15]" office:value-type="float" office:value="4.74773" calcext:value-type="float">
            <text:p>4.75</text:p>
          </table:table-cell>
          <table:table-cell table:formula="of:=[$'Bundle Time'.M15]" office:value-type="float" office:value="3.78358" calcext:value-type="float">
            <text:p>3.78</text:p>
          </table:table-cell>
          <table:table-cell table:formula="of:=[$'Bundle Time'.N15]" office:value-type="float" office:value="52.7818" calcext:value-type="float">
            <text:p>52.78</text:p>
          </table:table-cell>
          <table:table-cell/>
        </table:table-row>
        <table:table-row table:style-name="ro1">
          <table:table-cell office:value-type="string" calcext:value-type="string">
            <text:p>sfsarp-20-25-5.txt </text:p>
          </table:table-cell>
          <table:table-cell table:formula="of:=[$'ScSp Time'.I16]" office:value-type="float" office:value="0" calcext:value-type="float">
            <text:p>0.00</text:p>
          </table:table-cell>
          <table:table-cell table:formula="of:=[$'ScSp Time'.J16]" office:value-type="float" office:value="0" calcext:value-type="float">
            <text:p>0.00</text:p>
          </table:table-cell>
          <table:table-cell table:formula="of:=[$'ScSp Time'.K16]" office:value-type="float" office:value="0" calcext:value-type="float">
            <text:p>0.00</text:p>
          </table:table-cell>
          <table:table-cell table:formula="of:=[$'ScSp Time'.L16]" office:value-type="float" office:value="0" calcext:value-type="float">
            <text:p>0.00</text:p>
          </table:table-cell>
          <table:table-cell table:formula="of:=[$'ScSp Time'.M16]" office:value-type="float" office:value="0" calcext:value-type="float">
            <text:p>0.00</text:p>
          </table:table-cell>
          <table:table-cell table:formula="of:=[$'ScSp Time'.N16]" office:value-type="float" office:value="0" calcext:value-type="float">
            <text:p>0.00</text:p>
          </table:table-cell>
          <table:table-cell table:formula="of:=[$'Bundle Time'.I16]" office:value-type="float" office:value="0" calcext:value-type="float">
            <text:p>0.00</text:p>
          </table:table-cell>
          <table:table-cell table:formula="of:=[$'Bundle Time'.J16]" office:value-type="float" office:value="15.7988" calcext:value-type="float">
            <text:p>15.80</text:p>
          </table:table-cell>
          <table:table-cell table:formula="of:=[$'Bundle Time'.K16]" office:value-type="float" office:value="9.77303" calcext:value-type="float">
            <text:p>9.77</text:p>
          </table:table-cell>
          <table:table-cell table:formula="of:=[$'Bundle Time'.L16]" office:value-type="float" office:value="5.68051" calcext:value-type="float">
            <text:p>5.68</text:p>
          </table:table-cell>
          <table:table-cell table:formula="of:=[$'Bundle Time'.M16]" office:value-type="float" office:value="0" calcext:value-type="float">
            <text:p>0.00</text:p>
          </table:table-cell>
          <table:table-cell table:formula="of:=[$'Bundle Time'.N16]" office:value-type="float" office:value="68.7476" calcext:value-type="float">
            <text:p>68.75</text:p>
          </table:table-cell>
          <table:table-cell/>
        </table:table-row>
        <table:table-row table:style-name="ro1">
          <table:table-cell office:value-type="string" calcext:value-type="string">
            <text:p>sfsarp-25-15-1.txt </text:p>
          </table:table-cell>
          <table:table-cell table:formula="of:=[$'ScSp Time'.I17]" office:value-type="float" office:value="0" calcext:value-type="float">
            <text:p>0.00</text:p>
          </table:table-cell>
          <table:table-cell table:formula="of:=[$'ScSp Time'.J17]" office:value-type="float" office:value="0" calcext:value-type="float">
            <text:p>0.00</text:p>
          </table:table-cell>
          <table:table-cell table:formula="of:=[$'ScSp Time'.K17]" office:value-type="float" office:value="0" calcext:value-type="float">
            <text:p>0.00</text:p>
          </table:table-cell>
          <table:table-cell table:formula="of:=[$'ScSp Time'.L17]" office:value-type="float" office:value="0" calcext:value-type="float">
            <text:p>0.00</text:p>
          </table:table-cell>
          <table:table-cell table:formula="of:=[$'ScSp Time'.M17]" office:value-type="float" office:value="0" calcext:value-type="float">
            <text:p>0.00</text:p>
          </table:table-cell>
          <table:table-cell table:formula="of:=[$'ScSp Time'.N17]" office:value-type="float" office:value="0" calcext:value-type="float">
            <text:p>0.00</text:p>
          </table:table-cell>
          <table:table-cell table:formula="of:=[$'Bundle Time'.I17]" office:value-type="float" office:value="8.08322" calcext:value-type="float">
            <text:p>8.08</text:p>
          </table:table-cell>
          <table:table-cell table:formula="of:=[$'Bundle Time'.J17]" office:value-type="float" office:value="8.74898" calcext:value-type="float">
            <text:p>8.75</text:p>
          </table:table-cell>
          <table:table-cell table:formula="of:=[$'Bundle Time'.K17]" office:value-type="float" office:value="7.24227" calcext:value-type="float">
            <text:p>7.24</text:p>
          </table:table-cell>
          <table:table-cell table:formula="of:=[$'Bundle Time'.L17]" office:value-type="float" office:value="4.85065" calcext:value-type="float">
            <text:p>4.85</text:p>
          </table:table-cell>
          <table:table-cell table:formula="of:=[$'Bundle Time'.M17]" office:value-type="float" office:value="44.1833" calcext:value-type="float">
            <text:p>44.18</text:p>
          </table:table-cell>
          <table:table-cell table:formula="of:=[$'Bundle Time'.N17]" office:value-type="float" office:value="26.8916" calcext:value-type="float">
            <text:p>26.89</text:p>
          </table:table-cell>
          <table:table-cell/>
        </table:table-row>
        <table:table-row table:style-name="ro1">
          <table:table-cell office:value-type="string" calcext:value-type="string">
            <text:p>sfsarp-25-15-2.txt </text:p>
          </table:table-cell>
          <table:table-cell table:formula="of:=[$'ScSp Time'.I18]" office:value-type="float" office:value="0" calcext:value-type="float">
            <text:p>0.00</text:p>
          </table:table-cell>
          <table:table-cell table:formula="of:=[$'ScSp Time'.J18]" office:value-type="float" office:value="0" calcext:value-type="float">
            <text:p>0.00</text:p>
          </table:table-cell>
          <table:table-cell table:formula="of:=[$'ScSp Time'.K18]" office:value-type="float" office:value="0" calcext:value-type="float">
            <text:p>0.00</text:p>
          </table:table-cell>
          <table:table-cell table:formula="of:=[$'ScSp Time'.L18]" office:value-type="float" office:value="0" calcext:value-type="float">
            <text:p>0.00</text:p>
          </table:table-cell>
          <table:table-cell table:formula="of:=[$'ScSp Time'.M18]" office:value-type="float" office:value="0" calcext:value-type="float">
            <text:p>0.00</text:p>
          </table:table-cell>
          <table:table-cell table:formula="of:=[$'ScSp Time'.N18]" office:value-type="float" office:value="0" calcext:value-type="float">
            <text:p>0.00</text:p>
          </table:table-cell>
          <table:table-cell table:formula="of:=[$'Bundle Time'.I18]" office:value-type="float" office:value="8.33833" calcext:value-type="float">
            <text:p>8.34</text:p>
          </table:table-cell>
          <table:table-cell table:formula="of:=[$'Bundle Time'.J18]" office:value-type="float" office:value="12.0555" calcext:value-type="float">
            <text:p>12.06</text:p>
          </table:table-cell>
          <table:table-cell table:formula="of:=[$'Bundle Time'.K18]" office:value-type="float" office:value="8.15648" calcext:value-type="float">
            <text:p>8.16</text:p>
          </table:table-cell>
          <table:table-cell table:formula="of:=[$'Bundle Time'.L18]" office:value-type="float" office:value="4.68178" calcext:value-type="float">
            <text:p>4.68</text:p>
          </table:table-cell>
          <table:table-cell table:formula="of:=[$'Bundle Time'.M18]" office:value-type="float" office:value="35.6469" calcext:value-type="float">
            <text:p>35.65</text:p>
          </table:table-cell>
          <table:table-cell table:formula="of:=[$'Bundle Time'.N18]" office:value-type="float" office:value="31.121" calcext:value-type="float">
            <text:p>31.12</text:p>
          </table:table-cell>
          <table:table-cell/>
        </table:table-row>
        <table:table-row table:style-name="ro1">
          <table:table-cell office:value-type="string" calcext:value-type="string">
            <text:p>sfsarp-25-15-3.txt </text:p>
          </table:table-cell>
          <table:table-cell table:formula="of:=[$'ScSp Time'.I19]" office:value-type="float" office:value="0" calcext:value-type="float">
            <text:p>0.00</text:p>
          </table:table-cell>
          <table:table-cell table:formula="of:=[$'ScSp Time'.J19]" office:value-type="float" office:value="0" calcext:value-type="float">
            <text:p>0.00</text:p>
          </table:table-cell>
          <table:table-cell table:formula="of:=[$'ScSp Time'.K19]" office:value-type="float" office:value="0" calcext:value-type="float">
            <text:p>0.00</text:p>
          </table:table-cell>
          <table:table-cell table:formula="of:=[$'ScSp Time'.L19]" office:value-type="float" office:value="0" calcext:value-type="float">
            <text:p>0.00</text:p>
          </table:table-cell>
          <table:table-cell table:formula="of:=[$'ScSp Time'.M19]" office:value-type="float" office:value="0" calcext:value-type="float">
            <text:p>0.00</text:p>
          </table:table-cell>
          <table:table-cell table:formula="of:=[$'ScSp Time'.N19]" office:value-type="float" office:value="0" calcext:value-type="float">
            <text:p>0.00</text:p>
          </table:table-cell>
          <table:table-cell table:formula="of:=[$'Bundle Time'.I19]" office:value-type="float" office:value="10.8226" calcext:value-type="float">
            <text:p>10.82</text:p>
          </table:table-cell>
          <table:table-cell table:formula="of:=[$'Bundle Time'.J19]" office:value-type="float" office:value="10.5734" calcext:value-type="float">
            <text:p>10.57</text:p>
          </table:table-cell>
          <table:table-cell table:formula="of:=[$'Bundle Time'.K19]" office:value-type="float" office:value="9.58754" calcext:value-type="float">
            <text:p>9.59</text:p>
          </table:table-cell>
          <table:table-cell table:formula="of:=[$'Bundle Time'.L19]" office:value-type="float" office:value="5.07339" calcext:value-type="float">
            <text:p>5.07</text:p>
          </table:table-cell>
          <table:table-cell table:formula="of:=[$'Bundle Time'.M19]" office:value-type="float" office:value="37.7869" calcext:value-type="float">
            <text:p>37.79</text:p>
          </table:table-cell>
          <table:table-cell table:formula="of:=[$'Bundle Time'.N19]" office:value-type="float" office:value="26.1562" calcext:value-type="float">
            <text:p>26.16</text:p>
          </table:table-cell>
          <table:table-cell/>
        </table:table-row>
        <table:table-row table:style-name="ro1">
          <table:table-cell office:value-type="string" calcext:value-type="string">
            <text:p>sfsarp-25-15-4.txt </text:p>
          </table:table-cell>
          <table:table-cell table:formula="of:=[$'ScSp Time'.I20]" office:value-type="float" office:value="0" calcext:value-type="float">
            <text:p>0.00</text:p>
          </table:table-cell>
          <table:table-cell table:formula="of:=[$'ScSp Time'.J20]" office:value-type="float" office:value="0" calcext:value-type="float">
            <text:p>0.00</text:p>
          </table:table-cell>
          <table:table-cell table:formula="of:=[$'ScSp Time'.K20]" office:value-type="float" office:value="0" calcext:value-type="float">
            <text:p>0.00</text:p>
          </table:table-cell>
          <table:table-cell table:formula="of:=[$'ScSp Time'.L20]" office:value-type="float" office:value="0" calcext:value-type="float">
            <text:p>0.00</text:p>
          </table:table-cell>
          <table:table-cell table:formula="of:=[$'ScSp Time'.M20]" office:value-type="float" office:value="0" calcext:value-type="float">
            <text:p>0.00</text:p>
          </table:table-cell>
          <table:table-cell table:formula="of:=[$'ScSp Time'.N20]" office:value-type="float" office:value="0" calcext:value-type="float">
            <text:p>0.00</text:p>
          </table:table-cell>
          <table:table-cell table:formula="of:=[$'Bundle Time'.I20]" office:value-type="float" office:value="6.18421" calcext:value-type="float">
            <text:p>6.18</text:p>
          </table:table-cell>
          <table:table-cell table:formula="of:=[$'Bundle Time'.J20]" office:value-type="float" office:value="7.87603" calcext:value-type="float">
            <text:p>7.88</text:p>
          </table:table-cell>
          <table:table-cell table:formula="of:=[$'Bundle Time'.K20]" office:value-type="float" office:value="6.14199" calcext:value-type="float">
            <text:p>6.14</text:p>
          </table:table-cell>
          <table:table-cell table:formula="of:=[$'Bundle Time'.L20]" office:value-type="float" office:value="2.77033" calcext:value-type="float">
            <text:p>2.77</text:p>
          </table:table-cell>
          <table:table-cell table:formula="of:=[$'Bundle Time'.M20]" office:value-type="float" office:value="29.8456" calcext:value-type="float">
            <text:p>29.85</text:p>
          </table:table-cell>
          <table:table-cell table:formula="of:=[$'Bundle Time'.N20]" office:value-type="float" office:value="47.1818" calcext:value-type="float">
            <text:p>47.18</text:p>
          </table:table-cell>
          <table:table-cell/>
        </table:table-row>
        <table:table-row table:style-name="ro1">
          <table:table-cell office:value-type="string" calcext:value-type="string">
            <text:p>sfsarp-25-15-5.txt </text:p>
          </table:table-cell>
          <table:table-cell table:formula="of:=[$'ScSp Time'.I21]" office:value-type="float" office:value="0" calcext:value-type="float">
            <text:p>0.00</text:p>
          </table:table-cell>
          <table:table-cell table:formula="of:=[$'ScSp Time'.J21]" office:value-type="float" office:value="0" calcext:value-type="float">
            <text:p>0.00</text:p>
          </table:table-cell>
          <table:table-cell table:formula="of:=[$'ScSp Time'.K21]" office:value-type="float" office:value="0" calcext:value-type="float">
            <text:p>0.00</text:p>
          </table:table-cell>
          <table:table-cell table:formula="of:=[$'ScSp Time'.L21]" office:value-type="float" office:value="0" calcext:value-type="float">
            <text:p>0.00</text:p>
          </table:table-cell>
          <table:table-cell table:formula="of:=[$'ScSp Time'.M21]" office:value-type="float" office:value="0" calcext:value-type="float">
            <text:p>0.00</text:p>
          </table:table-cell>
          <table:table-cell table:formula="of:=[$'ScSp Time'.N21]" office:value-type="float" office:value="0" calcext:value-type="float">
            <text:p>0.00</text:p>
          </table:table-cell>
          <table:table-cell table:formula="of:=[$'Bundle Time'.I21]" office:value-type="float" office:value="10.065" calcext:value-type="float">
            <text:p>10.07</text:p>
          </table:table-cell>
          <table:table-cell table:formula="of:=[$'Bundle Time'.J21]" office:value-type="float" office:value="11.6223" calcext:value-type="float">
            <text:p>11.62</text:p>
          </table:table-cell>
          <table:table-cell table:formula="of:=[$'Bundle Time'.K21]" office:value-type="float" office:value="9.36197" calcext:value-type="float">
            <text:p>9.36</text:p>
          </table:table-cell>
          <table:table-cell table:formula="of:=[$'Bundle Time'.L21]" office:value-type="float" office:value="3.7861" calcext:value-type="float">
            <text:p>3.79</text:p>
          </table:table-cell>
          <table:table-cell table:formula="of:=[$'Bundle Time'.M21]" office:value-type="float" office:value="30.6544" calcext:value-type="float">
            <text:p>30.65</text:p>
          </table:table-cell>
          <table:table-cell table:formula="of:=[$'Bundle Time'.N21]" office:value-type="float" office:value="34.5103" calcext:value-type="float">
            <text:p>34.51</text:p>
          </table:table-cell>
          <table:table-cell/>
        </table:table-row>
        <table:table-row table:style-name="ro1">
          <table:table-cell office:value-type="string" calcext:value-type="string">
            <text:p>sfsarp-25-20-1.txt </text:p>
          </table:table-cell>
          <table:table-cell table:formula="of:=[$'ScSp Time'.I22]" office:value-type="float" office:value="0" calcext:value-type="float">
            <text:p>0.00</text:p>
          </table:table-cell>
          <table:table-cell table:formula="of:=[$'ScSp Time'.J22]" office:value-type="float" office:value="0" calcext:value-type="float">
            <text:p>0.00</text:p>
          </table:table-cell>
          <table:table-cell table:formula="of:=[$'ScSp Time'.K22]" office:value-type="float" office:value="0" calcext:value-type="float">
            <text:p>0.00</text:p>
          </table:table-cell>
          <table:table-cell table:formula="of:=[$'ScSp Time'.L22]" office:value-type="float" office:value="0" calcext:value-type="float">
            <text:p>0.00</text:p>
          </table:table-cell>
          <table:table-cell table:formula="of:=[$'ScSp Time'.M22]" office:value-type="float" office:value="0" calcext:value-type="float">
            <text:p>0.00</text:p>
          </table:table-cell>
          <table:table-cell table:formula="of:=[$'ScSp Time'.N22]" office:value-type="float" office:value="0" calcext:value-type="float">
            <text:p>0.00</text:p>
          </table:table-cell>
          <table:table-cell table:formula="of:=[$'Bundle Time'.I22]" office:value-type="float" office:value="4.66545" calcext:value-type="float">
            <text:p>4.67</text:p>
          </table:table-cell>
          <table:table-cell table:formula="of:=[$'Bundle Time'.J22]" office:value-type="float" office:value="14.4203" calcext:value-type="float">
            <text:p>14.42</text:p>
          </table:table-cell>
          <table:table-cell table:formula="of:=[$'Bundle Time'.K22]" office:value-type="float" office:value="12.8659" calcext:value-type="float">
            <text:p>12.87</text:p>
          </table:table-cell>
          <table:table-cell table:formula="of:=[$'Bundle Time'.L22]" office:value-type="float" office:value="6.389" calcext:value-type="float">
            <text:p>6.39</text:p>
          </table:table-cell>
          <table:table-cell table:formula="of:=[$'Bundle Time'.M22]" office:value-type="float" office:value="7.32677" calcext:value-type="float">
            <text:p>7.33</text:p>
          </table:table-cell>
          <table:table-cell table:formula="of:=[$'Bundle Time'.N22]" office:value-type="float" office:value="54.3326" calcext:value-type="float">
            <text:p>54.33</text:p>
          </table:table-cell>
          <table:table-cell/>
        </table:table-row>
        <table:table-row table:style-name="ro1">
          <table:table-cell office:value-type="string" calcext:value-type="string">
            <text:p>sfsarp-25-20-2.txt </text:p>
          </table:table-cell>
          <table:table-cell table:formula="of:=[$'ScSp Time'.I23]" office:value-type="float" office:value="0" calcext:value-type="float">
            <text:p>0.00</text:p>
          </table:table-cell>
          <table:table-cell table:formula="of:=[$'ScSp Time'.J23]" office:value-type="float" office:value="0" calcext:value-type="float">
            <text:p>0.00</text:p>
          </table:table-cell>
          <table:table-cell table:formula="of:=[$'ScSp Time'.K23]" office:value-type="float" office:value="0" calcext:value-type="float">
            <text:p>0.00</text:p>
          </table:table-cell>
          <table:table-cell table:formula="of:=[$'ScSp Time'.L23]" office:value-type="float" office:value="0" calcext:value-type="float">
            <text:p>0.00</text:p>
          </table:table-cell>
          <table:table-cell table:formula="of:=[$'ScSp Time'.M23]" office:value-type="float" office:value="0" calcext:value-type="float">
            <text:p>0.00</text:p>
          </table:table-cell>
          <table:table-cell table:formula="of:=[$'ScSp Time'.N23]" office:value-type="float" office:value="0" calcext:value-type="float">
            <text:p>0.00</text:p>
          </table:table-cell>
          <table:table-cell table:formula="of:=[$'Bundle Time'.I23]" office:value-type="float" office:value="4.62791" calcext:value-type="float">
            <text:p>4.63</text:p>
          </table:table-cell>
          <table:table-cell table:formula="of:=[$'Bundle Time'.J23]" office:value-type="float" office:value="27.5677" calcext:value-type="float">
            <text:p>27.57</text:p>
          </table:table-cell>
          <table:table-cell table:formula="of:=[$'Bundle Time'.K23]" office:value-type="float" office:value="19.2904" calcext:value-type="float">
            <text:p>19.29</text:p>
          </table:table-cell>
          <table:table-cell table:formula="of:=[$'Bundle Time'.L23]" office:value-type="float" office:value="5.7593" calcext:value-type="float">
            <text:p>5.76</text:p>
          </table:table-cell>
          <table:table-cell table:formula="of:=[$'Bundle Time'.M23]" office:value-type="float" office:value="5.98331" calcext:value-type="float">
            <text:p>5.98</text:p>
          </table:table-cell>
          <table:table-cell table:formula="of:=[$'Bundle Time'.N23]" office:value-type="float" office:value="36.7714" calcext:value-type="float">
            <text:p>36.77</text:p>
          </table:table-cell>
          <table:table-cell/>
        </table:table-row>
        <table:table-row table:style-name="ro1">
          <table:table-cell office:value-type="string" calcext:value-type="string">
            <text:p>sfsarp-25-20-3.txt </text:p>
          </table:table-cell>
          <table:table-cell table:formula="of:=[$'ScSp Time'.I24]" office:value-type="float" office:value="0" calcext:value-type="float">
            <text:p>0.00</text:p>
          </table:table-cell>
          <table:table-cell table:formula="of:=[$'ScSp Time'.J24]" office:value-type="float" office:value="0" calcext:value-type="float">
            <text:p>0.00</text:p>
          </table:table-cell>
          <table:table-cell table:formula="of:=[$'ScSp Time'.K24]" office:value-type="float" office:value="0" calcext:value-type="float">
            <text:p>0.00</text:p>
          </table:table-cell>
          <table:table-cell table:formula="of:=[$'ScSp Time'.L24]" office:value-type="float" office:value="0" calcext:value-type="float">
            <text:p>0.00</text:p>
          </table:table-cell>
          <table:table-cell table:formula="of:=[$'ScSp Time'.M24]" office:value-type="float" office:value="0" calcext:value-type="float">
            <text:p>0.00</text:p>
          </table:table-cell>
          <table:table-cell table:formula="of:=[$'ScSp Time'.N24]" office:value-type="float" office:value="0" calcext:value-type="float">
            <text:p>0.00</text:p>
          </table:table-cell>
          <table:table-cell table:formula="of:=[$'Bundle Time'.I24]" office:value-type="float" office:value="11.4166" calcext:value-type="float">
            <text:p>11.42</text:p>
          </table:table-cell>
          <table:table-cell table:formula="of:=[$'Bundle Time'.J24]" office:value-type="float" office:value="13.6437" calcext:value-type="float">
            <text:p>13.64</text:p>
          </table:table-cell>
          <table:table-cell table:formula="of:=[$'Bundle Time'.K24]" office:value-type="float" office:value="10.5389" calcext:value-type="float">
            <text:p>10.54</text:p>
          </table:table-cell>
          <table:table-cell table:formula="of:=[$'Bundle Time'.L24]" office:value-type="float" office:value="4.98274" calcext:value-type="float">
            <text:p>4.98</text:p>
          </table:table-cell>
          <table:table-cell table:formula="of:=[$'Bundle Time'.M24]" office:value-type="float" office:value="25.1052" calcext:value-type="float">
            <text:p>25.11</text:p>
          </table:table-cell>
          <table:table-cell table:formula="of:=[$'Bundle Time'.N24]" office:value-type="float" office:value="34.3129" calcext:value-type="float">
            <text:p>34.31</text:p>
          </table:table-cell>
          <table:table-cell/>
        </table:table-row>
        <table:table-row table:style-name="ro1">
          <table:table-cell office:value-type="string" calcext:value-type="string">
            <text:p>sfsarp-25-20-4.txt </text:p>
          </table:table-cell>
          <table:table-cell table:formula="of:=[$'ScSp Time'.I25]" office:value-type="float" office:value="0" calcext:value-type="float">
            <text:p>0.00</text:p>
          </table:table-cell>
          <table:table-cell table:formula="of:=[$'ScSp Time'.J25]" office:value-type="float" office:value="0" calcext:value-type="float">
            <text:p>0.00</text:p>
          </table:table-cell>
          <table:table-cell table:formula="of:=[$'ScSp Time'.K25]" office:value-type="float" office:value="0" calcext:value-type="float">
            <text:p>0.00</text:p>
          </table:table-cell>
          <table:table-cell table:formula="of:=[$'ScSp Time'.L25]" office:value-type="float" office:value="0" calcext:value-type="float">
            <text:p>0.00</text:p>
          </table:table-cell>
          <table:table-cell table:formula="of:=[$'ScSp Time'.M25]" office:value-type="float" office:value="0" calcext:value-type="float">
            <text:p>0.00</text:p>
          </table:table-cell>
          <table:table-cell table:formula="of:=[$'ScSp Time'.N25]" office:value-type="float" office:value="0" calcext:value-type="float">
            <text:p>0.00</text:p>
          </table:table-cell>
          <table:table-cell table:formula="of:=[$'Bundle Time'.I25]" office:value-type="float" office:value="6.48366" calcext:value-type="float">
            <text:p>6.48</text:p>
          </table:table-cell>
          <table:table-cell table:formula="of:=[$'Bundle Time'.J25]" office:value-type="float" office:value="14.5904" calcext:value-type="float">
            <text:p>14.59</text:p>
          </table:table-cell>
          <table:table-cell table:formula="of:=[$'Bundle Time'.K25]" office:value-type="float" office:value="13.4611" calcext:value-type="float">
            <text:p>13.46</text:p>
          </table:table-cell>
          <table:table-cell table:formula="of:=[$'Bundle Time'.L25]" office:value-type="float" office:value="4.26256" calcext:value-type="float">
            <text:p>4.26</text:p>
          </table:table-cell>
          <table:table-cell table:formula="of:=[$'Bundle Time'.M25]" office:value-type="float" office:value="13.5317" calcext:value-type="float">
            <text:p>13.53</text:p>
          </table:table-cell>
          <table:table-cell table:formula="of:=[$'Bundle Time'.N25]" office:value-type="float" office:value="47.6707" calcext:value-type="float">
            <text:p>47.67</text:p>
          </table:table-cell>
          <table:table-cell/>
        </table:table-row>
        <table:table-row table:style-name="ro1">
          <table:table-cell office:value-type="string" calcext:value-type="string">
            <text:p>sfsarp-25-20-5.txt </text:p>
          </table:table-cell>
          <table:table-cell table:formula="of:=[$'ScSp Time'.I26]" office:value-type="float" office:value="0" calcext:value-type="float">
            <text:p>0.00</text:p>
          </table:table-cell>
          <table:table-cell table:formula="of:=[$'ScSp Time'.J26]" office:value-type="float" office:value="0" calcext:value-type="float">
            <text:p>0.00</text:p>
          </table:table-cell>
          <table:table-cell table:formula="of:=[$'ScSp Time'.K26]" office:value-type="float" office:value="0" calcext:value-type="float">
            <text:p>0.00</text:p>
          </table:table-cell>
          <table:table-cell table:formula="of:=[$'ScSp Time'.L26]" office:value-type="float" office:value="0" calcext:value-type="float">
            <text:p>0.00</text:p>
          </table:table-cell>
          <table:table-cell table:formula="of:=[$'ScSp Time'.M26]" office:value-type="float" office:value="0" calcext:value-type="float">
            <text:p>0.00</text:p>
          </table:table-cell>
          <table:table-cell table:formula="of:=[$'ScSp Time'.N26]" office:value-type="float" office:value="0" calcext:value-type="float">
            <text:p>0.00</text:p>
          </table:table-cell>
          <table:table-cell table:formula="of:=[$'Bundle Time'.I26]" office:value-type="float" office:value="6.74904" calcext:value-type="float">
            <text:p>6.75</text:p>
          </table:table-cell>
          <table:table-cell table:formula="of:=[$'Bundle Time'.J26]" office:value-type="float" office:value="12.1693" calcext:value-type="float">
            <text:p>12.17</text:p>
          </table:table-cell>
          <table:table-cell table:formula="of:=[$'Bundle Time'.K26]" office:value-type="float" office:value="10.5918" calcext:value-type="float">
            <text:p>10.59</text:p>
          </table:table-cell>
          <table:table-cell table:formula="of:=[$'Bundle Time'.L26]" office:value-type="float" office:value="3.49575" calcext:value-type="float">
            <text:p>3.50</text:p>
          </table:table-cell>
          <table:table-cell table:formula="of:=[$'Bundle Time'.M26]" office:value-type="float" office:value="19.9835" calcext:value-type="float">
            <text:p>19.98</text:p>
          </table:table-cell>
          <table:table-cell table:formula="of:=[$'Bundle Time'.N26]" office:value-type="float" office:value="47.0106" calcext:value-type="float">
            <text:p>47.01</text:p>
          </table:table-cell>
          <table:table-cell/>
        </table:table-row>
        <table:table-row table:style-name="ro1">
          <table:table-cell office:value-type="string" calcext:value-type="string">
            <text:p>sfsarp-25-25-1.txt </text:p>
          </table:table-cell>
          <table:table-cell table:formula="of:=[$'ScSp Time'.I27]" office:value-type="float" office:value="0" calcext:value-type="float">
            <text:p>0.00</text:p>
          </table:table-cell>
          <table:table-cell table:formula="of:=[$'ScSp Time'.J27]" office:value-type="float" office:value="0" calcext:value-type="float">
            <text:p>0.00</text:p>
          </table:table-cell>
          <table:table-cell table:formula="of:=[$'ScSp Time'.K27]" office:value-type="float" office:value="0" calcext:value-type="float">
            <text:p>0.00</text:p>
          </table:table-cell>
          <table:table-cell table:formula="of:=[$'ScSp Time'.L27]" office:value-type="float" office:value="0" calcext:value-type="float">
            <text:p>0.00</text:p>
          </table:table-cell>
          <table:table-cell table:formula="of:=[$'ScSp Time'.M27]" office:value-type="float" office:value="0" calcext:value-type="float">
            <text:p>0.00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Bundle Time'.I27]" office:value-type="float" office:value="2.14948" calcext:value-type="float">
            <text:p>2.15</text:p>
          </table:table-cell>
          <table:table-cell table:formula="of:=[$'Bundle Time'.J27]" office:value-type="float" office:value="26.4659" calcext:value-type="float">
            <text:p>26.47</text:p>
          </table:table-cell>
          <table:table-cell table:formula="of:=[$'Bundle Time'.K27]" office:value-type="float" office:value="23.2749" calcext:value-type="float">
            <text:p>23.27</text:p>
          </table:table-cell>
          <table:table-cell table:formula="of:=[$'Bundle Time'.L27]" office:value-type="float" office:value="6.42958" calcext:value-type="float">
            <text:p>6.43</text:p>
          </table:table-cell>
          <table:table-cell table:formula="of:=[$'Bundle Time'.M27]" office:value-type="float" office:value="4.07528" calcext:value-type="float">
            <text:p>4.08</text:p>
          </table:table-cell>
          <table:table-cell table:formula="of:=[$'Bundle Time'.N27]" office:value-type="float" office:value="37.6048" calcext:value-type="float">
            <text:p>37.60</text:p>
          </table:table-cell>
          <table:table-cell/>
        </table:table-row>
        <table:table-row table:style-name="ro1">
          <table:table-cell office:value-type="string" calcext:value-type="string">
            <text:p>sfsarp-25-25-2.txt </text:p>
          </table:table-cell>
          <table:table-cell table:formula="of:=[$'ScSp Time'.I28]" office:value-type="float" office:value="0" calcext:value-type="float">
            <text:p>0.00</text:p>
          </table:table-cell>
          <table:table-cell table:formula="of:=[$'ScSp Time'.J28]" office:value-type="float" office:value="0" calcext:value-type="float">
            <text:p>0.00</text:p>
          </table:table-cell>
          <table:table-cell table:formula="of:=[$'ScSp Time'.K28]" office:value-type="float" office:value="0" calcext:value-type="float">
            <text:p>0.00</text:p>
          </table:table-cell>
          <table:table-cell table:formula="of:=[$'ScSp Time'.L28]" office:value-type="float" office:value="0" calcext:value-type="float">
            <text:p>0.00</text:p>
          </table:table-cell>
          <table:table-cell table:formula="of:=[$'ScSp Time'.M28]" office:value-type="float" office:value="0" calcext:value-type="float">
            <text:p>0.00</text:p>
          </table:table-cell>
          <table:table-cell table:formula="of:=[$'ScSp Time'.N28]" office:value-type="float" office:value="0" calcext:value-type="float">
            <text:p>0.00</text:p>
          </table:table-cell>
          <table:table-cell table:formula="of:=[$'Bundle Time'.I28]" office:value-type="float" office:value="2.03217" calcext:value-type="float">
            <text:p>2.03</text:p>
          </table:table-cell>
          <table:table-cell table:formula="of:=[$'Bundle Time'.J28]" office:value-type="float" office:value="12.6138" calcext:value-type="float">
            <text:p>12.61</text:p>
          </table:table-cell>
          <table:table-cell table:formula="of:=[$'Bundle Time'.K28]" office:value-type="float" office:value="11.1516" calcext:value-type="float">
            <text:p>11.15</text:p>
          </table:table-cell>
          <table:table-cell table:formula="of:=[$'Bundle Time'.L28]" office:value-type="float" office:value="2.36234" calcext:value-type="float">
            <text:p>2.36</text:p>
          </table:table-cell>
          <table:table-cell table:formula="of:=[$'Bundle Time'.M28]" office:value-type="float" office:value="7.90954" calcext:value-type="float">
            <text:p>7.91</text:p>
          </table:table-cell>
          <table:table-cell table:formula="of:=[$'Bundle Time'.N28]" office:value-type="float" office:value="63.9306" calcext:value-type="float">
            <text:p>63.93</text:p>
          </table:table-cell>
          <table:table-cell/>
        </table:table-row>
        <table:table-row table:style-name="ro1">
          <table:table-cell office:value-type="string" calcext:value-type="string">
            <text:p>sfsarp-25-25-3.txt </text:p>
          </table:table-cell>
          <table:table-cell table:formula="of:=[$'ScSp Time'.I29]" office:value-type="float" office:value="0" calcext:value-type="float">
            <text:p>0.00</text:p>
          </table:table-cell>
          <table:table-cell table:formula="of:=[$'ScSp Time'.J29]" office:value-type="float" office:value="0" calcext:value-type="float">
            <text:p>0.00</text:p>
          </table:table-cell>
          <table:table-cell table:formula="of:=[$'ScSp Time'.K29]" office:value-type="float" office:value="0" calcext:value-type="float">
            <text:p>0.00</text:p>
          </table:table-cell>
          <table:table-cell table:formula="of:=[$'ScSp Time'.L29]" office:value-type="float" office:value="0" calcext:value-type="float">
            <text:p>0.00</text:p>
          </table:table-cell>
          <table:table-cell table:formula="of:=[$'ScSp Time'.M29]" office:value-type="float" office:value="0" calcext:value-type="float">
            <text:p>0.00</text:p>
          </table:table-cell>
          <table:table-cell table:formula="of:=[$'ScSp Time'.N29]" office:value-type="float" office:value="0" calcext:value-type="float">
            <text:p>0.00</text:p>
          </table:table-cell>
          <table:table-cell table:formula="of:=[$'Bundle Time'.I29]" office:value-type="float" office:value="5.68775" calcext:value-type="float">
            <text:p>5.69</text:p>
          </table:table-cell>
          <table:table-cell table:formula="of:=[$'Bundle Time'.J29]" office:value-type="float" office:value="14.052" calcext:value-type="float">
            <text:p>14.05</text:p>
          </table:table-cell>
          <table:table-cell table:formula="of:=[$'Bundle Time'.K29]" office:value-type="float" office:value="13.2751" calcext:value-type="float">
            <text:p>13.28</text:p>
          </table:table-cell>
          <table:table-cell table:formula="of:=[$'Bundle Time'.L29]" office:value-type="float" office:value="3.04395" calcext:value-type="float">
            <text:p>3.04</text:p>
          </table:table-cell>
          <table:table-cell table:formula="of:=[$'Bundle Time'.M29]" office:value-type="float" office:value="13.763" calcext:value-type="float">
            <text:p>13.76</text:p>
          </table:table-cell>
          <table:table-cell table:formula="of:=[$'Bundle Time'.N29]" office:value-type="float" office:value="50.1782" calcext:value-type="float">
            <text:p>50.18</text:p>
          </table:table-cell>
          <table:table-cell/>
        </table:table-row>
        <table:table-row table:style-name="ro1">
          <table:table-cell office:value-type="string" calcext:value-type="string">
            <text:p>sfsarp-25-25-4.txt </text:p>
          </table:table-cell>
          <table:table-cell table:formula="of:=[$'ScSp Time'.I30]" office:value-type="float" office:value="0" calcext:value-type="float">
            <text:p>0.00</text:p>
          </table:table-cell>
          <table:table-cell table:formula="of:=[$'ScSp Time'.J30]" office:value-type="float" office:value="0" calcext:value-type="float">
            <text:p>0.00</text:p>
          </table:table-cell>
          <table:table-cell table:formula="of:=[$'ScSp Time'.K30]" office:value-type="float" office:value="0" calcext:value-type="float">
            <text:p>0.00</text:p>
          </table:table-cell>
          <table:table-cell table:formula="of:=[$'ScSp Time'.L30]" office:value-type="float" office:value="0" calcext:value-type="float">
            <text:p>0.00</text:p>
          </table:table-cell>
          <table:table-cell table:formula="of:=[$'ScSp Time'.M30]" office:value-type="float" office:value="0" calcext:value-type="float">
            <text:p>0.00</text:p>
          </table:table-cell>
          <table:table-cell table:formula="of:=[$'ScSp Time'.N30]" office:value-type="float" office:value="0" calcext:value-type="float">
            <text:p>0.00</text:p>
          </table:table-cell>
          <table:table-cell table:formula="of:=[$'Bundle Time'.I30]" office:value-type="float" office:value="1.97304" calcext:value-type="float">
            <text:p>1.97</text:p>
          </table:table-cell>
          <table:table-cell table:formula="of:=[$'Bundle Time'.J30]" office:value-type="float" office:value="14.0032" calcext:value-type="float">
            <text:p>14.00</text:p>
          </table:table-cell>
          <table:table-cell table:formula="of:=[$'Bundle Time'.K30]" office:value-type="float" office:value="10.3379" calcext:value-type="float">
            <text:p>10.34</text:p>
          </table:table-cell>
          <table:table-cell table:formula="of:=[$'Bundle Time'.L30]" office:value-type="float" office:value="5.60666" calcext:value-type="float">
            <text:p>5.61</text:p>
          </table:table-cell>
          <table:table-cell table:formula="of:=[$'Bundle Time'.M30]" office:value-type="float" office:value="4.01592" calcext:value-type="float">
            <text:p>4.02</text:p>
          </table:table-cell>
          <table:table-cell table:formula="of:=[$'Bundle Time'.N30]" office:value-type="float" office:value="64.0632" calcext:value-type="float">
            <text:p>64.06</text:p>
          </table:table-cell>
          <table:table-cell/>
        </table:table-row>
        <table:table-row table:style-name="ro1">
          <table:table-cell office:value-type="string" calcext:value-type="string">
            <text:p>sfsarp-25-25-5.txt </text:p>
          </table:table-cell>
          <table:table-cell table:formula="of:=[$'ScSp Time'.I31]" office:value-type="float" office:value="0" calcext:value-type="float">
            <text:p>0.00</text:p>
          </table:table-cell>
          <table:table-cell table:formula="of:=[$'ScSp Time'.J31]" office:value-type="float" office:value="0" calcext:value-type="float">
            <text:p>0.00</text:p>
          </table:table-cell>
          <table:table-cell table:formula="of:=[$'ScSp Time'.K31]" office:value-type="float" office:value="0" calcext:value-type="float">
            <text:p>0.00</text:p>
          </table:table-cell>
          <table:table-cell table:formula="of:=[$'ScSp Time'.L31]" office:value-type="float" office:value="0" calcext:value-type="float">
            <text:p>0.00</text:p>
          </table:table-cell>
          <table:table-cell table:formula="of:=[$'ScSp Time'.M31]" office:value-type="float" office:value="0" calcext:value-type="float">
            <text:p>0.00</text:p>
          </table:table-cell>
          <table:table-cell table:formula="of:=[$'ScSp Time'.N31]" office:value-type="float" office:value="0" calcext:value-type="float">
            <text:p>0.00</text:p>
          </table:table-cell>
          <table:table-cell table:formula="of:=[$'Bundle Time'.I31]" office:value-type="float" office:value="1.6483" calcext:value-type="float">
            <text:p>1.65</text:p>
          </table:table-cell>
          <table:table-cell table:formula="of:=[$'Bundle Time'.J31]" office:value-type="float" office:value="19.5844" calcext:value-type="float">
            <text:p>19.58</text:p>
          </table:table-cell>
          <table:table-cell table:formula="of:=[$'Bundle Time'.K31]" office:value-type="float" office:value="15.6387" calcext:value-type="float">
            <text:p>15.64</text:p>
          </table:table-cell>
          <table:table-cell table:formula="of:=[$'Bundle Time'.L31]" office:value-type="float" office:value="6.44262" calcext:value-type="float">
            <text:p>6.44</text:p>
          </table:table-cell>
          <table:table-cell table:formula="of:=[$'Bundle Time'.M31]" office:value-type="float" office:value="0.9835" calcext:value-type="float">
            <text:p>0.98</text:p>
          </table:table-cell>
          <table:table-cell table:formula="of:=[$'Bundle Time'.N31]" office:value-type="float" office:value="55.7025" calcext:value-type="float">
            <text:p>55.70</text:p>
          </table:table-cell>
          <table:table-cell/>
        </table:table-row>
        <table:table-row table:style-name="ro1">
          <table:table-cell office:value-type="string" calcext:value-type="string">
            <text:p>sfsarp-30-15-1.txt </text:p>
          </table:table-cell>
          <table:table-cell table:formula="of:=[$'ScSp Time'.I32]" office:value-type="float" office:value="0" calcext:value-type="float">
            <text:p>0.00</text:p>
          </table:table-cell>
          <table:table-cell table:formula="of:=[$'ScSp Time'.J32]" office:value-type="float" office:value="0" calcext:value-type="float">
            <text:p>0.00</text:p>
          </table:table-cell>
          <table:table-cell table:formula="of:=[$'ScSp Time'.K32]" office:value-type="float" office:value="0" calcext:value-type="float">
            <text:p>0.00</text:p>
          </table:table-cell>
          <table:table-cell table:formula="of:=[$'ScSp Time'.L32]" office:value-type="float" office:value="0" calcext:value-type="float">
            <text:p>0.00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float" office:value="0" calcext:value-type="float">
            <text:p>0.00</text:p>
          </table:table-cell>
          <table:table-cell table:formula="of:=[$'Bundle Time'.I32]" office:value-type="float" office:value="10.0202" calcext:value-type="float">
            <text:p>10.02</text:p>
          </table:table-cell>
          <table:table-cell table:formula="of:=[$'Bundle Time'.J32]" office:value-type="float" office:value="8.50926" calcext:value-type="float">
            <text:p>8.51</text:p>
          </table:table-cell>
          <table:table-cell table:formula="of:=[$'Bundle Time'.K32]" office:value-type="float" office:value="7.75313" calcext:value-type="float">
            <text:p>7.75</text:p>
          </table:table-cell>
          <table:table-cell table:formula="of:=[$'Bundle Time'.L32]" office:value-type="float" office:value="4.35643" calcext:value-type="float">
            <text:p>4.36</text:p>
          </table:table-cell>
          <table:table-cell table:formula="of:=[$'Bundle Time'.M32]" office:value-type="float" office:value="40.6946" calcext:value-type="float">
            <text:p>40.69</text:p>
          </table:table-cell>
          <table:table-cell table:formula="of:=[$'Bundle Time'.N32]" office:value-type="float" office:value="28.6663" calcext:value-type="float">
            <text:p>28.67</text:p>
          </table:table-cell>
          <table:table-cell/>
        </table:table-row>
        <table:table-row table:style-name="ro1">
          <table:table-cell office:value-type="string" calcext:value-type="string">
            <text:p>sfsarp-30-15-2.txt </text:p>
          </table:table-cell>
          <table:table-cell table:formula="of:=[$'ScSp Time'.I33]" office:value-type="float" office:value="0" calcext:value-type="float">
            <text:p>0.00</text:p>
          </table:table-cell>
          <table:table-cell table:formula="of:=[$'ScSp Time'.J33]" office:value-type="float" office:value="0" calcext:value-type="float">
            <text:p>0.00</text:p>
          </table:table-cell>
          <table:table-cell table:formula="of:=[$'ScSp Time'.K33]" office:value-type="float" office:value="0" calcext:value-type="float">
            <text:p>0.00</text:p>
          </table:table-cell>
          <table:table-cell table:formula="of:=[$'ScSp Time'.L33]" office:value-type="float" office:value="0" calcext:value-type="float">
            <text:p>0.00</text:p>
          </table:table-cell>
          <table:table-cell table:formula="of:=[$'ScSp Time'.M33]" office:value-type="float" office:value="0" calcext:value-type="float">
            <text:p>0.00</text:p>
          </table:table-cell>
          <table:table-cell table:formula="of:=[$'ScSp Time'.N33]" office:value-type="float" office:value="0" calcext:value-type="float">
            <text:p>0.00</text:p>
          </table:table-cell>
          <table:table-cell table:formula="of:=[$'Bundle Time'.I33]" office:value-type="float" office:value="9.73304" calcext:value-type="float">
            <text:p>9.73</text:p>
          </table:table-cell>
          <table:table-cell table:formula="of:=[$'Bundle Time'.J33]" office:value-type="float" office:value="10.4859" calcext:value-type="float">
            <text:p>10.49</text:p>
          </table:table-cell>
          <table:table-cell table:formula="of:=[$'Bundle Time'.K33]" office:value-type="float" office:value="7.91763" calcext:value-type="float">
            <text:p>7.92</text:p>
          </table:table-cell>
          <table:table-cell table:formula="of:=[$'Bundle Time'.L33]" office:value-type="float" office:value="5.43844" calcext:value-type="float">
            <text:p>5.44</text:p>
          </table:table-cell>
          <table:table-cell table:formula="of:=[$'Bundle Time'.M33]" office:value-type="float" office:value="35.4334" calcext:value-type="float">
            <text:p>35.43</text:p>
          </table:table-cell>
          <table:table-cell table:formula="of:=[$'Bundle Time'.N33]" office:value-type="float" office:value="30.9916" calcext:value-type="float">
            <text:p>30.99</text:p>
          </table:table-cell>
          <table:table-cell/>
        </table:table-row>
        <table:table-row table:style-name="ro1">
          <table:table-cell office:value-type="string" calcext:value-type="string">
            <text:p>sfsarp-30-15-3.txt </text:p>
          </table:table-cell>
          <table:table-cell table:formula="of:=[$'ScSp Time'.I34]" office:value-type="float" office:value="0" calcext:value-type="float">
            <text:p>0.00</text:p>
          </table:table-cell>
          <table:table-cell table:formula="of:=[$'ScSp Time'.J34]" office:value-type="float" office:value="0" calcext:value-type="float">
            <text:p>0.00</text:p>
          </table:table-cell>
          <table:table-cell table:formula="of:=[$'ScSp Time'.K34]" office:value-type="float" office:value="0" calcext:value-type="float">
            <text:p>0.00</text:p>
          </table:table-cell>
          <table:table-cell table:formula="of:=[$'ScSp Time'.L34]" office:value-type="float" office:value="0" calcext:value-type="float">
            <text:p>0.00</text:p>
          </table:table-cell>
          <table:table-cell table:formula="of:=[$'ScSp Time'.M34]" office:value-type="float" office:value="0" calcext:value-type="float">
            <text:p>0.00</text:p>
          </table:table-cell>
          <table:table-cell table:formula="of:=[$'ScSp Time'.N34]" office:value-type="float" office:value="0" calcext:value-type="float">
            <text:p>0.00</text:p>
          </table:table-cell>
          <table:table-cell table:formula="of:=[$'Bundle Time'.I34]" office:value-type="float" office:value="10.0025" calcext:value-type="float">
            <text:p>10.00</text:p>
          </table:table-cell>
          <table:table-cell table:formula="of:=[$'Bundle Time'.J34]" office:value-type="float" office:value="11.0641" calcext:value-type="float">
            <text:p>11.06</text:p>
          </table:table-cell>
          <table:table-cell table:formula="of:=[$'Bundle Time'.K34]" office:value-type="float" office:value="7.73366" calcext:value-type="float">
            <text:p>7.73</text:p>
          </table:table-cell>
          <table:table-cell table:formula="of:=[$'Bundle Time'.L34]" office:value-type="float" office:value="6.14503" calcext:value-type="float">
            <text:p>6.15</text:p>
          </table:table-cell>
          <table:table-cell table:formula="of:=[$'Bundle Time'.M34]" office:value-type="float" office:value="36.9292" calcext:value-type="float">
            <text:p>36.93</text:p>
          </table:table-cell>
          <table:table-cell table:formula="of:=[$'Bundle Time'.N34]" office:value-type="float" office:value="28.1255" calcext:value-type="float">
            <text:p>28.13</text:p>
          </table:table-cell>
          <table:table-cell/>
        </table:table-row>
        <table:table-row table:style-name="ro1">
          <table:table-cell office:value-type="string" calcext:value-type="string">
            <text:p>sfsarp-30-15-4.txt </text:p>
          </table:table-cell>
          <table:table-cell table:formula="of:=[$'ScSp Time'.I35]" office:value-type="float" office:value="0" calcext:value-type="float">
            <text:p>0.00</text:p>
          </table:table-cell>
          <table:table-cell table:formula="of:=[$'ScSp Time'.J35]" office:value-type="float" office:value="0" calcext:value-type="float">
            <text:p>0.00</text:p>
          </table:table-cell>
          <table:table-cell table:formula="of:=[$'ScSp Time'.K35]" office:value-type="float" office:value="0" calcext:value-type="float">
            <text:p>0.00</text:p>
          </table:table-cell>
          <table:table-cell table:formula="of:=[$'ScSp Time'.L35]" office:value-type="float" office:value="0" calcext:value-type="float">
            <text:p>0.00</text:p>
          </table:table-cell>
          <table:table-cell table:formula="of:=[$'ScSp Time'.M35]" office:value-type="float" office:value="0" calcext:value-type="float">
            <text:p>0.00</text:p>
          </table:table-cell>
          <table:table-cell table:formula="of:=[$'ScSp Time'.N35]" office:value-type="float" office:value="0" calcext:value-type="float">
            <text:p>0.00</text:p>
          </table:table-cell>
          <table:table-cell table:formula="of:=[$'Bundle Time'.I35]" office:value-type="float" office:value="12.8418" calcext:value-type="float">
            <text:p>12.84</text:p>
          </table:table-cell>
          <table:table-cell table:formula="of:=[$'Bundle Time'.J35]" office:value-type="float" office:value="12.8992" calcext:value-type="float">
            <text:p>12.90</text:p>
          </table:table-cell>
          <table:table-cell table:formula="of:=[$'Bundle Time'.K35]" office:value-type="float" office:value="11.298" calcext:value-type="float">
            <text:p>11.30</text:p>
          </table:table-cell>
          <table:table-cell table:formula="of:=[$'Bundle Time'.L35]" office:value-type="float" office:value="7.04575" calcext:value-type="float">
            <text:p>7.05</text:p>
          </table:table-cell>
          <table:table-cell table:formula="of:=[$'Bundle Time'.M35]" office:value-type="float" office:value="35.3717" calcext:value-type="float">
            <text:p>35.37</text:p>
          </table:table-cell>
          <table:table-cell table:formula="of:=[$'Bundle Time'.N35]" office:value-type="float" office:value="20.5435" calcext:value-type="float">
            <text:p>20.54</text:p>
          </table:table-cell>
          <table:table-cell/>
        </table:table-row>
        <table:table-row table:style-name="ro1">
          <table:table-cell office:value-type="string" calcext:value-type="string">
            <text:p>sfsarp-30-15-5.txt </text:p>
          </table:table-cell>
          <table:table-cell table:formula="of:=[$'ScSp Time'.I36]" office:value-type="float" office:value="0" calcext:value-type="float">
            <text:p>0.00</text:p>
          </table:table-cell>
          <table:table-cell table:formula="of:=[$'ScSp Time'.J36]" office:value-type="float" office:value="0" calcext:value-type="float">
            <text:p>0.00</text:p>
          </table:table-cell>
          <table:table-cell table:formula="of:=[$'ScSp Time'.K36]" office:value-type="float" office:value="0" calcext:value-type="float">
            <text:p>0.00</text:p>
          </table:table-cell>
          <table:table-cell table:formula="of:=[$'ScSp Time'.L36]" office:value-type="float" office:value="0" calcext:value-type="float">
            <text:p>0.00</text:p>
          </table:table-cell>
          <table:table-cell table:formula="of:=[$'ScSp Time'.M36]" office:value-type="float" office:value="0" calcext:value-type="float">
            <text:p>0.00</text:p>
          </table:table-cell>
          <table:table-cell table:formula="of:=[$'ScSp Time'.N36]" office:value-type="float" office:value="0" calcext:value-type="float">
            <text:p>0.00</text:p>
          </table:table-cell>
          <table:table-cell table:formula="of:=[$'Bundle Time'.I36]" office:value-type="float" office:value="6.52634" calcext:value-type="float">
            <text:p>6.53</text:p>
          </table:table-cell>
          <table:table-cell table:formula="of:=[$'Bundle Time'.J36]" office:value-type="float" office:value="8.29409" calcext:value-type="float">
            <text:p>8.29</text:p>
          </table:table-cell>
          <table:table-cell table:formula="of:=[$'Bundle Time'.K36]" office:value-type="float" office:value="6.59265" calcext:value-type="float">
            <text:p>6.59</text:p>
          </table:table-cell>
          <table:table-cell table:formula="of:=[$'Bundle Time'.L36]" office:value-type="float" office:value="4.3194" calcext:value-type="float">
            <text:p>4.32</text:p>
          </table:table-cell>
          <table:table-cell table:formula="of:=[$'Bundle Time'.M36]" office:value-type="float" office:value="46.8479" calcext:value-type="float">
            <text:p>46.85</text:p>
          </table:table-cell>
          <table:table-cell table:formula="of:=[$'Bundle Time'.N36]" office:value-type="float" office:value="27.4196" calcext:value-type="float">
            <text:p>27.42</text:p>
          </table:table-cell>
          <table:table-cell/>
        </table:table-row>
        <table:table-row table:style-name="ro1">
          <table:table-cell office:value-type="string" calcext:value-type="string">
            <text:p>sfsarp-30-20-1.txt </text:p>
          </table:table-cell>
          <table:table-cell table:formula="of:=[$'ScSp Time'.I37]" office:value-type="float" office:value="0" calcext:value-type="float">
            <text:p>0.00</text:p>
          </table:table-cell>
          <table:table-cell table:formula="of:=[$'ScSp Time'.J37]" office:value-type="float" office:value="0" calcext:value-type="float">
            <text:p>0.00</text:p>
          </table:table-cell>
          <table:table-cell table:formula="of:=[$'ScSp Time'.K37]" office:value-type="float" office:value="0" calcext:value-type="float">
            <text:p>0.00</text:p>
          </table:table-cell>
          <table:table-cell table:formula="of:=[$'ScSp Time'.L37]" office:value-type="float" office:value="0" calcext:value-type="float">
            <text:p>0.00</text:p>
          </table:table-cell>
          <table:table-cell table:formula="of:=[$'ScSp Time'.M37]" office:value-type="float" office:value="0" calcext:value-type="float">
            <text:p>0.00</text:p>
          </table:table-cell>
          <table:table-cell table:formula="of:=[$'ScSp Time'.N37]" office:value-type="float" office:value="0" calcext:value-type="float">
            <text:p>0.00</text:p>
          </table:table-cell>
          <table:table-cell table:formula="of:=[$'Bundle Time'.I37]" office:value-type="float" office:value="8.99578" calcext:value-type="float">
            <text:p>9.00</text:p>
          </table:table-cell>
          <table:table-cell table:formula="of:=[$'Bundle Time'.J37]" office:value-type="float" office:value="10.2816" calcext:value-type="float">
            <text:p>10.28</text:p>
          </table:table-cell>
          <table:table-cell table:formula="of:=[$'Bundle Time'.K37]" office:value-type="float" office:value="9.25422" calcext:value-type="float">
            <text:p>9.25</text:p>
          </table:table-cell>
          <table:table-cell table:formula="of:=[$'Bundle Time'.L37]" office:value-type="float" office:value="3.64301" calcext:value-type="float">
            <text:p>3.64</text:p>
          </table:table-cell>
          <table:table-cell table:formula="of:=[$'Bundle Time'.M37]" office:value-type="float" office:value="28.3769" calcext:value-type="float">
            <text:p>28.38</text:p>
          </table:table-cell>
          <table:table-cell table:formula="of:=[$'Bundle Time'.N37]" office:value-type="float" office:value="39.4485" calcext:value-type="float">
            <text:p>39.45</text:p>
          </table:table-cell>
          <table:table-cell/>
        </table:table-row>
        <table:table-row table:style-name="ro1">
          <table:table-cell office:value-type="string" calcext:value-type="string">
            <text:p>sfsarp-30-20-2.txt </text:p>
          </table:table-cell>
          <table:table-cell table:formula="of:=[$'ScSp Time'.I38]" office:value-type="float" office:value="0" calcext:value-type="float">
            <text:p>0.00</text:p>
          </table:table-cell>
          <table:table-cell table:formula="of:=[$'ScSp Time'.J38]" office:value-type="float" office:value="0" calcext:value-type="float">
            <text:p>0.00</text:p>
          </table:table-cell>
          <table:table-cell table:formula="of:=[$'ScSp Time'.K38]" office:value-type="float" office:value="0" calcext:value-type="float">
            <text:p>0.00</text:p>
          </table:table-cell>
          <table:table-cell table:formula="of:=[$'ScSp Time'.L38]" office:value-type="float" office:value="0" calcext:value-type="float">
            <text:p>0.00</text:p>
          </table:table-cell>
          <table:table-cell table:formula="of:=[$'ScSp Time'.M38]" office:value-type="float" office:value="0" calcext:value-type="float">
            <text:p>0.00</text:p>
          </table:table-cell>
          <table:table-cell table:formula="of:=[$'ScSp Time'.N38]" office:value-type="float" office:value="0" calcext:value-type="float">
            <text:p>0.00</text:p>
          </table:table-cell>
          <table:table-cell table:formula="of:=[$'Bundle Time'.I38]" office:value-type="float" office:value="6.75248" calcext:value-type="float">
            <text:p>6.75</text:p>
          </table:table-cell>
          <table:table-cell table:formula="of:=[$'Bundle Time'.J38]" office:value-type="float" office:value="12.0037" calcext:value-type="float">
            <text:p>12.00</text:p>
          </table:table-cell>
          <table:table-cell table:formula="of:=[$'Bundle Time'.K38]" office:value-type="float" office:value="11.3004" calcext:value-type="float">
            <text:p>11.30</text:p>
          </table:table-cell>
          <table:table-cell table:formula="of:=[$'Bundle Time'.L38]" office:value-type="float" office:value="4.8298" calcext:value-type="float">
            <text:p>4.83</text:p>
          </table:table-cell>
          <table:table-cell table:formula="of:=[$'Bundle Time'.M38]" office:value-type="float" office:value="30.171" calcext:value-type="float">
            <text:p>30.17</text:p>
          </table:table-cell>
          <table:table-cell table:formula="of:=[$'Bundle Time'.N38]" office:value-type="float" office:value="34.9426" calcext:value-type="float">
            <text:p>34.94</text:p>
          </table:table-cell>
          <table:table-cell/>
        </table:table-row>
        <table:table-row table:style-name="ro1">
          <table:table-cell office:value-type="string" calcext:value-type="string">
            <text:p>sfsarp-30-20-3.txt </text:p>
          </table:table-cell>
          <table:table-cell table:formula="of:=[$'ScSp Time'.I39]" office:value-type="float" office:value="0" calcext:value-type="float">
            <text:p>0.00</text:p>
          </table:table-cell>
          <table:table-cell table:formula="of:=[$'ScSp Time'.J39]" office:value-type="float" office:value="0" calcext:value-type="float">
            <text:p>0.00</text:p>
          </table:table-cell>
          <table:table-cell table:formula="of:=[$'ScSp Time'.K39]" office:value-type="float" office:value="0" calcext:value-type="float">
            <text:p>0.00</text:p>
          </table:table-cell>
          <table:table-cell table:formula="of:=[$'ScSp Time'.L39]" office:value-type="float" office:value="0" calcext:value-type="float">
            <text:p>0.00</text:p>
          </table:table-cell>
          <table:table-cell table:formula="of:=[$'ScSp Time'.M39]" office:value-type="float" office:value="0" calcext:value-type="float">
            <text:p>0.00</text:p>
          </table:table-cell>
          <table:table-cell table:formula="of:=[$'ScSp Time'.N39]" office:value-type="float" office:value="0" calcext:value-type="float">
            <text:p>0.00</text:p>
          </table:table-cell>
          <table:table-cell table:formula="of:=[$'Bundle Time'.I39]" office:value-type="float" office:value="7.87079" calcext:value-type="float">
            <text:p>7.87</text:p>
          </table:table-cell>
          <table:table-cell table:formula="of:=[$'Bundle Time'.J39]" office:value-type="float" office:value="11.874" calcext:value-type="float">
            <text:p>11.87</text:p>
          </table:table-cell>
          <table:table-cell table:formula="of:=[$'Bundle Time'.K39]" office:value-type="float" office:value="10.879" calcext:value-type="float">
            <text:p>10.88</text:p>
          </table:table-cell>
          <table:table-cell table:formula="of:=[$'Bundle Time'.L39]" office:value-type="float" office:value="4.92263" calcext:value-type="float">
            <text:p>4.92</text:p>
          </table:table-cell>
          <table:table-cell table:formula="of:=[$'Bundle Time'.M39]" office:value-type="float" office:value="20.8235" calcext:value-type="float">
            <text:p>20.82</text:p>
          </table:table-cell>
          <table:table-cell table:formula="of:=[$'Bundle Time'.N39]" office:value-type="float" office:value="43.6301" calcext:value-type="float">
            <text:p>43.63</text:p>
          </table:table-cell>
          <table:table-cell/>
        </table:table-row>
        <table:table-row table:style-name="ro1">
          <table:table-cell office:value-type="string" calcext:value-type="string">
            <text:p>sfsarp-30-20-4.txt </text:p>
          </table:table-cell>
          <table:table-cell table:formula="of:=[$'ScSp Time'.I40]" office:value-type="float" office:value="0" calcext:value-type="float">
            <text:p>0.00</text:p>
          </table:table-cell>
          <table:table-cell table:formula="of:=[$'ScSp Time'.J40]" office:value-type="float" office:value="0" calcext:value-type="float">
            <text:p>0.00</text:p>
          </table:table-cell>
          <table:table-cell table:formula="of:=[$'ScSp Time'.K40]" office:value-type="float" office:value="0" calcext:value-type="float">
            <text:p>0.00</text:p>
          </table:table-cell>
          <table:table-cell table:formula="of:=[$'ScSp Time'.L40]" office:value-type="float" office:value="0" calcext:value-type="float">
            <text:p>0.00</text:p>
          </table:table-cell>
          <table:table-cell table:formula="of:=[$'ScSp Time'.M40]" office:value-type="float" office:value="0" calcext:value-type="float">
            <text:p>0.00</text:p>
          </table:table-cell>
          <table:table-cell table:formula="of:=[$'ScSp Time'.N40]" office:value-type="float" office:value="0" calcext:value-type="float">
            <text:p>0.00</text:p>
          </table:table-cell>
          <table:table-cell table:formula="of:=[$'Bundle Time'.I40]" office:value-type="float" office:value="8.00337" calcext:value-type="float">
            <text:p>8.00</text:p>
          </table:table-cell>
          <table:table-cell table:formula="of:=[$'Bundle Time'.J40]" office:value-type="float" office:value="10.2756" calcext:value-type="float">
            <text:p>10.28</text:p>
          </table:table-cell>
          <table:table-cell table:formula="of:=[$'Bundle Time'.K40]" office:value-type="float" office:value="9.23519" calcext:value-type="float">
            <text:p>9.24</text:p>
          </table:table-cell>
          <table:table-cell table:formula="of:=[$'Bundle Time'.L40]" office:value-type="float" office:value="4.9734" calcext:value-type="float">
            <text:p>4.97</text:p>
          </table:table-cell>
          <table:table-cell table:formula="of:=[$'Bundle Time'.M40]" office:value-type="float" office:value="28.1869" calcext:value-type="float">
            <text:p>28.19</text:p>
          </table:table-cell>
          <table:table-cell table:formula="of:=[$'Bundle Time'.N40]" office:value-type="float" office:value="39.3255" calcext:value-type="float">
            <text:p>39.33</text:p>
          </table:table-cell>
          <table:table-cell/>
        </table:table-row>
        <table:table-row table:style-name="ro1">
          <table:table-cell office:value-type="string" calcext:value-type="string">
            <text:p>sfsarp-30-20-5.txt </text:p>
          </table:table-cell>
          <table:table-cell table:formula="of:=[$'ScSp Time'.I41]" office:value-type="float" office:value="0" calcext:value-type="float">
            <text:p>0.00</text:p>
          </table:table-cell>
          <table:table-cell table:formula="of:=[$'ScSp Time'.J41]" office:value-type="float" office:value="0" calcext:value-type="float">
            <text:p>0.00</text:p>
          </table:table-cell>
          <table:table-cell table:formula="of:=[$'ScSp Time'.K41]" office:value-type="float" office:value="0" calcext:value-type="float">
            <text:p>0.00</text:p>
          </table:table-cell>
          <table:table-cell table:formula="of:=[$'ScSp Time'.L41]" office:value-type="float" office:value="0" calcext:value-type="float">
            <text:p>0.00</text:p>
          </table:table-cell>
          <table:table-cell table:formula="of:=[$'ScSp Time'.M41]" office:value-type="float" office:value="0" calcext:value-type="float">
            <text:p>0.00</text:p>
          </table:table-cell>
          <table:table-cell table:formula="of:=[$'ScSp Time'.N41]" office:value-type="float" office:value="0" calcext:value-type="float">
            <text:p>0.00</text:p>
          </table:table-cell>
          <table:table-cell table:formula="of:=[$'Bundle Time'.I41]" office:value-type="float" office:value="5.8737" calcext:value-type="float">
            <text:p>5.87</text:p>
          </table:table-cell>
          <table:table-cell table:formula="of:=[$'Bundle Time'.J41]" office:value-type="float" office:value="7.98569" calcext:value-type="float">
            <text:p>7.99</text:p>
          </table:table-cell>
          <table:table-cell table:formula="of:=[$'Bundle Time'.K41]" office:value-type="float" office:value="7.07225" calcext:value-type="float">
            <text:p>7.07</text:p>
          </table:table-cell>
          <table:table-cell table:formula="of:=[$'Bundle Time'.L41]" office:value-type="float" office:value="2.33128" calcext:value-type="float">
            <text:p>2.33</text:p>
          </table:table-cell>
          <table:table-cell table:formula="of:=[$'Bundle Time'.M41]" office:value-type="float" office:value="29.7667" calcext:value-type="float">
            <text:p>29.77</text:p>
          </table:table-cell>
          <table:table-cell table:formula="of:=[$'Bundle Time'.N41]" office:value-type="float" office:value="46.9703" calcext:value-type="float">
            <text:p>46.97</text:p>
          </table:table-cell>
          <table:table-cell/>
        </table:table-row>
        <table:table-row table:style-name="ro1">
          <table:table-cell office:value-type="string" calcext:value-type="string">
            <text:p>sfsarp-30-25-1.txt </text:p>
          </table:table-cell>
          <table:table-cell table:formula="of:=[$'ScSp Time'.I42]" office:value-type="float" office:value="0" calcext:value-type="float">
            <text:p>0.00</text:p>
          </table:table-cell>
          <table:table-cell table:formula="of:=[$'ScSp Time'.J42]" office:value-type="float" office:value="0" calcext:value-type="float">
            <text:p>0.00</text:p>
          </table:table-cell>
          <table:table-cell table:formula="of:=[$'ScSp Time'.K42]" office:value-type="float" office:value="0" calcext:value-type="float">
            <text:p>0.00</text:p>
          </table:table-cell>
          <table:table-cell table:formula="of:=[$'ScSp Time'.L42]" office:value-type="float" office:value="0" calcext:value-type="float">
            <text:p>0.00</text:p>
          </table:table-cell>
          <table:table-cell table:formula="of:=[$'ScSp Time'.M42]" office:value-type="float" office:value="0" calcext:value-type="float">
            <text:p>0.00</text:p>
          </table:table-cell>
          <table:table-cell table:formula="of:=[$'ScSp Time'.N42]" office:value-type="float" office:value="0" calcext:value-type="float">
            <text:p>0.00</text:p>
          </table:table-cell>
          <table:table-cell table:formula="of:=[$'Bundle Time'.I42]" office:value-type="float" office:value="2.96394" calcext:value-type="float">
            <text:p>2.96</text:p>
          </table:table-cell>
          <table:table-cell table:formula="of:=[$'Bundle Time'.J42]" office:value-type="float" office:value="17.7415" calcext:value-type="float">
            <text:p>17.74</text:p>
          </table:table-cell>
          <table:table-cell table:formula="of:=[$'Bundle Time'.K42]" office:value-type="float" office:value="15.6044" calcext:value-type="float">
            <text:p>15.60</text:p>
          </table:table-cell>
          <table:table-cell table:formula="of:=[$'Bundle Time'.L42]" office:value-type="float" office:value="3.23448" calcext:value-type="float">
            <text:p>3.23</text:p>
          </table:table-cell>
          <table:table-cell table:formula="of:=[$'Bundle Time'.M42]" office:value-type="float" office:value="9.74972" calcext:value-type="float">
            <text:p>9.75</text:p>
          </table:table-cell>
          <table:table-cell table:formula="of:=[$'Bundle Time'.N42]" office:value-type="float" office:value="50.706" calcext:value-type="float">
            <text:p>50.71</text:p>
          </table:table-cell>
          <table:table-cell/>
        </table:table-row>
        <table:table-row table:style-name="ro1">
          <table:table-cell office:value-type="string" calcext:value-type="string">
            <text:p>sfsarp-30-25-2.txt </text:p>
          </table:table-cell>
          <table:table-cell table:formula="of:=[$'ScSp Time'.I43]" office:value-type="float" office:value="0" calcext:value-type="float">
            <text:p>0.00</text:p>
          </table:table-cell>
          <table:table-cell table:formula="of:=[$'ScSp Time'.J43]" office:value-type="float" office:value="0" calcext:value-type="float">
            <text:p>0.00</text:p>
          </table:table-cell>
          <table:table-cell table:formula="of:=[$'ScSp Time'.K43]" office:value-type="float" office:value="0" calcext:value-type="float">
            <text:p>0.00</text:p>
          </table:table-cell>
          <table:table-cell table:formula="of:=[$'ScSp Time'.L43]" office:value-type="float" office:value="0" calcext:value-type="float">
            <text:p>0.00</text:p>
          </table:table-cell>
          <table:table-cell table:formula="of:=[$'ScSp Time'.M43]" office:value-type="float" office:value="0" calcext:value-type="float">
            <text:p>0.00</text:p>
          </table:table-cell>
          <table:table-cell table:formula="of:=[$'ScSp Time'.N43]" office:value-type="float" office:value="0" calcext:value-type="float">
            <text:p>0.00</text:p>
          </table:table-cell>
          <table:table-cell table:formula="of:=[$'Bundle Time'.I43]" office:value-type="float" office:value="7.5318" calcext:value-type="float">
            <text:p>7.53</text:p>
          </table:table-cell>
          <table:table-cell table:formula="of:=[$'Bundle Time'.J43]" office:value-type="float" office:value="19.1455" calcext:value-type="float">
            <text:p>19.15</text:p>
          </table:table-cell>
          <table:table-cell table:formula="of:=[$'Bundle Time'.K43]" office:value-type="float" office:value="13.2977" calcext:value-type="float">
            <text:p>13.30</text:p>
          </table:table-cell>
          <table:table-cell table:formula="of:=[$'Bundle Time'.L43]" office:value-type="float" office:value="5.93756" calcext:value-type="float">
            <text:p>5.94</text:p>
          </table:table-cell>
          <table:table-cell table:formula="of:=[$'Bundle Time'.M43]" office:value-type="float" office:value="11.8089" calcext:value-type="float">
            <text:p>11.81</text:p>
          </table:table-cell>
          <table:table-cell table:formula="of:=[$'Bundle Time'.N43]" office:value-type="float" office:value="42.2784" calcext:value-type="float">
            <text:p>42.28</text:p>
          </table:table-cell>
          <table:table-cell/>
        </table:table-row>
        <table:table-row table:style-name="ro1">
          <table:table-cell office:value-type="string" calcext:value-type="string">
            <text:p>sfsarp-30-25-3.txt </text:p>
          </table:table-cell>
          <table:table-cell table:formula="of:=[$'ScSp Time'.I44]" office:value-type="float" office:value="0" calcext:value-type="float">
            <text:p>0.00</text:p>
          </table:table-cell>
          <table:table-cell table:formula="of:=[$'ScSp Time'.J44]" office:value-type="float" office:value="0" calcext:value-type="float">
            <text:p>0.00</text:p>
          </table:table-cell>
          <table:table-cell table:formula="of:=[$'ScSp Time'.K44]" office:value-type="float" office:value="0" calcext:value-type="float">
            <text:p>0.00</text:p>
          </table:table-cell>
          <table:table-cell table:formula="of:=[$'ScSp Time'.L44]" office:value-type="float" office:value="0" calcext:value-type="float">
            <text:p>0.00</text:p>
          </table:table-cell>
          <table:table-cell table:formula="of:=[$'ScSp Time'.M44]" office:value-type="float" office:value="0" calcext:value-type="float">
            <text:p>0.00</text:p>
          </table:table-cell>
          <table:table-cell table:formula="of:=[$'ScSp Time'.N44]" office:value-type="float" office:value="0" calcext:value-type="float">
            <text:p>0.00</text:p>
          </table:table-cell>
          <table:table-cell table:formula="of:=[$'Bundle Time'.I44]" office:value-type="float" office:value="5.36636" calcext:value-type="float">
            <text:p>5.37</text:p>
          </table:table-cell>
          <table:table-cell table:formula="of:=[$'Bundle Time'.J44]" office:value-type="float" office:value="20.5992" calcext:value-type="float">
            <text:p>20.60</text:p>
          </table:table-cell>
          <table:table-cell table:formula="of:=[$'Bundle Time'.K44]" office:value-type="float" office:value="15.7684" calcext:value-type="float">
            <text:p>15.77</text:p>
          </table:table-cell>
          <table:table-cell table:formula="of:=[$'Bundle Time'.L44]" office:value-type="float" office:value="6.67113" calcext:value-type="float">
            <text:p>6.67</text:p>
          </table:table-cell>
          <table:table-cell table:formula="of:=[$'Bundle Time'.M44]" office:value-type="float" office:value="4.10725" calcext:value-type="float">
            <text:p>4.11</text:p>
          </table:table-cell>
          <table:table-cell table:formula="of:=[$'Bundle Time'.N44]" office:value-type="float" office:value="47.4876" calcext:value-type="float">
            <text:p>47.49</text:p>
          </table:table-cell>
          <table:table-cell/>
        </table:table-row>
        <table:table-row table:style-name="ro1">
          <table:table-cell office:value-type="string" calcext:value-type="string">
            <text:p>sfsarp-30-25-4.txt </text:p>
          </table:table-cell>
          <table:table-cell table:formula="of:=[$'ScSp Time'.I45]" office:value-type="float" office:value="0" calcext:value-type="float">
            <text:p>0.00</text:p>
          </table:table-cell>
          <table:table-cell table:formula="of:=[$'ScSp Time'.J45]" office:value-type="float" office:value="0" calcext:value-type="float">
            <text:p>0.00</text:p>
          </table:table-cell>
          <table:table-cell table:formula="of:=[$'ScSp Time'.K45]" office:value-type="float" office:value="0" calcext:value-type="float">
            <text:p>0.00</text:p>
          </table:table-cell>
          <table:table-cell table:formula="of:=[$'ScSp Time'.L45]" office:value-type="float" office:value="0" calcext:value-type="float">
            <text:p>0.00</text:p>
          </table:table-cell>
          <table:table-cell table:formula="of:=[$'ScSp Time'.M45]" office:value-type="float" office:value="0" calcext:value-type="float">
            <text:p>0.00</text:p>
          </table:table-cell>
          <table:table-cell table:formula="of:=[$'ScSp Time'.N45]" office:value-type="float" office:value="0" calcext:value-type="float">
            <text:p>0.00</text:p>
          </table:table-cell>
          <table:table-cell table:formula="of:=[$'Bundle Time'.I45]" office:value-type="float" office:value="3.5467" calcext:value-type="float">
            <text:p>3.55</text:p>
          </table:table-cell>
          <table:table-cell table:formula="of:=[$'Bundle Time'.J45]" office:value-type="float" office:value="15.033" calcext:value-type="float">
            <text:p>15.03</text:p>
          </table:table-cell>
          <table:table-cell table:formula="of:=[$'Bundle Time'.K45]" office:value-type="float" office:value="13.1012" calcext:value-type="float">
            <text:p>13.10</text:p>
          </table:table-cell>
          <table:table-cell table:formula="of:=[$'Bundle Time'.L45]" office:value-type="float" office:value="2.87467" calcext:value-type="float">
            <text:p>2.87</text:p>
          </table:table-cell>
          <table:table-cell table:formula="of:=[$'Bundle Time'.M45]" office:value-type="float" office:value="11.3808" calcext:value-type="float">
            <text:p>11.38</text:p>
          </table:table-cell>
          <table:table-cell table:formula="of:=[$'Bundle Time'.N45]" office:value-type="float" office:value="54.0636" calcext:value-type="float">
            <text:p>54.06</text:p>
          </table:table-cell>
          <table:table-cell/>
        </table:table-row>
        <table:table-row table:style-name="ro1">
          <table:table-cell office:value-type="string" calcext:value-type="string">
            <text:p>sfsarp-30-25-5.txt </text:p>
          </table:table-cell>
          <table:table-cell table:formula="of:=[$'ScSp Time'.I46]" office:value-type="float" office:value="0" calcext:value-type="float">
            <text:p>0.00</text:p>
          </table:table-cell>
          <table:table-cell table:formula="of:=[$'ScSp Time'.J46]" office:value-type="float" office:value="0" calcext:value-type="float">
            <text:p>0.00</text:p>
          </table:table-cell>
          <table:table-cell table:formula="of:=[$'ScSp Time'.K46]" office:value-type="float" office:value="0" calcext:value-type="float">
            <text:p>0.00</text:p>
          </table:table-cell>
          <table:table-cell table:formula="of:=[$'ScSp Time'.L46]" office:value-type="float" office:value="0" calcext:value-type="float">
            <text:p>0.00</text:p>
          </table:table-cell>
          <table:table-cell table:formula="of:=[$'ScSp Time'.M46]" office:value-type="float" office:value="0" calcext:value-type="float">
            <text:p>0.00</text:p>
          </table:table-cell>
          <table:table-cell table:formula="of:=[$'ScSp Time'.N46]" office:value-type="float" office:value="0" calcext:value-type="float">
            <text:p>0.00</text:p>
          </table:table-cell>
          <table:table-cell table:formula="of:=[$'Bundle Time'.I46]" office:value-type="float" office:value="4.60445" calcext:value-type="float">
            <text:p>4.60</text:p>
          </table:table-cell>
          <table:table-cell table:formula="of:=[$'Bundle Time'.J46]" office:value-type="float" office:value="12.9927" calcext:value-type="float">
            <text:p>12.99</text:p>
          </table:table-cell>
          <table:table-cell table:formula="of:=[$'Bundle Time'.K46]" office:value-type="float" office:value="9.84438" calcext:value-type="float">
            <text:p>9.84</text:p>
          </table:table-cell>
          <table:table-cell table:formula="of:=[$'Bundle Time'.L46]" office:value-type="float" office:value="3.78793" calcext:value-type="float">
            <text:p>3.79</text:p>
          </table:table-cell>
          <table:table-cell table:formula="of:=[$'Bundle Time'.M46]" office:value-type="float" office:value="16.4016" calcext:value-type="float">
            <text:p>16.40</text:p>
          </table:table-cell>
          <table:table-cell table:formula="of:=[$'Bundle Time'.N46]" office:value-type="float" office:value="52.3689" calcext:value-type="float">
            <text:p>52.37</text:p>
          </table:table-cell>
          <table:table-cell/>
        </table:table-row>
        <table:table-row table:style-name="ro2">
          <table:table-cell table:style-name="ce15" office:value-type="string" calcext:value-type="string" table:number-columns-spanned="1" table:number-rows-spanned="2">
            <text:p>Size</text:p>
          </table:table-cell>
          <table:table-cell table:style-name="ce12" office:value-type="string" calcext:value-type="string" table:number-columns-spanned="6" table:number-rows-spanned="1">
            <text:p>ScSp</text:p>
          </table:table-cell>
          <table:covered-table-cell table:number-columns-repeated="4" table:style-name="ce12"/>
          <table:covered-table-cell table:style-name="Default"/>
          <table:table-cell table:style-name="ce12" office:value-type="string" calcext:value-type="string" table:number-columns-spanned="6" table:number-rows-spanned="1">
            <text:p>Bundle</text:p>
          </table:table-cell>
          <table:covered-table-cell table:number-columns-repeated="3" table:style-name="ce12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0-15</text:p>
          </table:table-cell>
          <table:table-cell table:style-name="ce108" table:formula="of:=AVERAGE([.B3:.B7])" office:value-type="float" office:value="0" calcext:value-type="float">
            <text:p>0.000</text:p>
          </table:table-cell>
          <table:table-cell table:style-name="ce108" table:formula="of:=AVERAGE([.C3:.C7])" office:value-type="float" office:value="0" calcext:value-type="float">
            <text:p>0.000</text:p>
          </table:table-cell>
          <table:table-cell table:style-name="ce108" table:formula="of:=AVERAGE([.D3:.D7])" office:value-type="float" office:value="0" calcext:value-type="float">
            <text:p>0.000</text:p>
          </table:table-cell>
          <table:table-cell table:style-name="ce108" table:formula="of:=AVERAGE([.E3:.E7])" office:value-type="float" office:value="0" calcext:value-type="float">
            <text:p>0.000</text:p>
          </table:table-cell>
          <table:table-cell table:style-name="ce108" table:formula="of:=AVERAGE([.F3:.F7])" office:value-type="float" office:value="0" calcext:value-type="float">
            <text:p>0.000</text:p>
          </table:table-cell>
          <table:table-cell table:style-name="ce108" table:formula="of:=AVERAGE([.G3:.G7])" office:value-type="float" office:value="0" calcext:value-type="float">
            <text:p>0.000</text:p>
          </table:table-cell>
          <table:table-cell table:style-name="ce108" table:formula="of:=AVERAGE([.H3:.H7])" office:value-type="float" office:value="5.45424" calcext:value-type="float">
            <text:p>5.454</text:p>
          </table:table-cell>
          <table:table-cell table:style-name="ce108" table:formula="of:=AVERAGE([.I3:.I7])" office:value-type="float" office:value="11.525642" calcext:value-type="float">
            <text:p>11.526</text:p>
          </table:table-cell>
          <table:table-cell table:style-name="ce108" table:formula="of:=AVERAGE([.J3:.J7])" office:value-type="float" office:value="8.569026" calcext:value-type="float">
            <text:p>8.569</text:p>
          </table:table-cell>
          <table:table-cell table:style-name="ce108" table:formula="of:=AVERAGE([.K3:.K7])" office:value-type="float" office:value="4.013874" calcext:value-type="float">
            <text:p>4.014</text:p>
          </table:table-cell>
          <table:table-cell table:style-name="ce108" table:formula="of:=AVERAGE([.L3:.L7])" office:value-type="float" office:value="20.87072" calcext:value-type="float">
            <text:p>20.871</text:p>
          </table:table-cell>
          <table:table-cell table:style-name="ce108" table:formula="of:=AVERAGE([.M3:.M7])" office:value-type="float" office:value="49.56648" calcext:value-type="float">
            <text:p>49.566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0-20</text:p>
          </table:table-cell>
          <table:table-cell table:style-name="ce108" table:formula="of:=AVERAGE([.B8:.B12])" office:value-type="float" office:value="0" calcext:value-type="float">
            <text:p>0.000</text:p>
          </table:table-cell>
          <table:table-cell table:style-name="ce108" table:formula="of:=AVERAGE([.C8:.C12])" office:value-type="float" office:value="0" calcext:value-type="float">
            <text:p>0.000</text:p>
          </table:table-cell>
          <table:table-cell table:style-name="ce108" table:formula="of:=AVERAGE([.D8:.D12])" office:value-type="float" office:value="0" calcext:value-type="float">
            <text:p>0.000</text:p>
          </table:table-cell>
          <table:table-cell table:style-name="ce108" table:formula="of:=AVERAGE([.E8:.E12])" office:value-type="float" office:value="0" calcext:value-type="float">
            <text:p>0.000</text:p>
          </table:table-cell>
          <table:table-cell table:style-name="ce108" table:formula="of:=AVERAGE([.F8:.F12])" office:value-type="float" office:value="0" calcext:value-type="float">
            <text:p>0.000</text:p>
          </table:table-cell>
          <table:table-cell table:style-name="ce108" table:formula="of:=AVERAGE([.G8:.G12])" office:value-type="float" office:value="0" calcext:value-type="float">
            <text:p>0.000</text:p>
          </table:table-cell>
          <table:table-cell table:style-name="ce108" table:formula="of:=AVERAGE([.H8:.H12])" office:value-type="float" office:value="4.2591" calcext:value-type="float">
            <text:p>4.259</text:p>
          </table:table-cell>
          <table:table-cell table:style-name="ce108" table:formula="of:=AVERAGE([.I8:.I12])" office:value-type="float" office:value="14.97524" calcext:value-type="float">
            <text:p>14.975</text:p>
          </table:table-cell>
          <table:table-cell table:style-name="ce108" table:formula="of:=AVERAGE([.J8:.J12])" office:value-type="float" office:value="13.402776" calcext:value-type="float">
            <text:p>13.403</text:p>
          </table:table-cell>
          <table:table-cell table:style-name="ce108" table:formula="of:=AVERAGE([.K8:.K12])" office:value-type="float" office:value="4.64158" calcext:value-type="float">
            <text:p>4.642</text:p>
          </table:table-cell>
          <table:table-cell table:style-name="ce108" table:formula="of:=AVERAGE([.L8:.L12])" office:value-type="float" office:value="8.6308182" calcext:value-type="float">
            <text:p>8.631</text:p>
          </table:table-cell>
          <table:table-cell table:style-name="ce108" table:formula="of:=AVERAGE([.M8:.M12])" office:value-type="float" office:value="54.09048" calcext:value-type="float">
            <text:p>54.09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0-25</text:p>
          </table:table-cell>
          <table:table-cell table:style-name="ce108" table:formula="of:=AVERAGE([.B13:.B17])" office:value-type="float" office:value="0" calcext:value-type="float">
            <text:p>0.000</text:p>
          </table:table-cell>
          <table:table-cell table:style-name="ce108" table:formula="of:=AVERAGE([.C13:.C17])" office:value-type="float" office:value="0" calcext:value-type="float">
            <text:p>0.000</text:p>
          </table:table-cell>
          <table:table-cell table:style-name="ce108" table:formula="of:=AVERAGE([.D13:.D17])" office:value-type="float" office:value="0" calcext:value-type="float">
            <text:p>0.000</text:p>
          </table:table-cell>
          <table:table-cell table:style-name="ce108" table:formula="of:=AVERAGE([.E13:.E17])" office:value-type="float" office:value="0" calcext:value-type="float">
            <text:p>0.000</text:p>
          </table:table-cell>
          <table:table-cell table:style-name="ce108" table:formula="of:=AVERAGE([.F13:.F17])" office:value-type="float" office:value="0" calcext:value-type="float">
            <text:p>0.000</text:p>
          </table:table-cell>
          <table:table-cell table:style-name="ce108" table:formula="of:=AVERAGE([.G13:.G17])" office:value-type="float" office:value="0" calcext:value-type="float">
            <text:p>0.000</text:p>
          </table:table-cell>
          <table:table-cell table:style-name="ce108" table:formula="of:=AVERAGE([.H13:.H17])" office:value-type="float" office:value="2.224134" calcext:value-type="float">
            <text:p>2.224</text:p>
          </table:table-cell>
          <table:table-cell table:style-name="ce108" table:formula="of:=AVERAGE([.I13:.I17])" office:value-type="float" office:value="16.997718" calcext:value-type="float">
            <text:p>16.998</text:p>
          </table:table-cell>
          <table:table-cell table:style-name="ce108" table:formula="of:=AVERAGE([.J13:.J17])" office:value-type="float" office:value="13.297866" calcext:value-type="float">
            <text:p>13.298</text:p>
          </table:table-cell>
          <table:table-cell table:style-name="ce108" table:formula="of:=AVERAGE([.K13:.K17])" office:value-type="float" office:value="5.365036" calcext:value-type="float">
            <text:p>5.365</text:p>
          </table:table-cell>
          <table:table-cell table:style-name="ce108" table:formula="of:=AVERAGE([.L13:.L17])" office:value-type="float" office:value="8.629756" calcext:value-type="float">
            <text:p>8.630</text:p>
          </table:table-cell>
          <table:table-cell table:style-name="ce108" table:formula="of:=AVERAGE([.M13:.M17])" office:value-type="float" office:value="53.48546" calcext:value-type="float">
            <text:p>53.485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5-15</text:p>
          </table:table-cell>
          <table:table-cell table:style-name="ce108" table:formula="of:=AVERAGE([.B18:.B22])" office:value-type="float" office:value="0" calcext:value-type="float">
            <text:p>0.000</text:p>
          </table:table-cell>
          <table:table-cell table:style-name="ce108" table:formula="of:=AVERAGE([.C18:.C22])" office:value-type="float" office:value="0" calcext:value-type="float">
            <text:p>0.000</text:p>
          </table:table-cell>
          <table:table-cell table:style-name="ce108" table:formula="of:=AVERAGE([.D18:.D22])" office:value-type="float" office:value="0" calcext:value-type="float">
            <text:p>0.000</text:p>
          </table:table-cell>
          <table:table-cell table:style-name="ce108" table:formula="of:=AVERAGE([.E18:.E22])" office:value-type="float" office:value="0" calcext:value-type="float">
            <text:p>0.000</text:p>
          </table:table-cell>
          <table:table-cell table:style-name="ce108" table:formula="of:=AVERAGE([.F18:.F22])" office:value-type="float" office:value="0" calcext:value-type="float">
            <text:p>0.000</text:p>
          </table:table-cell>
          <table:table-cell table:style-name="ce108" table:formula="of:=AVERAGE([.G18:.G22])" office:value-type="float" office:value="0" calcext:value-type="float">
            <text:p>0.000</text:p>
          </table:table-cell>
          <table:table-cell table:style-name="ce108" table:formula="of:=AVERAGE([.H18:.H22])" office:value-type="float" office:value="8.698672" calcext:value-type="float">
            <text:p>8.699</text:p>
          </table:table-cell>
          <table:table-cell table:style-name="ce108" table:formula="of:=AVERAGE([.I18:.I22])" office:value-type="float" office:value="10.175242" calcext:value-type="float">
            <text:p>10.175</text:p>
          </table:table-cell>
          <table:table-cell table:style-name="ce108" table:formula="of:=AVERAGE([.J18:.J22])" office:value-type="float" office:value="8.09805" calcext:value-type="float">
            <text:p>8.098</text:p>
          </table:table-cell>
          <table:table-cell table:style-name="ce108" table:formula="of:=AVERAGE([.K18:.K22])" office:value-type="float" office:value="4.23245" calcext:value-type="float">
            <text:p>4.232</text:p>
          </table:table-cell>
          <table:table-cell table:style-name="ce108" table:formula="of:=AVERAGE([.L18:.L22])" office:value-type="float" office:value="35.62342" calcext:value-type="float">
            <text:p>35.623</text:p>
          </table:table-cell>
          <table:table-cell table:style-name="ce108" table:formula="of:=AVERAGE([.M18:.M22])" office:value-type="float" office:value="33.17218" calcext:value-type="float">
            <text:p>33.172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5-20</text:p>
          </table:table-cell>
          <table:table-cell table:style-name="ce108" table:formula="of:=AVERAGE([.B23:.B27])" office:value-type="float" office:value="0" calcext:value-type="float">
            <text:p>0.000</text:p>
          </table:table-cell>
          <table:table-cell table:style-name="ce108" table:formula="of:=AVERAGE([.C23:.C27])" office:value-type="float" office:value="0" calcext:value-type="float">
            <text:p>0.000</text:p>
          </table:table-cell>
          <table:table-cell table:style-name="ce108" table:formula="of:=AVERAGE([.D23:.D27])" office:value-type="float" office:value="0" calcext:value-type="float">
            <text:p>0.000</text:p>
          </table:table-cell>
          <table:table-cell table:style-name="ce108" table:formula="of:=AVERAGE([.E23:.E27])" office:value-type="float" office:value="0" calcext:value-type="float">
            <text:p>0.000</text:p>
          </table:table-cell>
          <table:table-cell table:style-name="ce108" table:formula="of:=AVERAGE([.F23:.F27])" office:value-type="float" office:value="0" calcext:value-type="float">
            <text:p>0.000</text:p>
          </table:table-cell>
          <table:table-cell table:style-name="ce108" table:formula="of:=AVERAGE([.G23:.G27])" office:value-type="float" office:value="0" calcext:value-type="float">
            <text:p>0.000</text:p>
          </table:table-cell>
          <table:table-cell table:style-name="ce108" table:formula="of:=AVERAGE([.H23:.H27])" office:value-type="float" office:value="6.788532" calcext:value-type="float">
            <text:p>6.789</text:p>
          </table:table-cell>
          <table:table-cell table:style-name="ce108" table:formula="of:=AVERAGE([.I23:.I27])" office:value-type="float" office:value="16.47828" calcext:value-type="float">
            <text:p>16.478</text:p>
          </table:table-cell>
          <table:table-cell table:style-name="ce108" table:formula="of:=AVERAGE([.J23:.J27])" office:value-type="float" office:value="13.34962" calcext:value-type="float">
            <text:p>13.350</text:p>
          </table:table-cell>
          <table:table-cell table:style-name="ce108" table:formula="of:=AVERAGE([.K23:.K27])" office:value-type="float" office:value="4.97787" calcext:value-type="float">
            <text:p>4.978</text:p>
          </table:table-cell>
          <table:table-cell table:style-name="ce108" table:formula="of:=AVERAGE([.L23:.L27])" office:value-type="float" office:value="14.386096" calcext:value-type="float">
            <text:p>14.386</text:p>
          </table:table-cell>
          <table:table-cell table:style-name="ce108" table:formula="of:=AVERAGE([.M23:.M27])" office:value-type="float" office:value="44.01964" calcext:value-type="float">
            <text:p>44.02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5-25</text:p>
          </table:table-cell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2.698148" calcext:value-type="float">
            <text:p>2.698</text:p>
          </table:table-cell>
          <table:table-cell table:style-name="ce108" table:formula="of:=AVERAGE([.I28:.I32])" office:value-type="float" office:value="17.34386" calcext:value-type="float">
            <text:p>17.344</text:p>
          </table:table-cell>
          <table:table-cell table:style-name="ce108" table:formula="of:=AVERAGE([.J28:.J32])" office:value-type="float" office:value="14.73564" calcext:value-type="float">
            <text:p>14.736</text:p>
          </table:table-cell>
          <table:table-cell table:style-name="ce108" table:formula="of:=AVERAGE([.K28:.K32])" office:value-type="float" office:value="4.77703" calcext:value-type="float">
            <text:p>4.777</text:p>
          </table:table-cell>
          <table:table-cell table:style-name="ce108" table:formula="of:=AVERAGE([.L28:.L32])" office:value-type="float" office:value="6.149448" calcext:value-type="float">
            <text:p>6.149</text:p>
          </table:table-cell>
          <table:table-cell table:style-name="ce108" table:formula="of:=AVERAGE([.M28:.M32])" office:value-type="float" office:value="54.29586" calcext:value-type="float">
            <text:p>54.296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30-15</text:p>
          </table:table-cell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9.824776" calcext:value-type="float">
            <text:p>9.825</text:p>
          </table:table-cell>
          <table:table-cell table:style-name="ce108" table:formula="of:=AVERAGE([.I33:.I37])" office:value-type="float" office:value="10.25051" calcext:value-type="float">
            <text:p>10.251</text:p>
          </table:table-cell>
          <table:table-cell table:style-name="ce108" table:formula="of:=AVERAGE([.J33:.J37])" office:value-type="float" office:value="8.259014" calcext:value-type="float">
            <text:p>8.259</text:p>
          </table:table-cell>
          <table:table-cell table:style-name="ce108" table:formula="of:=AVERAGE([.K33:.K37])" office:value-type="float" office:value="5.46101" calcext:value-type="float">
            <text:p>5.461</text:p>
          </table:table-cell>
          <table:table-cell table:style-name="ce108" table:formula="of:=AVERAGE([.L33:.L37])" office:value-type="float" office:value="39.05536" calcext:value-type="float">
            <text:p>39.055</text:p>
          </table:table-cell>
          <table:table-cell table:style-name="ce108" table:formula="of:=AVERAGE([.M33:.M37])" office:value-type="float" office:value="27.1493" calcext:value-type="float">
            <text:p>27.149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30-20</text:p>
          </table:table-cell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7.499224" calcext:value-type="float">
            <text:p>7.499</text:p>
          </table:table-cell>
          <table:table-cell table:style-name="ce108" table:formula="of:=AVERAGE([.I38:.I42])" office:value-type="float" office:value="10.484118" calcext:value-type="float">
            <text:p>10.484</text:p>
          </table:table-cell>
          <table:table-cell table:style-name="ce108" table:formula="of:=AVERAGE([.J38:.J42])" office:value-type="float" office:value="9.548212" calcext:value-type="float">
            <text:p>9.548</text:p>
          </table:table-cell>
          <table:table-cell table:style-name="ce108" table:formula="of:=AVERAGE([.K38:.K42])" office:value-type="float" office:value="4.140024" calcext:value-type="float">
            <text:p>4.140</text:p>
          </table:table-cell>
          <table:table-cell table:style-name="ce108" table:formula="of:=AVERAGE([.L38:.L42])" office:value-type="float" office:value="27.465" calcext:value-type="float">
            <text:p>27.465</text:p>
          </table:table-cell>
          <table:table-cell table:style-name="ce108" table:formula="of:=AVERAGE([.M38:.M42])" office:value-type="float" office:value="40.8634" calcext:value-type="float">
            <text:p>40.863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30-25</text:p>
          </table:table-cell>
          <table:table-cell table:style-name="ce108" table:formula="of:=AVERAGE([.B43:.B47])" office:value-type="float" office:value="0" calcext:value-type="float">
            <text:p>0.000</text:p>
          </table:table-cell>
          <table:table-cell table:style-name="ce108" table:formula="of:=AVERAGE([.C43:.C47])" office:value-type="float" office:value="0" calcext:value-type="float">
            <text:p>0.000</text:p>
          </table:table-cell>
          <table:table-cell table:style-name="ce108" table:formula="of:=AVERAGE([.D43:.D47])" office:value-type="float" office:value="0" calcext:value-type="float">
            <text:p>0.000</text:p>
          </table:table-cell>
          <table:table-cell table:style-name="ce108" table:formula="of:=AVERAGE([.E43:.E47])" office:value-type="float" office:value="0" calcext:value-type="float">
            <text:p>0.000</text:p>
          </table:table-cell>
          <table:table-cell table:style-name="ce108" table:formula="of:=AVERAGE([.F43:.F47])" office:value-type="float" office:value="0" calcext:value-type="float">
            <text:p>0.000</text:p>
          </table:table-cell>
          <table:table-cell table:style-name="ce108" table:formula="of:=AVERAGE([.G43:.G47])" office:value-type="float" office:value="0" calcext:value-type="float">
            <text:p>0.000</text:p>
          </table:table-cell>
          <table:table-cell table:style-name="ce108" table:formula="of:=AVERAGE([.H43:.H47])" office:value-type="float" office:value="4.80265" calcext:value-type="float">
            <text:p>4.803</text:p>
          </table:table-cell>
          <table:table-cell table:style-name="ce108" table:formula="of:=AVERAGE([.I43:.I47])" office:value-type="float" office:value="17.10238" calcext:value-type="float">
            <text:p>17.102</text:p>
          </table:table-cell>
          <table:table-cell table:style-name="ce108" table:formula="of:=AVERAGE([.J43:.J47])" office:value-type="float" office:value="13.523216" calcext:value-type="float">
            <text:p>13.523</text:p>
          </table:table-cell>
          <table:table-cell table:style-name="ce108" table:formula="of:=AVERAGE([.K43:.K47])" office:value-type="float" office:value="4.501154" calcext:value-type="float">
            <text:p>4.501</text:p>
          </table:table-cell>
          <table:table-cell table:style-name="ce108" table:formula="of:=AVERAGE([.L43:.L47])" office:value-type="float" office:value="10.689654" calcext:value-type="float">
            <text:p>10.690</text:p>
          </table:table-cell>
          <table:table-cell table:style-name="ce108" table:formula="of:=AVERAGE([.M43:.M47])" office:value-type="float" office:value="49.3809" calcext:value-type="float">
            <text:p>49.381</text:p>
          </table:table-cell>
          <table:table-cell table:style-name="Default"/>
        </table:table-row>
      </table:table>
      <table:table table:name="ResumedStats" table:style-name="ta4">
        <table:table-column table:style-name="co23" table:default-cell-style-name="ce85"/>
        <table:table-column table:style-name="co24" table:default-cell-style-name="ce85"/>
        <table:table-column table:style-name="co25" table:default-cell-style-name="ce126"/>
        <table:table-column table:style-name="co26" table:default-cell-style-name="ce126"/>
        <table:table-column table:style-name="co27" table:default-cell-style-name="ce126"/>
        <table:table-column table:style-name="co6" table:default-cell-style-name="ce126"/>
        <table:table-column table:style-name="co6" table:visibility="collapse" table:default-cell-style-name="ce126"/>
        <table:table-column table:style-name="co27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25" table:default-cell-style-name="ce41"/>
        <table:table-column table:style-name="co11" table:number-columns-repeated="5" table:default-cell-style-name="ce45"/>
        <table:table-column table:style-name="co3" table:number-columns-repeated="2" table:default-cell-style-name="ce45"/>
        <table:table-column table:style-name="co30" table:default-cell-style-name="ce45"/>
        <table:table-column table:style-name="co11" table:number-columns-repeated="965" table:default-cell-style-name="Default"/>
        <table:table-row table:style-name="ro1">
          <table:table-cell table:style-name="Default" table:number-columns-repeated="19"/>
          <table:table-cell table:number-columns-repeated="965"/>
        </table:table-row>
        <table:table-row table:style-name="ro2">
          <table:table-cell table:style-name="Default" table:number-columns-repeated="2"/>
          <table:table-cell table:style-name="ce12" office:value-type="string" calcext:value-type="string" table:number-columns-spanned="9" table:number-rows-spanned="1">
            <text:p>ScSp</text:p>
          </table:table-cell>
          <table:covered-table-cell table:number-columns-repeated="4" table:style-name="ce12"/>
          <table:covered-table-cell table:number-columns-repeated="4" table:style-name="Default"/>
          <table:table-cell table:style-name="ce28" office:value-type="string" calcext:value-type="string" table:number-columns-spanned="8" table:number-rows-spanned="1">
            <text:p>Bundle</text:p>
          </table:table-cell>
          <table:covered-table-cell table:number-columns-repeated="4" table:style-name="ce28"/>
          <table:covered-table-cell table:number-columns-repeated="3" table:style-name="ce48"/>
          <table:table-cell table:number-columns-repeated="965"/>
        </table:table-row>
        <table:table-row table:style-name="ro3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40" office:value-type="string" calcext:value-type="string">
            <text:p>Solving Time (s)</text:p>
          </table:table-cell>
          <table:table-cell table:style-name="ce43" office:value-type="string" calcext:value-type="string">
            <text:p>Revenue Customer (USD)</text:p>
          </table:table-cell>
          <table:table-cell table:style-name="ce46" office:value-type="string" calcext:value-type="string">
            <text:p>Revenue Parcel (USD)</text:p>
          </table:table-cell>
          <table:table-cell table:style-name="ce46" office:value-type="string" calcext:value-type="string">
            <text:p>Costs (USD)</text:p>
          </table:table-cell>
          <table:table-cell table:style-name="ce46" office:value-type="string" calcext:value-type="string">
            <text:p>Sol. Value (USD)</text:p>
          </table:table-cell>
          <table:table-cell table:style-name="ce47" office:value-type="string" calcext:value-type="string">
            <text:p>Solving Time (s)</text:p>
          </table:table-cell>
          <table:table-cell table:style-name="ce49" office:value-type="string" calcext:value-type="string">
            <text:p>LB</text:p>
          </table:table-cell>
          <table:table-cell table:style-name="ce49" office:value-type="string" calcext:value-type="string">
            <text:p>UB</text:p>
          </table:table-cell>
          <table:table-cell table:style-name="ce49" office:value-type="string" calcext:value-type="string">
            <text:p>GAP (%)</text:p>
          </table:table-cell>
          <table:table-cell table:style-name="ce34" table:number-columns-repeated="964"/>
          <table:table-cell table:style-name="ce35"/>
        </table:table-row>
        <table:table-row table:style-name="ro1">
          <table:table-cell office:value-type="float" office:value="20" calcext:value-type="float" table:number-columns-spanned="1" table:number-rows-spanned="3">
            <text:p>20</text:p>
          </table:table-cell>
          <table:table-cell office:value-type="float" office:value="15" calcext:value-type="float">
            <text:p>15</text:p>
          </table:table-cell>
          <table:table-cell table:formula="of:=[$'Compare stats'.B50]" office:value-type="float" office:value="0" calcext:value-type="float">
            <text:p>0.00</text:p>
          </table:table-cell>
          <table:table-cell table:formula="of:=[$'Compare stats'.C50]" office:value-type="float" office:value="0" calcext:value-type="float">
            <text:p>0.00</text:p>
          </table:table-cell>
          <table:table-cell table:formula="of:=[$'Compare stats'.D50]" office:value-type="float" office:value="0" calcext:value-type="float">
            <text:p>0.00</text:p>
          </table:table-cell>
          <table:table-cell table:formula="of:=[$'Compare stats'.F50]" office:value-type="float" office:value="0" calcext:value-type="float">
            <text:p>0.00</text:p>
          </table:table-cell>
          <table:table-cell table:formula="of:=[$'Compare stats'.E50]" office:value-type="float" office:value="0" calcext:value-type="float">
            <text:p>0.00</text:p>
          </table:table-cell>
          <table:table-cell table:formula="of:=[$'Compare stats'.G50]" office:value-type="float" office:value="0" calcext:value-type="float">
            <text:p>0.00</text:p>
          </table:table-cell>
          <table:table-cell table:formula="of:=[$'Compare stats'.H50]" office:value-type="float" office:value="0" calcext:value-type="float">
            <text:p>0.00</text:p>
          </table:table-cell>
          <table:table-cell table:formula="of:=[$'Compare stats'.I50]" office:value-type="float" office:value="0" calcext:value-type="float">
            <text:p>0.00</text:p>
          </table:table-cell>
          <table:table-cell table:formula="of:=[$'Compare stats'.E50]" office:value-type="float" office:value="0" calcext:value-type="float">
            <text:p>0.00</text:p>
          </table:table-cell>
          <table:table-cell table:formula="of:=[$'Compare stats'.J50]" office:value-type="float" office:value="89.82186" calcext:value-type="float">
            <text:p>89.82</text:p>
          </table:table-cell>
          <table:table-cell table:formula="of:=[$'Compare stats'.K50]" office:value-type="float" office:value="68.41828" calcext:value-type="float">
            <text:p>68.42</text:p>
          </table:table-cell>
          <table:table-cell table:formula="of:=[$'Compare stats'.L50]" office:value-type="float" office:value="50.26792" calcext:value-type="float">
            <text:p>50.27</text:p>
          </table:table-cell>
          <table:table-cell table:formula="of:=[$'Compare stats'.N50]" office:value-type="float" office:value="107.9723" calcext:value-type="float">
            <text:p>107.97</text:p>
          </table:table-cell>
          <table:table-cell table:formula="of:=[$'Compare stats'.M50]" office:value-type="float" office:value="36.59" calcext:value-type="float">
            <text:p>36.59</text:p>
          </table:table-cell>
          <table:table-cell table:formula="of:=[$'Compare stats'.O50]" office:value-type="float" office:value="107.9723" calcext:value-type="float">
            <text:p>107.97</text:p>
          </table:table-cell>
          <table:table-cell table:formula="of:=[$'Compare stats'.P50]" office:value-type="float" office:value="107.9723" calcext:value-type="float">
            <text:p>107.97</text:p>
          </table:table-cell>
          <table:table-cell table:formula="of:=[$'Compare stats'.Q50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stats'.B51]" office:value-type="float" office:value="0" calcext:value-type="float">
            <text:p>0.00</text:p>
          </table:table-cell>
          <table:table-cell table:formula="of:=[$'Compare stats'.C51]" office:value-type="float" office:value="0" calcext:value-type="float">
            <text:p>0.00</text:p>
          </table:table-cell>
          <table:table-cell table:formula="of:=[$'Compare stats'.D51]" office:value-type="float" office:value="0" calcext:value-type="float">
            <text:p>0.00</text:p>
          </table:table-cell>
          <table:table-cell table:formula="of:=[$'Compare stats'.F51]" office:value-type="float" office:value="0" calcext:value-type="float">
            <text:p>0.00</text:p>
          </table:table-cell>
          <table:table-cell table:formula="of:=[$'Compare stats'.E51]" office:value-type="float" office:value="0" calcext:value-type="float">
            <text:p>0.00</text:p>
          </table:table-cell>
          <table:table-cell table:formula="of:=[$'Compare stats'.G51]" office:value-type="float" office:value="0" calcext:value-type="float">
            <text:p>0.00</text:p>
          </table:table-cell>
          <table:table-cell table:formula="of:=[$'Compare stats'.H51]" office:value-type="float" office:value="0" calcext:value-type="float">
            <text:p>0.00</text:p>
          </table:table-cell>
          <table:table-cell table:formula="of:=[$'Compare stats'.I51]" office:value-type="float" office:value="0" calcext:value-type="float">
            <text:p>0.00</text:p>
          </table:table-cell>
          <table:table-cell table:formula="of:=[$'Compare stats'.E51]" office:value-type="float" office:value="0" calcext:value-type="float">
            <text:p>0.00</text:p>
          </table:table-cell>
          <table:table-cell table:formula="of:=[$'Compare stats'.J51]" office:value-type="float" office:value="107.1593" calcext:value-type="float">
            <text:p>107.16</text:p>
          </table:table-cell>
          <table:table-cell table:formula="of:=[$'Compare stats'.K51]" office:value-type="float" office:value="79.08184" calcext:value-type="float">
            <text:p>79.08</text:p>
          </table:table-cell>
          <table:table-cell table:formula="of:=[$'Compare stats'.L51]" office:value-type="float" office:value="54.46436" calcext:value-type="float">
            <text:p>54.46</text:p>
          </table:table-cell>
          <table:table-cell table:formula="of:=[$'Compare stats'.N51]" office:value-type="float" office:value="131.7766" calcext:value-type="float">
            <text:p>131.78</text:p>
          </table:table-cell>
          <table:table-cell table:formula="of:=[$'Compare stats'.M51]" office:value-type="float" office:value="47.552" calcext:value-type="float">
            <text:p>47.55</text:p>
          </table:table-cell>
          <table:table-cell table:formula="of:=[$'Compare stats'.O51]" office:value-type="float" office:value="131.7766" calcext:value-type="float">
            <text:p>131.78</text:p>
          </table:table-cell>
          <table:table-cell table:formula="of:=[$'Compare stats'.P51]" office:value-type="float" office:value="131.7768" calcext:value-type="float">
            <text:p>131.78</text:p>
          </table:table-cell>
          <table:table-cell table:formula="of:=[$'Compare stats'.Q51]" office:value-type="float" office:value="0.0001494656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formula="of:=[$'Compare stats'.B52]" office:value-type="float" office:value="0" calcext:value-type="float">
            <text:p>0.00</text:p>
          </table:table-cell>
          <table:table-cell table:formula="of:=[$'Compare stats'.C52]" office:value-type="float" office:value="0" calcext:value-type="float">
            <text:p>0.00</text:p>
          </table:table-cell>
          <table:table-cell table:formula="of:=[$'Compare stats'.D52]" office:value-type="float" office:value="0" calcext:value-type="float">
            <text:p>0.00</text:p>
          </table:table-cell>
          <table:table-cell table:formula="of:=[$'Compare stats'.F52]" office:value-type="float" office:value="0" calcext:value-type="float">
            <text:p>0.00</text:p>
          </table:table-cell>
          <table:table-cell table:formula="of:=[$'Compare stats'.E52]" office:value-type="float" office:value="0" calcext:value-type="float">
            <text:p>0.00</text:p>
          </table:table-cell>
          <table:table-cell table:formula="of:=[$'Compare stats'.G52]" office:value-type="float" office:value="0" calcext:value-type="float">
            <text:p>0.00</text:p>
          </table:table-cell>
          <table:table-cell table:formula="of:=[$'Compare stats'.H52]" office:value-type="float" office:value="0" calcext:value-type="float">
            <text:p>0.00</text:p>
          </table:table-cell>
          <table:table-cell table:formula="of:=[$'Compare stats'.I52]" office:value-type="float" office:value="0" calcext:value-type="float">
            <text:p>0.00</text:p>
          </table:table-cell>
          <table:table-cell table:formula="of:=[$'Compare stats'.E52]" office:value-type="float" office:value="0" calcext:value-type="float">
            <text:p>0.00</text:p>
          </table:table-cell>
          <table:table-cell table:formula="of:=[$'Compare stats'.J52]" office:value-type="float" office:value="89.88446" calcext:value-type="float">
            <text:p>89.88</text:p>
          </table:table-cell>
          <table:table-cell table:formula="of:=[$'Compare stats'.K52]" office:value-type="float" office:value="95.80732" calcext:value-type="float">
            <text:p>95.81</text:p>
          </table:table-cell>
          <table:table-cell table:formula="of:=[$'Compare stats'.L52]" office:value-type="float" office:value="65.6651" calcext:value-type="float">
            <text:p>65.67</text:p>
          </table:table-cell>
          <table:table-cell table:formula="of:=[$'Compare stats'.N52]" office:value-type="float" office:value="120.027" calcext:value-type="float">
            <text:p>120.03</text:p>
          </table:table-cell>
          <table:table-cell table:formula="of:=[$'Compare stats'.M52]" office:value-type="float" office:value="98.152" calcext:value-type="float">
            <text:p>98.15</text:p>
          </table:table-cell>
          <table:table-cell table:formula="of:=[$'Compare stats'.O52]" office:value-type="float" office:value="120.027" calcext:value-type="float">
            <text:p>120.03</text:p>
          </table:table-cell>
          <table:table-cell table:formula="of:=[$'Compare stats'.P52]" office:value-type="float" office:value="120.027" calcext:value-type="float">
            <text:p>120.03</text:p>
          </table:table-cell>
          <table:table-cell table:formula="of:=[$'Compare stats'.Q52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15" calcext:value-type="float">
            <text:p>15</text:p>
          </table:table-cell>
          <table:table-cell table:formula="of:=[$'Compare stats'.B53]" office:value-type="float" office:value="0" calcext:value-type="float">
            <text:p>0.00</text:p>
          </table:table-cell>
          <table:table-cell table:formula="of:=[$'Compare stats'.C53]" office:value-type="float" office:value="0" calcext:value-type="float">
            <text:p>0.00</text:p>
          </table:table-cell>
          <table:table-cell table:formula="of:=[$'Compare stats'.D53]" office:value-type="float" office:value="0" calcext:value-type="float">
            <text:p>0.00</text:p>
          </table:table-cell>
          <table:table-cell table:formula="of:=[$'Compare stats'.F53]" office:value-type="float" office:value="0" calcext:value-type="float">
            <text:p>0.00</text:p>
          </table:table-cell>
          <table:table-cell table:formula="of:=[$'Compare stats'.E53]" office:value-type="float" office:value="0" calcext:value-type="float">
            <text:p>0.00</text:p>
          </table:table-cell>
          <table:table-cell table:formula="of:=[$'Compare stats'.G53]" office:value-type="float" office:value="0" calcext:value-type="float">
            <text:p>0.00</text:p>
          </table:table-cell>
          <table:table-cell table:formula="of:=[$'Compare stats'.H53]" office:value-type="float" office:value="0" calcext:value-type="float">
            <text:p>0.00</text:p>
          </table:table-cell>
          <table:table-cell table:formula="of:=[$'Compare stats'.I53]" office:value-type="float" office:value="0" calcext:value-type="float">
            <text:p>0.00</text:p>
          </table:table-cell>
          <table:table-cell table:formula="of:=[$'Compare stats'.E53]" office:value-type="float" office:value="0" calcext:value-type="float">
            <text:p>0.00</text:p>
          </table:table-cell>
          <table:table-cell table:formula="of:=[$'Compare stats'.J53]" office:value-type="float" office:value="131.4502" calcext:value-type="float">
            <text:p>131.45</text:p>
          </table:table-cell>
          <table:table-cell table:formula="of:=[$'Compare stats'.K53]" office:value-type="float" office:value="65.4762" calcext:value-type="float">
            <text:p>65.48</text:p>
          </table:table-cell>
          <table:table-cell table:formula="of:=[$'Compare stats'.L53]" office:value-type="float" office:value="58.12544" calcext:value-type="float">
            <text:p>58.13</text:p>
          </table:table-cell>
          <table:table-cell table:formula="of:=[$'Compare stats'.N53]" office:value-type="float" office:value="138.801" calcext:value-type="float">
            <text:p>138.80</text:p>
          </table:table-cell>
          <table:table-cell table:formula="of:=[$'Compare stats'.M53]" office:value-type="float" office:value="152.556" calcext:value-type="float">
            <text:p>152.56</text:p>
          </table:table-cell>
          <table:table-cell table:formula="of:=[$'Compare stats'.O53]" office:value-type="float" office:value="138.801" calcext:value-type="float">
            <text:p>138.80</text:p>
          </table:table-cell>
          <table:table-cell table:formula="of:=[$'Compare stats'.P53]" office:value-type="float" office:value="138.8028" calcext:value-type="float">
            <text:p>138.80</text:p>
          </table:table-cell>
          <table:table-cell table:formula="of:=[$'Compare stats'.Q53]" office:value-type="float" office:value="0.001088778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stats'.B54]" office:value-type="float" office:value="0" calcext:value-type="float">
            <text:p>0.00</text:p>
          </table:table-cell>
          <table:table-cell table:formula="of:=[$'Compare stats'.C54]" office:value-type="float" office:value="0" calcext:value-type="float">
            <text:p>0.00</text:p>
          </table:table-cell>
          <table:table-cell table:formula="of:=[$'Compare stats'.D54]" office:value-type="float" office:value="0" calcext:value-type="float">
            <text:p>0.00</text:p>
          </table:table-cell>
          <table:table-cell table:formula="of:=[$'Compare stats'.F54]" office:value-type="float" office:value="0" calcext:value-type="float">
            <text:p>0.00</text:p>
          </table:table-cell>
          <table:table-cell table:formula="of:=[$'Compare stats'.E54]" office:value-type="float" office:value="0" calcext:value-type="float">
            <text:p>0.00</text:p>
          </table:table-cell>
          <table:table-cell table:formula="of:=[$'Compare stats'.G54]" office:value-type="float" office:value="0" calcext:value-type="float">
            <text:p>0.00</text:p>
          </table:table-cell>
          <table:table-cell table:formula="of:=[$'Compare stats'.H54]" office:value-type="float" office:value="0" calcext:value-type="float">
            <text:p>0.00</text:p>
          </table:table-cell>
          <table:table-cell table:formula="of:=[$'Compare stats'.I54]" office:value-type="float" office:value="0" calcext:value-type="float">
            <text:p>0.00</text:p>
          </table:table-cell>
          <table:table-cell table:formula="of:=[$'Compare stats'.E54]" office:value-type="float" office:value="0" calcext:value-type="float">
            <text:p>0.00</text:p>
          </table:table-cell>
          <table:table-cell table:formula="of:=[$'Compare stats'.J54]" office:value-type="float" office:value="125.2826" calcext:value-type="float">
            <text:p>125.28</text:p>
          </table:table-cell>
          <table:table-cell table:formula="of:=[$'Compare stats'.K54]" office:value-type="float" office:value="82.4001" calcext:value-type="float">
            <text:p>82.40</text:p>
          </table:table-cell>
          <table:table-cell table:formula="of:=[$'Compare stats'.L54]" office:value-type="float" office:value="62.85534" calcext:value-type="float">
            <text:p>62.86</text:p>
          </table:table-cell>
          <table:table-cell table:formula="of:=[$'Compare stats'.N54]" office:value-type="float" office:value="144.8274" calcext:value-type="float">
            <text:p>144.83</text:p>
          </table:table-cell>
          <table:table-cell table:formula="of:=[$'Compare stats'.M54]" office:value-type="float" office:value="164.898" calcext:value-type="float">
            <text:p>164.90</text:p>
          </table:table-cell>
          <table:table-cell table:formula="of:=[$'Compare stats'.O54]" office:value-type="float" office:value="144.8274" calcext:value-type="float">
            <text:p>144.83</text:p>
          </table:table-cell>
          <table:table-cell table:formula="of:=[$'Compare stats'.P54]" office:value-type="float" office:value="144.8304" calcext:value-type="float">
            <text:p>144.83</text:p>
          </table:table-cell>
          <table:table-cell table:formula="of:=[$'Compare stats'.Q54]" office:value-type="float" office:value="0.001920664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formula="of:=[$'Compare stats'.B55]" office:value-type="float" office:value="0" calcext:value-type="float">
            <text:p>0.00</text:p>
          </table:table-cell>
          <table:table-cell table:formula="of:=[$'Compare stats'.C55]" office:value-type="float" office:value="0" calcext:value-type="float">
            <text:p>0.00</text:p>
          </table:table-cell>
          <table:table-cell table:formula="of:=[$'Compare stats'.D55]" office:value-type="float" office:value="0" calcext:value-type="float">
            <text:p>0.00</text:p>
          </table:table-cell>
          <table:table-cell table:formula="of:=[$'Compare stats'.F55]" office:value-type="float" office:value="0" calcext:value-type="float">
            <text:p>0.00</text:p>
          </table:table-cell>
          <table:table-cell table:formula="of:=[$'Compare stats'.E55]" office:value-type="float" office:value="0" calcext:value-type="float">
            <text:p>0.00</text:p>
          </table:table-cell>
          <table:table-cell table:formula="of:=[$'Compare stats'.G55]" office:value-type="float" office:value="0" calcext:value-type="float">
            <text:p>0.00</text:p>
          </table:table-cell>
          <table:table-cell table:formula="of:=[$'Compare stats'.H55]" office:value-type="float" office:value="0" calcext:value-type="float">
            <text:p>0.00</text:p>
          </table:table-cell>
          <table:table-cell table:formula="of:=[$'Compare stats'.I55]" office:value-type="float" office:value="0" calcext:value-type="float">
            <text:p>0.00</text:p>
          </table:table-cell>
          <table:table-cell table:formula="of:=[$'Compare stats'.E55]" office:value-type="float" office:value="0" calcext:value-type="float">
            <text:p>0.00</text:p>
          </table:table-cell>
          <table:table-cell table:formula="of:=[$'Compare stats'.J55]" office:value-type="float" office:value="114.028" calcext:value-type="float">
            <text:p>114.03</text:p>
          </table:table-cell>
          <table:table-cell table:formula="of:=[$'Compare stats'.K55]" office:value-type="float" office:value="98.9833" calcext:value-type="float">
            <text:p>98.98</text:p>
          </table:table-cell>
          <table:table-cell table:formula="of:=[$'Compare stats'.L55]" office:value-type="float" office:value="64.8608" calcext:value-type="float">
            <text:p>64.86</text:p>
          </table:table-cell>
          <table:table-cell table:formula="of:=[$'Compare stats'.N55]" office:value-type="float" office:value="148.1506" calcext:value-type="float">
            <text:p>148.15</text:p>
          </table:table-cell>
          <table:table-cell table:formula="of:=[$'Compare stats'.M55]" office:value-type="float" office:value="247.468" calcext:value-type="float">
            <text:p>247.47</text:p>
          </table:table-cell>
          <table:table-cell table:formula="of:=[$'Compare stats'.O55]" office:value-type="float" office:value="148.1506" calcext:value-type="float">
            <text:p>148.15</text:p>
          </table:table-cell>
          <table:table-cell table:formula="of:=[$'Compare stats'.P55]" office:value-type="float" office:value="148.1568" calcext:value-type="float">
            <text:p>148.16</text:p>
          </table:table-cell>
          <table:table-cell table:formula="of:=[$'Compare stats'.Q55]" office:value-type="float" office:value="0.004311636" calcext:value-type="float">
            <text:p>0.00</text:p>
          </table:table-cell>
          <table:table-cell table:number-columns-repeated="965"/>
        </table:table-row>
        <table:table-row table:style-name="ro1">
          <table:table-cell office:value-type="float" office:value="30" calcext:value-type="float" table:number-columns-spanned="1" table:number-rows-spanned="3">
            <text:p>30</text:p>
          </table:table-cell>
          <table:table-cell office:value-type="float" office:value="15" calcext:value-type="float">
            <text:p>15</text:p>
          </table:table-cell>
          <table:table-cell table:formula="of:=[$'Compare stats'.B56]" office:value-type="float" office:value="0" calcext:value-type="float">
            <text:p>0.00</text:p>
          </table:table-cell>
          <table:table-cell table:formula="of:=[$'Compare stats'.C56]" office:value-type="float" office:value="0" calcext:value-type="float">
            <text:p>0.00</text:p>
          </table:table-cell>
          <table:table-cell table:formula="of:=[$'Compare stats'.D56]" office:value-type="float" office:value="0" calcext:value-type="float">
            <text:p>0.00</text:p>
          </table:table-cell>
          <table:table-cell table:formula="of:=[$'Compare stats'.F56]" office:value-type="float" office:value="0" calcext:value-type="float">
            <text:p>0.00</text:p>
          </table:table-cell>
          <table:table-cell table:formula="of:=[$'Compare stats'.E56]" office:value-type="float" office:value="0" calcext:value-type="float">
            <text:p>0.00</text:p>
          </table:table-cell>
          <table:table-cell table:formula="of:=[$'Compare stats'.G56]" office:value-type="float" office:value="0" calcext:value-type="float">
            <text:p>0.00</text:p>
          </table:table-cell>
          <table:table-cell table:formula="of:=[$'Compare stats'.H56]" office:value-type="float" office:value="0" calcext:value-type="float">
            <text:p>0.00</text:p>
          </table:table-cell>
          <table:table-cell table:formula="of:=[$'Compare stats'.I56]" office:value-type="float" office:value="0" calcext:value-type="float">
            <text:p>0.00</text:p>
          </table:table-cell>
          <table:table-cell table:formula="of:=[$'Compare stats'.E56]" office:value-type="float" office:value="0" calcext:value-type="float">
            <text:p>0.00</text:p>
          </table:table-cell>
          <table:table-cell table:formula="of:=[$'Compare stats'.J56]" office:value-type="float" office:value="145.2764" calcext:value-type="float">
            <text:p>145.28</text:p>
          </table:table-cell>
          <table:table-cell table:formula="of:=[$'Compare stats'.K56]" office:value-type="float" office:value="61.2099" calcext:value-type="float">
            <text:p>61.21</text:p>
          </table:table-cell>
          <table:table-cell table:formula="of:=[$'Compare stats'.L56]" office:value-type="float" office:value="70.42268" calcext:value-type="float">
            <text:p>70.42</text:p>
          </table:table-cell>
          <table:table-cell table:formula="of:=[$'Compare stats'.N56]" office:value-type="float" office:value="136.0638" calcext:value-type="float">
            <text:p>136.06</text:p>
          </table:table-cell>
          <table:table-cell table:formula="of:=[$'Compare stats'.M56]" office:value-type="float" office:value="230.632" calcext:value-type="float">
            <text:p>230.63</text:p>
          </table:table-cell>
          <table:table-cell table:formula="of:=[$'Compare stats'.O56]" office:value-type="float" office:value="136.0638" calcext:value-type="float">
            <text:p>136.06</text:p>
          </table:table-cell>
          <table:table-cell table:formula="of:=[$'Compare stats'.P56]" office:value-type="float" office:value="136.0676" calcext:value-type="float">
            <text:p>136.07</text:p>
          </table:table-cell>
          <table:table-cell table:formula="of:=[$'Compare stats'.Q56]" office:value-type="float" office:value="0.00267023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stats'.B57]" office:value-type="float" office:value="0" calcext:value-type="float">
            <text:p>0.00</text:p>
          </table:table-cell>
          <table:table-cell table:formula="of:=[$'Compare stats'.C57]" office:value-type="float" office:value="0" calcext:value-type="float">
            <text:p>0.00</text:p>
          </table:table-cell>
          <table:table-cell table:formula="of:=[$'Compare stats'.D57]" office:value-type="float" office:value="0" calcext:value-type="float">
            <text:p>0.00</text:p>
          </table:table-cell>
          <table:table-cell table:formula="of:=[$'Compare stats'.F57]" office:value-type="float" office:value="0" calcext:value-type="float">
            <text:p>0.00</text:p>
          </table:table-cell>
          <table:table-cell table:formula="of:=[$'Compare stats'.E57]" office:value-type="float" office:value="0" calcext:value-type="float">
            <text:p>0.00</text:p>
          </table:table-cell>
          <table:table-cell table:formula="of:=[$'Compare stats'.G57]" office:value-type="float" office:value="0" calcext:value-type="float">
            <text:p>0.00</text:p>
          </table:table-cell>
          <table:table-cell table:formula="of:=[$'Compare stats'.H57]" office:value-type="float" office:value="0" calcext:value-type="float">
            <text:p>0.00</text:p>
          </table:table-cell>
          <table:table-cell table:formula="of:=[$'Compare stats'.I57]" office:value-type="float" office:value="0" calcext:value-type="float">
            <text:p>0.00</text:p>
          </table:table-cell>
          <table:table-cell table:formula="of:=[$'Compare stats'.E57]" office:value-type="float" office:value="0" calcext:value-type="float">
            <text:p>0.00</text:p>
          </table:table-cell>
          <table:table-cell table:formula="of:=[$'Compare stats'.J57]" office:value-type="float" office:value="164.5702" calcext:value-type="float">
            <text:p>164.57</text:p>
          </table:table-cell>
          <table:table-cell table:formula="of:=[$'Compare stats'.K57]" office:value-type="float" office:value="91.86398" calcext:value-type="float">
            <text:p>91.86</text:p>
          </table:table-cell>
          <table:table-cell table:formula="of:=[$'Compare stats'.L57]" office:value-type="float" office:value="67.59762" calcext:value-type="float">
            <text:p>67.60</text:p>
          </table:table-cell>
          <table:table-cell table:formula="of:=[$'Compare stats'.N57]" office:value-type="float" office:value="188.837" calcext:value-type="float">
            <text:p>188.84</text:p>
          </table:table-cell>
          <table:table-cell table:formula="of:=[$'Compare stats'.M57]" office:value-type="float" office:value="726.548" calcext:value-type="float">
            <text:p>726.55</text:p>
          </table:table-cell>
          <table:table-cell table:formula="of:=[$'Compare stats'.O57]" office:value-type="float" office:value="188.837" calcext:value-type="float">
            <text:p>188.84</text:p>
          </table:table-cell>
          <table:table-cell table:formula="of:=[$'Compare stats'.P57]" office:value-type="float" office:value="188.8488" calcext:value-type="float">
            <text:p>188.85</text:p>
          </table:table-cell>
          <table:table-cell table:formula="of:=[$'Compare stats'.Q57]" office:value-type="float" office:value="0.006036424" calcext:value-type="float">
            <text:p>0.01</text:p>
          </table:table-cell>
          <table:table-cell table:number-columns-repeated="965"/>
        </table:table-row>
        <table:table-row table:style-name="ro1">
          <table:covered-table-cell table:style-name="ce88"/>
          <table:table-cell office:value-type="float" office:value="25" calcext:value-type="float">
            <text:p>25</text:p>
          </table:table-cell>
          <table:table-cell table:formula="of:=[$'Compare stats'.B58]" office:value-type="float" office:value="0" calcext:value-type="float">
            <text:p>0.00</text:p>
          </table:table-cell>
          <table:table-cell table:formula="of:=[$'Compare stats'.C58]" office:value-type="float" office:value="0" calcext:value-type="float">
            <text:p>0.00</text:p>
          </table:table-cell>
          <table:table-cell table:formula="of:=[$'Compare stats'.D58]" office:value-type="float" office:value="0" calcext:value-type="float">
            <text:p>0.00</text:p>
          </table:table-cell>
          <table:table-cell table:formula="of:=[$'Compare stats'.F58]" office:value-type="float" office:value="0" calcext:value-type="float">
            <text:p>0.00</text:p>
          </table:table-cell>
          <table:table-cell table:style-name="Default" table:number-columns-repeated="4"/>
          <table:table-cell table:formula="of:=[$'Compare stats'.E58]" office:value-type="float" office:value="0" calcext:value-type="float">
            <text:p>0.00</text:p>
          </table:table-cell>
          <table:table-cell table:formula="of:=[$'Compare stats'.J58]" office:value-type="float" office:value="135.9692" calcext:value-type="float">
            <text:p>135.97</text:p>
          </table:table-cell>
          <table:table-cell table:formula="of:=[$'Compare stats'.K58]" office:value-type="float" office:value="111.2816" calcext:value-type="float">
            <text:p>111.28</text:p>
          </table:table-cell>
          <table:table-cell table:formula="of:=[$'Compare stats'.L58]" office:value-type="float" office:value="74.25352" calcext:value-type="float">
            <text:p>74.25</text:p>
          </table:table-cell>
          <table:table-cell table:formula="of:=[$'Compare stats'.N58]" office:value-type="float" office:value="172.997" calcext:value-type="float">
            <text:p>173.00</text:p>
          </table:table-cell>
          <table:table-cell table:formula="of:=[$'Compare stats'.M58]" office:value-type="float" office:value="2059.128" calcext:value-type="float">
            <text:p>2059.13</text:p>
          </table:table-cell>
          <table:table-cell table:formula="of:=[$'Compare stats'.O58]" office:value-type="float" office:value="172.997" calcext:value-type="float">
            <text:p>173.00</text:p>
          </table:table-cell>
          <table:table-cell table:formula="of:=[$'Compare stats'.P58]" office:value-type="float" office:value="173.0078" calcext:value-type="float">
            <text:p>173.01</text:p>
          </table:table-cell>
          <table:table-cell table:formula="of:=[$'Compare stats'.Q58]" office:value-type="float" office:value="0.006047912" calcext:value-type="float">
            <text:p>0.01</text:p>
          </table:table-cell>
          <table:table-cell table:number-columns-repeated="965"/>
        </table:table-row>
      </table:table>
      <table:table table:name="ResumedTime" table:style-name="ta4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number-columns-repeated="4" table:default-cell-style-name="Default"/>
        <table:table-column table:style-name="co8" table:number-columns-repeated="2" table:default-cell-style-name="Default"/>
        <table:table-column table:style-name="co11" table:number-columns-repeated="10" table:default-cell-style-name="Default"/>
        <table:table-column table:style-name="co11" table:default-cell-style-name="ce65"/>
        <table:table-column table:style-name="co11" table:number-columns-repeated="4" table:default-cell-style-name="Default"/>
        <table:table-row table:style-name="ro1">
          <table:table-cell table:number-columns-repeated="24"/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ce115" office:value-type="string" calcext:value-type="string" table:number-columns-spanned="6" table:number-rows-spanned="1">
            <text:p>ScSp</text:p>
          </table:table-cell>
          <table:covered-table-cell table:number-columns-repeated="4" table:style-name="ce50"/>
          <table:covered-table-cell table:style-name="ce130"/>
          <table:table-cell table:style-name="ce54" office:value-type="string" calcext:value-type="string" table:number-columns-spanned="6" table:number-rows-spanned="1">
            <text:p>Bundle</text:p>
          </table:table-cell>
          <table:covered-table-cell table:number-columns-repeated="4" table:style-name="ce54"/>
          <table:covered-table-cell table:style-name="ce62"/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55" office:value-type="string" calcext:value-type="string">
            <text:p>c(%)</text:p>
          </table:table-cell>
          <table:table-cell table:style-name="ce55" office:value-type="string" calcext:value-type="string">
            <text:p>p(%)</text:p>
          </table:table-cell>
          <table:table-cell table:style-name="ce55" office:value-type="string" calcext:value-type="string">
            <text:p>b(%)</text:p>
          </table:table-cell>
          <table:table-cell table:style-name="ce55" office:value-type="string" calcext:value-type="string">
            <text:p>e(%)</text:p>
          </table:table-cell>
          <table:table-cell table:style-name="ce55" office:value-type="string" calcext:value-type="string">
            <text:p>waitc(%)</text:p>
          </table:table-cell>
          <table:table-cell table:style-name="ce64" office:value-type="string" calcext:value-type="string">
            <text:p>waitp(%)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85" office:value-type="float" office:value="20" calcext:value-type="float" table:number-columns-spanned="1" table:number-rows-spanned="3">
            <text:p>20</text:p>
          </table:table-cell>
          <table:table-cell table:style-name="ce85" office:value-type="float" office:value="15" calcext:value-type="float">
            <text:p>15</text:p>
          </table:table-cell>
          <table:table-cell table:style-name="ce36" table:formula="of:=[$'Compare Time'.B50]" office:value-type="float" office:value="0" calcext:value-type="float">
            <text:p>0.00</text:p>
          </table:table-cell>
          <table:table-cell table:style-name="ce36" table:formula="of:=[$'Compare Time'.C50]" office:value-type="float" office:value="0" calcext:value-type="float">
            <text:p>0.00</text:p>
          </table:table-cell>
          <table:table-cell table:style-name="ce36" table:formula="of:=[$'Compare Time'.D50]" office:value-type="float" office:value="0" calcext:value-type="float">
            <text:p>0.00</text:p>
          </table:table-cell>
          <table:table-cell table:style-name="ce36" table:formula="of:=[$'Compare Time'.E50]" office:value-type="float" office:value="0" calcext:value-type="float">
            <text:p>0.00</text:p>
          </table:table-cell>
          <table:table-cell table:style-name="ce36" table:formula="of:=[$'Compare Time'.F50]" office:value-type="float" office:value="0" calcext:value-type="float">
            <text:p>0.00</text:p>
          </table:table-cell>
          <table:table-cell table:style-name="ce36" table:formula="of:=[$'Compare Time'.G50]" office:value-type="float" office:value="0" calcext:value-type="float">
            <text:p>0.00</text:p>
          </table:table-cell>
          <table:table-cell table:style-name="ce61" table:formula="of:=[$'Compare Time'.H50]" office:value-type="float" office:value="5.45424" calcext:value-type="float">
            <text:p>5.45</text:p>
          </table:table-cell>
          <table:table-cell table:style-name="ce61" table:formula="of:=[$'Compare Time'.I50]" office:value-type="float" office:value="11.525642" calcext:value-type="float">
            <text:p>11.53</text:p>
          </table:table-cell>
          <table:table-cell table:style-name="ce61" table:formula="of:=[$'Compare Time'.J50]" office:value-type="float" office:value="8.569026" calcext:value-type="float">
            <text:p>8.57</text:p>
          </table:table-cell>
          <table:table-cell table:style-name="ce61" table:formula="of:=[$'Compare Time'.K50]" office:value-type="float" office:value="4.013874" calcext:value-type="float">
            <text:p>4.01</text:p>
          </table:table-cell>
          <table:table-cell table:style-name="ce61" table:formula="of:=[$'Compare Time'.L50]" office:value-type="float" office:value="20.87072" calcext:value-type="float">
            <text:p>20.87</text:p>
          </table:table-cell>
          <table:table-cell table:style-name="ce61" table:formula="of:=[$'Compare Time'.M50]" office:value-type="float" office:value="49.56648" calcext:value-type="float">
            <text:p>49.57</text:p>
          </table:table-cell>
          <table:table-cell table:style-name="ce65" table:formula="of:=SUM([.M4:.N4])" office:value-type="float" office:value="70.4372" calcext:value-type="float">
            <text:p>70.44</text:p>
          </table:table-cell>
          <table:table-cell table:formula="of:=SUM([.L4:.N4])" office:value-type="float" office:value="74.451074" calcext:value-type="float">
            <text:p>74.451074</text:p>
          </table:table-cell>
          <table:table-cell table:style-name="ce65" table:formula="of:=SUM([.M4:.N4])" office:value-type="float" office:value="70.4372" calcext:value-type="float">
            <text:p>70.4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65" office:value-type="float" office:value="4.013874" calcext:value-type="float">
            <text:p>4.0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4.451074" calcext:value-type="float">
            <text:p>74.45</text:p>
          </table:table-cell>
          <table:table-cell office:value-type="string" calcext:value-type="string">
            <text:p>a</text:p>
          </table:table-cell>
          <table:table-cell table:style-name="ce67" table:formula="of:=[.B4]/[.X4]" office:value-type="percentage" office:value="0.428571428571429" calcext:value-type="percentage">
            <text:p>42.86%</text:p>
          </table:table-cell>
          <table:table-cell table:style-name="ce65" office:value-type="float" office:value="74.451074" calcext:value-type="float">
            <text:p>74.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covered-table-cell table:style-name="ce85"/>
          <table:table-cell table:style-name="ce85" office:value-type="float" office:value="20" calcext:value-type="float">
            <text:p>20</text:p>
          </table:table-cell>
          <table:table-cell table:style-name="ce36" table:formula="of:=[$'Compare Time'.B51]" office:value-type="float" office:value="0" calcext:value-type="float">
            <text:p>0.00</text:p>
          </table:table-cell>
          <table:table-cell table:style-name="ce36" table:formula="of:=[$'Compare Time'.C51]" office:value-type="float" office:value="0" calcext:value-type="float">
            <text:p>0.00</text:p>
          </table:table-cell>
          <table:table-cell table:style-name="ce36" table:formula="of:=[$'Compare Time'.D51]" office:value-type="float" office:value="0" calcext:value-type="float">
            <text:p>0.00</text:p>
          </table:table-cell>
          <table:table-cell table:style-name="ce36" table:formula="of:=[$'Compare Time'.E51]" office:value-type="float" office:value="0" calcext:value-type="float">
            <text:p>0.00</text:p>
          </table:table-cell>
          <table:table-cell table:style-name="ce36" table:formula="of:=[$'Compare Time'.F51]" office:value-type="float" office:value="0" calcext:value-type="float">
            <text:p>0.00</text:p>
          </table:table-cell>
          <table:table-cell table:style-name="ce36" table:formula="of:=[$'Compare Time'.G51]" office:value-type="float" office:value="0" calcext:value-type="float">
            <text:p>0.00</text:p>
          </table:table-cell>
          <table:table-cell table:style-name="ce61" table:formula="of:=[$'Compare Time'.H51]" office:value-type="float" office:value="4.2591" calcext:value-type="float">
            <text:p>4.26</text:p>
          </table:table-cell>
          <table:table-cell table:style-name="ce61" table:formula="of:=[$'Compare Time'.I51]" office:value-type="float" office:value="14.97524" calcext:value-type="float">
            <text:p>14.98</text:p>
          </table:table-cell>
          <table:table-cell table:style-name="ce61" table:formula="of:=[$'Compare Time'.J51]" office:value-type="float" office:value="13.402776" calcext:value-type="float">
            <text:p>13.40</text:p>
          </table:table-cell>
          <table:table-cell table:style-name="ce61" table:formula="of:=[$'Compare Time'.K51]" office:value-type="float" office:value="4.64158" calcext:value-type="float">
            <text:p>4.64</text:p>
          </table:table-cell>
          <table:table-cell table:style-name="ce61" table:formula="of:=[$'Compare Time'.L51]" office:value-type="float" office:value="8.6308182" calcext:value-type="float">
            <text:p>8.63</text:p>
          </table:table-cell>
          <table:table-cell table:style-name="ce61" table:formula="of:=[$'Compare Time'.M51]" office:value-type="float" office:value="54.09048" calcext:value-type="float">
            <text:p>54.09</text:p>
          </table:table-cell>
          <table:table-cell table:style-name="ce65" table:formula="of:=SUM([.M5:.N5])" office:value-type="float" office:value="62.7212982" calcext:value-type="float">
            <text:p>62.72</text:p>
          </table:table-cell>
          <table:table-cell table:formula="of:=SUM([.L5:.N5])" office:value-type="float" office:value="67.3628782" calcext:value-type="float">
            <text:p>67.3628782</text:p>
          </table:table-cell>
          <table:table-cell table:style-name="ce65" table:formula="of:=SUM([.M5:.N5])" office:value-type="float" office:value="62.7212982" calcext:value-type="float">
            <text:p>62.7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65" office:value-type="float" office:value="4.64158" calcext:value-type="float">
            <text:p>4.64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7.3628782" calcext:value-type="float">
            <text:p>67.36</text:p>
          </table:table-cell>
          <table:table-cell office:value-type="string" calcext:value-type="string">
            <text:p>b</text:p>
          </table:table-cell>
          <table:table-cell table:style-name="ce67" table:formula="of:=[.B5]/[.X5]" office:value-type="percentage" office:value="0.5" calcext:value-type="percentage">
            <text:p>50.00%</text:p>
          </table:table-cell>
          <table:table-cell table:style-name="ce65" office:value-type="float" office:value="67.3628782" calcext:value-type="float">
            <text:p>67.36</text:p>
          </table:table-cell>
          <table:table-cell office:value-type="string" calcext:value-type="string">
            <text:p>b</text:p>
          </table:table-cell>
        </table:table-row>
        <table:table-row table:style-name="ro1">
          <table:covered-table-cell table:style-name="ce85"/>
          <table:table-cell table:style-name="ce85" office:value-type="float" office:value="25" calcext:value-type="float">
            <text:p>25</text:p>
          </table:table-cell>
          <table:table-cell table:style-name="ce36" table:formula="of:=[$'Compare Time'.B52]" office:value-type="float" office:value="0" calcext:value-type="float">
            <text:p>0.00</text:p>
          </table:table-cell>
          <table:table-cell table:style-name="ce36" table:formula="of:=[$'Compare Time'.C52]" office:value-type="float" office:value="0" calcext:value-type="float">
            <text:p>0.00</text:p>
          </table:table-cell>
          <table:table-cell table:style-name="ce36" table:formula="of:=[$'Compare Time'.D52]" office:value-type="float" office:value="0" calcext:value-type="float">
            <text:p>0.00</text:p>
          </table:table-cell>
          <table:table-cell table:style-name="ce36" table:formula="of:=[$'Compare Time'.E52]" office:value-type="float" office:value="0" calcext:value-type="float">
            <text:p>0.00</text:p>
          </table:table-cell>
          <table:table-cell table:style-name="ce36" table:formula="of:=[$'Compare Time'.F52]" office:value-type="float" office:value="0" calcext:value-type="float">
            <text:p>0.00</text:p>
          </table:table-cell>
          <table:table-cell table:style-name="ce36" table:formula="of:=[$'Compare Time'.G52]" office:value-type="float" office:value="0" calcext:value-type="float">
            <text:p>0.00</text:p>
          </table:table-cell>
          <table:table-cell table:style-name="ce61" table:formula="of:=[$'Compare Time'.H52]" office:value-type="float" office:value="2.224134" calcext:value-type="float">
            <text:p>2.22</text:p>
          </table:table-cell>
          <table:table-cell table:style-name="ce61" table:formula="of:=[$'Compare Time'.I52]" office:value-type="float" office:value="16.997718" calcext:value-type="float">
            <text:p>17.00</text:p>
          </table:table-cell>
          <table:table-cell table:style-name="ce61" table:formula="of:=[$'Compare Time'.J52]" office:value-type="float" office:value="13.297866" calcext:value-type="float">
            <text:p>13.30</text:p>
          </table:table-cell>
          <table:table-cell table:style-name="ce61" table:formula="of:=[$'Compare Time'.K52]" office:value-type="float" office:value="5.365036" calcext:value-type="float">
            <text:p>5.37</text:p>
          </table:table-cell>
          <table:table-cell table:style-name="ce61" table:formula="of:=[$'Compare Time'.L52]" office:value-type="float" office:value="8.629756" calcext:value-type="float">
            <text:p>8.63</text:p>
          </table:table-cell>
          <table:table-cell table:style-name="ce61" table:formula="of:=[$'Compare Time'.M52]" office:value-type="float" office:value="53.48546" calcext:value-type="float">
            <text:p>53.49</text:p>
          </table:table-cell>
          <table:table-cell table:style-name="ce65" table:formula="of:=SUM([.M6:.N6])" office:value-type="float" office:value="62.115216" calcext:value-type="float">
            <text:p>62.12</text:p>
          </table:table-cell>
          <table:table-cell table:formula="of:=SUM([.L6:.N6])" office:value-type="float" office:value="67.480252" calcext:value-type="float">
            <text:p>67.480252</text:p>
          </table:table-cell>
          <table:table-cell table:style-name="ce65" table:formula="of:=SUM([.M6:.N6])" office:value-type="float" office:value="62.115216" calcext:value-type="float">
            <text:p>62.1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65" office:value-type="float" office:value="5.365036" calcext:value-type="float">
            <text:p>5.37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.480252" calcext:value-type="float">
            <text:p>67.48</text:p>
          </table:table-cell>
          <table:table-cell office:value-type="string" calcext:value-type="string">
            <text:p>c</text:p>
          </table:table-cell>
          <table:table-cell table:style-name="ce67" table:formula="of:=[.B6]/[.X6]" office:value-type="percentage" office:value="0.555555555555556" calcext:value-type="percentage">
            <text:p>55.56%</text:p>
          </table:table-cell>
          <table:table-cell table:style-name="ce65" office:value-type="float" office:value="67.480252" calcext:value-type="float">
            <text:p>67.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85" office:value-type="float" office:value="25" calcext:value-type="float" table:number-columns-spanned="1" table:number-rows-spanned="3">
            <text:p>25</text:p>
          </table:table-cell>
          <table:table-cell table:style-name="ce85" office:value-type="float" office:value="15" calcext:value-type="float">
            <text:p>15</text:p>
          </table:table-cell>
          <table:table-cell table:style-name="ce36" table:formula="of:=[$'Compare Time'.B53]" office:value-type="float" office:value="0" calcext:value-type="float">
            <text:p>0.00</text:p>
          </table:table-cell>
          <table:table-cell table:style-name="ce36" table:formula="of:=[$'Compare Time'.C53]" office:value-type="float" office:value="0" calcext:value-type="float">
            <text:p>0.00</text:p>
          </table:table-cell>
          <table:table-cell table:style-name="ce36" table:formula="of:=[$'Compare Time'.D53]" office:value-type="float" office:value="0" calcext:value-type="float">
            <text:p>0.00</text:p>
          </table:table-cell>
          <table:table-cell table:style-name="ce36" table:formula="of:=[$'Compare Time'.E53]" office:value-type="float" office:value="0" calcext:value-type="float">
            <text:p>0.00</text:p>
          </table:table-cell>
          <table:table-cell table:style-name="ce36" table:formula="of:=[$'Compare Time'.F53]" office:value-type="float" office:value="0" calcext:value-type="float">
            <text:p>0.00</text:p>
          </table:table-cell>
          <table:table-cell table:style-name="ce36" table:formula="of:=[$'Compare Time'.G53]" office:value-type="float" office:value="0" calcext:value-type="float">
            <text:p>0.00</text:p>
          </table:table-cell>
          <table:table-cell table:style-name="ce61" table:formula="of:=[$'Compare Time'.H53]" office:value-type="float" office:value="8.698672" calcext:value-type="float">
            <text:p>8.70</text:p>
          </table:table-cell>
          <table:table-cell table:style-name="ce61" table:formula="of:=[$'Compare Time'.I53]" office:value-type="float" office:value="10.175242" calcext:value-type="float">
            <text:p>10.18</text:p>
          </table:table-cell>
          <table:table-cell table:style-name="ce61" table:formula="of:=[$'Compare Time'.J53]" office:value-type="float" office:value="8.09805" calcext:value-type="float">
            <text:p>8.10</text:p>
          </table:table-cell>
          <table:table-cell table:style-name="ce61" table:formula="of:=[$'Compare Time'.K53]" office:value-type="float" office:value="4.23245" calcext:value-type="float">
            <text:p>4.23</text:p>
          </table:table-cell>
          <table:table-cell table:style-name="ce61" table:formula="of:=[$'Compare Time'.L53]" office:value-type="float" office:value="35.62342" calcext:value-type="float">
            <text:p>35.62</text:p>
          </table:table-cell>
          <table:table-cell table:style-name="ce61" table:formula="of:=[$'Compare Time'.M53]" office:value-type="float" office:value="33.17218" calcext:value-type="float">
            <text:p>33.17</text:p>
          </table:table-cell>
          <table:table-cell table:style-name="ce65" table:formula="of:=SUM([.M7:.N7])" office:value-type="float" office:value="68.7956" calcext:value-type="float">
            <text:p>68.80</text:p>
          </table:table-cell>
          <table:table-cell table:formula="of:=SUM([.L7:.N7])" office:value-type="float" office:value="73.02805" calcext:value-type="float">
            <text:p>73.02805</text:p>
          </table:table-cell>
          <table:table-cell table:style-name="ce65" table:formula="of:=SUM([.M7:.N7])" office:value-type="float" office:value="68.7956" calcext:value-type="float">
            <text:p>68.8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65" office:value-type="float" office:value="4.23245" calcext:value-type="float">
            <text:p>4.2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3.02805" calcext:value-type="float">
            <text:p>73.03</text:p>
          </table:table-cell>
          <table:table-cell office:value-type="string" calcext:value-type="string">
            <text:p>a</text:p>
          </table:table-cell>
          <table:table-cell table:style-name="ce67" table:formula="of:=[.B7]/[.X7]" office:value-type="percentage" office:value="0.375" calcext:value-type="percentage">
            <text:p>37.50%</text:p>
          </table:table-cell>
          <table:table-cell table:style-name="ce65" office:value-type="float" office:value="73.02805" calcext:value-type="float">
            <text:p>73.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covered-table-cell table:style-name="ce85"/>
          <table:table-cell table:style-name="ce85" office:value-type="float" office:value="20" calcext:value-type="float">
            <text:p>20</text:p>
          </table:table-cell>
          <table:table-cell table:style-name="ce36" table:formula="of:=[$'Compare Time'.B54]" office:value-type="float" office:value="0" calcext:value-type="float">
            <text:p>0.00</text:p>
          </table:table-cell>
          <table:table-cell table:style-name="ce36" table:formula="of:=[$'Compare Time'.C54]" office:value-type="float" office:value="0" calcext:value-type="float">
            <text:p>0.00</text:p>
          </table:table-cell>
          <table:table-cell table:style-name="ce36" table:formula="of:=[$'Compare Time'.D54]" office:value-type="float" office:value="0" calcext:value-type="float">
            <text:p>0.00</text:p>
          </table:table-cell>
          <table:table-cell table:style-name="ce36" table:formula="of:=[$'Compare Time'.E54]" office:value-type="float" office:value="0" calcext:value-type="float">
            <text:p>0.00</text:p>
          </table:table-cell>
          <table:table-cell table:style-name="ce36" table:formula="of:=[$'Compare Time'.F54]" office:value-type="float" office:value="0" calcext:value-type="float">
            <text:p>0.00</text:p>
          </table:table-cell>
          <table:table-cell table:style-name="ce36" table:formula="of:=[$'Compare Time'.G54]" office:value-type="float" office:value="0" calcext:value-type="float">
            <text:p>0.00</text:p>
          </table:table-cell>
          <table:table-cell table:style-name="ce61" table:formula="of:=[$'Compare Time'.H54]" office:value-type="float" office:value="6.788532" calcext:value-type="float">
            <text:p>6.79</text:p>
          </table:table-cell>
          <table:table-cell table:style-name="ce61" table:formula="of:=[$'Compare Time'.I54]" office:value-type="float" office:value="16.47828" calcext:value-type="float">
            <text:p>16.48</text:p>
          </table:table-cell>
          <table:table-cell table:style-name="ce61" table:formula="of:=[$'Compare Time'.J54]" office:value-type="float" office:value="13.34962" calcext:value-type="float">
            <text:p>13.35</text:p>
          </table:table-cell>
          <table:table-cell table:style-name="ce61" table:formula="of:=[$'Compare Time'.K54]" office:value-type="float" office:value="4.97787" calcext:value-type="float">
            <text:p>4.98</text:p>
          </table:table-cell>
          <table:table-cell table:style-name="ce61" table:formula="of:=[$'Compare Time'.L54]" office:value-type="float" office:value="14.386096" calcext:value-type="float">
            <text:p>14.39</text:p>
          </table:table-cell>
          <table:table-cell table:style-name="ce61" table:formula="of:=[$'Compare Time'.M54]" office:value-type="float" office:value="44.01964" calcext:value-type="float">
            <text:p>44.02</text:p>
          </table:table-cell>
          <table:table-cell table:style-name="ce65" table:formula="of:=SUM([.M8:.N8])" office:value-type="float" office:value="58.405736" calcext:value-type="float">
            <text:p>58.41</text:p>
          </table:table-cell>
          <table:table-cell table:formula="of:=SUM([.L8:.N8])" office:value-type="float" office:value="63.383606" calcext:value-type="float">
            <text:p>63.383606</text:p>
          </table:table-cell>
          <table:table-cell table:style-name="ce65" table:formula="of:=SUM([.M8:.N8])" office:value-type="float" office:value="58.405736" calcext:value-type="float">
            <text:p>58.4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65" office:value-type="float" office:value="4.97787" calcext:value-type="float">
            <text:p>4.98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3.383606" calcext:value-type="float">
            <text:p>63.38</text:p>
          </table:table-cell>
          <table:table-cell office:value-type="string" calcext:value-type="string">
            <text:p>a</text:p>
          </table:table-cell>
          <table:table-cell table:style-name="ce67" table:formula="of:=[.B8]/[.X8]" office:value-type="percentage" office:value="0.444444444444444" calcext:value-type="percentage">
            <text:p>44.44%</text:p>
          </table:table-cell>
          <table:table-cell table:style-name="ce65" office:value-type="float" office:value="63.383606" calcext:value-type="float">
            <text:p>63.38</text:p>
          </table:table-cell>
          <table:table-cell office:value-type="string" calcext:value-type="string">
            <text:p>a</text:p>
          </table:table-cell>
        </table:table-row>
        <table:table-row table:style-name="ro1">
          <table:covered-table-cell table:style-name="ce85"/>
          <table:table-cell table:style-name="ce85" office:value-type="float" office:value="25" calcext:value-type="float">
            <text:p>25</text:p>
          </table:table-cell>
          <table:table-cell table:style-name="ce36" table:formula="of:=[$'Compare Time'.B55]" office:value-type="float" office:value="0" calcext:value-type="float">
            <text:p>0.00</text:p>
          </table:table-cell>
          <table:table-cell table:style-name="ce36" table:formula="of:=[$'Compare Time'.C55]" office:value-type="float" office:value="0" calcext:value-type="float">
            <text:p>0.00</text:p>
          </table:table-cell>
          <table:table-cell table:style-name="ce36" table:formula="of:=[$'Compare Time'.D55]" office:value-type="float" office:value="0" calcext:value-type="float">
            <text:p>0.00</text:p>
          </table:table-cell>
          <table:table-cell table:style-name="ce36" table:formula="of:=[$'Compare Time'.E55]" office:value-type="float" office:value="0" calcext:value-type="float">
            <text:p>0.00</text:p>
          </table:table-cell>
          <table:table-cell table:style-name="ce36" table:formula="of:=[$'Compare Time'.F55]" office:value-type="float" office:value="0" calcext:value-type="float">
            <text:p>0.00</text:p>
          </table:table-cell>
          <table:table-cell table:style-name="ce36" table:formula="of:=[$'Compare Time'.G55]" office:value-type="float" office:value="0" calcext:value-type="float">
            <text:p>0.00</text:p>
          </table:table-cell>
          <table:table-cell table:style-name="ce61" table:formula="of:=[$'Compare Time'.H55]" office:value-type="float" office:value="2.698148" calcext:value-type="float">
            <text:p>2.70</text:p>
          </table:table-cell>
          <table:table-cell table:style-name="ce61" table:formula="of:=[$'Compare Time'.I55]" office:value-type="float" office:value="17.34386" calcext:value-type="float">
            <text:p>17.34</text:p>
          </table:table-cell>
          <table:table-cell table:style-name="ce61" table:formula="of:=[$'Compare Time'.J55]" office:value-type="float" office:value="14.73564" calcext:value-type="float">
            <text:p>14.74</text:p>
          </table:table-cell>
          <table:table-cell table:style-name="ce61" table:formula="of:=[$'Compare Time'.K55]" office:value-type="float" office:value="4.77703" calcext:value-type="float">
            <text:p>4.78</text:p>
          </table:table-cell>
          <table:table-cell table:style-name="ce61" table:formula="of:=[$'Compare Time'.L55]" office:value-type="float" office:value="6.149448" calcext:value-type="float">
            <text:p>6.15</text:p>
          </table:table-cell>
          <table:table-cell table:style-name="ce61" table:formula="of:=[$'Compare Time'.M55]" office:value-type="float" office:value="54.29586" calcext:value-type="float">
            <text:p>54.30</text:p>
          </table:table-cell>
          <table:table-cell table:style-name="ce65" table:formula="of:=SUM([.M9:.N9])" office:value-type="float" office:value="60.445308" calcext:value-type="float">
            <text:p>60.45</text:p>
          </table:table-cell>
          <table:table-cell table:formula="of:=SUM([.L9:.N9])" office:value-type="float" office:value="65.222338" calcext:value-type="float">
            <text:p>65.222338</text:p>
          </table:table-cell>
          <table:table-cell table:style-name="ce65" table:formula="of:=SUM([.M9:.N9])" office:value-type="float" office:value="60.445308" calcext:value-type="float">
            <text:p>60.4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65" office:value-type="float" office:value="4.77703" calcext:value-type="float">
            <text:p>4.78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5.222338" calcext:value-type="float">
            <text:p>65.22</text:p>
          </table:table-cell>
          <table:table-cell office:value-type="string" calcext:value-type="string">
            <text:p>b</text:p>
          </table:table-cell>
          <table:table-cell table:style-name="ce67" table:formula="of:=[.B9]/[.X9]" office:value-type="percentage" office:value="0.5" calcext:value-type="percentage">
            <text:p>50.00%</text:p>
          </table:table-cell>
          <table:table-cell table:style-name="ce65" office:value-type="float" office:value="65.222338" calcext:value-type="float">
            <text:p>65.2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85" office:value-type="float" office:value="30" calcext:value-type="float" table:number-columns-spanned="1" table:number-rows-spanned="3">
            <text:p>30</text:p>
          </table:table-cell>
          <table:table-cell table:style-name="ce85" office:value-type="float" office:value="15" calcext:value-type="float">
            <text:p>15</text:p>
          </table:table-cell>
          <table:table-cell table:style-name="ce36" table:formula="of:=[$'Compare Time'.B56]" office:value-type="float" office:value="0" calcext:value-type="float">
            <text:p>0.00</text:p>
          </table:table-cell>
          <table:table-cell table:style-name="ce36" table:formula="of:=[$'Compare Time'.C56]" office:value-type="float" office:value="0" calcext:value-type="float">
            <text:p>0.00</text:p>
          </table:table-cell>
          <table:table-cell table:style-name="ce36" table:formula="of:=[$'Compare Time'.D56]" office:value-type="float" office:value="0" calcext:value-type="float">
            <text:p>0.00</text:p>
          </table:table-cell>
          <table:table-cell table:style-name="ce36" table:formula="of:=[$'Compare Time'.E56]" office:value-type="float" office:value="0" calcext:value-type="float">
            <text:p>0.00</text:p>
          </table:table-cell>
          <table:table-cell table:style-name="ce36" table:formula="of:=[$'Compare Time'.F56]" office:value-type="float" office:value="0" calcext:value-type="float">
            <text:p>0.00</text:p>
          </table:table-cell>
          <table:table-cell table:style-name="ce36" table:formula="of:=[$'Compare Time'.G56]" office:value-type="float" office:value="0" calcext:value-type="float">
            <text:p>0.00</text:p>
          </table:table-cell>
          <table:table-cell table:style-name="ce61" table:formula="of:=[$'Compare Time'.H56]" office:value-type="float" office:value="9.824776" calcext:value-type="float">
            <text:p>9.82</text:p>
          </table:table-cell>
          <table:table-cell table:style-name="ce61" table:formula="of:=[$'Compare Time'.I56]" office:value-type="float" office:value="10.25051" calcext:value-type="float">
            <text:p>10.25</text:p>
          </table:table-cell>
          <table:table-cell table:style-name="ce61" table:formula="of:=[$'Compare Time'.J56]" office:value-type="float" office:value="8.259014" calcext:value-type="float">
            <text:p>8.26</text:p>
          </table:table-cell>
          <table:table-cell table:style-name="ce61" table:formula="of:=[$'Compare Time'.K56]" office:value-type="float" office:value="5.46101" calcext:value-type="float">
            <text:p>5.46</text:p>
          </table:table-cell>
          <table:table-cell table:style-name="ce61" table:formula="of:=[$'Compare Time'.L56]" office:value-type="float" office:value="39.05536" calcext:value-type="float">
            <text:p>39.06</text:p>
          </table:table-cell>
          <table:table-cell table:style-name="ce61" table:formula="of:=[$'Compare Time'.M56]" office:value-type="float" office:value="27.1493" calcext:value-type="float">
            <text:p>27.15</text:p>
          </table:table-cell>
          <table:table-cell table:style-name="ce65" table:formula="of:=SUM([.M10:.N10])" office:value-type="float" office:value="66.20466" calcext:value-type="float">
            <text:p>66.20</text:p>
          </table:table-cell>
          <table:table-cell table:formula="of:=SUM([.L10:.N10])" office:value-type="float" office:value="71.66567" calcext:value-type="float">
            <text:p>71.66567</text:p>
          </table:table-cell>
          <table:table-cell table:style-name="ce65" table:formula="of:=SUM([.M10:.N10])" office:value-type="float" office:value="66.20466" calcext:value-type="float">
            <text:p>66.2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65" office:value-type="float" office:value="5.46101" calcext:value-type="float">
            <text:p>5.4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1.66567" calcext:value-type="float">
            <text:p>71.67</text:p>
          </table:table-cell>
          <table:table-cell office:value-type="string" calcext:value-type="string">
            <text:p>a</text:p>
          </table:table-cell>
          <table:table-cell table:style-name="ce67" table:formula="of:=[.B10]/[.X10]" office:value-type="percentage" office:value="0.333333333333333" calcext:value-type="percentage">
            <text:p>33.33%</text:p>
          </table:table-cell>
          <table:table-cell table:style-name="ce65" office:value-type="float" office:value="71.66567" calcext:value-type="float">
            <text:p>71.67</text:p>
          </table:table-cell>
          <table:table-cell office:value-type="string" calcext:value-type="string">
            <text:p>a</text:p>
          </table:table-cell>
        </table:table-row>
        <table:table-row table:style-name="ro1">
          <table:covered-table-cell table:style-name="ce85"/>
          <table:table-cell table:style-name="ce85" office:value-type="float" office:value="20" calcext:value-type="float">
            <text:p>20</text:p>
          </table:table-cell>
          <table:table-cell table:style-name="ce36" table:formula="of:=[$'Compare Time'.B57]" office:value-type="float" office:value="0" calcext:value-type="float">
            <text:p>0.00</text:p>
          </table:table-cell>
          <table:table-cell table:style-name="ce36" table:formula="of:=[$'Compare Time'.C57]" office:value-type="float" office:value="0" calcext:value-type="float">
            <text:p>0.00</text:p>
          </table:table-cell>
          <table:table-cell table:style-name="ce36" table:formula="of:=[$'Compare Time'.D57]" office:value-type="float" office:value="0" calcext:value-type="float">
            <text:p>0.00</text:p>
          </table:table-cell>
          <table:table-cell table:style-name="ce36" table:formula="of:=[$'Compare Time'.E57]" office:value-type="float" office:value="0" calcext:value-type="float">
            <text:p>0.00</text:p>
          </table:table-cell>
          <table:table-cell table:style-name="ce36" table:formula="of:=[$'Compare Time'.F57]" office:value-type="float" office:value="0" calcext:value-type="float">
            <text:p>0.00</text:p>
          </table:table-cell>
          <table:table-cell table:style-name="ce36" table:formula="of:=[$'Compare Time'.G57]" office:value-type="float" office:value="0" calcext:value-type="float">
            <text:p>0.00</text:p>
          </table:table-cell>
          <table:table-cell table:style-name="ce61" table:formula="of:=[$'Compare Time'.H57]" office:value-type="float" office:value="7.499224" calcext:value-type="float">
            <text:p>7.50</text:p>
          </table:table-cell>
          <table:table-cell table:style-name="ce61" table:formula="of:=[$'Compare Time'.I57]" office:value-type="float" office:value="10.484118" calcext:value-type="float">
            <text:p>10.48</text:p>
          </table:table-cell>
          <table:table-cell table:style-name="ce61" table:formula="of:=[$'Compare Time'.J57]" office:value-type="float" office:value="9.548212" calcext:value-type="float">
            <text:p>9.55</text:p>
          </table:table-cell>
          <table:table-cell table:style-name="ce61" table:formula="of:=[$'Compare Time'.K57]" office:value-type="float" office:value="4.140024" calcext:value-type="float">
            <text:p>4.14</text:p>
          </table:table-cell>
          <table:table-cell table:style-name="ce61" table:formula="of:=[$'Compare Time'.L57]" office:value-type="float" office:value="27.465" calcext:value-type="float">
            <text:p>27.47</text:p>
          </table:table-cell>
          <table:table-cell table:style-name="ce61" table:formula="of:=[$'Compare Time'.M57]" office:value-type="float" office:value="40.8634" calcext:value-type="float">
            <text:p>40.86</text:p>
          </table:table-cell>
          <table:table-cell table:style-name="ce65" table:formula="of:=SUM([.M11:.N11])" office:value-type="float" office:value="68.3284" calcext:value-type="float">
            <text:p>68.33</text:p>
          </table:table-cell>
          <table:table-cell table:formula="of:=SUM([.L11:.N11])" office:value-type="float" office:value="72.468424" calcext:value-type="float">
            <text:p>72.468424</text:p>
          </table:table-cell>
          <table:table-cell table:style-name="ce65" table:formula="of:=SUM([.M11:.N11])" office:value-type="float" office:value="68.3284" calcext:value-type="float">
            <text:p>68.3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65" office:value-type="float" office:value="4.140024" calcext:value-type="float">
            <text:p>4.1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2.468424" calcext:value-type="float">
            <text:p>72.47</text:p>
          </table:table-cell>
          <table:table-cell office:value-type="string" calcext:value-type="string">
            <text:p>a</text:p>
          </table:table-cell>
          <table:table-cell table:style-name="ce67" table:formula="of:=[.B11]/[.X11]" office:value-type="percentage" office:value="0.4" calcext:value-type="percentage">
            <text:p>40.00%</text:p>
          </table:table-cell>
          <table:table-cell table:style-name="ce65" office:value-type="float" office:value="72.468424" calcext:value-type="float">
            <text:p>72.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covered-table-cell table:style-name="ce88"/>
          <table:table-cell table:style-name="ce88" office:value-type="float" office:value="25" calcext:value-type="float">
            <text:p>25</text:p>
          </table:table-cell>
          <table:table-cell table:style-name="ce36" table:formula="of:=[$'Compare Time'.B58]" office:value-type="float" office:value="0" calcext:value-type="float">
            <text:p>0.00</text:p>
          </table:table-cell>
          <table:table-cell table:style-name="ce36" table:formula="of:=[$'Compare Time'.C58]" office:value-type="float" office:value="0" calcext:value-type="float">
            <text:p>0.00</text:p>
          </table:table-cell>
          <table:table-cell table:style-name="ce36" table:formula="of:=[$'Compare Time'.D58]" office:value-type="float" office:value="0" calcext:value-type="float">
            <text:p>0.00</text:p>
          </table:table-cell>
          <table:table-cell table:style-name="ce36" table:formula="of:=[$'Compare Time'.E58]" office:value-type="float" office:value="0" calcext:value-type="float">
            <text:p>0.00</text:p>
          </table:table-cell>
          <table:table-cell table:style-name="ce36" table:formula="of:=[$'Compare Time'.F58]" office:value-type="float" office:value="0" calcext:value-type="float">
            <text:p>0.00</text:p>
          </table:table-cell>
          <table:table-cell table:style-name="ce36" table:formula="of:=[$'Compare Time'.G58]" office:value-type="float" office:value="0" calcext:value-type="float">
            <text:p>0.00</text:p>
          </table:table-cell>
          <table:table-cell table:style-name="ce61" table:formula="of:=[$'Compare Time'.H58]" office:value-type="float" office:value="4.80265" calcext:value-type="float">
            <text:p>4.80</text:p>
          </table:table-cell>
          <table:table-cell table:style-name="ce61" table:formula="of:=[$'Compare Time'.I58]" office:value-type="float" office:value="17.10238" calcext:value-type="float">
            <text:p>17.10</text:p>
          </table:table-cell>
          <table:table-cell table:style-name="ce61" table:formula="of:=[$'Compare Time'.J58]" office:value-type="float" office:value="13.523216" calcext:value-type="float">
            <text:p>13.52</text:p>
          </table:table-cell>
          <table:table-cell table:style-name="ce61" table:formula="of:=[$'Compare Time'.K58]" office:value-type="float" office:value="4.501154" calcext:value-type="float">
            <text:p>4.50</text:p>
          </table:table-cell>
          <table:table-cell table:style-name="ce61" table:formula="of:=[$'Compare Time'.L58]" office:value-type="float" office:value="10.689654" calcext:value-type="float">
            <text:p>10.69</text:p>
          </table:table-cell>
          <table:table-cell table:style-name="ce61" table:formula="of:=[$'Compare Time'.M58]" office:value-type="float" office:value="49.3809" calcext:value-type="float">
            <text:p>49.38</text:p>
          </table:table-cell>
          <table:table-cell table:style-name="ce65" table:formula="of:=SUM([.M12:.N12])" office:value-type="float" office:value="60.070554" calcext:value-type="float">
            <text:p>60.07</text:p>
          </table:table-cell>
          <table:table-cell table:formula="of:=SUM([.L12:.N12])" office:value-type="float" office:value="64.571708" calcext:value-type="float">
            <text:p>64.571708</text:p>
          </table:table-cell>
          <table:table-cell table:style-name="ce65" table:formula="of:=SUM([.M12:.N12])" office:value-type="float" office:value="60.070554" calcext:value-type="float">
            <text:p>60.07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65" office:value-type="float" office:value="4.501154" calcext:value-type="float">
            <text:p>4.5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4.571708" calcext:value-type="float">
            <text:p>64.57</text:p>
          </table:table-cell>
          <table:table-cell office:value-type="string" calcext:value-type="string">
            <text:p>a</text:p>
          </table:table-cell>
          <table:table-cell table:style-name="ce67" table:formula="of:=[.B12]/[.X12]" office:value-type="percentage" office:value="0.454545454545455" calcext:value-type="percentage">
            <text:p>45.45%</text:p>
          </table:table-cell>
          <table:table-cell table:style-name="ce65" office:value-type="float" office:value="64.571708" calcext:value-type="float">
            <text:p>64.57</text:p>
          </table:table-cell>
          <table:table-cell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24"/>
          <table:table-cell table:style-name="Default"/>
          <table:table-cell table:number-columns-repeated="4"/>
        </table:table-row>
        <table:table-row table:style-name="ro1">
          <table:table-cell table:number-columns-repeated="23"/>
          <table:table-cell office:value-type="float" office:value="35" calcext:value-type="float">
            <text:p>35</text:p>
          </table:table-cell>
          <table:table-cell office:value-type="float" office:value="70.4372" calcext:value-type="float">
            <text:p>70.4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float" office:value="40" calcext:value-type="float">
            <text:p>40</text:p>
          </table:table-cell>
          <table:table-cell office:value-type="float" office:value="62.7212982" calcext:value-type="float">
            <text:p>62.7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float" office:value="45" calcext:value-type="float">
            <text:p>45</text:p>
          </table:table-cell>
          <table:table-cell office:value-type="float" office:value="62.115216" calcext:value-type="float">
            <text:p>62.1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float" office:value="40" calcext:value-type="float">
            <text:p>40</text:p>
          </table:table-cell>
          <table:table-cell office:value-type="float" office:value="68.7956" calcext:value-type="float">
            <text:p>68.80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float" office:value="45" calcext:value-type="float">
            <text:p>45</text:p>
          </table:table-cell>
          <table:table-cell office:value-type="float" office:value="58.405736" calcext:value-type="float">
            <text:p>58.4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float" office:value="50" calcext:value-type="float">
            <text:p>50</text:p>
          </table:table-cell>
          <table:table-cell office:value-type="float" office:value="60.445308" calcext:value-type="float">
            <text:p>60.4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float" office:value="45" calcext:value-type="float">
            <text:p>45</text:p>
          </table:table-cell>
          <table:table-cell office:value-type="float" office:value="66.20466" calcext:value-type="float">
            <text:p>66.20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float" office:value="50" calcext:value-type="float">
            <text:p>50</text:p>
          </table:table-cell>
          <table:table-cell office:value-type="float" office:value="68.3284" calcext:value-type="float">
            <text:p>68.3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float" office:value="55" calcext:value-type="float">
            <text:p>55</text:p>
          </table:table-cell>
          <table:table-cell office:value-type="float" office:value="60.070554" calcext:value-type="float">
            <text:p>60.07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</table:table>
      <table:table table:name="ResumedDist" table:style-name="ta4">
        <table:table-column table:style-name="co11" table:number-columns-repeated="2" table:default-cell-style-name="Default"/>
        <table:table-column table:style-name="co31" table:default-cell-style-name="ce85"/>
        <table:table-column table:style-name="co32" table:default-cell-style-name="ce85"/>
        <table:table-column table:style-name="co33" table:default-cell-style-name="ce126"/>
        <table:table-column table:style-name="co33" table:number-columns-repeated="3" table:default-cell-style-name="ce91"/>
        <table:table-column table:style-name="co33" table:default-cell-style-name="ce126"/>
        <table:table-column table:style-name="co33" table:number-columns-repeated="2" table:default-cell-style-name="ce91"/>
        <table:table-column table:style-name="co33" table:default-cell-style-name="ce133"/>
        <table:table-column table:style-name="co33" table:number-columns-repeated="4" table:default-cell-style-name="ce91"/>
        <table:table-column table:style-name="co33" table:default-cell-style-name="ce126"/>
        <table:table-column table:style-name="co33" table:number-columns-repeated="2" table:default-cell-style-name="ce91"/>
        <table:table-column table:style-name="co33" table:default-cell-style-name="ce133"/>
        <table:table-column table:style-name="co33" table:default-cell-style-name="ce126"/>
        <table:table-column table:style-name="co34" table:number-columns-repeated="2" table:default-cell-style-name="ce91"/>
        <table:table-column table:style-name="co33" table:default-cell-style-name="ce133"/>
        <table:table-column table:style-name="co34" table:default-cell-style-name="ce126"/>
        <table:table-column table:style-name="co33" table:default-cell-style-name="ce91"/>
        <table:table-column table:style-name="co34" table:default-cell-style-name="ce91"/>
        <table:table-column table:style-name="co33" table:default-cell-style-name="ce133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50"/>
          <table:table-cell table:style-name="ce140" office:value-type="string" calcext:value-type="string" table:number-columns-spanned="4" table:number-rows-spanned="1">
            <text:p>McSp</text:p>
          </table:table-cell>
          <table:covered-table-cell table:number-columns-repeated="2" table:style-name="ce130"/>
          <table:covered-table-cell table:style-name="ce132"/>
          <table:table-cell table:style-name="ce50" office:value-type="string" calcext:value-type="string" table:number-columns-spanned="4" table:number-rows-spanned="1">
            <text:p>ScMp</text:p>
          </table:table-cell>
          <table:covered-table-cell table:number-columns-repeated="3" table:style-name="ce130"/>
          <table:table-cell table:style-name="ce140" office:value-type="string" calcext:value-type="string" table:number-columns-spanned="4" table:number-rows-spanned="1">
            <text:p>McMp</text:p>
          </table:table-cell>
          <table:covered-table-cell table:number-columns-repeated="2" table:style-name="ce130"/>
          <table:covered-table-cell table:style-name="ce132"/>
          <table:table-cell table:style-name="ce140" office:value-type="string" calcext:value-type="string" table:number-columns-spanned="4" table:number-rows-spanned="1">
            <text:p>Customer</text:p>
          </table:table-cell>
          <table:covered-table-cell table:number-columns-repeated="2" table:style-name="ce50"/>
          <table:covered-table-cell table:style-name="ce131"/>
          <table:table-cell table:style-name="ce140" office:value-type="string" calcext:value-type="string" table:number-columns-spanned="4" table:number-rows-spanned="1">
            <text:p>Parcel</text:p>
          </table:table-cell>
          <table:covered-table-cell table:number-columns-repeated="2" table:style-name="ce50"/>
          <table:covered-table-cell table:style-name="ce13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9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49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1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49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1" table:formula="of:=#REF!" office:value-type="string" office:string-value="" calcext:value-type="error">
            <text:p>#REF!</text:p>
          </table:table-cell>
          <table:table-cell table:style-name="ce149" office:value-type="float" office:value="41.71283" calcext:value-type="float">
            <text:p>41.71</text:p>
          </table:table-cell>
          <table:table-cell table:number-columns-repeated="2" table:style-name="ce150" office:value-type="float" office:value="0" calcext:value-type="float">
            <text:p>0.00</text:p>
          </table:table-cell>
          <table:table-cell table:style-name="ce151" office:value-type="float" office:value="58.28717" calcext:value-type="float">
            <text:p>58.29</text:p>
          </table:table-cell>
          <table:table-cell table:style-name="ce149" office:value-type="float" office:value="0" calcext:value-type="float">
            <text:p>0.00</text:p>
          </table:table-cell>
          <table:table-cell table:style-name="ce150" office:value-type="float" office:value="26.90789" calcext:value-type="float">
            <text:p>26.91</text:p>
          </table:table-cell>
          <table:table-cell table:style-name="ce150" office:value-type="float" office:value="0" calcext:value-type="float">
            <text:p>0.00</text:p>
          </table:table-cell>
          <table:table-cell table:style-name="ce151" office:value-type="float" office:value="23.09211" calcext:value-type="float">
            <text:p>23.09</text:p>
          </table:table-cell>
        </table:table-row>
      </table:table>
      <table:named-expressions/>
      <table:database-ranges>
        <table:database-range table:name="__Anonymous_Sheet_DB__3" table:target-range-address="'Bundle Time'.O36:'Bundle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5:41:49.095368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4-29T16:36:41.661536733</dc:date>
    <meta:editing-duration>P19DT16H34M15S</meta:editing-duration>
    <meta:editing-cycles>317</meta:editing-cycles>
    <meta:generator>LibreOffice/6.4.7.2$Linux_X86_64 LibreOffice_project/40$Build-2</meta:generator>
    <meta:document-statistic meta:table-count="9" meta:cell-count="4236" meta:object-count="0"/>
  </office:meta>
</office:document-meta>
</file>